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游ゴシック" svg:font-family="游ゴシック"/>
    <style:font-face style:name="ＭＳ Ｐゴシック" svg:font-family="&quot;ＭＳ Ｐゴシック&quot;"/>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none" fo:border-left="thin solid #000000" fo:border-right="none"/>
    </style:style>
    <style:style style:name="ce3" style:family="table-cell" style:parent-style-name="Default" style:data-style-name="N0">
      <style:table-cell-properties fo:border-top="thin solid #000000" fo:border-bottom="none" fo:border-left="none" fo:border-right="none"/>
    </style:style>
    <style:style style:name="ce4" style:family="table-cell" style:parent-style-name="Default" style:data-style-name="N0">
      <style:table-cell-properties fo:border-top="thin solid #000000" fo:border-bottom="none" fo:border-left="none" fo:border-right="thin solid #000000"/>
    </style:style>
    <style:style style:name="ce5" style:family="table-cell" style:parent-style-name="Default" style:data-style-name="N0">
      <style:table-cell-properties fo:border-top="none" fo:border-bottom="none" fo:border-left="thin solid #000000" fo:border-right="none"/>
    </style:style>
    <style:style style:name="ce6" style:family="table-cell" style:parent-style-name="Default" style:data-style-name="N0">
      <style:table-cell-properties fo:border-top="none" fo:border-bottom="none" fo:border-left="none" fo:border-right="thin solid #000000"/>
    </style:style>
    <style:style style:name="ce7" style:family="table-cell" style:parent-style-name="Default" style:data-style-name="N0"/>
    <style:style style:name="ce8" style:family="table-cell" style:parent-style-name="Default" style:data-style-name="N0">
      <style:table-cell-properties fo:border-top="none" fo:border-bottom="thin solid #000000" fo:border-left="thin solid #000000" fo:border-right="none"/>
    </style:style>
    <style:style style:name="ce9" style:family="table-cell" style:parent-style-name="Default" style:data-style-name="N0">
      <style:table-cell-properties fo:border-top="none" fo:border-bottom="thin solid #000000" fo:border-left="none" fo:border-right="none"/>
    </style:style>
    <style:style style:name="ce10" style:family="table-cell" style:parent-style-name="Default" style:data-style-name="N0">
      <style:table-cell-properties fo:border-top="none" fo:border-bottom="thin solid #000000" fo:border-left="none" fo:border-right="thin solid #000000"/>
    </style:style>
    <style:style style:name="ce11" style:family="table-cell" style:parent-style-name="Default" style:data-style-name="N0">
      <style:table-cell-properties style:vertical-align="middle" style:repeat-content="false"/>
      <style:paragraph-properties fo:text-align="center"/>
    </style:style>
    <style:style style:name="ce12" style:family="table-cell" style:parent-style-name="Default" style:data-style-name="N0">
      <style:text-properties style:font-name="ＭＳ Ｐゴシック" style:font-name-asian="ＭＳ Ｐゴシック" style:font-name-complex="ＭＳ Ｐゴシック" fo:font-size="9pt" style:font-size-asian="9pt" style:font-size-complex="9pt"/>
    </style:style>
    <style:style style:name="ce13" style:family="table-cell" style:parent-style-name="Default" style:data-style-name="N0">
      <style:table-cell-properties fo:border="thin solid #000000" style:vertical-align="middle" fo:background-color="#FCE4D6" style:shrink-to-fit="true" style:repeat-content="false"/>
      <style:paragraph-properties fo:text-align="center"/>
      <style:text-properties fo:font-size="9pt" style:font-size-asian="9pt" style:font-size-complex="9pt"/>
    </style:style>
    <style:style style:name="ce14" style:family="table-cell" style:parent-style-name="Default" style:data-style-name="N0">
      <style:table-cell-properties fo:border="thin solid #000000" style:vertical-align="middle" style:shrink-to-fit="true" style:repeat-content="false"/>
      <style:paragraph-properties fo:text-align="center"/>
      <style:text-properties fo:font-size="9pt" style:font-size-asian="9pt" style:font-size-complex="9pt"/>
    </style:style>
    <style:style style:name="ce15" style:family="table-cell" style:parent-style-name="Default" style:data-style-name="N0">
      <style:table-cell-properties fo:border="thin solid #000000"/>
      <style:text-properties fo:font-size="9pt" style:font-size-asian="9pt" style:font-size-complex="9pt"/>
    </style:style>
    <style:style style:name="ce16" style:family="table-cell" style:parent-style-name="Default" style:data-style-name="N0">
      <style:table-cell-properties fo:border="thin solid #000000" style:vertical-align="middle" fo:background-color="#FCE4D6" style:repeat-content="false"/>
      <style:paragraph-properties fo:text-align="center"/>
      <style:text-properties fo:font-size="9pt" style:font-size-asian="9pt" style:font-size-complex="9pt"/>
    </style:style>
    <style:style style:name="ce17" style:family="table-cell" style:parent-style-name="Default" style:data-style-name="N19">
      <style:table-cell-properties fo:border="thin solid #000000" style:vertical-align="middle" style:repeat-content="false"/>
      <style:paragraph-properties fo:text-align="center"/>
      <style:text-properties fo:font-size="9pt" style:font-size-asian="9pt" style:font-size-complex="9pt"/>
    </style:style>
    <style:style style:name="ce18" style:family="table-cell" style:parent-style-name="Default" style:data-style-name="N0">
      <style:text-properties fo:font-size="9pt" style:font-size-asian="9pt" style:font-size-complex="9pt"/>
    </style:style>
    <style:style style:name="ce19" style:family="table-cell" style:parent-style-name="Default" style:data-style-name="N0">
      <style:table-cell-properties fo:border="thin solid #000000" style:vertical-align="middle" fo:background-color="#FFCCCC" style:repeat-content="false"/>
      <style:paragraph-properties fo:text-align="center"/>
      <style:text-properties fo:font-size="8pt" style:font-size-asian="8pt" style:font-size-complex="8pt"/>
    </style:style>
    <style:style style:name="ce20" style:family="table-cell" style:parent-style-name="Default" style:data-style-name="N0">
      <style:table-cell-properties fo:border="thin solid #000000" style:vertical-align="middle" fo:background-color="#FFCCCC" style:repeat-content="false"/>
      <style:paragraph-properties fo:text-align="center"/>
      <style:text-properties fo:font-size="8pt" style:font-size-asian="8pt" style:font-size-complex="8pt"/>
    </style:style>
    <style:style style:name="ce21" style:family="table-cell" style:parent-style-name="Default" style:data-style-name="N0">
      <style:table-cell-properties fo:border="thin solid #000000"/>
      <style:text-properties fo:font-size="8pt" style:font-size-asian="8pt" style:font-size-complex="8pt"/>
    </style:style>
    <style:style style:name="ce22" style:family="table-cell" style:parent-style-name="Default" style:data-style-name="N19">
      <style:table-cell-properties fo:border="thin solid #000000"/>
      <style:text-properties fo:font-size="8pt" style:font-size-asian="8pt" style:font-size-complex="8pt"/>
    </style:style>
    <style:style style:name="ce23" style:family="table-cell" style:parent-style-name="Default" style:data-style-name="N0">
      <style:table-cell-properties fo:border-top="thin solid #000000" fo:border-bottom="thin solid #000000" fo:border-left="thin solid #000000" fo:border-right="none"/>
      <style:text-properties fo:font-size="8pt" style:font-size-asian="8pt" style:font-size-complex="8pt"/>
    </style:style>
    <style:style style:name="ce24" style:family="table-cell" style:parent-style-name="Default" style:data-style-name="N0">
      <style:table-cell-properties fo:border-top="thin solid #000000" fo:border-bottom="thin solid #000000" fo:border-left="none" fo:border-right="none"/>
      <style:text-properties fo:font-size="8pt" style:font-size-asian="8pt" style:font-size-complex="8pt"/>
    </style:style>
    <style:style style:name="ce25" style:family="table-cell" style:parent-style-name="Default" style:data-style-name="N0">
      <style:table-cell-properties fo:border-top="thin solid #000000" fo:border-bottom="thin solid #000000" fo:border-left="none" fo:border-right="thin solid #000000"/>
      <style:text-properties fo:font-size="8pt" style:font-size-asian="8pt" style:font-size-complex="8pt"/>
    </style:style>
    <style:style style:name="ce26" style:family="table-cell" style:parent-style-name="Default" style:data-style-name="N0">
      <style:table-cell-properties fo:border="thin solid #000000" style:vertical-align="middle" style:repeat-content="false"/>
      <style:paragraph-properties fo:text-align="center"/>
      <style:text-properties fo:font-size="8pt" style:font-size-asian="8pt" style:font-size-complex="8pt"/>
    </style:style>
    <style:style style:name="ce27" style:family="table-cell" style:parent-style-name="Default" style:data-style-name="N0">
      <style:table-cell-properties fo:border="thin solid #000000"/>
    </style:style>
    <style:style style:name="ce28" style:family="table-cell" style:parent-style-name="Default" style:data-style-name="N0">
      <style:table-cell-properties fo:border-top="thin solid #000000" fo:border-bottom="none" fo:border-left="thin solid #000000" fo:border-right="thin solid #000000"/>
      <style:text-properties fo:font-size="8pt" style:font-size-asian="8pt" style:font-size-complex="8pt"/>
    </style:style>
    <style:style style:name="ce29" style:family="table-cell" style:parent-style-name="Default" style:data-style-name="N0">
      <style:text-properties fo:font-size="8pt" style:font-size-asian="8pt" style:font-size-complex="8pt"/>
    </style:style>
    <style:style style:name="T1" style:family="text" style:parent-style-name="Default">
      <style:text-properties fo:color="#000000" style:text-line-through-style="none" style:font-name="ＭＳ Ｐゴシック" style:font-name-asian="ＭＳ Ｐゴシック" style:font-name-complex="ＭＳ Ｐゴシック" fo:font-size="6pt" style:font-size-asian="6pt" style:font-size-complex="6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0.994833333333333cm"/>
    </style:style>
    <style:style style:name="co2" style:family="table-column">
      <style:table-column-properties fo:break-before="auto" style:column-width="0.889cm"/>
    </style:style>
    <style:style style:name="co3" style:family="table-column">
      <style:table-column-properties fo:break-before="auto" style:column-width="1.86266666666667cm"/>
    </style:style>
    <style:style style:name="co4" style:family="table-column">
      <style:table-column-properties fo:break-before="auto" style:column-width="1.2065cm"/>
    </style:style>
    <style:style style:name="co5" style:family="table-column">
      <style:table-column-properties fo:break-before="auto" style:column-width="1.41816666666667cm"/>
    </style:style>
    <style:style style:name="ro1" style:family="table-row">
      <style:table-row-properties style:row-height="18pt" style:use-optimal-row-height="true" fo:break-before="auto"/>
    </style:style>
    <style:style style:name="ro2" style:family="table-row">
      <style:table-row-properties style:row-height="13.8pt" style:use-optimal-row-height="true" fo:break-before="auto"/>
    </style:style>
    <style:style style:name="ro3" style:family="table-row">
      <style:table-row-properties style:row-height="12.75pt" style:use-optimal-row-height="false" fo:break-before="auto"/>
    </style:style>
    <style:style style:name="ro4"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graphic" style:name="a75">
      <style:graphic-properties fo:wrap-option="wrap" fo:padding-top="0in" fo:padding-bottom="0in" fo:padding-left="0in" fo:padding-right="0in" draw:textarea-vertical-align="middle" draw:textarea-horizontal-align="center" draw:fill="none" draw:stroke="solid" svg:stroke-width="0.00787in" svg:stroke-color="#000000" draw:marker-end="a74" svg:stroke-opacity="100%" draw:stroke-linejoin="miter" svg:stroke-linecap="butt" draw:auto-grow-width="false" draw:auto-grow-height="false"/>
      <style:paragraph-properties style:font-independent-line-spacing="fals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5278in" style:font-size-asian="0.15278in" style:font-size-complex="0.152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Liberation Serif" style:font-family-asian="游ゴシック" style:font-family-complex="Tahoma" style:font-family-generic="roman" style:font-family-generic-asian="moder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05in" fo:padding-bottom="0.05in" fo:padding-left="0.1in" fo:padding-right="0.1in" draw:textarea-vertical-align="middle" draw:textarea-horizontal-align="center" draw:fill="solid" draw:fill-color="#ffffff" draw:opacity="100%"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Liberation Serif" style:font-family-asian="游ゴシック" style:font-family-complex="Tahoma" style:font-family-generic="roman" style:font-family-generic-asian="moder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in" fo:padding-bottom="0in" fo:padding-left="0in" fo:padding-right="0in" draw:textarea-vertical-align="middle" draw:textarea-horizontal-align="center" draw:fill="none" draw:stroke="solid" svg:stroke-width="0in" svg:stroke-color="#111111" draw:marker-end="a526" svg:stroke-opacity="100%" draw:stroke-linejoin="miter" svg:stroke-linecap="butt" draw:auto-grow-width="false" draw:auto-grow-height="false"/>
      <style:paragraph-properties style:font-independent-line-spacing="fals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
      <style:graphic-properties fo:wrap-option="wrap" fo:padding-top="0.05in" fo:padding-bottom="0.05in" fo:padding-left="0.1in" fo:padding-right="0.1in" draw:textarea-vertical-align="middle" draw:textarea-horizontal-align="center" draw:fill="solid" draw:fill-color="#ffffff" draw:opacity="100%"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
      <style:graphic-properties fo:wrap-option="wrap" fo:padding-top="0.05in" fo:padding-bottom="0.05in" fo:padding-left="0.1in" fo:padding-right="0.1in" draw:textarea-vertical-align="top" draw:textarea-horizontal-align="left" draw:fill="solid" draw:fill-color="#000000" draw:opacity="100%"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graphic" style:name="a206">
      <style:graphic-properties draw:fill="none" draw:stroke="solid" svg:stroke-width="0.00709in" svg:stroke-color="#000000" draw:marker-end="a205" svg:stroke-opacity="100%" draw:stroke-linejoin="miter" svg:stroke-linecap="butt"/>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graphic-properties fo:wrap-option="wrap" fo:padding-top="0.05in" fo:padding-bottom="0.05in" fo:padding-left="0.1in" fo:padding-right="0.1in" draw:textarea-vertical-align="top" draw:textarea-horizontal-align="left" draw:fill="solid" draw:fill-color="#ffffff" draw:opacity="100%"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graphic" style:name="a311">
      <style:graphic-properties fo:wrap-option="wrap" fo:padding-top="0in" fo:padding-bottom="0in" fo:padding-left="0in" fo:padding-right="0in" draw:textarea-vertical-align="middle" draw:textarea-horizontal-align="center" draw:fill="none" draw:stroke="solid" svg:stroke-width="0in" svg:stroke-color="#111111" draw:marker-end="a310" svg:stroke-opacity="100%" draw:stroke-linejoin="miter" svg:stroke-linecap="butt" draw:auto-grow-width="false" draw:auto-grow-height="false"/>
      <style:paragraph-properties style:font-independent-line-spacing="fals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5278in" style:font-size-asian="0.15278in" style:font-size-complex="0.152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4">
      <style:graphic-properties fo:wrap-option="wrap" fo:padding-top="0.05in" fo:padding-bottom="0.05in" fo:padding-left="0.1in" fo:padding-right="0.1in" draw:textarea-vertical-align="middle" draw:textarea-horizontal-align="center" draw:fill="solid" draw:fill-color="#ffffff" draw:opacity="100%"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8">
      <style:graphic-properties fo:wrap-option="wrap" fo:padding-top="0in" fo:padding-bottom="0in" fo:padding-left="0in" fo:padding-right="0in" draw:textarea-vertical-align="middle" draw:textarea-horizontal-align="center" draw:fill="none" draw:stroke="solid" svg:stroke-width="0in" svg:stroke-color="#111111" draw:marker-end="a317" svg:stroke-opacity="100%" draw:stroke-linejoin="miter" svg:stroke-linecap="butt" draw:auto-grow-width="false" draw:auto-grow-height="false"/>
      <style:paragraph-properties style:font-independent-line-spacing="false" style:writing-mode="lr-tb"/>
    </style:style>
    <style:style style:family="paragraph" style:name="a42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Liberation Serif" style:font-family-asian="游ゴシック" style:font-family-complex="Tahoma" style:font-family-generic="roman" style:font-family-generic-asian="modern" style:font-pitch="variable" style:font-pitch-asian="variable" style:font-pitch-complex="variable" fo:font-size="0.15278in" style:font-size-asian="0.15278in" style:font-size-complex="0.152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1">
      <style:graphic-properties fo:wrap-option="wrap" fo:padding-top="0.05in" fo:padding-bottom="0.05in" fo:padding-left="0.1in" fo:padding-right="0.1in" draw:textarea-vertical-align="top" draw:textarea-horizontal-align="left" draw:fill="solid" draw:fill-color="#ffffff" draw:opacity="100%"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
      <style:graphic-properties fo:wrap-option="wrap" fo:padding-top="0.04331in" fo:padding-bottom="0.04331in" fo:padding-left="0.09331in" fo:padding-right="0.09331in" draw:textarea-vertical-align="middle" draw:textarea-horizontal-align="center" draw:fill="none" draw:stroke="solid" svg:stroke-width="0in" svg:stroke-color="#ffffff" svg:stroke-opacity="100%" draw:stroke-linejoin="miter" svg:stroke-linecap="butt" draw:auto-grow-width="false" draw:auto-grow-height="false"/>
      <style:paragraph-properties style:font-independent-line-spacing="false" style:writing-mode="lr-tb"/>
    </style:style>
    <style:style style:family="graphic" style:name="a424">
      <style:graphic-properties fo:wrap-option="no-wrap" fo:padding-top="0in" fo:padding-bottom="0in" fo:padding-left="0in" fo:padding-right="0in" draw:textarea-vertical-align="top" draw:textarea-horizontal-align="left" draw:fill="none"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5278in" style:font-size-asian="0.15278in" style:font-size-complex="0.152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05in" fo:padding-bottom="0.05in" fo:padding-left="0.1in" fo:padding-right="0.1in" draw:textarea-vertical-align="middle" draw:textarea-horizontal-align="center" draw:fill="solid" draw:fill-color="#ffffff" draw:opacity="100%"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graphic" style:name="a84">
      <style:graphic-properties fo:wrap-option="wrap" fo:padding-top="0in" fo:padding-bottom="0in" fo:padding-left="0in" fo:padding-right="0in" draw:textarea-vertical-align="middle" draw:textarea-horizontal-align="center" draw:fill="none" draw:stroke="solid" svg:stroke-width="0in" svg:stroke-color="#000000" draw:marker-end="a83" svg:stroke-opacity="100%" draw:stroke-linejoin="miter" svg:stroke-linecap="butt" draw:auto-grow-width="false" draw:auto-grow-height="false"/>
      <style:paragraph-properties style:font-independent-line-spacing="false" style:writing-mode="lr-tb"/>
    </style:style>
    <style:style style:family="graphic" style:name="a530">
      <style:graphic-properties fo:wrap-option="wrap" fo:padding-top="0in" fo:padding-bottom="0in" fo:padding-left="0in" fo:padding-right="0in" draw:textarea-vertical-align="middle" draw:textarea-horizontal-align="center" draw:fill="none" draw:stroke="solid" svg:stroke-width="0in" svg:stroke-color="#111111" svg:stroke-opacity="100%" draw:stroke-linejoin="miter" svg:stroke-linecap="butt" draw:auto-grow-width="false" draw:auto-grow-height="false"/>
      <style:paragraph-properties style:font-independent-line-spacing="fals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5278in" style:font-size-asian="0.15278in" style:font-size-complex="0.152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Liberation Serif" style:font-family-asian="游ゴシック" style:font-family-complex="Tahoma" style:font-family-generic="roman" style:font-family-generic-asian="moder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erif" style:font-family-asian="游ゴシック" style:font-family-complex="Tahoma" style:font-family-generic="roman" style:font-family-generic-asian="modern" style:font-pitch="variable" style:font-pitch-asian="variable" style:font-pitch-complex="variable" fo:font-size="0.15278in" style:font-size-asian="0.15278in" style:font-size-complex="0.152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
      <style:graphic-properties fo:wrap-option="wrap" fo:padding-top="0in" fo:padding-bottom="0in" fo:padding-left="0in" fo:padding-right="0in" draw:textarea-vertical-align="middle" draw:textarea-horizontal-align="center" draw:fill="none" draw:stroke="solid" svg:stroke-width="0.00787in" svg:stroke-color="#000000" draw:marker-end="a100" svg:stroke-opacity="100%" draw:stroke-linejoin="miter" svg:stroke-linecap="butt" draw:auto-grow-width="false" draw:auto-grow-height="false"/>
      <style:paragraph-properties style:font-independent-line-spacing="false" style:writing-mode="lr-tb"/>
    </style:style>
    <style:style style:family="paragraph" style:name="a5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1111in" style:font-size-asian="0.11111in" style:font-size-complex="0.11111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in" fo:padding-bottom="0in" fo:padding-left="0in" fo:padding-right="0in" draw:textarea-vertical-align="bottom" draw:textarea-horizontal-align="center" draw:fill="solid" draw:fill-color="#ffffff" draw:opacity="100%" draw:stroke="solid" svg:stroke-width="0.01378in" svg:stroke-color="#111111" svg:stroke-opacity="100%" draw:stroke-linejoin="miter" svg:stroke-linecap="butt" draw:auto-grow-width="false" draw:auto-grow-height="false"/>
      <style:paragraph-properties style:font-independent-line-spacing="fals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Liberation Serif" style:font-family-asian="游ゴシック" style:font-family-complex="Tahoma" style:font-family-generic="roman" style:font-family-generic-asian="moder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false" style:writing-mode="lr-tb"/>
    </style:style>
    <style:style style:family="paragraph" style:name="a53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wrap" fo:padding-top="0.04331in" fo:padding-bottom="0.04331in" fo:padding-left="0.09331in" fo:padding-right="0.09331in" draw:textarea-vertical-align="middle" draw:textarea-horizontal-align="center" draw:fill="none" draw:stroke="solid" svg:stroke-width="0in" svg:stroke-color="#ffffff" svg:stroke-opacity="100%" draw:stroke-linejoin="miter" svg:stroke-linecap="butt" draw:auto-grow-width="false" draw:auto-grow-height="false"/>
      <style:paragraph-properties style:font-independent-line-spacing="fals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Liberation Serif" style:font-family-asian="游ゴシック" style:font-family-complex="Tahoma" style:font-family-generic="roman" style:font-family-generic-asian="modern" style:font-pitch="variable" style:font-pitch-asian="variable" style:font-pitch-complex="variable" fo:font-size="0.16667in" style:font-size-asian="0.16667in" style:font-size-complex="0.16667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in" fo:padding-bottom="0in" fo:padding-left="0in" fo:padding-right="0in" draw:textarea-vertical-align="middle" draw:textarea-horizontal-align="center" draw:fill="none" draw:stroke="solid" svg:stroke-width="0in" svg:stroke-color="#111111" draw:marker-end="a536" svg:stroke-opacity="100%" draw:stroke-linejoin="miter" svg:stroke-linecap="butt" draw:auto-grow-width="false" draw:auto-grow-height="false"/>
      <style:paragraph-properties style:font-independent-line-spacing="false" style:writing-mode="lr-tb"/>
    </style:style>
    <style:style style:family="graphic" style:name="a107">
      <style:graphic-properties fo:wrap-option="no-wrap" fo:padding-top="0in" fo:padding-bottom="0in" fo:padding-left="0in" fo:padding-right="0in" draw:textarea-vertical-align="middle" draw:textarea-horizontal-align="center" draw:fill="none"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1111in" style:font-size-asian="0.11111in" style:font-size-complex="0.11111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
      <style:graphic-properties fo:wrap-option="no-wrap" fo:padding-top="0in" fo:padding-bottom="0in" fo:padding-left="0in" fo:padding-right="0in" draw:textarea-vertical-align="top" draw:textarea-horizontal-align="left" draw:fill="none"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5278in" style:font-size-asian="0.15278in" style:font-size-complex="0.152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fo:wrap-option="wrap" fo:padding-top="0.05in" fo:padding-bottom="0.05in" fo:padding-left="0.1in" fo:padding-right="0.1in" draw:textarea-vertical-align="middle" draw:textarea-horizontal-align="center" draw:fill="solid" draw:fill-color="#ffffff" draw:opacity="100%"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5278in" style:font-size-asian="0.15278in" style:font-size-complex="0.152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5278in" style:font-size-asian="0.15278in" style:font-size-complex="0.152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fo:wrap-option="wrap" fo:padding-top="0in" fo:padding-bottom="0in" fo:padding-left="0in" fo:padding-right="0in" draw:textarea-vertical-align="bottom" draw:textarea-horizontal-align="center" draw:fill="solid" draw:fill-color="#ffffff" draw:opacity="100%" draw:stroke="solid" svg:stroke-width="0.01378in" svg:stroke-color="#111111" svg:stroke-opacity="100%" draw:stroke-linejoin="miter" svg:stroke-linecap="butt" draw:auto-grow-width="false" draw:auto-grow-height="false"/>
      <style:paragraph-properties style:font-independent-line-spacing="fals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4">
      <style:graphic-properties fo:wrap-option="wrap" fo:padding-top="0in" fo:padding-bottom="0in" fo:padding-left="0in" fo:padding-right="0in" draw:textarea-vertical-align="middle" draw:textarea-horizontal-align="center" draw:fill="none" draw:stroke="solid" svg:stroke-width="0in" svg:stroke-color="#111111" svg:stroke-opacity="100%" draw:stroke-linejoin="miter" svg:stroke-linecap="butt" draw:auto-grow-width="false" draw:auto-grow-height="false"/>
      <style:paragraph-properties style:font-independent-line-spacing="fals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7">
      <style:graphic-properties fo:wrap-option="wrap" fo:padding-top="0.05in" fo:padding-bottom="0.05in" fo:padding-left="0.05906in" fo:padding-right="0.05906in" draw:textarea-vertical-align="top" draw:textarea-horizontal-align="left" draw:fill="solid" draw:fill-color="#ffffff" draw:opacity="100%"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Liberation Serif" style:font-family-asian="游ゴシック" style:font-family-complex="Tahoma" style:font-family-generic="roman" style:font-family-generic-asian="moder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5278in" style:font-size-asian="0.15278in" style:font-size-complex="0.152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fo:wrap-option="wrap" fo:padding-top="0.05in" fo:padding-bottom="0.05in" fo:padding-left="0.1in" fo:padding-right="0.1in" draw:textarea-vertical-align="middle" draw:textarea-horizontal-align="center" draw:fill="solid" draw:fill-color="#ffffff" draw:opacity="100%"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wrap" fo:padding-top="0in" fo:padding-bottom="0in" fo:padding-left="0in" fo:padding-right="0in" draw:textarea-vertical-align="middle" draw:textarea-horizontal-align="center" draw:fill="none" draw:stroke="solid" svg:stroke-width="0.00787in" svg:stroke-color="#000000" draw:marker-end="a435" svg:stroke-opacity="100%" draw:stroke-linejoin="miter" svg:stroke-linecap="butt" draw:auto-grow-width="false" draw:auto-grow-height="false"/>
      <style:paragraph-properties style:font-independent-line-spacing="false" style:writing-mode="lr-tb"/>
    </style:style>
    <style:style style:family="graphic" style:name="a93">
      <style:graphic-properties fo:wrap-option="wrap" fo:padding-top="0in" fo:padding-bottom="0in" fo:padding-left="0in" fo:padding-right="0in" draw:textarea-vertical-align="middle" draw:textarea-horizontal-align="center" draw:fill="none" draw:stroke="solid" svg:stroke-width="0.00787in" svg:stroke-color="#000000" draw:marker-end="a92" svg:stroke-opacity="100%" draw:stroke-linejoin="miter" svg:stroke-linecap="butt" draw:auto-grow-width="false" draw:auto-grow-height="false"/>
      <style:paragraph-properties style:font-independent-line-spacing="fals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0">
      <style:graphic-properties fo:wrap-option="wrap" fo:padding-top="0in" fo:padding-bottom="0in" fo:padding-left="0in" fo:padding-right="0in" draw:textarea-vertical-align="middle" draw:textarea-horizontal-align="center" draw:fill="none" draw:stroke="solid" svg:stroke-width="0in" svg:stroke-color="#111111" svg:stroke-opacity="100%" draw:stroke-linejoin="miter" svg:stroke-linecap="butt" draw:auto-grow-width="false" draw:auto-grow-height="false"/>
      <style:paragraph-properties style:font-independent-line-spacing="false" style:writing-mode="lr-tb"/>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9">
      <style:graphic-properties fo:wrap-option="wrap" fo:padding-top="0.05in" fo:padding-bottom="0.05in" fo:padding-left="0.05906in" fo:padding-right="0.05906in" draw:textarea-vertical-align="top" draw:textarea-horizontal-align="left" draw:fill="none"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graphic" style:name="a1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fals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1111in" style:font-size-asian="0.11111in" style:font-size-complex="0.11111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
      <style:graphic-properties fo:wrap-option="wrap" fo:padding-top="0in" fo:padding-bottom="0in" fo:padding-left="0in" fo:padding-right="0in" draw:textarea-vertical-align="middle" draw:textarea-horizontal-align="center" draw:fill="none" draw:stroke="solid" svg:stroke-width="0.00787in" svg:stroke-color="#000000" draw:marker-end="a96" svg:stroke-opacity="100%" draw:stroke-linejoin="miter" svg:stroke-linecap="butt" draw:auto-grow-width="false" draw:auto-grow-height="false"/>
      <style:paragraph-properties style:font-independent-line-spacing="false" style:writing-mode="lr-tb"/>
    </style:style>
    <style:style style:family="graphic" style:name="a543">
      <style:graphic-properties fo:wrap-option="wrap" fo:padding-top="0.05in" fo:padding-bottom="0.05in" fo:padding-left="0.05906in" fo:padding-right="0.05906in" draw:textarea-vertical-align="top" draw:textarea-horizontal-align="left" draw:fill="solid" draw:fill-color="#ffffff" draw:opacity="100%"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paragraph" style:name="a1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Liberation Serif" style:font-family-asian="游ゴシック" style:font-family-complex="Tahoma" style:font-family-generic="roman" style:font-family-generic-asian="moder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false" style:writing-mode="lr-tb"/>
    </style:style>
    <style:style style:family="paragraph" style:name="a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游ゴシック" style:font-family-complex="Tahoma" style:font-family-generic="roman" style:font-family-generic-asian="moder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1111in" style:font-size-asian="0.11111in" style:font-size-complex="0.11111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Liberation Serif" style:font-family-asian="游ゴシック" style:font-family-complex="Tahoma" style:font-family-generic="roman" style:font-family-generic-asian="moder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false" style:writing-mode="lr-tb"/>
    </style:style>
    <style:style style:family="paragraph" style:name="a5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1111in" style:font-size-asian="0.11111in" style:font-size-complex="0.11111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erif" style:font-family-asian="游ゴシック" style:font-family-complex="Tahoma" style:font-family-generic="roman" style:font-family-generic-asian="moder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0">
      <style:graphic-properties fo:wrap-option="wrap" fo:padding-top="0.05in" fo:padding-bottom="0.05in" fo:padding-left="0.1in" fo:padding-right="0.1in" draw:textarea-vertical-align="middle" draw:textarea-horizontal-align="center" draw:fill="solid" draw:fill-color="#ffffff" draw:opacity="100%"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paragraph" style:name="a5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false" style:writing-mode="lr-tb"/>
    </style:style>
    <style:style style:family="paragraph" style:name="a2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
      <style:graphic-properties fo:wrap-option="wrap" fo:padding-top="0in" fo:padding-bottom="0in" fo:padding-left="0in" fo:padding-right="0in" draw:textarea-vertical-align="middle" draw:textarea-horizontal-align="center" draw:fill="none" draw:stroke="solid" svg:stroke-width="0.00787in" svg:stroke-color="#000000" draw:marker-end="a223" svg:stroke-opacity="100%" draw:stroke-linejoin="miter" svg:stroke-linecap="butt" draw:auto-grow-width="false" draw:auto-grow-height="false"/>
      <style:paragraph-properties style:font-independent-line-spacing="fals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
      <style:graphic-properties fo:wrap-option="wrap" fo:padding-top="0.05in" fo:padding-bottom="0.05in" fo:padding-left="0.05906in" fo:padding-right="0.05906in" draw:textarea-vertical-align="top" draw:textarea-horizontal-align="left" draw:fill="none"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Liberation Serif" style:font-family-asian="游ゴシック" style:font-family-complex="Tahoma" style:font-family-generic="roman" style:font-family-generic-asian="moder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0">
      <style:graphic-properties fo:wrap-option="wrap" fo:padding-top="0.04331in" fo:padding-bottom="0.04331in" fo:padding-left="0.09331in" fo:padding-right="0.09331in" draw:textarea-vertical-align="middle" draw:textarea-horizontal-align="center" draw:fill="none" draw:stroke="solid" svg:stroke-width="0in" svg:stroke-color="#ffffff" svg:stroke-opacity="100%" draw:stroke-linejoin="miter" svg:stroke-linecap="butt" draw:auto-grow-width="false" draw:auto-grow-height="false"/>
      <style:paragraph-properties style:font-independent-line-spacing="false" style:writing-mode="lr-tb"/>
    </style:style>
    <style:style style:family="paragraph" style:name="a22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4">
      <style:graphic-properties fo:wrap-option="wrap" fo:padding-top="0in" fo:padding-bottom="0in" fo:padding-left="0in" fo:padding-right="0in" draw:textarea-vertical-align="middle" draw:textarea-horizontal-align="center" draw:fill="none" draw:stroke="solid" svg:stroke-width="0in" svg:stroke-color="#111111" draw:marker-end="a333" svg:stroke-opacity="100%" draw:stroke-linejoin="miter" svg:stroke-linecap="butt" draw:auto-grow-width="false" draw:auto-grow-height="false"/>
      <style:paragraph-properties style:font-independent-line-spacing="fals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7">
      <style:graphic-properties fo:wrap-option="wrap" fo:padding-top="0in" fo:padding-bottom="0in" fo:padding-left="0in" fo:padding-right="0in" draw:textarea-vertical-align="middle" draw:textarea-horizontal-align="center" draw:fill="none" draw:stroke="solid" svg:stroke-width="0in" svg:stroke-color="#111111" svg:stroke-opacity="100%" draw:stroke-linejoin="miter" svg:stroke-linecap="butt" draw:auto-grow-width="false" draw:auto-grow-height="false"/>
      <style:paragraph-properties style:font-independent-line-spacing="fals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1111in" style:font-size-asian="0.11111in" style:font-size-complex="0.11111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Liberation Serif" style:font-family-asian="游ゴシック" style:font-family-complex="Tahoma" style:font-family-generic="roman" style:font-family-generic-asian="moder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Liberation Serif" style:font-family-asian="游ゴシック" style:font-family-complex="Tahoma" style:font-family-generic="roman" style:font-family-generic-asian="moder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fo:wrap-option="wrap" fo:padding-top="0.04331in" fo:padding-bottom="0.04331in" fo:padding-left="0.09331in" fo:padding-right="0.09331in" draw:textarea-vertical-align="middle" draw:textarea-horizontal-align="center" draw:fill="none" draw:stroke="solid" svg:stroke-width="0in" svg:stroke-color="#ffffff" svg:stroke-opacity="100%" draw:stroke-linejoin="miter" svg:stroke-linecap="butt" draw:auto-grow-width="false" draw:auto-grow-height="false"/>
      <style:paragraph-properties style:font-independent-line-spacing="fals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in" fo:padding-bottom="0in" fo:padding-left="0in" fo:padding-right="0in" draw:textarea-vertical-align="middle" draw:textarea-horizontal-align="center" draw:fill="none" draw:stroke="solid" svg:stroke-width="0.00787in" svg:stroke-color="#000000" draw:marker-end="a447" svg:stroke-opacity="100%" draw:stroke-linejoin="miter" svg:stroke-linecap="butt" draw:auto-grow-width="false" draw:auto-grow-height="false"/>
      <style:paragraph-properties style:font-independent-line-spacing="false" style:writing-mode="lr-tb"/>
    </style:style>
    <style:style style:family="graphic" style:name="a550">
      <style:graphic-properties fo:wrap-option="wrap" fo:padding-top="0.04331in" fo:padding-bottom="0.04331in" fo:padding-left="0.09331in" fo:padding-right="0.09331in" draw:textarea-vertical-align="middle" draw:textarea-horizontal-align="center" draw:fill="none" draw:stroke="solid" svg:stroke-width="0in" svg:stroke-color="#ffffff" svg:stroke-opacity="100%" draw:stroke-linejoin="miter" svg:stroke-linecap="butt" draw:auto-grow-width="false" draw:auto-grow-height="false"/>
      <style:paragraph-properties style:font-independent-line-spacing="fals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1111in" style:font-size-asian="0.11111in" style:font-size-complex="0.11111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1111in" style:font-size-asian="0.11111in" style:font-size-complex="0.11111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false" style:writing-mode="lr-tb"/>
    </style:style>
    <style:style style:family="graphic" style:name="a5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fals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1111in" style:font-size-asian="0.11111in" style:font-size-complex="0.11111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false" style:writing-mode="lr-tb"/>
    </style:style>
    <style:style style:family="graphic" style:name="a126">
      <style:graphic-properties fo:wrap-option="wrap" fo:padding-top="0in" fo:padding-bottom="0in" fo:padding-left="0in" fo:padding-right="0in" draw:textarea-vertical-align="middle" draw:textarea-horizontal-align="center" draw:fill="none" draw:stroke="solid" svg:stroke-width="0in" svg:stroke-color="#000000" draw:marker-end="a125" svg:stroke-opacity="100%" draw:stroke-linejoin="miter" svg:stroke-linecap="butt" draw:auto-grow-width="false" draw:auto-grow-height="false"/>
      <style:paragraph-properties style:font-independent-line-spacing="fals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1111in" style:font-size-asian="0.11111in" style:font-size-complex="0.11111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Liberation Serif" style:font-family-asian="游ゴシック" style:font-family-complex="Tahoma" style:font-family-generic="roman" style:font-family-generic-asian="moder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false" style:writing-mode="lr-tb"/>
    </style:style>
    <style:style style:family="paragraph" style:name="a1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
      <style:graphic-properties fo:wrap-option="wrap" fo:padding-top="0.04331in" fo:padding-bottom="0.04331in" fo:padding-left="0.09331in" fo:padding-right="0.09331in" draw:textarea-vertical-align="middle" draw:textarea-horizontal-align="center" draw:fill="none" draw:stroke="solid" svg:stroke-width="0in" svg:stroke-color="#ffffff" svg:stroke-opacity="100%" draw:stroke-linejoin="miter" svg:stroke-linecap="butt" draw:auto-grow-width="false" draw:auto-grow-height="false"/>
      <style:paragraph-properties style:font-independent-line-spacing="fals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
      <style:graphic-properties fo:wrap-option="wrap" fo:padding-top="0in" fo:padding-bottom="0in" fo:padding-left="0in" fo:padding-right="0in" draw:textarea-vertical-align="middle" draw:textarea-horizontal-align="center" draw:fill="none" draw:stroke="solid" svg:stroke-width="0.00787in" svg:stroke-color="#000000" draw:marker-end="a235" svg:stroke-opacity="100%" draw:stroke-linejoin="miter" svg:stroke-linecap="butt" draw:auto-grow-width="false" draw:auto-grow-height="false"/>
      <style:paragraph-properties style:font-independent-line-spacing="fals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false" style:writing-mode="lr-tb"/>
    </style:style>
    <style:style style:family="paragraph" style:name="a2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1111in" style:font-size-asian="0.11111in" style:font-size-complex="0.11111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fals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1111in" style:font-size-asian="0.11111in" style:font-size-complex="0.11111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fals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1111in" style:font-size-asian="0.11111in" style:font-size-complex="0.11111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false" style:writing-mode="lr-tb"/>
    </style:style>
    <style:style style:family="graphic" style:name="a452">
      <style:graphic-properties fo:wrap-option="wrap" fo:padding-top="0in" fo:padding-bottom="0in" fo:padding-left="0in" fo:padding-right="0in" draw:textarea-vertical-align="middle" draw:textarea-horizontal-align="center" draw:fill="none" draw:stroke="solid" svg:stroke-width="0in" svg:stroke-color="#111111" draw:marker-end="a451" svg:stroke-opacity="100%" draw:stroke-linejoin="miter" svg:stroke-linecap="butt" draw:auto-grow-width="false" draw:auto-grow-height="false"/>
      <style:paragraph-properties style:font-independent-line-spacing="fals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in" fo:padding-bottom="0in" fo:padding-left="0in" fo:padding-right="0in" draw:textarea-vertical-align="middle" draw:textarea-horizontal-align="center" draw:fill="none" draw:stroke="solid" svg:stroke-width="0in" svg:stroke-color="#111111" draw:marker-end="a455" svg:stroke-opacity="100%" draw:stroke-linejoin="miter" svg:stroke-linecap="butt" draw:auto-grow-width="false" draw:auto-grow-height="false"/>
      <style:paragraph-properties style:font-independent-line-spacing="fals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Liberation Serif" style:font-family-asian="游ゴシック" style:font-family-complex="Tahoma" style:font-family-generic="roman" style:font-family-generic-asian="modern" style:font-pitch="variable" style:font-pitch-asian="variable" style:font-pitch-complex="variable" fo:font-size="0.16667in" style:font-size-asian="0.16667in" style:font-size-complex="0.16667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1111in" style:font-size-asian="0.11111in" style:font-size-complex="0.11111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
      <style:graphic-properties fo:wrap-option="wrap" fo:padding-top="0in" fo:padding-bottom="0in" fo:padding-left="0in" fo:padding-right="0in" draw:textarea-vertical-align="middle" draw:textarea-horizontal-align="center" draw:fill="none" draw:stroke="solid" svg:stroke-width="0.00787in" svg:stroke-color="#000000" draw:marker-start="a129" svg:stroke-opacity="100%" draw:stroke-linejoin="miter" svg:stroke-linecap="butt" draw:auto-grow-width="false" draw:auto-grow-height="false"/>
      <style:paragraph-properties style:font-independent-line-spacing="false" style:writing-mode="lr-tb"/>
    </style:style>
    <style:style style:family="paragraph" style:name="a5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fo:wrap-option="no-wrap" fo:padding-top="0in" fo:padding-bottom="0in" fo:padding-left="0in" fo:padding-right="0in" draw:textarea-vertical-align="middle" draw:textarea-horizontal-align="center" draw:fill="none"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false" style:writing-mode="lr-tb"/>
    </style:style>
    <style:style style:family="paragraph" style:name="a1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
      <style:graphic-properties fo:wrap-option="wrap" fo:padding-top="0in" fo:padding-bottom="0in" fo:padding-left="0in" fo:padding-right="0in" draw:textarea-vertical-align="middle" draw:textarea-horizontal-align="center" draw:fill="none" draw:stroke="solid" svg:stroke-width="0.00787in" svg:stroke-color="#000000" draw:marker-end="a133" svg:stroke-opacity="100%" draw:stroke-linejoin="miter" svg:stroke-linecap="butt" draw:auto-grow-width="false" draw:auto-grow-height="false"/>
      <style:paragraph-properties style:font-independent-line-spacing="fals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5278in" style:font-size-asian="0.15278in" style:font-size-complex="0.152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6">
      <style:graphic-properties fo:wrap-option="wrap" fo:padding-top="0in" fo:padding-bottom="0in" fo:padding-left="0in" fo:padding-right="0in" draw:textarea-vertical-align="middle" draw:textarea-horizontal-align="center" draw:fill="none" draw:stroke="solid" svg:stroke-width="0in" svg:stroke-color="#000000" draw:marker-end="a565" svg:stroke-opacity="100%" draw:stroke-linejoin="miter" svg:stroke-linecap="butt" draw:auto-grow-width="false" draw:auto-grow-height="false"/>
      <style:paragraph-properties style:font-independent-line-spacing="false" style:writing-mode="lr-tb"/>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
      <style:graphic-properties fo:wrap-option="wrap" fo:padding-top="0.05in" fo:padding-bottom="0.05in" fo:padding-left="0.1in" fo:padding-right="0.1in" draw:textarea-vertical-align="middle" draw:textarea-horizontal-align="center" draw:fill="solid" draw:fill-color="#ffffff" draw:opacity="100%"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paragraph" style:name="a5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0">
      <style:graphic-properties fo:wrap-option="wrap" fo:padding-top="0in" fo:padding-bottom="0in" fo:padding-left="0in" fo:padding-right="0in" draw:textarea-vertical-align="middle" draw:textarea-horizontal-align="center" draw:fill="none" draw:stroke="solid" svg:stroke-width="0in" svg:stroke-color="#111111" draw:marker-end="a239" svg:stroke-opacity="100%" draw:stroke-linejoin="miter" svg:stroke-linecap="butt" draw:auto-grow-width="false" draw:auto-grow-height="false"/>
      <style:paragraph-properties style:font-independent-line-spacing="false" style:writing-mode="lr-tb"/>
    </style:style>
    <style:style style:family="graphic" style:name="a569">
      <style:graphic-properties fo:wrap-option="wrap" fo:padding-top="0in" fo:padding-bottom="0in" fo:padding-left="0in" fo:padding-right="0in" draw:textarea-vertical-align="middle" draw:textarea-horizontal-align="center" draw:fill="none" draw:stroke="solid" svg:stroke-width="0in" svg:stroke-color="#000000" svg:stroke-opacity="100%" draw:stroke-linejoin="miter" svg:stroke-linecap="butt" draw:auto-grow-width="false" draw:auto-grow-height="false"/>
      <style:paragraph-properties style:font-independent-line-spacing="fals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
      <style:graphic-properties fo:wrap-option="wrap" fo:padding-top="0in" fo:padding-bottom="0in" fo:padding-left="0in" fo:padding-right="0in" draw:textarea-vertical-align="middle" draw:textarea-horizontal-align="center" draw:fill="none" draw:stroke="solid" svg:stroke-width="0in" svg:stroke-color="#111111" draw:marker-end="a243" svg:stroke-opacity="100%" draw:stroke-linejoin="miter" svg:stroke-linecap="butt" draw:auto-grow-width="false" draw:auto-grow-height="false"/>
      <style:paragraph-properties style:font-independent-line-spacing="fals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Liberation Serif" style:font-family-asian="游ゴシック" style:font-family-complex="Tahoma" style:font-family-generic="roman" style:font-family-generic-asian="modern" style:font-pitch="variable" style:font-pitch-asian="variable" style:font-pitch-complex="variable" fo:font-size="0.16667in" style:font-size-asian="0.16667in" style:font-size-complex="0.16667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
      <style:graphic-properties fo:wrap-option="no-wrap" fo:padding-top="0in" fo:padding-bottom="0in" fo:padding-left="0in" fo:padding-right="0in" draw:textarea-vertical-align="middle" draw:textarea-horizontal-align="center" draw:fill="none"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1111in" style:font-size-asian="0.11111in" style:font-size-complex="0.11111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3">
      <style:graphic-properties fo:wrap-option="wrap" fo:padding-top="0in" fo:padding-bottom="0in" fo:padding-left="0in" fo:padding-right="0in" draw:textarea-vertical-align="middle" draw:textarea-horizontal-align="center" draw:fill="none" draw:stroke="solid" svg:stroke-width="0in" svg:stroke-color="#000000" draw:marker-end="a352" svg:stroke-opacity="100%" draw:stroke-linejoin="miter" svg:stroke-linecap="butt" draw:auto-grow-width="false" draw:auto-grow-height="false"/>
      <style:paragraph-properties style:font-independent-line-spacing="fals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in" fo:padding-bottom="0in" fo:padding-left="0in" fo:padding-right="0in" draw:textarea-vertical-align="middle" draw:textarea-horizontal-align="center" draw:fill="none" draw:stroke="solid" svg:stroke-width="0in" svg:stroke-color="#000000" svg:stroke-opacity="100%" draw:stroke-linejoin="miter" svg:stroke-linecap="butt" draw:auto-grow-width="false" draw:auto-grow-height="false"/>
      <style:paragraph-properties style:font-independent-line-spacing="fals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Liberation Serif" style:font-family-asian="游ゴシック" style:font-family-complex="Tahoma" style:font-family-generic="roman" style:font-family-generic-asian="modern" style:font-pitch="variable" style:font-pitch-asian="variable" style:font-pitch-complex="variable" fo:font-size="0.16667in" style:font-size-asian="0.16667in" style:font-size-complex="0.16667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1111in" style:font-size-asian="0.11111in" style:font-size-complex="0.11111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fo:wrap-option="no-wrap" fo:padding-top="0in" fo:padding-bottom="0in" fo:padding-left="0in" fo:padding-right="0in" draw:textarea-vertical-align="middle" draw:textarea-horizontal-align="center" draw:fill="none"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paragraph" style:name="a4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fals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1111in" style:font-size-asian="0.11111in" style:font-size-complex="0.11111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fals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Liberation Serif" style:font-family-asian="游ゴシック" style:font-family-complex="Tahoma" style:font-family-generic="roman" style:font-family-generic-asian="modern" style:font-pitch="variable" style:font-pitch-asian="variable" style:font-pitch-complex="variable" fo:font-size="0.16667in" style:font-size-asian="0.16667in" style:font-size-complex="0.16667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9">
      <style:graphic-properties fo:wrap-option="wrap" fo:padding-top="0in" fo:padding-bottom="0in" fo:padding-left="0in" fo:padding-right="0in" draw:textarea-vertical-align="middle" draw:textarea-horizontal-align="center" draw:fill="none" draw:stroke="solid" svg:stroke-width="0in" svg:stroke-color="#000000" draw:marker-end="a468" svg:stroke-opacity="100%" draw:stroke-linejoin="miter" svg:stroke-linecap="butt" draw:auto-grow-width="false" draw:auto-grow-height="false"/>
      <style:paragraph-properties style:font-independent-line-spacing="false" style:writing-mode="lr-tb"/>
    </style:style>
    <style:style style:family="paragraph" style:name="a5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
      <style:graphic-properties fo:wrap-option="wrap" fo:padding-top="0in" fo:padding-bottom="0in" fo:padding-left="0in" fo:padding-right="0in" draw:textarea-vertical-align="middle" draw:textarea-horizontal-align="center" draw:fill="none" draw:stroke="solid" svg:stroke-width="0.00787in" svg:stroke-color="#000000" draw:marker-end="a140" svg:stroke-opacity="100%" draw:stroke-linejoin="miter" svg:stroke-linecap="butt" draw:auto-grow-width="false" draw:auto-grow-height="false"/>
      <style:paragraph-properties style:font-independent-line-spacing="false" style:writing-mode="lr-tb"/>
    </style:style>
    <style:style style:family="graphic" style:name="a572">
      <style:graphic-properties fo:wrap-option="no-wrap" fo:padding-top="0in" fo:padding-bottom="0in" fo:padding-left="0in" fo:padding-right="0in" draw:textarea-vertical-align="middle" draw:textarea-horizontal-align="center" draw:fill="none"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in" fo:padding-bottom="0in" fo:padding-left="0in" fo:padding-right="0in" draw:textarea-vertical-align="middle" draw:textarea-horizontal-align="center" draw:fill="none" draw:stroke="solid" svg:stroke-width="0.00787in" svg:stroke-color="#000000" svg:stroke-opacity="100%" draw:stroke-linejoin="miter" svg:stroke-linecap="butt" draw:auto-grow-width="false" draw:auto-grow-height="false"/>
      <style:paragraph-properties style:font-independent-line-spacing="false" style:writing-mode="lr-tb"/>
    </style:style>
    <style:style style:family="graphic" style:name="a145">
      <style:graphic-properties fo:wrap-option="wrap" fo:padding-top="0in" fo:padding-bottom="0in" fo:padding-left="0in" fo:padding-right="0in" draw:textarea-vertical-align="middle" draw:textarea-horizontal-align="center" draw:fill="none" draw:stroke="solid" svg:stroke-width="0.00787in" svg:stroke-color="#000000" draw:marker-end="a144" svg:stroke-opacity="100%" draw:stroke-linejoin="miter" svg:stroke-linecap="butt" draw:auto-grow-width="false" draw:auto-grow-height="false"/>
      <style:paragraph-properties style:font-independent-line-spacing="fals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8">
      <style:graphic-properties fo:wrap-option="wrap" fo:padding-top="0in" fo:padding-bottom="0in" fo:padding-left="0in" fo:padding-right="0in" draw:textarea-vertical-align="middle" draw:textarea-horizontal-align="center" draw:fill="none" draw:stroke="solid" svg:stroke-width="0in" svg:stroke-color="#000000" svg:stroke-opacity="100%" draw:stroke-linejoin="miter" svg:stroke-linecap="butt" draw:auto-grow-width="false" draw:auto-grow-height="false"/>
      <style:paragraph-properties style:font-independent-line-spacing="false" style:writing-mode="lr-tb"/>
    </style:style>
    <style:style style:family="graphic"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fals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
      <style:graphic-properties fo:wrap-option="wrap" fo:padding-top="0in" fo:padding-bottom="0in" fo:padding-left="0in" fo:padding-right="0in" draw:textarea-vertical-align="middle" draw:textarea-horizontal-align="center" draw:fill="none" draw:stroke="solid" svg:stroke-width="0.00787in" svg:stroke-color="#000000" svg:stroke-opacity="100%" draw:stroke-linejoin="miter" svg:stroke-linecap="butt" draw:auto-grow-width="false" draw:auto-grow-height="false"/>
      <style:paragraph-properties style:font-independent-line-spacing="fals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1111in" style:font-size-asian="0.11111in" style:font-size-complex="0.11111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fals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
      <style:graphic-properties fo:wrap-option="wrap" fo:padding-top="0in" fo:padding-bottom="0in" fo:padding-left="0in" fo:padding-right="0in" draw:textarea-vertical-align="middle" draw:textarea-horizontal-align="center" draw:fill="none" draw:stroke="solid" svg:stroke-width="0in" svg:stroke-color="#000000" draw:marker-end="a256" svg:stroke-opacity="100%" draw:stroke-linejoin="miter" svg:stroke-linecap="butt" draw:auto-grow-width="false" draw:auto-grow-height="false"/>
      <style:paragraph-properties style:font-independent-line-spacing="fals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Liberation Serif" style:font-family-asian="游ゴシック" style:font-family-complex="Tahoma" style:font-family-generic="roman" style:font-family-generic-asian="modern" style:font-pitch="variable" style:font-pitch-asian="variable" style:font-pitch-complex="variable" fo:font-size="0.16667in" style:font-size-asian="0.16667in" style:font-size-complex="0.16667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in" fo:padding-bottom="0in" fo:padding-left="0in" fo:padding-right="0in" draw:textarea-vertical-align="middle" draw:textarea-horizontal-align="center" draw:fill="none" draw:stroke="solid" svg:stroke-width="0.00787in" svg:stroke-color="#000000" svg:stroke-opacity="100%" draw:stroke-linejoin="miter" svg:stroke-linecap="butt" draw:auto-grow-width="false" draw:auto-grow-height="false"/>
      <style:paragraph-properties style:font-independent-line-spacing="fals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wrap" fo:padding-top="0in" fo:padding-bottom="0in" fo:padding-left="0in" fo:padding-right="0in" draw:textarea-vertical-align="middle" draw:textarea-horizontal-align="center" draw:fill="none" draw:stroke="solid" svg:stroke-width="0in" svg:stroke-color="#000000" svg:stroke-opacity="100%" draw:stroke-linejoin="miter" svg:stroke-linecap="butt" draw:auto-grow-width="false" draw:auto-grow-height="false"/>
      <style:paragraph-properties style:font-independent-line-spacing="fals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8">
      <style:graphic-properties fo:wrap-option="wrap" fo:padding-top="0in" fo:padding-bottom="0in" fo:padding-left="0in" fo:padding-right="0in" draw:textarea-vertical-align="middle" draw:textarea-horizontal-align="center" draw:fill="none" draw:stroke="solid" svg:stroke-width="0in" svg:stroke-color="#111111" svg:stroke-opacity="100%" draw:stroke-linejoin="miter" svg:stroke-linecap="butt" draw:auto-grow-width="false" draw:auto-grow-height="false"/>
      <style:paragraph-properties style:font-independent-line-spacing="false" style:writing-mode="lr-tb"/>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Liberation Serif" style:font-family-asian="游ゴシック" style:font-family-complex="Tahoma" style:font-family-generic="roman" style:font-family-generic-asian="modern" style:font-pitch="variable" style:font-pitch-asian="variable" style:font-pitch-complex="variable" fo:font-size="0.16667in" style:font-size-asian="0.16667in" style:font-size-complex="0.16667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2">
      <style:graphic-properties fo:wrap-option="no-wrap" fo:padding-top="0in" fo:padding-bottom="0in" fo:padding-left="0in" fo:padding-right="0in" draw:textarea-vertical-align="middle" draw:textarea-horizontal-align="center" draw:fill="none"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5278in" style:font-size-asian="0.15278in" style:font-size-complex="0.152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5278in" style:font-size-asian="0.15278in" style:font-size-complex="0.152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7">
      <style:graphic-properties fo:wrap-option="wrap" fo:padding-top="0.05in" fo:padding-bottom="0.05in" fo:padding-left="0.1in" fo:padding-right="0.1in" draw:textarea-vertical-align="middle" draw:textarea-horizontal-align="center" draw:fill="solid" draw:fill-color="#ffffff" draw:opacity="100%"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in" fo:padding-bottom="0in" fo:padding-left="0in" fo:padding-right="0in" draw:textarea-vertical-align="middle" draw:textarea-horizontal-align="center" draw:fill="none" draw:stroke="solid" svg:stroke-width="0in" svg:stroke-color="#111111" svg:stroke-opacity="100%" draw:stroke-linejoin="miter" svg:stroke-linecap="butt" draw:auto-grow-width="false" draw:auto-grow-height="false"/>
      <style:paragraph-properties style:font-independent-line-spacing="false" style:writing-mode="lr-tb"/>
    </style:style>
    <style:style style:family="paragraph" style:name="a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
      <style:graphic-properties fo:wrap-option="wrap" fo:padding-top="0in" fo:padding-bottom="0in" fo:padding-left="0in" fo:padding-right="0in" draw:textarea-vertical-align="middle" draw:textarea-horizontal-align="center" draw:fill="none" draw:stroke="solid" svg:stroke-width="0.00787in" svg:stroke-color="#111111" svg:stroke-opacity="100%" draw:stroke-linejoin="miter" svg:stroke-linecap="butt" draw:auto-grow-width="false" draw:auto-grow-height="false"/>
      <style:paragraph-properties style:font-independent-line-spacing="fals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fo:wrap-option="wrap" fo:padding-top="0in" fo:padding-bottom="0in" fo:padding-left="0in" fo:padding-right="0in" draw:textarea-vertical-align="middle" draw:textarea-horizontal-align="center" draw:fill="none" draw:stroke="solid" svg:stroke-width="0.00787in" svg:stroke-color="#111111" svg:stroke-opacity="100%" draw:stroke-linejoin="miter" svg:stroke-linecap="butt" draw:auto-grow-width="false" draw:auto-grow-height="false"/>
      <style:paragraph-properties style:font-independent-line-spacing="false" style:writing-mode="lr-tb"/>
    </style:style>
    <style:style style:family="graphic" style:name="a585">
      <style:graphic-properties fo:wrap-option="wrap" fo:padding-top="0in" fo:padding-bottom="0in" fo:padding-left="0in" fo:padding-right="0in" draw:textarea-vertical-align="middle" draw:textarea-horizontal-align="center" draw:fill="none" draw:stroke="solid" svg:stroke-width="0in" svg:stroke-color="#000000" draw:marker-end="a584" svg:stroke-opacity="100%" draw:stroke-linejoin="miter" svg:stroke-linecap="butt" draw:auto-grow-width="false" draw:auto-grow-height="false"/>
      <style:paragraph-properties style:font-independent-line-spacing="fals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Liberation Serif" style:font-family-asian="游ゴシック" style:font-family-complex="Tahoma" style:font-family-generic="roman" style:font-family-generic-asian="modern" style:font-pitch="variable" style:font-pitch-asian="variable" style:font-pitch-complex="variable" fo:font-size="0.16667in" style:font-size-asian="0.16667in" style:font-size-complex="0.16667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
      <style:graphic-properties fo:wrap-option="no-wrap" fo:padding-top="0in" fo:padding-bottom="0in" fo:padding-left="0in" fo:padding-right="0in" draw:textarea-vertical-align="middle" draw:textarea-horizontal-align="center" draw:fill="none"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graphic" style:name="a588">
      <style:graphic-properties fo:wrap-option="wrap" fo:padding-top="0in" fo:padding-bottom="0in" fo:padding-left="0in" fo:padding-right="0in" draw:textarea-vertical-align="middle" draw:textarea-horizontal-align="center" draw:fill="none" draw:stroke="solid" svg:stroke-width="0in" svg:stroke-color="#111111" svg:stroke-opacity="100%" draw:stroke-linejoin="miter" svg:stroke-linecap="butt" draw:auto-grow-width="false" draw:auto-grow-height="false"/>
      <style:paragraph-properties style:font-independent-line-spacing="false" style:writing-mode="lr-tb"/>
    </style:style>
    <style:style style:family="graphic" style:name="a260">
      <style:graphic-properties fo:wrap-option="no-wrap" fo:padding-top="0in" fo:padding-bottom="0in" fo:padding-left="0in" fo:padding-right="0in" draw:textarea-vertical-align="middle" draw:textarea-horizontal-align="center" draw:fill="none"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5278in" style:font-size-asian="0.15278in" style:font-size-complex="0.152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5278in" style:font-size-asian="0.15278in" style:font-size-complex="0.152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
      <style:graphic-properties fo:wrap-option="wrap" fo:padding-top="0.05in" fo:padding-bottom="0.05in" fo:padding-left="0.1in" fo:padding-right="0.1in" draw:textarea-vertical-align="middle" draw:textarea-horizontal-align="center" draw:fill="solid" draw:fill-color="#ffffff" draw:opacity="100%"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
      <style:graphic-properties fo:wrap-option="wrap" fo:padding-top="0.05in" fo:padding-bottom="0.05in" fo:padding-left="0.05906in" fo:padding-right="0.05906in" draw:textarea-vertical-align="top" draw:textarea-horizontal-align="left" draw:fill="solid" draw:fill-color="#ffffff" draw:opacity="100%"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Liberation Serif" style:font-family-asian="游ゴシック" style:font-family-complex="Tahoma" style:font-family-generic="roman" style:font-family-generic-asian="moder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2">
      <style:graphic-properties fo:wrap-option="wrap" fo:padding-top="0in" fo:padding-bottom="0in" fo:padding-left="0in" fo:padding-right="0in" draw:textarea-vertical-align="middle" draw:textarea-horizontal-align="center" draw:fill="none" draw:stroke="solid" svg:stroke-width="0in" svg:stroke-color="#000000" draw:marker-end="a371" svg:stroke-opacity="100%" draw:stroke-linejoin="miter" svg:stroke-linecap="butt" draw:auto-grow-width="false" draw:auto-grow-height="false"/>
      <style:paragraph-properties style:font-independent-line-spacing="fals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5">
      <style:graphic-properties fo:wrap-option="wrap" fo:padding-top="0in" fo:padding-bottom="0in" fo:padding-left="0in" fo:padding-right="0in" draw:textarea-vertical-align="middle" draw:textarea-horizontal-align="center" draw:fill="none" draw:stroke="solid" svg:stroke-width="0in" svg:stroke-color="#111111" svg:stroke-opacity="100%" draw:stroke-linejoin="miter" svg:stroke-linecap="butt" draw:auto-grow-width="false" draw:auto-grow-height="false"/>
      <style:paragraph-properties style:font-independent-line-spacing="fals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in" fo:padding-bottom="0in" fo:padding-left="0in" fo:padding-right="0in" draw:textarea-vertical-align="middle" draw:textarea-horizontal-align="center" draw:fill="none" draw:stroke="solid" svg:stroke-width="0in" svg:stroke-color="#000000" svg:stroke-opacity="100%" draw:stroke-linejoin="miter" svg:stroke-linecap="butt" draw:auto-grow-width="false" draw:auto-grow-height="false"/>
      <style:paragraph-properties style:font-independent-line-spacing="false" style:writing-mode="lr-tb"/>
    </style:style>
    <style:style style:family="graphic" style:name="a480">
      <style:graphic-properties fo:wrap-option="wrap" fo:padding-top="0.05in" fo:padding-bottom="0.05in" fo:padding-left="0.05906in" fo:padding-right="0.05906in" draw:textarea-vertical-align="top" draw:textarea-horizontal-align="left" draw:fill="solid" draw:fill-color="#ffffff" draw:opacity="100%"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Liberation Serif" style:font-family-asian="游ゴシック" style:font-family-complex="Tahoma" style:font-family-generic="roman" style:font-family-generic-asian="moder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Liberation Serif" style:font-family-asian="游ゴシック" style:font-family-complex="Tahoma" style:font-family-generic="roman" style:font-family-generic-asian="moder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5">
      <style:graphic-properties fo:wrap-option="wrap" fo:padding-top="0.04331in" fo:padding-bottom="0.04331in" fo:padding-left="0.09331in" fo:padding-right="0.09331in" draw:textarea-vertical-align="middle" draw:textarea-horizontal-align="center" draw:fill="none" draw:stroke="solid" svg:stroke-width="0in" svg:stroke-color="#ffffff" svg:stroke-opacity="100%" draw:stroke-linejoin="miter" svg:stroke-linecap="butt" draw:auto-grow-width="false" draw:auto-grow-height="false"/>
      <style:paragraph-properties style:font-independent-line-spacing="fals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9">
      <style:graphic-properties fo:wrap-option="wrap" fo:padding-top="0in" fo:padding-bottom="0in" fo:padding-left="0in" fo:padding-right="0in" draw:textarea-vertical-align="middle" draw:textarea-horizontal-align="center" draw:fill="none" draw:stroke="solid" svg:stroke-width="0in" svg:stroke-color="#111111" draw:marker-end="a488" svg:stroke-opacity="100%" draw:stroke-linejoin="miter" svg:stroke-linecap="butt" draw:auto-grow-width="false" draw:auto-grow-height="false"/>
      <style:paragraph-properties style:font-independent-line-spacing="false" style:writing-mode="lr-tb"/>
    </style:style>
    <style:style style:family="graphic" style:name="a591">
      <style:graphic-properties fo:wrap-option="wrap" fo:padding-top="0in" fo:padding-bottom="0in" fo:padding-left="0in" fo:padding-right="0in" draw:textarea-vertical-align="middle" draw:textarea-horizontal-align="center" draw:fill="none" draw:stroke="solid" svg:stroke-width="0in" svg:stroke-color="#000000" svg:stroke-opacity="100%" draw:stroke-linejoin="miter" svg:stroke-linecap="butt" draw:auto-grow-width="false" draw:auto-grow-height="false"/>
      <style:paragraph-properties style:font-independent-line-spacing="false" style:writing-mode="lr-tb"/>
    </style:style>
    <style:style style:family="graphic" style:name="a161">
      <style:graphic-properties fo:wrap-option="wrap" fo:padding-top="0in" fo:padding-bottom="0in" fo:padding-left="0in" fo:padding-right="0in" draw:textarea-vertical-align="middle" draw:textarea-horizontal-align="center" draw:fill="none" draw:stroke="solid" svg:stroke-width="0.00787in" svg:stroke-color="#000000" draw:marker-end="a160" svg:stroke-opacity="100%" draw:stroke-linejoin="miter" svg:stroke-linecap="butt" draw:auto-grow-width="false" draw:auto-grow-height="false"/>
      <style:paragraph-properties style:font-independent-line-spacing="fals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
      <style:graphic-properties fo:wrap-option="wrap" fo:padding-top="0in" fo:padding-bottom="0in" fo:padding-left="0in" fo:padding-right="0in" draw:textarea-vertical-align="middle" draw:textarea-horizontal-align="center" draw:fill="none" draw:stroke="solid" svg:stroke-width="0.00787in" svg:stroke-color="#111111" draw:marker-start="a164" draw:marker-end="a165" svg:stroke-opacity="100%" draw:stroke-linejoin="miter" svg:stroke-linecap="butt" draw:auto-grow-width="false" draw:auto-grow-height="false"/>
      <style:paragraph-properties style:font-independent-line-spacing="false" style:writing-mode="lr-tb"/>
    </style:style>
    <style:style style:family="paragraph" style:name="a5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8">
      <style:graphic-properties fo:wrap-option="no-wrap" fo:padding-top="0in" fo:padding-bottom="0in" fo:padding-left="0in" fo:padding-right="0in" draw:textarea-vertical-align="top" draw:textarea-horizontal-align="left" draw:fill="solid" draw:fill-color="#ffdbb6" draw:opacity="100%" draw:stroke="solid" svg:stroke-width="0.01378in" svg:stroke-color="#2f528f" svg:stroke-opacity="100%" draw:stroke-linejoin="miter" svg:stroke-linecap="butt" draw:auto-grow-width="false" draw:auto-grow-height="false"/>
      <style:paragraph-properties style:font-independent-line-spacing="false" style:writing-mode="lr-tb"/>
    </style:style>
    <style:style style:family="paragraph" style:name="a27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Liberation Serif" style:font-family-asian="游ゴシック" style:font-family-complex="Tahoma" style:font-family-generic="roman" style:font-family-generic-asian="moder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
      <style:graphic-properties fo:wrap-option="wrap" fo:padding-top="0in" fo:padding-bottom="0in" fo:padding-left="0in" fo:padding-right="0in" draw:textarea-vertical-align="middle" draw:textarea-horizontal-align="center" draw:fill="none" draw:stroke="solid" svg:stroke-width="0.00787in" svg:stroke-color="#111111" svg:stroke-opacity="100%" draw:stroke-linejoin="miter" svg:stroke-linecap="butt" draw:auto-grow-width="false" draw:auto-grow-height="false"/>
      <style:paragraph-properties style:font-independent-line-spacing="false" style:writing-mode="lr-tb"/>
    </style:style>
    <style:style style:family="paragraph" style:name="a27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
      <style:graphic-properties fo:wrap-option="wrap" fo:padding-top="0.04331in" fo:padding-bottom="0.04331in" fo:padding-left="0.09331in" fo:padding-right="0.09331in" draw:textarea-vertical-align="middle" draw:textarea-horizontal-align="center" draw:fill="none" draw:stroke="solid" svg:stroke-width="0in" svg:stroke-color="#ffffff" svg:stroke-opacity="100%" draw:stroke-linejoin="miter" svg:stroke-linecap="butt" draw:auto-grow-width="false" draw:auto-grow-height="false"/>
      <style:paragraph-properties style:font-independent-line-spacing="fals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
      <style:graphic-properties fo:wrap-option="wrap" fo:padding-top="0in" fo:padding-bottom="0in" fo:padding-left="0in" fo:padding-right="0in" draw:textarea-vertical-align="middle" draw:textarea-horizontal-align="center" draw:fill="none" draw:stroke="solid" svg:stroke-width="0in" svg:stroke-color="#111111" draw:marker-end="a276" svg:stroke-opacity="100%" draw:stroke-linejoin="miter" svg:stroke-linecap="butt" draw:auto-grow-width="false" draw:auto-grow-height="false"/>
      <style:paragraph-properties style:font-independent-line-spacing="false" style:writing-mode="lr-tb"/>
    </style:style>
    <style:style style:family="paragraph" style:name="a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5">
      <style:graphic-properties fo:wrap-option="no-wrap" fo:padding-top="0in" fo:padding-bottom="0in" fo:padding-left="0in" fo:padding-right="0in" draw:textarea-vertical-align="top" draw:textarea-horizontal-align="left" draw:fill="solid" draw:fill-color="#ffdbb6" draw:opacity="100%" draw:stroke="solid" svg:stroke-width="0.01378in" svg:stroke-color="#2f528f" svg:stroke-opacity="100%" draw:stroke-linejoin="miter" svg:stroke-linecap="butt" draw:auto-grow-width="false" draw:auto-grow-height="false"/>
      <style:paragraph-properties style:font-independent-line-spacing="fals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wrap" fo:padding-top="0in" fo:padding-bottom="0in" fo:padding-left="0in" fo:padding-right="0in" draw:textarea-vertical-align="middle" draw:textarea-horizontal-align="center" draw:fill="none" draw:stroke="solid" svg:stroke-width="0in" svg:stroke-color="#000000" svg:stroke-opacity="100%" draw:stroke-linejoin="miter" svg:stroke-linecap="butt" draw:auto-grow-width="false" draw:auto-grow-height="false"/>
      <style:paragraph-properties style:font-independent-line-spacing="false" style:writing-mode="lr-tb"/>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05in" fo:padding-bottom="0.05in" fo:padding-left="0.05906in" fo:padding-right="0.05906in" draw:textarea-vertical-align="middle" draw:textarea-horizontal-align="center" draw:fill="solid" draw:fill-color="#ffffff" draw:opacity="100%"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Liberation Serif" style:font-family-asian="游ゴシック" style:font-family-complex="Tahoma" style:font-family-generic="roman" style:font-family-generic-asian="moder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Liberation Serif" style:font-family-asian="游ゴシック" style:font-family-complex="Tahoma" style:font-family-generic="roman" style:font-family-generic-asian="moder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7">
      <style:graphic-properties fo:wrap-option="wrap" fo:padding-top="0.04331in" fo:padding-bottom="0.04331in" fo:padding-left="0.09331in" fo:padding-right="0.09331in" draw:textarea-vertical-align="middle" draw:textarea-horizontal-align="center" draw:fill="none" draw:stroke="solid" svg:stroke-width="0in" svg:stroke-color="#ffffff" svg:stroke-opacity="100%" draw:stroke-linejoin="miter" svg:stroke-linecap="butt" draw:auto-grow-width="false" draw:auto-grow-height="false"/>
      <style:paragraph-properties style:font-independent-line-spacing="fals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
      <style:graphic-properties fo:wrap-option="wrap" fo:padding-top="0in" fo:padding-bottom="0in" fo:padding-left="0in" fo:padding-right="0in" draw:textarea-vertical-align="middle" draw:textarea-horizontal-align="center" draw:fill="none" draw:stroke="solid" svg:stroke-width="0.00787in" svg:stroke-color="#111111" svg:stroke-opacity="100%" draw:stroke-linejoin="miter" svg:stroke-linecap="butt" draw:auto-grow-width="false" draw:auto-grow-height="false"/>
      <style:paragraph-properties style:font-independent-line-spacing="fals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5278in" style:font-size-asian="0.15278in" style:font-size-complex="0.152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5278in" style:font-size-asian="0.15278in" style:font-size-complex="0.152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complex="Tahoma" style:font-family-generic="modern" style:font-family-generic-asian="modern"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
      <style:graphic-properties fo:wrap-option="wrap" fo:padding-top="0.05in" fo:padding-bottom="0.05in" fo:padding-left="0.05906in" fo:padding-right="0.05906in" draw:textarea-vertical-align="middle" draw:textarea-horizontal-align="center" draw:fill="solid" draw:fill-color="#ffffff" draw:opacity="100%"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complex="Tahoma" style:font-family-generic="modern" style:font-family-generic-asian="modern" style:font-pitch="variable" style:font-pitch-asian="variable" style:font-pitch-complex="variable" fo:font-size="0.15278in" style:font-size-asian="0.15278in" style:font-size-complex="0.152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complex="Tahoma" style:font-family-generic="modern" style:font-family-generic-asian="modern"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Liberation Serif" style:font-family-asian="游ゴシック" style:font-family-complex="Tahoma" style:font-family-generic="roman" style:font-family-generic-asian="moder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Liberation Serif" style:font-family-asian="游ゴシック" style:font-family-complex="Tahoma" style:font-family-generic="roman" style:font-family-generic-asian="moder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5">
      <style:graphic-properties fo:wrap-option="wrap" fo:padding-top="0.04331in" fo:padding-bottom="0.04331in" fo:padding-left="0.09331in" fo:padding-right="0.09331in" draw:textarea-vertical-align="middle" draw:textarea-horizontal-align="center" draw:fill="none" draw:stroke="solid" svg:stroke-width="0in" svg:stroke-color="#ffffff" svg:stroke-opacity="100%" draw:stroke-linejoin="miter" svg:stroke-linecap="butt" draw:auto-grow-width="false" draw:auto-grow-height="false"/>
      <style:paragraph-properties style:font-independent-line-spacing="fals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9">
      <style:graphic-properties fo:wrap-option="wrap" fo:padding-top="0in" fo:padding-bottom="0in" fo:padding-left="0in" fo:padding-right="0in" draw:textarea-vertical-align="middle" draw:textarea-horizontal-align="center" draw:fill="none" draw:stroke="solid" svg:stroke-width="0in" svg:stroke-color="#111111" draw:marker-end="a288" svg:stroke-opacity="100%" draw:stroke-linejoin="miter" svg:stroke-linecap="butt" draw:auto-grow-width="false" draw:auto-grow-height="false"/>
      <style:paragraph-properties style:font-independent-line-spacing="false" style:writing-mode="lr-tb"/>
    </style:style>
    <style:style style:family="graphic" style:name="a392">
      <style:graphic-properties fo:wrap-option="wrap" fo:padding-top="0in" fo:padding-bottom="0in" fo:padding-left="0in" fo:padding-right="0in" draw:textarea-vertical-align="middle" draw:textarea-horizontal-align="center" draw:fill="none" draw:stroke="solid" svg:stroke-width="0in" svg:stroke-color="#000000" draw:marker-end="a391" svg:stroke-opacity="100%" draw:stroke-linejoin="miter" svg:stroke-linecap="butt" draw:auto-grow-width="false" draw:auto-grow-height="false"/>
      <style:paragraph-properties style:font-independent-line-spacing="fals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in" fo:padding-bottom="0in" fo:padding-left="0in" fo:padding-right="0in" draw:textarea-vertical-align="middle" draw:textarea-horizontal-align="center" draw:fill="none" draw:stroke="solid" svg:stroke-width="0in" svg:stroke-color="#111111" svg:stroke-opacity="100%" draw:stroke-linejoin="miter" svg:stroke-linecap="butt" draw:auto-grow-width="false" draw:auto-grow-height="false"/>
      <style:paragraph-properties style:font-independent-line-spacing="fals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fo:wrap-option="wrap" fo:padding-top="0in" fo:padding-bottom="0in" fo:padding-left="0in" fo:padding-right="0in" draw:textarea-vertical-align="middle" draw:textarea-horizontal-align="center" draw:fill="none" draw:stroke="solid" svg:stroke-width="0in" svg:stroke-color="#000000" svg:stroke-opacity="100%" draw:stroke-linejoin="miter" svg:stroke-linecap="butt" draw:auto-grow-width="false" draw:auto-grow-height="false"/>
      <style:paragraph-properties style:font-independent-line-spacing="fals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complex="Tahoma" style:font-family-generic="modern" style:font-family-generic-asian="modern" style:font-pitch="variable" style:font-pitch-asian="variable" style:font-pitch-complex="variable" fo:font-size="0.15278in" style:font-size-asian="0.15278in" style:font-size-complex="0.152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complex="Tahoma" style:font-family-generic="modern" style:font-family-generic-asian="modern"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
      <style:graphic-properties fo:wrap-option="wrap" fo:padding-top="0.05in" fo:padding-bottom="0.05in" fo:padding-left="0.1in" fo:padding-right="0.1in" draw:textarea-vertical-align="middle" draw:textarea-horizontal-align="center" draw:fill="solid" draw:fill-color="#ffffff" draw:opacity="100%"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Liberation Serif" style:font-family-asian="游ゴシック" style:font-family-complex="Tahoma" style:font-family-generic="roman" style:font-family-generic-asian="modern" style:font-pitch="variable" style:font-pitch-asian="variable" style:font-pitch-complex="variable" fo:font-size="0.15278in" style:font-size-asian="0.15278in" style:font-size-complex="0.152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
      <style:graphic-properties fo:wrap-option="wrap" fo:padding-top="0in" fo:padding-bottom="0in" fo:padding-left="0in" fo:padding-right="0in" draw:textarea-vertical-align="bottom" draw:textarea-horizontal-align="center" draw:fill="solid" draw:fill-color="#ffffff" draw:opacity="100%" draw:stroke="solid" svg:stroke-width="0.01378in" svg:stroke-color="#111111" svg:stroke-opacity="100%" draw:stroke-linejoin="miter" svg:stroke-linecap="butt" draw:auto-grow-width="false" draw:auto-grow-height="false"/>
      <style:paragraph-properties style:font-independent-line-spacing="fals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Liberation Serif" style:font-family-asian="游ゴシック" style:font-family-complex="Tahoma" style:font-family-generic="roman" style:font-family-generic-asian="modern" style:font-pitch="variable" style:font-pitch-asian="variable" style:font-pitch-complex="variable" fo:font-size="0.15278in" style:font-size-asian="0.15278in" style:font-size-complex="0.152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1111in" style:font-size-asian="0.11111in" style:font-size-complex="0.11111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
      <style:graphic-properties fo:wrap-option="wrap" fo:padding-top="0in" fo:padding-bottom="0in" fo:padding-left="0in" fo:padding-right="0in" draw:textarea-vertical-align="bottom" draw:textarea-horizontal-align="center" draw:fill="solid" draw:fill-color="#ffffff" draw:opacity="100%" draw:stroke="solid" svg:stroke-width="0.01378in" svg:stroke-color="#111111" svg:stroke-opacity="100%" draw:stroke-linejoin="miter" svg:stroke-linecap="butt" draw:auto-grow-width="false" draw:auto-grow-height="false"/>
      <style:paragraph-properties style:font-independent-line-spacing="false" style:writing-mode="lr-tb"/>
    </style:style>
    <style:style style:family="paragraph" style:name="a2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fals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5278in" style:font-size-asian="0.15278in" style:font-size-complex="0.152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5278in" style:font-size-asian="0.15278in" style:font-size-complex="0.152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7">
      <style:graphic-properties fo:wrap-option="wrap" fo:padding-top="0.05in" fo:padding-bottom="0.05in" fo:padding-left="0.1in" fo:padding-right="0.1in" draw:textarea-vertical-align="middle" draw:textarea-horizontal-align="center" draw:fill="solid" draw:fill-color="#ffffff" draw:opacity="100%"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1111in" style:font-size-asian="0.11111in" style:font-size-complex="0.11111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
      <style:graphic-properties fo:wrap-option="wrap" fo:padding-top="0.04331in" fo:padding-bottom="0.04331in" fo:padding-left="0.09331in" fo:padding-right="0.09331in" draw:textarea-vertical-align="middle" draw:textarea-horizontal-align="center" draw:fill="solid" draw:fill-color="#ffffff" draw:opacity="100%" draw:stroke="none" draw:auto-grow-width="false" draw:auto-grow-height="false"/>
      <style:paragraph-properties style:font-independent-line-spacing="fals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
      <style:graphic-properties fo:wrap-option="wrap" fo:padding-top="0.05in" fo:padding-bottom="0.05in" fo:padding-left="0.1in" fo:padding-right="0.1in" draw:textarea-vertical-align="top" draw:textarea-horizontal-align="left" draw:fill="solid" draw:fill-color="#ffffff" draw:opacity="100%"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
      <style:graphic-properties fo:wrap-option="wrap" fo:padding-top="0.05in" fo:padding-bottom="0.05in" fo:padding-left="0.1in" fo:padding-right="0.1in" draw:textarea-vertical-align="middle" draw:textarea-horizontal-align="center" draw:fill="solid" draw:fill-color="#ffffff" draw:opacity="100%"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wrap" fo:padding-top="0.05in" fo:padding-bottom="0.05in" fo:padding-left="0.1in" fo:padding-right="0.1in" draw:textarea-vertical-align="middle" draw:textarea-horizontal-align="center" draw:fill="solid" draw:fill-color="#ffffff" draw:opacity="100%"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wrap" fo:padding-top="0.05in" fo:padding-bottom="0.05in" fo:padding-left="0.1in" fo:padding-right="0.1in" draw:textarea-vertical-align="top" draw:textarea-horizontal-align="left" draw:fill="solid" draw:fill-color="#000000" draw:opacity="100%"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graphic" style:name="a16">
      <style:graphic-properties draw:fill="none" draw:stroke="solid" svg:stroke-width="0.00709in" svg:stroke-color="#000000" draw:marker-end="a15" svg:stroke-opacity="100%" draw:stroke-linejoin="miter" svg:stroke-linecap="butt"/>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
      <style:graphic-properties fo:wrap-option="wrap" fo:padding-top="0.05in" fo:padding-bottom="0.05in" fo:padding-left="0.1in" fo:padding-right="0.1in" draw:textarea-vertical-align="top" draw:textarea-horizontal-align="left" draw:fill="solid" draw:fill-color="#ffffff" draw:opacity="100%"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
      <style:graphic-properties fo:wrap-option="no-wrap" fo:padding-top="0in" fo:padding-bottom="0in" fo:padding-left="0in" fo:padding-right="0in" draw:textarea-vertical-align="top" draw:textarea-horizontal-align="left" draw:fill="none"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5278in" style:font-size-asian="0.15278in" style:font-size-complex="0.152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
      <style:graphic-properties fo:wrap-option="wrap" fo:padding-top="0.05in" fo:padding-bottom="0.05in" fo:padding-left="0.1in" fo:padding-right="0.1in" draw:textarea-vertical-align="middle" draw:textarea-horizontal-align="center" draw:fill="solid" draw:fill-color="#ffffff" draw:opacity="100%"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5278in" style:font-size-asian="0.15278in" style:font-size-complex="0.152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5278in" style:font-size-asian="0.15278in" style:font-size-complex="0.152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05in" fo:padding-bottom="0.05in" fo:padding-left="0.1in" fo:padding-right="0.1in" draw:textarea-vertical-align="middle" draw:textarea-horizontal-align="center" draw:fill="solid" draw:fill-color="#ffffff" draw:opacity="100%"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complex="Tahoma" style:font-family-generic="modern" style:font-family-generic-asian="modern" style:font-pitch="variable" style:font-pitch-asian="variable" style:font-pitch-complex="variable" fo:font-size="0.15278in" style:font-size-asian="0.15278in" style:font-size-complex="0.152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complex="Tahoma" style:font-family-generic="modern" style:font-family-generic-asian="modern" style:font-pitch="variable" style:font-pitch-asian="variable" style:font-pitch-complex="variable" fo:font-size="0.15278in" style:font-size-asian="0.15278in" style:font-size-complex="0.152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complex="Tahoma" style:font-family-generic="modern" style:font-family-generic-asian="modern"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complex="Tahoma" style:font-family-generic="modern" style:font-family-generic-asian="modern" style:font-pitch="variable" style:font-pitch-asian="variable" style:font-pitch-complex="variable" fo:font-size="0.15278in" style:font-size-asian="0.15278in" style:font-size-complex="0.152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complex="Tahoma" style:font-family-generic="modern" style:font-family-generic-asian="modern"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05in" fo:padding-bottom="0.05in" fo:padding-left="0.1in" fo:padding-right="0.1in" draw:textarea-vertical-align="middle" draw:textarea-horizontal-align="center" draw:fill="solid" draw:fill-color="#ffffff" draw:opacity="100%"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fo:wrap-option="wrap" fo:padding-top="0.05in" fo:padding-bottom="0.05in" fo:padding-left="0.05906in" fo:padding-right="0.05906in" draw:textarea-vertical-align="middle" draw:textarea-horizontal-align="center" draw:fill="solid" draw:fill-color="#ffffff" draw:opacity="100%"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fo:wrap-option="wrap" fo:padding-top="0.05in" fo:padding-bottom="0.05in" fo:padding-left="0.05906in" fo:padding-right="0.05906in" draw:textarea-vertical-align="top" draw:textarea-horizontal-align="left" draw:fill="solid" draw:fill-color="#ffffff" draw:opacity="100%"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5278in" style:font-size-asian="0.15278in" style:font-size-complex="0.152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5278in" style:font-size-asian="0.15278in" style:font-size-complex="0.152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wrap" fo:padding-top="0.04331in" fo:padding-bottom="0.04331in" fo:padding-left="0.09331in" fo:padding-right="0.09331in" draw:textarea-vertical-align="middle" draw:textarea-horizontal-align="center" draw:fill="solid" draw:fill-color="#ffffff" draw:opacity="100%" draw:stroke="none" draw:auto-grow-width="false" draw:auto-grow-height="false"/>
      <style:paragraph-properties style:font-independent-line-spacing="false" style:writing-mode="lr-tb"/>
    </style:style>
    <style:style style:family="graphic" style:name="a601">
      <style:graphic-properties fo:wrap-option="wrap" fo:padding-top="0in" fo:padding-bottom="0in" fo:padding-left="0in" fo:padding-right="0in" draw:textarea-vertical-align="middle" draw:textarea-horizontal-align="center" draw:fill="none" draw:stroke="solid" svg:stroke-width="0in" svg:stroke-color="#000000" svg:stroke-opacity="100%" draw:stroke-linejoin="miter" svg:stroke-linecap="butt" draw:auto-grow-width="false" draw:auto-grow-height="fals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wrap" fo:padding-top="0.05in" fo:padding-bottom="0.05in" fo:padding-left="0.1in" fo:padding-right="0.1in" draw:textarea-vertical-align="top" draw:textarea-horizontal-align="left" draw:fill="solid" draw:fill-color="#ffffff" draw:opacity="100%"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5">
      <style:graphic-properties fo:wrap-option="wrap" fo:padding-top="0in" fo:padding-bottom="0in" fo:padding-left="0in" fo:padding-right="0in" draw:textarea-vertical-align="middle" draw:textarea-horizontal-align="center" draw:fill="none" draw:stroke="solid" svg:stroke-width="0in" svg:stroke-color="#000000" draw:marker-end="a604" svg:stroke-opacity="100%" draw:stroke-linejoin="miter" svg:stroke-linecap="butt" draw:auto-grow-width="false" draw:auto-grow-height="false"/>
      <style:paragraph-properties style:font-independent-line-spacing="false" style:writing-mode="lr-tb"/>
    </style:style>
    <style:style style:family="paragraph" style:name="a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
      <style:graphic-properties fo:wrap-option="wrap" fo:padding-top="0.05in" fo:padding-bottom="0.05in" fo:padding-left="0.1in" fo:padding-right="0.1in" draw:textarea-vertical-align="middle" draw:textarea-horizontal-align="center" draw:fill="solid" draw:fill-color="#ffffff" draw:opacity="100%"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paragraph" style:name="a6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8">
      <style:graphic-properties fo:wrap-option="wrap" fo:padding-top="0in" fo:padding-bottom="0in" fo:padding-left="0in" fo:padding-right="0in" draw:textarea-vertical-align="middle" draw:textarea-horizontal-align="center" draw:fill="none" draw:stroke="solid" svg:stroke-width="0in" svg:stroke-color="#111111" svg:stroke-opacity="100%" draw:stroke-linejoin="miter" svg:stroke-linecap="butt" draw:auto-grow-width="false" draw:auto-grow-height="false"/>
      <style:paragraph-properties style:font-independent-line-spacing="fals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complex="Tahoma" style:font-family-generic="modern" style:font-family-generic-asian="modern"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complex="Tahoma" style:font-family-generic="modern" style:font-family-generic-asian="modern" style:font-pitch="variable" style:font-pitch-asian="variable" style:font-pitch-complex="variable" fo:font-size="0.15278in" style:font-size-asian="0.15278in" style:font-size-complex="0.152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complex="Tahoma" style:font-family-generic="modern" style:font-family-generic-asian="modern"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complex="Tahoma" style:font-family-generic="modern" style:font-family-generic-asian="modern" style:font-pitch="variable" style:font-pitch-asian="variable" style:font-pitch-complex="variable" fo:font-size="0.15278in" style:font-size-asian="0.15278in" style:font-size-complex="0.152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complex="Tahoma" style:font-family-generic="modern" style:font-family-generic-asian="modern"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in" fo:padding-bottom="0in" fo:padding-left="0in" fo:padding-right="0in" draw:textarea-vertical-align="middle" draw:textarea-horizontal-align="center" draw:fill="none" draw:stroke="solid" svg:stroke-width="0in" svg:stroke-color="#111111" draw:marker-end="a500" svg:stroke-opacity="100%" draw:stroke-linejoin="miter" svg:stroke-linecap="butt" draw:auto-grow-width="false" draw:auto-grow-height="false"/>
      <style:paragraph-properties style:font-independent-line-spacing="false" style:writing-mode="lr-tb"/>
    </style:style>
    <style:style style:family="graphic" style:name="a56">
      <style:graphic-properties fo:wrap-option="wrap" fo:padding-top="0.05in" fo:padding-bottom="0.05in" fo:padding-left="0.1in" fo:padding-right="0.1in" draw:textarea-vertical-align="middle" draw:textarea-horizontal-align="center" draw:fill="solid" draw:fill-color="#ffffff" draw:opacity="100%"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5278in" style:font-size-asian="0.15278in" style:font-size-complex="0.152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5278in" style:font-size-asian="0.15278in" style:font-size-complex="0.152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05in" fo:padding-bottom="0.05in" fo:padding-left="0.05906in" fo:padding-right="0.05906in" draw:textarea-vertical-align="top" draw:textarea-horizontal-align="left" draw:fill="none"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paragraph" style:name="a5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05in" fo:padding-bottom="0.05in" fo:padding-left="0.1in" fo:padding-right="0.1in" draw:textarea-vertical-align="middle" draw:textarea-horizontal-align="center" draw:fill="solid" draw:fill-color="#ffffff" draw:opacity="100%"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1111in" style:font-size-asian="0.11111in" style:font-size-complex="0.11111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false" style:writing-mode="lr-tb"/>
    </style:style>
    <style:style style:family="graphic" style:name="a611">
      <style:graphic-properties fo:wrap-option="wrap" fo:padding-top="0in" fo:padding-bottom="0in" fo:padding-left="0in" fo:padding-right="0in" draw:textarea-vertical-align="middle" draw:textarea-horizontal-align="center" draw:fill="none" draw:stroke="solid" svg:stroke-width="0in" svg:stroke-color="#000000" svg:stroke-opacity="100%" draw:stroke-linejoin="miter" svg:stroke-linecap="butt" draw:auto-grow-width="false" draw:auto-grow-height="false"/>
      <style:paragraph-properties style:font-independent-line-spacing="fals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4">
      <style:graphic-properties fo:wrap-option="wrap" fo:padding-top="0in" fo:padding-bottom="0in" fo:padding-left="0in" fo:padding-right="0in" draw:textarea-vertical-align="middle" draw:textarea-horizontal-align="center" draw:fill="none" draw:stroke="solid" svg:stroke-width="0in" svg:stroke-color="#111111" svg:stroke-opacity="100%" draw:stroke-linejoin="miter" svg:stroke-linecap="butt" draw:auto-grow-width="false" draw:auto-grow-height="false"/>
      <style:paragraph-properties style:font-independent-line-spacing="false" style:writing-mode="lr-tb"/>
    </style:style>
    <style:style style:family="paragraph" style:name="a4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in" fo:padding-bottom="0in" fo:padding-left="0in" fo:padding-right="0in" draw:textarea-vertical-align="middle" draw:textarea-horizontal-align="center" draw:fill="none" draw:stroke="solid" svg:stroke-width="0in" svg:stroke-color="#111111" svg:stroke-opacity="100%" draw:stroke-linejoin="miter" svg:stroke-linecap="butt" draw:auto-grow-width="false" draw:auto-grow-height="false"/>
      <style:paragraph-properties style:font-independent-line-spacing="fals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Liberation Serif" style:font-family-asian="游ゴシック" style:font-family-complex="Tahoma" style:font-family-generic="roman" style:font-family-generic-asian="modern" style:font-pitch="variable" style:font-pitch-asian="variable" style:font-pitch-complex="variable" fo:font-size="0.16667in" style:font-size-asian="0.16667in" style:font-size-complex="0.16667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4">
      <style:graphic-properties fo:wrap-option="wrap" fo:padding-top="0.04331in" fo:padding-bottom="0.04331in" fo:padding-left="0.09331in" fo:padding-right="0.09331in" draw:textarea-vertical-align="middle" draw:textarea-horizontal-align="center" draw:fill="solid" draw:fill-color="#ffffff" draw:opacity="100%" draw:stroke="none" draw:auto-grow-width="false" draw:auto-grow-height="false"/>
      <style:paragraph-properties style:font-independent-line-spacing="false" style:writing-mode="lr-tb"/>
    </style:style>
    <style:style style:family="paragraph" style:name="a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
      <style:graphic-properties fo:wrap-option="no-wrap" fo:padding-top="0in" fo:padding-bottom="0in" fo:padding-left="0in" fo:padding-right="0in" draw:textarea-vertical-align="middle" draw:textarea-horizontal-align="center" draw:fill="none"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paragraph" style:name="a40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erif" style:font-family-asian="游ゴシック" style:font-family-complex="Tahoma" style:font-family-generic="roman" style:font-family-generic-asian="moder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7">
      <style:graphic-properties fo:wrap-option="wrap" fo:padding-top="0.05in" fo:padding-bottom="0.05in" fo:padding-left="0.1in" fo:padding-right="0.1in" draw:textarea-vertical-align="top" draw:textarea-horizontal-align="left" draw:fill="solid" draw:fill-color="#ffffff" draw:opacity="100%"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paragraph" style:name="a6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1111in" style:font-size-asian="0.11111in" style:font-size-complex="0.11111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Liberation Serif" style:font-family-asian="游ゴシック" style:font-family-complex="Tahoma" style:font-family-generic="roman" style:font-family-generic-asian="modern" style:font-pitch="variable" style:font-pitch-asian="variable" style:font-pitch-complex="variable" fo:font-size="0.13889in" style:font-size-asian="0.13889in" style:font-size-complex="0.13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false" style:writing-mode="lr-tb"/>
    </style:style>
    <style:style style:family="graphic" style:name="a67">
      <style:graphic-properties fo:wrap-option="wrap" fo:padding-top="0.04331in" fo:padding-bottom="0.04331in" fo:padding-left="0.09331in" fo:padding-right="0.09331in" draw:textarea-vertical-align="middle" draw:textarea-horizontal-align="center" draw:fill="none" draw:stroke="solid" svg:stroke-width="0in" svg:stroke-color="#ffffff" svg:stroke-opacity="100%" draw:stroke-linejoin="miter" svg:stroke-linecap="butt" draw:auto-grow-width="false" draw:auto-grow-height="false"/>
      <style:paragraph-properties style:font-independent-line-spacing="fals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0in" fo:padding-bottom="0in" fo:padding-left="0in" fo:padding-right="0in" draw:textarea-vertical-align="middle" draw:textarea-horizontal-align="center" draw:fill="none" draw:stroke="solid" svg:stroke-width="0in" svg:stroke-color="#111111" draw:marker-start="a515" svg:stroke-opacity="100%" draw:stroke-linejoin="miter" svg:stroke-linecap="butt" draw:auto-grow-width="false" draw:auto-grow-height="false"/>
      <style:paragraph-properties style:font-independent-line-spacing="fals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fals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style:font-family-asian="游ゴシック" style:font-family-complex="Tahoma" style:font-family-generic="roman" style:font-family-generic-asian="modern" style:font-pitch="variable" style:font-pitch-asian="variable" style:font-pitch-complex="variable" fo:font-size="0.11111in" style:font-size-asian="0.11111in" style:font-size-complex="0.11111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fals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7">
      <style:graphic-properties fo:wrap-option="wrap" fo:padding-top="0in" fo:padding-bottom="0in" fo:padding-left="0in" fo:padding-right="0in" draw:textarea-vertical-align="middle" draw:textarea-horizontal-align="center" draw:fill="none" draw:stroke="solid" svg:stroke-width="0in" svg:stroke-color="#111111" draw:marker-start="a306" svg:stroke-opacity="100%" draw:stroke-linejoin="miter" svg:stroke-linecap="butt" draw:auto-grow-width="false" draw:auto-grow-height="false"/>
      <style:paragraph-properties style:font-independent-line-spacing="fals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fo:wrap-option="wrap" fo:padding-top="0.05in" fo:padding-bottom="0.05in" fo:padding-left="0.1in" fo:padding-right="0.1in" draw:textarea-vertical-align="middle" draw:textarea-horizontal-align="center" draw:fill="solid" draw:fill-color="#ffffff" draw:opacity="100%"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paragraph" style:name="a3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fo:wrap-option="wrap" fo:padding-top="0.05in" fo:padding-bottom="0.05in" fo:padding-left="0.1in" fo:padding-right="0.1in" draw:textarea-vertical-align="middle" draw:textarea-horizontal-align="center" draw:fill="solid" draw:fill-color="#ffffff" draw:opacity="100%"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
      <style:graphic-properties fo:wrap-option="wrap" fo:padding-top="0in" fo:padding-bottom="0in" fo:padding-left="0in" fo:padding-right="0in" draw:textarea-vertical-align="middle" draw:textarea-horizontal-align="center" draw:fill="none" draw:stroke="solid" svg:stroke-width="0.00787in" svg:stroke-color="#000000" draw:marker-end="a70" svg:stroke-opacity="100%" draw:stroke-linejoin="miter" svg:stroke-linecap="butt" draw:auto-grow-width="false" draw:auto-grow-height="false"/>
      <style:paragraph-properties style:font-independent-line-spacing="false" style:writing-mode="lr-tb"/>
    </style:style>
    <style:style style:family="paragraph" style:name="a41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6">
      <style:graphic-properties fo:wrap-option="wrap" fo:padding-top="0.05in" fo:padding-bottom="0.05in" fo:padding-left="0.1in" fo:padding-right="0.1in" draw:textarea-vertical-align="top" draw:textarea-horizontal-align="left" draw:fill="solid" draw:fill-color="#000000" draw:opacity="100%" draw:stroke="solid" svg:stroke-width="0.01378in" svg:stroke-color="#000000" svg:stroke-opacity="100%" draw:stroke-linejoin="miter" svg:stroke-linecap="butt" draw:auto-grow-width="false" draw:auto-grow-height="false"/>
      <style:paragraph-properties style:font-independent-line-spacing="false" style:writing-mode="lr-tb"/>
    </style:style>
    <style:style style:family="paragraph" style:name="a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draw:fill="none" draw:stroke="solid" svg:stroke-width="0.00709in" svg:stroke-color="#000000" draw:marker-end="a417" svg:stroke-opacity="100%" draw:stroke-linejoin="miter" svg:stroke-linecap="butt"/>
    </style:style>
    <style:style style:family="graphic" style:name="a520">
      <style:graphic-properties fo:wrap-option="wrap" fo:padding-top="0in" fo:padding-bottom="0in" fo:padding-left="0in" fo:padding-right="0in" draw:textarea-vertical-align="middle" draw:textarea-horizontal-align="center" draw:fill="none" draw:stroke="solid" svg:stroke-width="0in" svg:stroke-color="#111111" draw:marker-end="a519" svg:stroke-opacity="100%" draw:stroke-linejoin="miter" svg:stroke-linecap="butt" draw:auto-grow-width="false" draw:auto-grow-height="false"/>
      <style:paragraph-properties style:font-independent-line-spacing="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フローチャート図_更新_旧" table:style-name="ta1">
        <table:shapes>
          <draw:custom-shape svg:x="12.83622in" svg:y="1.20394in" svg:width="1.08701in" svg:height="0.39094in" draw:z-index="8" draw:id="id7" draw:style-name="a22" draw:name="シェイプ 7">
            <svg:title/>
            <svg:desc/>
            <text:p text:style-name="a21" text:class-names="" text:cond-style-name=""><text:span text:style-name="a20" text:class-names=""/></text:p>
            <draw:enhanced-geometry xmlns:dr3d="urn:oasis:names:tc:opendocument:xmlns:dr3d:1.0" draw:path-stretchpoint-x="21600" draw:path-stretchpoint-y="21600" draw:type="non-primitive" svg:viewBox="0 0 21600 21600" draw:enhanced-path="M ?f7 ?f7 L ?f15 ?f7 ?f15 ?f16 ?f7 ?f16 Z M ?f9 ?f9 L ?f17 ?f9 ?f17 ?f18 ?f9 ?f18 Z N" draw:text-areas="?f9 ?f9 ?f17 ?f18" draw:glue-points="?f19 ?f19 ?f23 ?f19 ?f23 ?f24 ?f19 ?f24 ?f20 ?f20 ?f21 ?f20 ?f21 ?f22 ?f20 ?f22" draw:glue-point-leaving-directions="-0, -0, -0, -0, -0, -0, -0, -0" draw:modifiers="20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0"/>
              <draw:equation draw:name="f9" draw:formula="?f7 + ?f8"/>
              <draw:equation draw:name="f10" draw:formula="?f5 / 21600"/>
              <draw:equation draw:name="f11" draw:formula="?f4 / 21600"/>
              <draw:equation draw:name="f12" draw:formula="21600 * ?f5"/>
              <draw:equation draw:name="f13" draw:formula="21600 * ?f4"/>
              <draw:equation draw:name="f14" draw:formula="min(?f11, ?f10)"/>
              <draw:equation draw:name="f15" draw:formula="?f12 / ?f6"/>
              <draw:equation draw:name="f16" draw:formula="?f13 / ?f6"/>
              <draw:equation draw:name="f17" draw:formula="?f15 - ?f8"/>
              <draw:equation draw:name="f18" draw:formula="?f16 - ?f8"/>
              <draw:equation draw:name="f19" draw:formula="?f7 * ?f14"/>
              <draw:equation draw:name="f20" draw:formula="?f9 * ?f14"/>
              <draw:equation draw:name="f21" draw:formula="?f17 * ?f14"/>
              <draw:equation draw:name="f22" draw:formula="?f18 * ?f14"/>
              <draw:equation draw:name="f23" draw:formula="?f15 * ?f14"/>
              <draw:equation draw:name="f24" draw:formula="?f16 * ?f14"/>
            </draw:enhanced-geometry>
          </draw:custom-shape>
          <draw:custom-shape svg:x="0.38858in" svg:y="7.48425in" svg:width="1.55906in" svg:height="0.5in" draw:z-index="16" draw:id="id15" draw:style-name="a62" draw:name="シェイプ 10">
            <svg:title/>
            <svg:desc/>
            <text:p text:style-name="a61" text:class-names="" text:cond-style-name=""><text:span text:style-name="a60" text:class-names="">戻るボタン押下</text:span></text:p>
            <draw:enhanced-geometry xmlns:dr3d="urn:oasis:names:tc:opendocument:xmlns:dr3d:1.0" draw:path-stretchpoint-x="21600" draw:path-stretchpoint-y="21600" draw:type="non-primitive" svg:viewBox="0 0 21600 21600" draw:enhanced-path="M ?f7 ?f7 L ?f15 ?f7 ?f15 ?f16 ?f7 ?f16 Z M ?f9 ?f9 L ?f17 ?f9 ?f17 ?f18 ?f9 ?f18 Z N" draw:text-areas="?f9 ?f9 ?f17 ?f18" draw:glue-points="?f19 ?f19 ?f23 ?f19 ?f23 ?f24 ?f19 ?f24 ?f20 ?f20 ?f21 ?f20 ?f21 ?f22 ?f20 ?f22" draw:glue-point-leaving-directions="-0, -0, -0, -0, -0, -0, -0, -0" draw:modifiers="20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0"/>
              <draw:equation draw:name="f9" draw:formula="?f7 + ?f8"/>
              <draw:equation draw:name="f10" draw:formula="?f5 / 21600"/>
              <draw:equation draw:name="f11" draw:formula="?f4 / 21600"/>
              <draw:equation draw:name="f12" draw:formula="21600 * ?f5"/>
              <draw:equation draw:name="f13" draw:formula="21600 * ?f4"/>
              <draw:equation draw:name="f14" draw:formula="min(?f11, ?f10)"/>
              <draw:equation draw:name="f15" draw:formula="?f12 / ?f6"/>
              <draw:equation draw:name="f16" draw:formula="?f13 / ?f6"/>
              <draw:equation draw:name="f17" draw:formula="?f15 - ?f8"/>
              <draw:equation draw:name="f18" draw:formula="?f16 - ?f8"/>
              <draw:equation draw:name="f19" draw:formula="?f7 * ?f14"/>
              <draw:equation draw:name="f20" draw:formula="?f9 * ?f14"/>
              <draw:equation draw:name="f21" draw:formula="?f17 * ?f14"/>
              <draw:equation draw:name="f22" draw:formula="?f18 * ?f14"/>
              <draw:equation draw:name="f23" draw:formula="?f15 * ?f14"/>
              <draw:equation draw:name="f24" draw:formula="?f16 * ?f14"/>
            </draw:enhanced-geometry>
          </draw:custom-shape>
          <draw:custom-shape svg:x="5.90276in" svg:y="0.94882in" svg:width="0.00354in" svg:height="0.57717in" draw:z-index="18" draw:id="id17" draw:style-name="a71" draw:name="垂直線 17">
            <svg:title/>
            <svg:desc/>
            <text:p text:style-name="a69" text:class-names="" text:cond-style-name=""><text:span text:style-name="a68"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horizontal="true">
              <draw:equation draw:name="f0" draw:formula="left"/>
              <draw:equation draw:name="f1" draw:formula="right"/>
              <draw:equation draw:name="f2" draw:formula="top"/>
              <draw:equation draw:name="f3" draw:formula="bottom"/>
            </draw:enhanced-geometry>
          </draw:custom-shape>
          <draw:custom-shape svg:x="5.90276in" svg:y="2.28504in" svg:width="0in" svg:height="0.38347in" draw:z-index="21" draw:id="id20" draw:style-name="a84" draw:name="垂直線 18">
            <svg:title/>
            <svg:desc/>
            <text:p text:style-name="a82" text:class-names="" text:cond-style-name=""><text:span text:style-name="a81"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90236in" svg:y="5.34724in" svg:width="0in" svg:height="0.42205in" draw:z-index="23" draw:id="id22" draw:style-name="a93" draw:name="垂直線 19">
            <svg:title/>
            <svg:desc/>
            <text:p text:style-name="a91" text:class-names="" text:cond-style-name=""><text:span text:style-name="a90"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89449in" svg:y="4.15236in" svg:width="0.00039in" svg:height="0.44095in" draw:z-index="25" draw:id="id24" draw:style-name="a101" draw:name="垂直線 21">
            <svg:title/>
            <svg:desc/>
            <text:p text:style-name="a99" text:class-names="" text:cond-style-name=""><text:span text:style-name="a98"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11102in" svg:y="3.63386in" svg:width="1.55906in" svg:height="0.5in" draw:z-index="27" draw:id="id26" draw:style-name="a107" draw:name="シェイプ 11">
            <svg:title/>
            <svg:desc/>
            <text:p text:style-name="a106" text:class-names="" text:cond-style-name=""><text:span text:style-name="a105" text:class-names="">更新ボタン押下</text:span></text:p>
            <draw:enhanced-geometry xmlns:dr3d="urn:oasis:names:tc:opendocument:xmlns:dr3d:1.0" draw:path-stretchpoint-x="21600" draw:path-stretchpoint-y="21600" draw:type="non-primitive" svg:viewBox="0 0 21600 21600" draw:enhanced-path="M ?f7 ?f7 L ?f15 ?f7 ?f15 ?f16 ?f7 ?f16 Z M ?f9 ?f9 L ?f17 ?f9 ?f17 ?f18 ?f9 ?f18 Z N" draw:text-areas="?f9 ?f9 ?f17 ?f18" draw:glue-points="?f19 ?f19 ?f23 ?f19 ?f23 ?f24 ?f19 ?f24 ?f20 ?f20 ?f21 ?f20 ?f21 ?f22 ?f20 ?f22" draw:glue-point-leaving-directions="-0, -0, -0, -0, -0, -0, -0, -0" draw:modifiers="20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0"/>
              <draw:equation draw:name="f9" draw:formula="?f7 + ?f8"/>
              <draw:equation draw:name="f10" draw:formula="?f5 / 21600"/>
              <draw:equation draw:name="f11" draw:formula="?f4 / 21600"/>
              <draw:equation draw:name="f12" draw:formula="21600 * ?f5"/>
              <draw:equation draw:name="f13" draw:formula="21600 * ?f4"/>
              <draw:equation draw:name="f14" draw:formula="min(?f11, ?f10)"/>
              <draw:equation draw:name="f15" draw:formula="?f12 / ?f6"/>
              <draw:equation draw:name="f16" draw:formula="?f13 / ?f6"/>
              <draw:equation draw:name="f17" draw:formula="?f15 - ?f8"/>
              <draw:equation draw:name="f18" draw:formula="?f16 - ?f8"/>
              <draw:equation draw:name="f19" draw:formula="?f7 * ?f14"/>
              <draw:equation draw:name="f20" draw:formula="?f9 * ?f14"/>
              <draw:equation draw:name="f21" draw:formula="?f17 * ?f14"/>
              <draw:equation draw:name="f22" draw:formula="?f18 * ?f14"/>
              <draw:equation draw:name="f23" draw:formula="?f15 * ?f14"/>
              <draw:equation draw:name="f24" draw:formula="?f16 * ?f14"/>
            </draw:enhanced-geometry>
          </draw:custom-shape>
          <draw:custom-shape svg:x="3.90236in" svg:y="4.97441in" svg:width="1.21654in" svg:height="0in" draw:z-index="34" draw:id="id33" draw:style-name="a130" draw:name="水平線 7">
            <svg:title/>
            <svg:desc/>
            <text:p text:style-name="a128" text:class-names="" text:cond-style-name=""><text:span text:style-name="a127"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89685in" svg:y="7.53268in" svg:width="0.01378in" svg:height="0.50945in" draw:z-index="35" draw:id="id34" draw:style-name="a134" draw:name="垂直線 23">
            <svg:title/>
            <svg:desc/>
            <text:p text:style-name="a132" text:class-names="" text:cond-style-name=""><text:span text:style-name="a131"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6.61575in" svg:y="7.25748in" svg:width="1.14606in" svg:height="0in" draw:z-index="37" draw:id="id36" draw:style-name="a141" draw:name="水平線 8">
            <svg:title/>
            <svg:desc/>
            <text:p text:style-name="a139" text:class-names="" text:cond-style-name=""><text:span text:style-name="a138"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2.04921in" svg:y="1.9in" svg:width="3.06969in" svg:height="0.00827in" draw:z-index="38" draw:id="id37" draw:style-name="a145" draw:name="線 8">
            <svg:title/>
            <svg:desc/>
            <text:p text:style-name="a143" text:class-names="" text:cond-style-name=""><text:span text:style-name="a142"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mirror-horizontal="true">
              <draw:equation draw:name="f0" draw:formula="left"/>
              <draw:equation draw:name="f1" draw:formula="right"/>
              <draw:equation draw:name="f2" draw:formula="top"/>
              <draw:equation draw:name="f3" draw:formula="bottom"/>
            </draw:enhanced-geometry>
          </draw:custom-shape>
          <draw:custom-shape svg:x="1.21614in" svg:y="5.04409in" svg:width="1.17244in" svg:height="0.00906in" draw:z-index="39" draw:id="id38" draw:style-name="a148" draw:name="水平線 9">
            <svg:title/>
            <svg:desc/>
            <text:p text:style-name="a147" text:class-names="" text:cond-style-name=""><text:span text:style-name="a146"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custom-shape svg:width="0.64724in" svg:height="1.15906in" draw:z-index="40" draw:id="id39" draw:style-name="a151" draw:transform="translate(-0.32362in -0.57953in) rotate(-3.14159) translate(4.79528in 5.55394in)" draw:name="4 点付きの多折線 3">
            <svg:title/>
            <svg:desc/>
            <text:p text:style-name="a150" text:class-names="" text:cond-style-name=""><text:span text:style-name="a149" text:class-names=""/></text:p>
            <draw:enhanced-geometry xmlns:dr3d="urn:oasis:names:tc:opendocument:xmlns:dr3d:1.0" draw:type="non-primitive" svg:viewBox="0 0 1645 2945" draw:enhanced-path="F M 0 0 L 1645 0 1645 89 1645 2945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45"/>
              <draw:equation draw:name="f7" draw:formula="?f4 / 2945"/>
              <draw:equation draw:name="f8" draw:formula="?f0 / ?f6"/>
              <draw:equation draw:name="f9" draw:formula="?f1 / ?f6"/>
              <draw:equation draw:name="f10" draw:formula="?f2 / ?f7"/>
              <draw:equation draw:name="f11" draw:formula="?f3 / ?f7"/>
            </draw:enhanced-geometry>
          </draw:custom-shape>
          <draw:custom-shape svg:width="1.33228in" svg:height="2.37087in" draw:z-index="41" draw:id="id40" draw:style-name="a154" draw:transform="translate(-0.66614in -1.18543in) rotate(-1.5708) translate(2.33189in 5.44016in)" draw:name="3 点付きの多折線 1">
            <svg:title/>
            <svg:desc/>
            <text:p text:style-name="a153" text:class-names="" text:cond-style-name=""><text:span text:style-name="a152" text:class-names=""/></text:p>
            <draw:enhanced-geometry xmlns:dr3d="urn:oasis:names:tc:opendocument:xmlns:dr3d:1.0" draw:type="non-primitive" svg:viewBox="0 0 3385 6023" draw:enhanced-path="F M 0 0 L 3385 0 3363 6023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5"/>
              <draw:equation draw:name="f7" draw:formula="?f4 / 6023"/>
              <draw:equation draw:name="f8" draw:formula="?f0 / ?f6"/>
              <draw:equation draw:name="f9" draw:formula="?f1 / ?f6"/>
              <draw:equation draw:name="f10" draw:formula="?f2 / ?f7"/>
              <draw:equation draw:name="f11" draw:formula="?f3 / ?f7"/>
            </draw:enhanced-geometry>
          </draw:custom-shape>
          <draw:custom-shape svg:x="1.62717in" svg:y="3.01929in" svg:width="1.55906in" svg:height="0.5in" draw:z-index="42" draw:id="id41" draw:style-name="a157" draw:name="シェイプ 12">
            <svg:title/>
            <svg:desc/>
            <text:p text:style-name="a156" text:class-names="" text:cond-style-name=""><text:span text:style-name="a155" text:class-names="">クリアボタン押下</text:span></text:p>
            <draw:enhanced-geometry xmlns:dr3d="urn:oasis:names:tc:opendocument:xmlns:dr3d:1.0" draw:path-stretchpoint-x="21600" draw:path-stretchpoint-y="21600" draw:type="non-primitive" svg:viewBox="0 0 21600 21600" draw:enhanced-path="M ?f7 ?f7 L ?f15 ?f7 ?f15 ?f16 ?f7 ?f16 Z M ?f9 ?f9 L ?f17 ?f9 ?f17 ?f18 ?f9 ?f18 Z N" draw:text-areas="?f9 ?f9 ?f17 ?f18" draw:glue-points="?f19 ?f19 ?f23 ?f19 ?f23 ?f24 ?f19 ?f24 ?f20 ?f20 ?f21 ?f20 ?f21 ?f22 ?f20 ?f22" draw:glue-point-leaving-directions="-0, -0, -0, -0, -0, -0, -0, -0" draw:modifiers="20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0"/>
              <draw:equation draw:name="f9" draw:formula="?f7 + ?f8"/>
              <draw:equation draw:name="f10" draw:formula="?f5 / 21600"/>
              <draw:equation draw:name="f11" draw:formula="?f4 / 21600"/>
              <draw:equation draw:name="f12" draw:formula="21600 * ?f5"/>
              <draw:equation draw:name="f13" draw:formula="21600 * ?f4"/>
              <draw:equation draw:name="f14" draw:formula="min(?f11, ?f10)"/>
              <draw:equation draw:name="f15" draw:formula="?f12 / ?f6"/>
              <draw:equation draw:name="f16" draw:formula="?f13 / ?f6"/>
              <draw:equation draw:name="f17" draw:formula="?f15 - ?f8"/>
              <draw:equation draw:name="f18" draw:formula="?f16 - ?f8"/>
              <draw:equation draw:name="f19" draw:formula="?f7 * ?f14"/>
              <draw:equation draw:name="f20" draw:formula="?f9 * ?f14"/>
              <draw:equation draw:name="f21" draw:formula="?f17 * ?f14"/>
              <draw:equation draw:name="f22" draw:formula="?f18 * ?f14"/>
              <draw:equation draw:name="f23" draw:formula="?f15 * ?f14"/>
              <draw:equation draw:name="f24" draw:formula="?f16 * ?f14"/>
            </draw:enhanced-geometry>
          </draw:custom-shape>
          <draw:custom-shape svg:x="2.76496in" svg:y="3.5378in" svg:width="0.0126in" svg:height="1.23622in" draw:z-index="43" draw:id="id42" draw:style-name="a161" draw:name="垂直線 24">
            <svg:title/>
            <svg:desc/>
            <text:p text:style-name="a159" text:class-names="" text:cond-style-name=""><text:span text:style-name="a158"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custom-shape svg:x="3.2063in" svg:y="3.12244in" svg:width="1.90433in" svg:height="0in" draw:z-index="44" draw:id="id43" draw:style-name="a166" draw:name="水平線 10">
            <svg:title/>
            <svg:desc/>
            <text:p text:style-name="a163" text:class-names="" text:cond-style-name=""><text:span text:style-name="a162"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horizontal="true">
              <draw:equation draw:name="f0" draw:formula="left"/>
              <draw:equation draw:name="f1" draw:formula="right"/>
              <draw:equation draw:name="f2" draw:formula="top"/>
              <draw:equation draw:name="f3" draw:formula="bottom"/>
            </draw:enhanced-geometry>
          </draw:custom-shape>
          <draw:custom-shape svg:x="1.22126in" svg:y="2.82717in" svg:width="3.90551in" svg:height="0in" draw:z-index="45" draw:id="id44" draw:style-name="a169" draw:name="水平線 11">
            <svg:title/>
            <svg:desc/>
            <text:p text:style-name="a168" text:class-names="" text:cond-style-name=""><text:span text:style-name="a167"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horizontal="true">
              <draw:equation draw:name="f0" draw:formula="left"/>
              <draw:equation draw:name="f1" draw:formula="right"/>
              <draw:equation draw:name="f2" draw:formula="top"/>
              <draw:equation draw:name="f3" draw:formula="bottom"/>
            </draw:enhanced-geometry>
          </draw:custom-shape>
          <draw:custom-shape svg:x="1.9689in" svg:y="7.77047in" svg:width="3.92913in" svg:height="0in" draw:z-index="46" draw:id="id45" draw:style-name="a172" draw:name="水平線 12">
            <svg:title/>
            <svg:desc/>
            <text:p text:style-name="a171" text:class-names="" text:cond-style-name=""><text:span text:style-name="a170"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g draw:z-index="48" draw:name="グループ化 20" draw:id="id49">
            <svg:title/>
            <svg:desc/>
            <draw:custom-shape svg:x="7.76142in" svg:y="7.37126in" svg:width="1.44134in" svg:height="0.54685in" draw:id="id47" draw:style-name="a186" draw:name="シェイプ 4">
              <svg:title/>
              <svg:desc/>
              <text:p text:style-name="a185" text:class-names="" text:cond-style-name=""><text:span text:style-name="a184" text:class-names="">ユーザー情報マスタ</text:span></text:p>
              <draw:enhanced-geometry xmlns:dr3d="urn:oasis:names:tc:opendocument:xmlns:dr3d:1.0" draw:type="non-primitive" svg:viewBox="0 0 21600 21600" draw:enhanced-path="M ?f12 ?f14 A ?f132 ?f133 ?f134 ?f135 ?f12 ?f14 ?f129 ?f131  W ?f136 ?f137 ?f138 ?f139 ?f12 ?f14 ?f129 ?f131 A ?f179 ?f180 ?f181 ?f182 ?f129 ?f131 ?f176 ?f178  W ?f183 ?f184 ?f185 ?f186 ?f129 ?f131 ?f176 ?f178 L ?f13 ?f17 A ?f226 ?f227 ?f228 ?f229 ?f13 ?f17 ?f223 ?f225  W ?f230 ?f231 ?f232 ?f233 ?f13 ?f17 ?f223 ?f225 A ?f273 ?f274 ?f275 ?f276 ?f223 ?f225 ?f270 ?f272  W ?f277 ?f278 ?f279 ?f280 ?f223 ?f225 ?f270 ?f272 Z N M ?f12 ?f14 A ?f320 ?f321 ?f322 ?f323 ?f12 ?f14 ?f317 ?f319  W ?f324 ?f325 ?f326 ?f327 ?f12 ?f14 ?f317 ?f319 A ?f367 ?f368 ?f369 ?f370 ?f317 ?f319 ?f364 ?f366  W ?f371 ?f372 ?f373 ?f374 ?f317 ?f319 ?f364 ?f366 N" draw:text-areas="?f88 ?f86 ?f91 ?f92" draw:glue-points="?f85 ?f86 ?f85 ?f87 ?f88 ?f89 ?f85 ?f90 ?f91 ?f89" draw:glue-point-leaving-directions="-0, -0, -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3400"/>
                <draw:equation draw:name="f15" draw:formula="21600 - 10800"/>
                <draw:equation draw:name="f16" draw:formula="3400"/>
                <draw:equation draw:name="f17" draw:formula="18200"/>
                <draw:equation draw:name="f18" draw:formula="0 - 10800"/>
                <draw:equation draw:name="f19" draw:formula="18200 - 21600"/>
                <draw:equation draw:name="f20" draw:formula="3400 - 6800"/>
                <draw:equation draw:name="f21" draw:formula="10800 - ?f12"/>
                <draw:equation draw:name="f22" draw:formula="0 - ?f14"/>
                <draw:equation draw:name="f23" draw:formula="0 - ?f2"/>
                <draw:equation draw:name="f24" draw:formula="abs(?f15)"/>
                <draw:equation draw:name="f25" draw:formula="abs(?f16)"/>
                <draw:equation draw:name="f26" draw:formula="if(?f15, ?f0, ?f2)"/>
                <draw:equation draw:name="f27" draw:formula="if(?f15, ?f2, ?f0)"/>
                <draw:equation draw:name="f28" draw:formula="10800 - ?f13"/>
                <draw:equation draw:name="f29" draw:formula="21600 - ?f17"/>
                <draw:equation draw:name="f30" draw:formula="abs(?f18)"/>
                <draw:equation draw:name="f31" draw:formula="abs(?f19)"/>
                <draw:equation draw:name="f32" draw:formula="if(?f18, ?f0, ?f2)"/>
                <draw:equation draw:name="f33" draw:formula="if(?f18, ?f2, ?f0)"/>
                <draw:equation draw:name="f34" draw:formula="6800 - ?f14"/>
                <draw:equation draw:name="f35" draw:formula="abs(?f20)"/>
                <draw:equation draw:name="f36" draw:formula="0 * ?f10"/>
                <draw:equation draw:name="f37" draw:formula="21600 * ?f10"/>
                <draw:equation draw:name="f38" draw:formula="18200 * ?f11"/>
                <draw:equation draw:name="f39" draw:formula="6800 * ?f11"/>
                <draw:equation draw:name="f40" draw:formula="abs(?f21)"/>
                <draw:equation draw:name="f41" draw:formula="abs(?f22)"/>
                <draw:equation draw:name="f42" draw:formula="if(?f21, ?f23, ?f2)"/>
                <draw:equation draw:name="f43" draw:formula="if(?f21, ?f2, ?f23)"/>
                <draw:equation draw:name="f44" draw:formula="if(?f22, 0, ?f1)"/>
                <draw:equation draw:name="f45" draw:formula="if(?f22, ?f1, 0)"/>
                <draw:equation draw:name="f46" draw:formula="if(?f15, ?f23, ?f2)"/>
                <draw:equation draw:name="f47" draw:formula="if(?f15, ?f2, ?f23)"/>
                <draw:equation draw:name="f48" draw:formula="if(?f15, ?f27, ?f26)"/>
                <draw:equation draw:name="f49" draw:formula="if(?f15, ?f26, ?f27)"/>
                <draw:equation draw:name="f50" draw:formula="abs(?f28)"/>
                <draw:equation draw:name="f51" draw:formula="abs(?f29)"/>
                <draw:equation draw:name="f52" draw:formula="if(?f28, ?f23, ?f2)"/>
                <draw:equation draw:name="f53" draw:formula="if(?f28, ?f2, ?f23)"/>
                <draw:equation draw:name="f54" draw:formula="if(?f29, 0, ?f1)"/>
                <draw:equation draw:name="f55" draw:formula="if(?f29, ?f1, 0)"/>
                <draw:equation draw:name="f56" draw:formula="if(?f18, ?f23, ?f2)"/>
                <draw:equation draw:name="f57" draw:formula="if(?f18, ?f2, ?f23)"/>
                <draw:equation draw:name="f58" draw:formula="if(?f18, ?f33, ?f32)"/>
                <draw:equation draw:name="f59" draw:formula="if(?f18, ?f32, ?f33)"/>
                <draw:equation draw:name="f60" draw:formula="abs(?f34)"/>
                <draw:equation draw:name="f61" draw:formula="if(?f34, 0, ?f1)"/>
                <draw:equation draw:name="f62" draw:formula="if(?f34, ?f1, 0)"/>
                <draw:equation draw:name="f63" draw:formula="10800 * ?f10"/>
                <draw:equation draw:name="f64" draw:formula="0 * ?f11"/>
                <draw:equation draw:name="f65" draw:formula="10800 * ?f11"/>
                <draw:equation draw:name="f66" draw:formula="21600 * ?f11"/>
                <draw:equation draw:name="f67" draw:formula="if(?f21, ?f45, ?f44)"/>
                <draw:equation draw:name="f68" draw:formula="if(?f21, ?f44, ?f45)"/>
                <draw:equation draw:name="f69" draw:formula="if(?f22, ?f42, ?f43)"/>
                <draw:equation draw:name="f70" draw:formula="if(?f16, ?f49, ?f48)"/>
                <draw:equation draw:name="f71" draw:formula="if(?f16, ?f47, ?f46)"/>
                <draw:equation draw:name="f72" draw:formula="if(?f28, ?f55, ?f54)"/>
                <draw:equation draw:name="f73" draw:formula="if(?f28, ?f54, ?f55)"/>
                <draw:equation draw:name="f74" draw:formula="if(?f29, ?f52, ?f53)"/>
                <draw:equation draw:name="f75" draw:formula="if(?f19, ?f59, ?f58)"/>
                <draw:equation draw:name="f76" draw:formula="if(?f19, ?f57, ?f56)"/>
                <draw:equation draw:name="f77" draw:formula="if(?f21, ?f62, ?f61)"/>
                <draw:equation draw:name="f78" draw:formula="if(?f21, ?f61, ?f62)"/>
                <draw:equation draw:name="f79" draw:formula="if(?f34, ?f42, ?f43)"/>
                <draw:equation draw:name="f80" draw:formula="if(?f20, ?f49, ?f48)"/>
                <draw:equation draw:name="f81" draw:formula="if(?f20, ?f47, ?f46)"/>
                <draw:equation draw:name="f82" draw:formula="if(?f22, ?f67, ?f68)"/>
                <draw:equation draw:name="f83" draw:formula="if(?f29, ?f72, ?f73)"/>
                <draw:equation draw:name="f84" draw:formula="if(?f34, ?f77, ?f78)"/>
                <draw:equation draw:name="f85" draw:formula="?f63 / ?f10"/>
                <draw:equation draw:name="f86" draw:formula="?f39 / ?f11"/>
                <draw:equation draw:name="f87" draw:formula="?f64 / ?f11"/>
                <draw:equation draw:name="f88" draw:formula="?f36 / ?f10"/>
                <draw:equation draw:name="f89" draw:formula="?f65 / ?f11"/>
                <draw:equation draw:name="f90" draw:formula="?f66 / ?f11"/>
                <draw:equation draw:name="f91" draw:formula="?f37 / ?f10"/>
                <draw:equation draw:name="f92" draw:formula="?f38 / ?f11"/>
                <draw:equation draw:name="f93" draw:formula="21550000 - ?f69"/>
                <draw:equation draw:name="f94" draw:formula="if(?f93, ?f69, 21550000)"/>
                <draw:equation draw:name="f95" draw:formula="-21550000 - ?f94"/>
                <draw:equation draw:name="f96" draw:formula="if(?f95, -21550000, ?f94)"/>
                <draw:equation draw:name="f97" draw:formula="?f82 + ?f96"/>
                <draw:equation draw:name="f98" draw:formula="?f82 + ?f2"/>
                <draw:equation draw:name="f99" draw:formula="?f98 * ?f9 / ?f1"/>
                <draw:equation draw:name="f100" draw:formula="0 - ?f99"/>
                <draw:equation draw:name="f101" draw:formula="cos(?f100)"/>
                <draw:equation draw:name="f102" draw:formula="0 - ?f101"/>
                <draw:equation draw:name="f103" draw:formula="?f102 * ?f40"/>
                <draw:equation draw:name="f104" draw:formula="sin(?f100)"/>
                <draw:equation draw:name="f105" draw:formula="0 - ?f104"/>
                <draw:equation draw:name="f106" draw:formula="?f105 * ?f41"/>
                <draw:equation draw:name="f107" draw:formula="sqrt(?f103 * ?f103 + ?f106 * ?f106 + 0 * 0)"/>
                <draw:equation draw:name="f108" draw:formula="?f40 * ?f41 / ?f107"/>
                <draw:equation draw:name="f109" draw:formula="?f105 * ?f108"/>
                <draw:equation draw:name="f110" draw:formula="?f12 - ?f109"/>
                <draw:equation draw:name="f111" draw:formula="?f102 * ?f108"/>
                <draw:equation draw:name="f112" draw:formula="?f14 - ?f111"/>
                <draw:equation draw:name="f113" draw:formula="?f110 - ?f40"/>
                <draw:equation draw:name="f114" draw:formula="?f112 - ?f41"/>
                <draw:equation draw:name="f115" draw:formula="?f110 + ?f40"/>
                <draw:equation draw:name="f116" draw:formula="?f112 + ?f41"/>
                <draw:equation draw:name="f117" draw:formula="?f97 + ?f2"/>
                <draw:equation draw:name="f118" draw:formula="?f117 * ?f9 / ?f1"/>
                <draw:equation draw:name="f119" draw:formula="0 - ?f118"/>
                <draw:equation draw:name="f120" draw:formula="cos(?f119)"/>
                <draw:equation draw:name="f121" draw:formula="0 - ?f120"/>
                <draw:equation draw:name="f122" draw:formula="?f121 * ?f40"/>
                <draw:equation draw:name="f123" draw:formula="sin(?f119)"/>
                <draw:equation draw:name="f124" draw:formula="0 - ?f123"/>
                <draw:equation draw:name="f125" draw:formula="?f124 * ?f41"/>
                <draw:equation draw:name="f126" draw:formula="sqrt(?f122 * ?f122 + ?f125 * ?f125 + 0 * 0)"/>
                <draw:equation draw:name="f127" draw:formula="?f40 * ?f41 / ?f126"/>
                <draw:equation draw:name="f128" draw:formula="?f124 * ?f127"/>
                <draw:equation draw:name="f129" draw:formula="?f110 + ?f128"/>
                <draw:equation draw:name="f130" draw:formula="?f121 * ?f127"/>
                <draw:equation draw:name="f131" draw:formula="?f112 + ?f130"/>
                <draw:equation draw:name="f132" draw:formula="if(?f96, ?f12, ?f113)"/>
                <draw:equation draw:name="f133" draw:formula="if(?f96, ?f14, ?f114)"/>
                <draw:equation draw:name="f134" draw:formula="if(?f96, ?f12, ?f115)"/>
                <draw:equation draw:name="f135" draw:formula="if(?f96, ?f14, ?f116)"/>
                <draw:equation draw:name="f136" draw:formula="if(?f96, ?f113, ?f129)"/>
                <draw:equation draw:name="f137" draw:formula="if(?f96, ?f114, ?f131)"/>
                <draw:equation draw:name="f138" draw:formula="if(?f96, ?f115, ?f129)"/>
                <draw:equation draw:name="f139" draw:formula="if(?f96, ?f116, ?f131)"/>
                <draw:equation draw:name="f140" draw:formula="21550000 - ?f71"/>
                <draw:equation draw:name="f141" draw:formula="if(?f140, ?f71, 21550000)"/>
                <draw:equation draw:name="f142" draw:formula="-21550000 - ?f141"/>
                <draw:equation draw:name="f143" draw:formula="if(?f142, -21550000, ?f141)"/>
                <draw:equation draw:name="f144" draw:formula="?f70 + ?f143"/>
                <draw:equation draw:name="f145" draw:formula="?f70 + ?f2"/>
                <draw:equation draw:name="f146" draw:formula="?f145 * ?f9 / ?f1"/>
                <draw:equation draw:name="f147" draw:formula="0 - ?f146"/>
                <draw:equation draw:name="f148" draw:formula="cos(?f147)"/>
                <draw:equation draw:name="f149" draw:formula="0 - ?f148"/>
                <draw:equation draw:name="f150" draw:formula="?f149 * ?f24"/>
                <draw:equation draw:name="f151" draw:formula="sin(?f147)"/>
                <draw:equation draw:name="f152" draw:formula="0 - ?f151"/>
                <draw:equation draw:name="f153" draw:formula="?f152 * ?f25"/>
                <draw:equation draw:name="f154" draw:formula="sqrt(?f150 * ?f150 + ?f153 * ?f153 + 0 * 0)"/>
                <draw:equation draw:name="f155" draw:formula="?f24 * ?f25 / ?f154"/>
                <draw:equation draw:name="f156" draw:formula="?f152 * ?f155"/>
                <draw:equation draw:name="f157" draw:formula="?f129 - ?f156"/>
                <draw:equation draw:name="f158" draw:formula="?f149 * ?f155"/>
                <draw:equation draw:name="f159" draw:formula="?f131 - ?f158"/>
                <draw:equation draw:name="f160" draw:formula="?f157 - ?f24"/>
                <draw:equation draw:name="f161" draw:formula="?f159 - ?f25"/>
                <draw:equation draw:name="f162" draw:formula="?f157 + ?f24"/>
                <draw:equation draw:name="f163" draw:formula="?f159 + ?f25"/>
                <draw:equation draw:name="f164" draw:formula="?f144 + ?f2"/>
                <draw:equation draw:name="f165" draw:formula="?f164 * ?f9 / ?f1"/>
                <draw:equation draw:name="f166" draw:formula="0 - ?f165"/>
                <draw:equation draw:name="f167" draw:formula="cos(?f166)"/>
                <draw:equation draw:name="f168" draw:formula="0 - ?f167"/>
                <draw:equation draw:name="f169" draw:formula="?f168 * ?f24"/>
                <draw:equation draw:name="f170" draw:formula="sin(?f166)"/>
                <draw:equation draw:name="f171" draw:formula="0 - ?f170"/>
                <draw:equation draw:name="f172" draw:formula="?f171 * ?f25"/>
                <draw:equation draw:name="f173" draw:formula="sqrt(?f169 * ?f169 + ?f172 * ?f172 + 0 * 0)"/>
                <draw:equation draw:name="f174" draw:formula="?f24 * ?f25 / ?f173"/>
                <draw:equation draw:name="f175" draw:formula="?f171 * ?f174"/>
                <draw:equation draw:name="f176" draw:formula="?f157 + ?f175"/>
                <draw:equation draw:name="f177" draw:formula="?f168 * ?f174"/>
                <draw:equation draw:name="f178" draw:formula="?f159 + ?f177"/>
                <draw:equation draw:name="f179" draw:formula="if(?f143, ?f129, ?f160)"/>
                <draw:equation draw:name="f180" draw:formula="if(?f143, ?f131, ?f161)"/>
                <draw:equation draw:name="f181" draw:formula="if(?f143, ?f129, ?f162)"/>
                <draw:equation draw:name="f182" draw:formula="if(?f143, ?f131, ?f163)"/>
                <draw:equation draw:name="f183" draw:formula="if(?f143, ?f160, ?f176)"/>
                <draw:equation draw:name="f184" draw:formula="if(?f143, ?f161, ?f178)"/>
                <draw:equation draw:name="f185" draw:formula="if(?f143, ?f162, ?f176)"/>
                <draw:equation draw:name="f186" draw:formula="if(?f143, ?f163, ?f178)"/>
                <draw:equation draw:name="f187" draw:formula="21550000 - ?f74"/>
                <draw:equation draw:name="f188" draw:formula="if(?f187, ?f74, 21550000)"/>
                <draw:equation draw:name="f189" draw:formula="-21550000 - ?f188"/>
                <draw:equation draw:name="f190" draw:formula="if(?f189, -21550000, ?f188)"/>
                <draw:equation draw:name="f191" draw:formula="?f83 + ?f190"/>
                <draw:equation draw:name="f192" draw:formula="?f83 + ?f2"/>
                <draw:equation draw:name="f193" draw:formula="?f192 * ?f9 / ?f1"/>
                <draw:equation draw:name="f194" draw:formula="0 - ?f193"/>
                <draw:equation draw:name="f195" draw:formula="cos(?f194)"/>
                <draw:equation draw:name="f196" draw:formula="0 - ?f195"/>
                <draw:equation draw:name="f197" draw:formula="?f196 * ?f50"/>
                <draw:equation draw:name="f198" draw:formula="sin(?f194)"/>
                <draw:equation draw:name="f199" draw:formula="0 - ?f198"/>
                <draw:equation draw:name="f200" draw:formula="?f199 * ?f51"/>
                <draw:equation draw:name="f201" draw:formula="sqrt(?f197 * ?f197 + ?f200 * ?f200 + 0 * 0)"/>
                <draw:equation draw:name="f202" draw:formula="?f50 * ?f51 / ?f201"/>
                <draw:equation draw:name="f203" draw:formula="?f199 * ?f202"/>
                <draw:equation draw:name="f204" draw:formula="?f13 - ?f203"/>
                <draw:equation draw:name="f205" draw:formula="?f196 * ?f202"/>
                <draw:equation draw:name="f206" draw:formula="?f17 - ?f205"/>
                <draw:equation draw:name="f207" draw:formula="?f204 - ?f50"/>
                <draw:equation draw:name="f208" draw:formula="?f206 - ?f51"/>
                <draw:equation draw:name="f209" draw:formula="?f204 + ?f50"/>
                <draw:equation draw:name="f210" draw:formula="?f206 + ?f51"/>
                <draw:equation draw:name="f211" draw:formula="?f191 + ?f2"/>
                <draw:equation draw:name="f212" draw:formula="?f211 * ?f9 / ?f1"/>
                <draw:equation draw:name="f213" draw:formula="0 - ?f212"/>
                <draw:equation draw:name="f214" draw:formula="cos(?f213)"/>
                <draw:equation draw:name="f215" draw:formula="0 - ?f214"/>
                <draw:equation draw:name="f216" draw:formula="?f215 * ?f50"/>
                <draw:equation draw:name="f217" draw:formula="sin(?f213)"/>
                <draw:equation draw:name="f218" draw:formula="0 - ?f217"/>
                <draw:equation draw:name="f219" draw:formula="?f218 * ?f51"/>
                <draw:equation draw:name="f220" draw:formula="sqrt(?f216 * ?f216 + ?f219 * ?f219 + 0 * 0)"/>
                <draw:equation draw:name="f221" draw:formula="?f50 * ?f51 / ?f220"/>
                <draw:equation draw:name="f222" draw:formula="?f218 * ?f221"/>
                <draw:equation draw:name="f223" draw:formula="?f204 + ?f222"/>
                <draw:equation draw:name="f224" draw:formula="?f215 * ?f221"/>
                <draw:equation draw:name="f225" draw:formula="?f206 + ?f224"/>
                <draw:equation draw:name="f226" draw:formula="if(?f190, ?f13, ?f207)"/>
                <draw:equation draw:name="f227" draw:formula="if(?f190, ?f17, ?f208)"/>
                <draw:equation draw:name="f228" draw:formula="if(?f190, ?f13, ?f209)"/>
                <draw:equation draw:name="f229" draw:formula="if(?f190, ?f17, ?f210)"/>
                <draw:equation draw:name="f230" draw:formula="if(?f190, ?f207, ?f223)"/>
                <draw:equation draw:name="f231" draw:formula="if(?f190, ?f208, ?f225)"/>
                <draw:equation draw:name="f232" draw:formula="if(?f190, ?f209, ?f223)"/>
                <draw:equation draw:name="f233" draw:formula="if(?f190, ?f210, ?f225)"/>
                <draw:equation draw:name="f234" draw:formula="21550000 - ?f76"/>
                <draw:equation draw:name="f235" draw:formula="if(?f234, ?f76, 21550000)"/>
                <draw:equation draw:name="f236" draw:formula="-21550000 - ?f235"/>
                <draw:equation draw:name="f237" draw:formula="if(?f236, -21550000, ?f235)"/>
                <draw:equation draw:name="f238" draw:formula="?f75 + ?f237"/>
                <draw:equation draw:name="f239" draw:formula="?f75 + ?f2"/>
                <draw:equation draw:name="f240" draw:formula="?f239 * ?f9 / ?f1"/>
                <draw:equation draw:name="f241" draw:formula="0 - ?f240"/>
                <draw:equation draw:name="f242" draw:formula="cos(?f241)"/>
                <draw:equation draw:name="f243" draw:formula="0 - ?f242"/>
                <draw:equation draw:name="f244" draw:formula="?f243 * ?f30"/>
                <draw:equation draw:name="f245" draw:formula="sin(?f241)"/>
                <draw:equation draw:name="f246" draw:formula="0 - ?f245"/>
                <draw:equation draw:name="f247" draw:formula="?f246 * ?f31"/>
                <draw:equation draw:name="f248" draw:formula="sqrt(?f244 * ?f244 + ?f247 * ?f247 + 0 * 0)"/>
                <draw:equation draw:name="f249" draw:formula="?f30 * ?f31 / ?f248"/>
                <draw:equation draw:name="f250" draw:formula="?f246 * ?f249"/>
                <draw:equation draw:name="f251" draw:formula="?f223 - ?f250"/>
                <draw:equation draw:name="f252" draw:formula="?f243 * ?f249"/>
                <draw:equation draw:name="f253" draw:formula="?f225 - ?f252"/>
                <draw:equation draw:name="f254" draw:formula="?f251 - ?f30"/>
                <draw:equation draw:name="f255" draw:formula="?f253 - ?f31"/>
                <draw:equation draw:name="f256" draw:formula="?f251 + ?f30"/>
                <draw:equation draw:name="f257" draw:formula="?f253 + ?f31"/>
                <draw:equation draw:name="f258" draw:formula="?f238 + ?f2"/>
                <draw:equation draw:name="f259" draw:formula="?f258 * ?f9 / ?f1"/>
                <draw:equation draw:name="f260" draw:formula="0 - ?f259"/>
                <draw:equation draw:name="f261" draw:formula="cos(?f260)"/>
                <draw:equation draw:name="f262" draw:formula="0 - ?f261"/>
                <draw:equation draw:name="f263" draw:formula="?f262 * ?f30"/>
                <draw:equation draw:name="f264" draw:formula="sin(?f260)"/>
                <draw:equation draw:name="f265" draw:formula="0 - ?f264"/>
                <draw:equation draw:name="f266" draw:formula="?f265 * ?f31"/>
                <draw:equation draw:name="f267" draw:formula="sqrt(?f263 * ?f263 + ?f266 * ?f266 + 0 * 0)"/>
                <draw:equation draw:name="f268" draw:formula="?f30 * ?f31 / ?f267"/>
                <draw:equation draw:name="f269" draw:formula="?f265 * ?f268"/>
                <draw:equation draw:name="f270" draw:formula="?f251 + ?f269"/>
                <draw:equation draw:name="f271" draw:formula="?f262 * ?f268"/>
                <draw:equation draw:name="f272" draw:formula="?f253 + ?f271"/>
                <draw:equation draw:name="f273" draw:formula="if(?f237, ?f223, ?f254)"/>
                <draw:equation draw:name="f274" draw:formula="if(?f237, ?f225, ?f255)"/>
                <draw:equation draw:name="f275" draw:formula="if(?f237, ?f223, ?f256)"/>
                <draw:equation draw:name="f276" draw:formula="if(?f237, ?f225, ?f257)"/>
                <draw:equation draw:name="f277" draw:formula="if(?f237, ?f254, ?f270)"/>
                <draw:equation draw:name="f278" draw:formula="if(?f237, ?f255, ?f272)"/>
                <draw:equation draw:name="f279" draw:formula="if(?f237, ?f256, ?f270)"/>
                <draw:equation draw:name="f280" draw:formula="if(?f237, ?f257, ?f272)"/>
                <draw:equation draw:name="f281" draw:formula="21550000 - ?f79"/>
                <draw:equation draw:name="f282" draw:formula="if(?f281, ?f79, 21550000)"/>
                <draw:equation draw:name="f283" draw:formula="-21550000 - ?f282"/>
                <draw:equation draw:name="f284" draw:formula="if(?f283, -21550000, ?f282)"/>
                <draw:equation draw:name="f285" draw:formula="?f84 + ?f284"/>
                <draw:equation draw:name="f286" draw:formula="?f84 + ?f2"/>
                <draw:equation draw:name="f287" draw:formula="?f286 * ?f9 / ?f1"/>
                <draw:equation draw:name="f288" draw:formula="0 - ?f287"/>
                <draw:equation draw:name="f289" draw:formula="cos(?f288)"/>
                <draw:equation draw:name="f290" draw:formula="0 - ?f289"/>
                <draw:equation draw:name="f291" draw:formula="?f290 * ?f40"/>
                <draw:equation draw:name="f292" draw:formula="sin(?f288)"/>
                <draw:equation draw:name="f293" draw:formula="0 - ?f292"/>
                <draw:equation draw:name="f294" draw:formula="?f293 * ?f60"/>
                <draw:equation draw:name="f295" draw:formula="sqrt(?f291 * ?f291 + ?f294 * ?f294 + 0 * 0)"/>
                <draw:equation draw:name="f296" draw:formula="?f40 * ?f60 / ?f295"/>
                <draw:equation draw:name="f297" draw:formula="?f293 * ?f296"/>
                <draw:equation draw:name="f298" draw:formula="?f12 - ?f297"/>
                <draw:equation draw:name="f299" draw:formula="?f290 * ?f296"/>
                <draw:equation draw:name="f300" draw:formula="?f14 - ?f299"/>
                <draw:equation draw:name="f301" draw:formula="?f298 - ?f40"/>
                <draw:equation draw:name="f302" draw:formula="?f300 - ?f60"/>
                <draw:equation draw:name="f303" draw:formula="?f298 + ?f40"/>
                <draw:equation draw:name="f304" draw:formula="?f300 + ?f60"/>
                <draw:equation draw:name="f305" draw:formula="?f285 + ?f2"/>
                <draw:equation draw:name="f306" draw:formula="?f305 * ?f9 / ?f1"/>
                <draw:equation draw:name="f307" draw:formula="0 - ?f306"/>
                <draw:equation draw:name="f308" draw:formula="cos(?f307)"/>
                <draw:equation draw:name="f309" draw:formula="0 - ?f308"/>
                <draw:equation draw:name="f310" draw:formula="?f309 * ?f40"/>
                <draw:equation draw:name="f311" draw:formula="sin(?f307)"/>
                <draw:equation draw:name="f312" draw:formula="0 - ?f311"/>
                <draw:equation draw:name="f313" draw:formula="?f312 * ?f60"/>
                <draw:equation draw:name="f314" draw:formula="sqrt(?f310 * ?f310 + ?f313 * ?f313 + 0 * 0)"/>
                <draw:equation draw:name="f315" draw:formula="?f40 * ?f60 / ?f314"/>
                <draw:equation draw:name="f316" draw:formula="?f312 * ?f315"/>
                <draw:equation draw:name="f317" draw:formula="?f298 + ?f316"/>
                <draw:equation draw:name="f318" draw:formula="?f309 * ?f315"/>
                <draw:equation draw:name="f319" draw:formula="?f300 + ?f318"/>
                <draw:equation draw:name="f320" draw:formula="if(?f284, ?f12, ?f301)"/>
                <draw:equation draw:name="f321" draw:formula="if(?f284, ?f14, ?f302)"/>
                <draw:equation draw:name="f322" draw:formula="if(?f284, ?f12, ?f303)"/>
                <draw:equation draw:name="f323" draw:formula="if(?f284, ?f14, ?f304)"/>
                <draw:equation draw:name="f324" draw:formula="if(?f284, ?f301, ?f317)"/>
                <draw:equation draw:name="f325" draw:formula="if(?f284, ?f302, ?f319)"/>
                <draw:equation draw:name="f326" draw:formula="if(?f284, ?f303, ?f317)"/>
                <draw:equation draw:name="f327" draw:formula="if(?f284, ?f304, ?f319)"/>
                <draw:equation draw:name="f328" draw:formula="21550000 - ?f81"/>
                <draw:equation draw:name="f329" draw:formula="if(?f328, ?f81, 21550000)"/>
                <draw:equation draw:name="f330" draw:formula="-21550000 - ?f329"/>
                <draw:equation draw:name="f331" draw:formula="if(?f330, -21550000, ?f329)"/>
                <draw:equation draw:name="f332" draw:formula="?f80 + ?f331"/>
                <draw:equation draw:name="f333" draw:formula="?f80 + ?f2"/>
                <draw:equation draw:name="f334" draw:formula="?f333 * ?f9 / ?f1"/>
                <draw:equation draw:name="f335" draw:formula="0 - ?f334"/>
                <draw:equation draw:name="f336" draw:formula="cos(?f335)"/>
                <draw:equation draw:name="f337" draw:formula="0 - ?f336"/>
                <draw:equation draw:name="f338" draw:formula="?f337 * ?f24"/>
                <draw:equation draw:name="f339" draw:formula="sin(?f335)"/>
                <draw:equation draw:name="f340" draw:formula="0 - ?f339"/>
                <draw:equation draw:name="f341" draw:formula="?f340 * ?f35"/>
                <draw:equation draw:name="f342" draw:formula="sqrt(?f338 * ?f338 + ?f341 * ?f341 + 0 * 0)"/>
                <draw:equation draw:name="f343" draw:formula="?f24 * ?f35 / ?f342"/>
                <draw:equation draw:name="f344" draw:formula="?f340 * ?f343"/>
                <draw:equation draw:name="f345" draw:formula="?f317 - ?f344"/>
                <draw:equation draw:name="f346" draw:formula="?f337 * ?f343"/>
                <draw:equation draw:name="f347" draw:formula="?f319 - ?f346"/>
                <draw:equation draw:name="f348" draw:formula="?f345 - ?f24"/>
                <draw:equation draw:name="f349" draw:formula="?f347 - ?f35"/>
                <draw:equation draw:name="f350" draw:formula="?f345 + ?f24"/>
                <draw:equation draw:name="f351" draw:formula="?f347 + ?f35"/>
                <draw:equation draw:name="f352" draw:formula="?f332 + ?f2"/>
                <draw:equation draw:name="f353" draw:formula="?f352 * ?f9 / ?f1"/>
                <draw:equation draw:name="f354" draw:formula="0 - ?f353"/>
                <draw:equation draw:name="f355" draw:formula="cos(?f354)"/>
                <draw:equation draw:name="f356" draw:formula="0 - ?f355"/>
                <draw:equation draw:name="f357" draw:formula="?f356 * ?f24"/>
                <draw:equation draw:name="f358" draw:formula="sin(?f354)"/>
                <draw:equation draw:name="f359" draw:formula="0 - ?f358"/>
                <draw:equation draw:name="f360" draw:formula="?f359 * ?f35"/>
                <draw:equation draw:name="f361" draw:formula="sqrt(?f357 * ?f357 + ?f360 * ?f360 + 0 * 0)"/>
                <draw:equation draw:name="f362" draw:formula="?f24 * ?f35 / ?f361"/>
                <draw:equation draw:name="f363" draw:formula="?f359 * ?f362"/>
                <draw:equation draw:name="f364" draw:formula="?f345 + ?f363"/>
                <draw:equation draw:name="f365" draw:formula="?f356 * ?f362"/>
                <draw:equation draw:name="f366" draw:formula="?f347 + ?f365"/>
                <draw:equation draw:name="f367" draw:formula="if(?f331, ?f317, ?f348)"/>
                <draw:equation draw:name="f368" draw:formula="if(?f331, ?f319, ?f349)"/>
                <draw:equation draw:name="f369" draw:formula="if(?f331, ?f317, ?f350)"/>
                <draw:equation draw:name="f370" draw:formula="if(?f331, ?f319, ?f351)"/>
                <draw:equation draw:name="f371" draw:formula="if(?f331, ?f348, ?f364)"/>
                <draw:equation draw:name="f372" draw:formula="if(?f331, ?f349, ?f366)"/>
                <draw:equation draw:name="f373" draw:formula="if(?f331, ?f350, ?f364)"/>
                <draw:equation draw:name="f374" draw:formula="if(?f331, ?f351, ?f366)"/>
              </draw:enhanced-geometry>
            </draw:custom-shape>
            <draw:custom-shape svg:x="7.75984in" svg:y="6.95866in" svg:width="1.44173in" svg:height="0.5252in" draw:id="id48" draw:style-name="a189" draw:name="シェイプ 6">
              <svg:title/>
              <svg:desc/>
              <text:p text:style-name="a188" text:class-names="" text:cond-style-name=""><text:span text:style-name="a187" text:class-names="">取引先マスタ</text:span></text:p>
              <draw:enhanced-geometry xmlns:dr3d="urn:oasis:names:tc:opendocument:xmlns:dr3d:1.0" draw:type="non-primitive" svg:viewBox="0 0 21600 21600" draw:enhanced-path="M ?f12 ?f14 A ?f132 ?f133 ?f134 ?f135 ?f12 ?f14 ?f129 ?f131  W ?f136 ?f137 ?f138 ?f139 ?f12 ?f14 ?f129 ?f131 A ?f179 ?f180 ?f181 ?f182 ?f129 ?f131 ?f176 ?f178  W ?f183 ?f184 ?f185 ?f186 ?f129 ?f131 ?f176 ?f178 L ?f13 ?f17 A ?f226 ?f227 ?f228 ?f229 ?f13 ?f17 ?f223 ?f225  W ?f230 ?f231 ?f232 ?f233 ?f13 ?f17 ?f223 ?f225 A ?f273 ?f274 ?f275 ?f276 ?f223 ?f225 ?f270 ?f272  W ?f277 ?f278 ?f279 ?f280 ?f223 ?f225 ?f270 ?f272 Z N M ?f12 ?f14 A ?f320 ?f321 ?f322 ?f323 ?f12 ?f14 ?f317 ?f319  W ?f324 ?f325 ?f326 ?f327 ?f12 ?f14 ?f317 ?f319 A ?f367 ?f368 ?f369 ?f370 ?f317 ?f319 ?f364 ?f366  W ?f371 ?f372 ?f373 ?f374 ?f317 ?f319 ?f364 ?f366 N" draw:text-areas="?f88 ?f86 ?f91 ?f92" draw:glue-points="?f85 ?f86 ?f85 ?f87 ?f88 ?f89 ?f85 ?f90 ?f91 ?f89" draw:glue-point-leaving-directions="-0, -0, -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3400"/>
                <draw:equation draw:name="f15" draw:formula="21600 - 10800"/>
                <draw:equation draw:name="f16" draw:formula="3400"/>
                <draw:equation draw:name="f17" draw:formula="18200"/>
                <draw:equation draw:name="f18" draw:formula="0 - 10800"/>
                <draw:equation draw:name="f19" draw:formula="18200 - 21600"/>
                <draw:equation draw:name="f20" draw:formula="3400 - 6800"/>
                <draw:equation draw:name="f21" draw:formula="10800 - ?f12"/>
                <draw:equation draw:name="f22" draw:formula="0 - ?f14"/>
                <draw:equation draw:name="f23" draw:formula="0 - ?f2"/>
                <draw:equation draw:name="f24" draw:formula="abs(?f15)"/>
                <draw:equation draw:name="f25" draw:formula="abs(?f16)"/>
                <draw:equation draw:name="f26" draw:formula="if(?f15, ?f0, ?f2)"/>
                <draw:equation draw:name="f27" draw:formula="if(?f15, ?f2, ?f0)"/>
                <draw:equation draw:name="f28" draw:formula="10800 - ?f13"/>
                <draw:equation draw:name="f29" draw:formula="21600 - ?f17"/>
                <draw:equation draw:name="f30" draw:formula="abs(?f18)"/>
                <draw:equation draw:name="f31" draw:formula="abs(?f19)"/>
                <draw:equation draw:name="f32" draw:formula="if(?f18, ?f0, ?f2)"/>
                <draw:equation draw:name="f33" draw:formula="if(?f18, ?f2, ?f0)"/>
                <draw:equation draw:name="f34" draw:formula="6800 - ?f14"/>
                <draw:equation draw:name="f35" draw:formula="abs(?f20)"/>
                <draw:equation draw:name="f36" draw:formula="0 * ?f10"/>
                <draw:equation draw:name="f37" draw:formula="21600 * ?f10"/>
                <draw:equation draw:name="f38" draw:formula="18200 * ?f11"/>
                <draw:equation draw:name="f39" draw:formula="6800 * ?f11"/>
                <draw:equation draw:name="f40" draw:formula="abs(?f21)"/>
                <draw:equation draw:name="f41" draw:formula="abs(?f22)"/>
                <draw:equation draw:name="f42" draw:formula="if(?f21, ?f23, ?f2)"/>
                <draw:equation draw:name="f43" draw:formula="if(?f21, ?f2, ?f23)"/>
                <draw:equation draw:name="f44" draw:formula="if(?f22, 0, ?f1)"/>
                <draw:equation draw:name="f45" draw:formula="if(?f22, ?f1, 0)"/>
                <draw:equation draw:name="f46" draw:formula="if(?f15, ?f23, ?f2)"/>
                <draw:equation draw:name="f47" draw:formula="if(?f15, ?f2, ?f23)"/>
                <draw:equation draw:name="f48" draw:formula="if(?f15, ?f27, ?f26)"/>
                <draw:equation draw:name="f49" draw:formula="if(?f15, ?f26, ?f27)"/>
                <draw:equation draw:name="f50" draw:formula="abs(?f28)"/>
                <draw:equation draw:name="f51" draw:formula="abs(?f29)"/>
                <draw:equation draw:name="f52" draw:formula="if(?f28, ?f23, ?f2)"/>
                <draw:equation draw:name="f53" draw:formula="if(?f28, ?f2, ?f23)"/>
                <draw:equation draw:name="f54" draw:formula="if(?f29, 0, ?f1)"/>
                <draw:equation draw:name="f55" draw:formula="if(?f29, ?f1, 0)"/>
                <draw:equation draw:name="f56" draw:formula="if(?f18, ?f23, ?f2)"/>
                <draw:equation draw:name="f57" draw:formula="if(?f18, ?f2, ?f23)"/>
                <draw:equation draw:name="f58" draw:formula="if(?f18, ?f33, ?f32)"/>
                <draw:equation draw:name="f59" draw:formula="if(?f18, ?f32, ?f33)"/>
                <draw:equation draw:name="f60" draw:formula="abs(?f34)"/>
                <draw:equation draw:name="f61" draw:formula="if(?f34, 0, ?f1)"/>
                <draw:equation draw:name="f62" draw:formula="if(?f34, ?f1, 0)"/>
                <draw:equation draw:name="f63" draw:formula="10800 * ?f10"/>
                <draw:equation draw:name="f64" draw:formula="0 * ?f11"/>
                <draw:equation draw:name="f65" draw:formula="10800 * ?f11"/>
                <draw:equation draw:name="f66" draw:formula="21600 * ?f11"/>
                <draw:equation draw:name="f67" draw:formula="if(?f21, ?f45, ?f44)"/>
                <draw:equation draw:name="f68" draw:formula="if(?f21, ?f44, ?f45)"/>
                <draw:equation draw:name="f69" draw:formula="if(?f22, ?f42, ?f43)"/>
                <draw:equation draw:name="f70" draw:formula="if(?f16, ?f49, ?f48)"/>
                <draw:equation draw:name="f71" draw:formula="if(?f16, ?f47, ?f46)"/>
                <draw:equation draw:name="f72" draw:formula="if(?f28, ?f55, ?f54)"/>
                <draw:equation draw:name="f73" draw:formula="if(?f28, ?f54, ?f55)"/>
                <draw:equation draw:name="f74" draw:formula="if(?f29, ?f52, ?f53)"/>
                <draw:equation draw:name="f75" draw:formula="if(?f19, ?f59, ?f58)"/>
                <draw:equation draw:name="f76" draw:formula="if(?f19, ?f57, ?f56)"/>
                <draw:equation draw:name="f77" draw:formula="if(?f21, ?f62, ?f61)"/>
                <draw:equation draw:name="f78" draw:formula="if(?f21, ?f61, ?f62)"/>
                <draw:equation draw:name="f79" draw:formula="if(?f34, ?f42, ?f43)"/>
                <draw:equation draw:name="f80" draw:formula="if(?f20, ?f49, ?f48)"/>
                <draw:equation draw:name="f81" draw:formula="if(?f20, ?f47, ?f46)"/>
                <draw:equation draw:name="f82" draw:formula="if(?f22, ?f67, ?f68)"/>
                <draw:equation draw:name="f83" draw:formula="if(?f29, ?f72, ?f73)"/>
                <draw:equation draw:name="f84" draw:formula="if(?f34, ?f77, ?f78)"/>
                <draw:equation draw:name="f85" draw:formula="?f63 / ?f10"/>
                <draw:equation draw:name="f86" draw:formula="?f39 / ?f11"/>
                <draw:equation draw:name="f87" draw:formula="?f64 / ?f11"/>
                <draw:equation draw:name="f88" draw:formula="?f36 / ?f10"/>
                <draw:equation draw:name="f89" draw:formula="?f65 / ?f11"/>
                <draw:equation draw:name="f90" draw:formula="?f66 / ?f11"/>
                <draw:equation draw:name="f91" draw:formula="?f37 / ?f10"/>
                <draw:equation draw:name="f92" draw:formula="?f38 / ?f11"/>
                <draw:equation draw:name="f93" draw:formula="21550000 - ?f69"/>
                <draw:equation draw:name="f94" draw:formula="if(?f93, ?f69, 21550000)"/>
                <draw:equation draw:name="f95" draw:formula="-21550000 - ?f94"/>
                <draw:equation draw:name="f96" draw:formula="if(?f95, -21550000, ?f94)"/>
                <draw:equation draw:name="f97" draw:formula="?f82 + ?f96"/>
                <draw:equation draw:name="f98" draw:formula="?f82 + ?f2"/>
                <draw:equation draw:name="f99" draw:formula="?f98 * ?f9 / ?f1"/>
                <draw:equation draw:name="f100" draw:formula="0 - ?f99"/>
                <draw:equation draw:name="f101" draw:formula="cos(?f100)"/>
                <draw:equation draw:name="f102" draw:formula="0 - ?f101"/>
                <draw:equation draw:name="f103" draw:formula="?f102 * ?f40"/>
                <draw:equation draw:name="f104" draw:formula="sin(?f100)"/>
                <draw:equation draw:name="f105" draw:formula="0 - ?f104"/>
                <draw:equation draw:name="f106" draw:formula="?f105 * ?f41"/>
                <draw:equation draw:name="f107" draw:formula="sqrt(?f103 * ?f103 + ?f106 * ?f106 + 0 * 0)"/>
                <draw:equation draw:name="f108" draw:formula="?f40 * ?f41 / ?f107"/>
                <draw:equation draw:name="f109" draw:formula="?f105 * ?f108"/>
                <draw:equation draw:name="f110" draw:formula="?f12 - ?f109"/>
                <draw:equation draw:name="f111" draw:formula="?f102 * ?f108"/>
                <draw:equation draw:name="f112" draw:formula="?f14 - ?f111"/>
                <draw:equation draw:name="f113" draw:formula="?f110 - ?f40"/>
                <draw:equation draw:name="f114" draw:formula="?f112 - ?f41"/>
                <draw:equation draw:name="f115" draw:formula="?f110 + ?f40"/>
                <draw:equation draw:name="f116" draw:formula="?f112 + ?f41"/>
                <draw:equation draw:name="f117" draw:formula="?f97 + ?f2"/>
                <draw:equation draw:name="f118" draw:formula="?f117 * ?f9 / ?f1"/>
                <draw:equation draw:name="f119" draw:formula="0 - ?f118"/>
                <draw:equation draw:name="f120" draw:formula="cos(?f119)"/>
                <draw:equation draw:name="f121" draw:formula="0 - ?f120"/>
                <draw:equation draw:name="f122" draw:formula="?f121 * ?f40"/>
                <draw:equation draw:name="f123" draw:formula="sin(?f119)"/>
                <draw:equation draw:name="f124" draw:formula="0 - ?f123"/>
                <draw:equation draw:name="f125" draw:formula="?f124 * ?f41"/>
                <draw:equation draw:name="f126" draw:formula="sqrt(?f122 * ?f122 + ?f125 * ?f125 + 0 * 0)"/>
                <draw:equation draw:name="f127" draw:formula="?f40 * ?f41 / ?f126"/>
                <draw:equation draw:name="f128" draw:formula="?f124 * ?f127"/>
                <draw:equation draw:name="f129" draw:formula="?f110 + ?f128"/>
                <draw:equation draw:name="f130" draw:formula="?f121 * ?f127"/>
                <draw:equation draw:name="f131" draw:formula="?f112 + ?f130"/>
                <draw:equation draw:name="f132" draw:formula="if(?f96, ?f12, ?f113)"/>
                <draw:equation draw:name="f133" draw:formula="if(?f96, ?f14, ?f114)"/>
                <draw:equation draw:name="f134" draw:formula="if(?f96, ?f12, ?f115)"/>
                <draw:equation draw:name="f135" draw:formula="if(?f96, ?f14, ?f116)"/>
                <draw:equation draw:name="f136" draw:formula="if(?f96, ?f113, ?f129)"/>
                <draw:equation draw:name="f137" draw:formula="if(?f96, ?f114, ?f131)"/>
                <draw:equation draw:name="f138" draw:formula="if(?f96, ?f115, ?f129)"/>
                <draw:equation draw:name="f139" draw:formula="if(?f96, ?f116, ?f131)"/>
                <draw:equation draw:name="f140" draw:formula="21550000 - ?f71"/>
                <draw:equation draw:name="f141" draw:formula="if(?f140, ?f71, 21550000)"/>
                <draw:equation draw:name="f142" draw:formula="-21550000 - ?f141"/>
                <draw:equation draw:name="f143" draw:formula="if(?f142, -21550000, ?f141)"/>
                <draw:equation draw:name="f144" draw:formula="?f70 + ?f143"/>
                <draw:equation draw:name="f145" draw:formula="?f70 + ?f2"/>
                <draw:equation draw:name="f146" draw:formula="?f145 * ?f9 / ?f1"/>
                <draw:equation draw:name="f147" draw:formula="0 - ?f146"/>
                <draw:equation draw:name="f148" draw:formula="cos(?f147)"/>
                <draw:equation draw:name="f149" draw:formula="0 - ?f148"/>
                <draw:equation draw:name="f150" draw:formula="?f149 * ?f24"/>
                <draw:equation draw:name="f151" draw:formula="sin(?f147)"/>
                <draw:equation draw:name="f152" draw:formula="0 - ?f151"/>
                <draw:equation draw:name="f153" draw:formula="?f152 * ?f25"/>
                <draw:equation draw:name="f154" draw:formula="sqrt(?f150 * ?f150 + ?f153 * ?f153 + 0 * 0)"/>
                <draw:equation draw:name="f155" draw:formula="?f24 * ?f25 / ?f154"/>
                <draw:equation draw:name="f156" draw:formula="?f152 * ?f155"/>
                <draw:equation draw:name="f157" draw:formula="?f129 - ?f156"/>
                <draw:equation draw:name="f158" draw:formula="?f149 * ?f155"/>
                <draw:equation draw:name="f159" draw:formula="?f131 - ?f158"/>
                <draw:equation draw:name="f160" draw:formula="?f157 - ?f24"/>
                <draw:equation draw:name="f161" draw:formula="?f159 - ?f25"/>
                <draw:equation draw:name="f162" draw:formula="?f157 + ?f24"/>
                <draw:equation draw:name="f163" draw:formula="?f159 + ?f25"/>
                <draw:equation draw:name="f164" draw:formula="?f144 + ?f2"/>
                <draw:equation draw:name="f165" draw:formula="?f164 * ?f9 / ?f1"/>
                <draw:equation draw:name="f166" draw:formula="0 - ?f165"/>
                <draw:equation draw:name="f167" draw:formula="cos(?f166)"/>
                <draw:equation draw:name="f168" draw:formula="0 - ?f167"/>
                <draw:equation draw:name="f169" draw:formula="?f168 * ?f24"/>
                <draw:equation draw:name="f170" draw:formula="sin(?f166)"/>
                <draw:equation draw:name="f171" draw:formula="0 - ?f170"/>
                <draw:equation draw:name="f172" draw:formula="?f171 * ?f25"/>
                <draw:equation draw:name="f173" draw:formula="sqrt(?f169 * ?f169 + ?f172 * ?f172 + 0 * 0)"/>
                <draw:equation draw:name="f174" draw:formula="?f24 * ?f25 / ?f173"/>
                <draw:equation draw:name="f175" draw:formula="?f171 * ?f174"/>
                <draw:equation draw:name="f176" draw:formula="?f157 + ?f175"/>
                <draw:equation draw:name="f177" draw:formula="?f168 * ?f174"/>
                <draw:equation draw:name="f178" draw:formula="?f159 + ?f177"/>
                <draw:equation draw:name="f179" draw:formula="if(?f143, ?f129, ?f160)"/>
                <draw:equation draw:name="f180" draw:formula="if(?f143, ?f131, ?f161)"/>
                <draw:equation draw:name="f181" draw:formula="if(?f143, ?f129, ?f162)"/>
                <draw:equation draw:name="f182" draw:formula="if(?f143, ?f131, ?f163)"/>
                <draw:equation draw:name="f183" draw:formula="if(?f143, ?f160, ?f176)"/>
                <draw:equation draw:name="f184" draw:formula="if(?f143, ?f161, ?f178)"/>
                <draw:equation draw:name="f185" draw:formula="if(?f143, ?f162, ?f176)"/>
                <draw:equation draw:name="f186" draw:formula="if(?f143, ?f163, ?f178)"/>
                <draw:equation draw:name="f187" draw:formula="21550000 - ?f74"/>
                <draw:equation draw:name="f188" draw:formula="if(?f187, ?f74, 21550000)"/>
                <draw:equation draw:name="f189" draw:formula="-21550000 - ?f188"/>
                <draw:equation draw:name="f190" draw:formula="if(?f189, -21550000, ?f188)"/>
                <draw:equation draw:name="f191" draw:formula="?f83 + ?f190"/>
                <draw:equation draw:name="f192" draw:formula="?f83 + ?f2"/>
                <draw:equation draw:name="f193" draw:formula="?f192 * ?f9 / ?f1"/>
                <draw:equation draw:name="f194" draw:formula="0 - ?f193"/>
                <draw:equation draw:name="f195" draw:formula="cos(?f194)"/>
                <draw:equation draw:name="f196" draw:formula="0 - ?f195"/>
                <draw:equation draw:name="f197" draw:formula="?f196 * ?f50"/>
                <draw:equation draw:name="f198" draw:formula="sin(?f194)"/>
                <draw:equation draw:name="f199" draw:formula="0 - ?f198"/>
                <draw:equation draw:name="f200" draw:formula="?f199 * ?f51"/>
                <draw:equation draw:name="f201" draw:formula="sqrt(?f197 * ?f197 + ?f200 * ?f200 + 0 * 0)"/>
                <draw:equation draw:name="f202" draw:formula="?f50 * ?f51 / ?f201"/>
                <draw:equation draw:name="f203" draw:formula="?f199 * ?f202"/>
                <draw:equation draw:name="f204" draw:formula="?f13 - ?f203"/>
                <draw:equation draw:name="f205" draw:formula="?f196 * ?f202"/>
                <draw:equation draw:name="f206" draw:formula="?f17 - ?f205"/>
                <draw:equation draw:name="f207" draw:formula="?f204 - ?f50"/>
                <draw:equation draw:name="f208" draw:formula="?f206 - ?f51"/>
                <draw:equation draw:name="f209" draw:formula="?f204 + ?f50"/>
                <draw:equation draw:name="f210" draw:formula="?f206 + ?f51"/>
                <draw:equation draw:name="f211" draw:formula="?f191 + ?f2"/>
                <draw:equation draw:name="f212" draw:formula="?f211 * ?f9 / ?f1"/>
                <draw:equation draw:name="f213" draw:formula="0 - ?f212"/>
                <draw:equation draw:name="f214" draw:formula="cos(?f213)"/>
                <draw:equation draw:name="f215" draw:formula="0 - ?f214"/>
                <draw:equation draw:name="f216" draw:formula="?f215 * ?f50"/>
                <draw:equation draw:name="f217" draw:formula="sin(?f213)"/>
                <draw:equation draw:name="f218" draw:formula="0 - ?f217"/>
                <draw:equation draw:name="f219" draw:formula="?f218 * ?f51"/>
                <draw:equation draw:name="f220" draw:formula="sqrt(?f216 * ?f216 + ?f219 * ?f219 + 0 * 0)"/>
                <draw:equation draw:name="f221" draw:formula="?f50 * ?f51 / ?f220"/>
                <draw:equation draw:name="f222" draw:formula="?f218 * ?f221"/>
                <draw:equation draw:name="f223" draw:formula="?f204 + ?f222"/>
                <draw:equation draw:name="f224" draw:formula="?f215 * ?f221"/>
                <draw:equation draw:name="f225" draw:formula="?f206 + ?f224"/>
                <draw:equation draw:name="f226" draw:formula="if(?f190, ?f13, ?f207)"/>
                <draw:equation draw:name="f227" draw:formula="if(?f190, ?f17, ?f208)"/>
                <draw:equation draw:name="f228" draw:formula="if(?f190, ?f13, ?f209)"/>
                <draw:equation draw:name="f229" draw:formula="if(?f190, ?f17, ?f210)"/>
                <draw:equation draw:name="f230" draw:formula="if(?f190, ?f207, ?f223)"/>
                <draw:equation draw:name="f231" draw:formula="if(?f190, ?f208, ?f225)"/>
                <draw:equation draw:name="f232" draw:formula="if(?f190, ?f209, ?f223)"/>
                <draw:equation draw:name="f233" draw:formula="if(?f190, ?f210, ?f225)"/>
                <draw:equation draw:name="f234" draw:formula="21550000 - ?f76"/>
                <draw:equation draw:name="f235" draw:formula="if(?f234, ?f76, 21550000)"/>
                <draw:equation draw:name="f236" draw:formula="-21550000 - ?f235"/>
                <draw:equation draw:name="f237" draw:formula="if(?f236, -21550000, ?f235)"/>
                <draw:equation draw:name="f238" draw:formula="?f75 + ?f237"/>
                <draw:equation draw:name="f239" draw:formula="?f75 + ?f2"/>
                <draw:equation draw:name="f240" draw:formula="?f239 * ?f9 / ?f1"/>
                <draw:equation draw:name="f241" draw:formula="0 - ?f240"/>
                <draw:equation draw:name="f242" draw:formula="cos(?f241)"/>
                <draw:equation draw:name="f243" draw:formula="0 - ?f242"/>
                <draw:equation draw:name="f244" draw:formula="?f243 * ?f30"/>
                <draw:equation draw:name="f245" draw:formula="sin(?f241)"/>
                <draw:equation draw:name="f246" draw:formula="0 - ?f245"/>
                <draw:equation draw:name="f247" draw:formula="?f246 * ?f31"/>
                <draw:equation draw:name="f248" draw:formula="sqrt(?f244 * ?f244 + ?f247 * ?f247 + 0 * 0)"/>
                <draw:equation draw:name="f249" draw:formula="?f30 * ?f31 / ?f248"/>
                <draw:equation draw:name="f250" draw:formula="?f246 * ?f249"/>
                <draw:equation draw:name="f251" draw:formula="?f223 - ?f250"/>
                <draw:equation draw:name="f252" draw:formula="?f243 * ?f249"/>
                <draw:equation draw:name="f253" draw:formula="?f225 - ?f252"/>
                <draw:equation draw:name="f254" draw:formula="?f251 - ?f30"/>
                <draw:equation draw:name="f255" draw:formula="?f253 - ?f31"/>
                <draw:equation draw:name="f256" draw:formula="?f251 + ?f30"/>
                <draw:equation draw:name="f257" draw:formula="?f253 + ?f31"/>
                <draw:equation draw:name="f258" draw:formula="?f238 + ?f2"/>
                <draw:equation draw:name="f259" draw:formula="?f258 * ?f9 / ?f1"/>
                <draw:equation draw:name="f260" draw:formula="0 - ?f259"/>
                <draw:equation draw:name="f261" draw:formula="cos(?f260)"/>
                <draw:equation draw:name="f262" draw:formula="0 - ?f261"/>
                <draw:equation draw:name="f263" draw:formula="?f262 * ?f30"/>
                <draw:equation draw:name="f264" draw:formula="sin(?f260)"/>
                <draw:equation draw:name="f265" draw:formula="0 - ?f264"/>
                <draw:equation draw:name="f266" draw:formula="?f265 * ?f31"/>
                <draw:equation draw:name="f267" draw:formula="sqrt(?f263 * ?f263 + ?f266 * ?f266 + 0 * 0)"/>
                <draw:equation draw:name="f268" draw:formula="?f30 * ?f31 / ?f267"/>
                <draw:equation draw:name="f269" draw:formula="?f265 * ?f268"/>
                <draw:equation draw:name="f270" draw:formula="?f251 + ?f269"/>
                <draw:equation draw:name="f271" draw:formula="?f262 * ?f268"/>
                <draw:equation draw:name="f272" draw:formula="?f253 + ?f271"/>
                <draw:equation draw:name="f273" draw:formula="if(?f237, ?f223, ?f254)"/>
                <draw:equation draw:name="f274" draw:formula="if(?f237, ?f225, ?f255)"/>
                <draw:equation draw:name="f275" draw:formula="if(?f237, ?f223, ?f256)"/>
                <draw:equation draw:name="f276" draw:formula="if(?f237, ?f225, ?f257)"/>
                <draw:equation draw:name="f277" draw:formula="if(?f237, ?f254, ?f270)"/>
                <draw:equation draw:name="f278" draw:formula="if(?f237, ?f255, ?f272)"/>
                <draw:equation draw:name="f279" draw:formula="if(?f237, ?f256, ?f270)"/>
                <draw:equation draw:name="f280" draw:formula="if(?f237, ?f257, ?f272)"/>
                <draw:equation draw:name="f281" draw:formula="21550000 - ?f79"/>
                <draw:equation draw:name="f282" draw:formula="if(?f281, ?f79, 21550000)"/>
                <draw:equation draw:name="f283" draw:formula="-21550000 - ?f282"/>
                <draw:equation draw:name="f284" draw:formula="if(?f283, -21550000, ?f282)"/>
                <draw:equation draw:name="f285" draw:formula="?f84 + ?f284"/>
                <draw:equation draw:name="f286" draw:formula="?f84 + ?f2"/>
                <draw:equation draw:name="f287" draw:formula="?f286 * ?f9 / ?f1"/>
                <draw:equation draw:name="f288" draw:formula="0 - ?f287"/>
                <draw:equation draw:name="f289" draw:formula="cos(?f288)"/>
                <draw:equation draw:name="f290" draw:formula="0 - ?f289"/>
                <draw:equation draw:name="f291" draw:formula="?f290 * ?f40"/>
                <draw:equation draw:name="f292" draw:formula="sin(?f288)"/>
                <draw:equation draw:name="f293" draw:formula="0 - ?f292"/>
                <draw:equation draw:name="f294" draw:formula="?f293 * ?f60"/>
                <draw:equation draw:name="f295" draw:formula="sqrt(?f291 * ?f291 + ?f294 * ?f294 + 0 * 0)"/>
                <draw:equation draw:name="f296" draw:formula="?f40 * ?f60 / ?f295"/>
                <draw:equation draw:name="f297" draw:formula="?f293 * ?f296"/>
                <draw:equation draw:name="f298" draw:formula="?f12 - ?f297"/>
                <draw:equation draw:name="f299" draw:formula="?f290 * ?f296"/>
                <draw:equation draw:name="f300" draw:formula="?f14 - ?f299"/>
                <draw:equation draw:name="f301" draw:formula="?f298 - ?f40"/>
                <draw:equation draw:name="f302" draw:formula="?f300 - ?f60"/>
                <draw:equation draw:name="f303" draw:formula="?f298 + ?f40"/>
                <draw:equation draw:name="f304" draw:formula="?f300 + ?f60"/>
                <draw:equation draw:name="f305" draw:formula="?f285 + ?f2"/>
                <draw:equation draw:name="f306" draw:formula="?f305 * ?f9 / ?f1"/>
                <draw:equation draw:name="f307" draw:formula="0 - ?f306"/>
                <draw:equation draw:name="f308" draw:formula="cos(?f307)"/>
                <draw:equation draw:name="f309" draw:formula="0 - ?f308"/>
                <draw:equation draw:name="f310" draw:formula="?f309 * ?f40"/>
                <draw:equation draw:name="f311" draw:formula="sin(?f307)"/>
                <draw:equation draw:name="f312" draw:formula="0 - ?f311"/>
                <draw:equation draw:name="f313" draw:formula="?f312 * ?f60"/>
                <draw:equation draw:name="f314" draw:formula="sqrt(?f310 * ?f310 + ?f313 * ?f313 + 0 * 0)"/>
                <draw:equation draw:name="f315" draw:formula="?f40 * ?f60 / ?f314"/>
                <draw:equation draw:name="f316" draw:formula="?f312 * ?f315"/>
                <draw:equation draw:name="f317" draw:formula="?f298 + ?f316"/>
                <draw:equation draw:name="f318" draw:formula="?f309 * ?f315"/>
                <draw:equation draw:name="f319" draw:formula="?f300 + ?f318"/>
                <draw:equation draw:name="f320" draw:formula="if(?f284, ?f12, ?f301)"/>
                <draw:equation draw:name="f321" draw:formula="if(?f284, ?f14, ?f302)"/>
                <draw:equation draw:name="f322" draw:formula="if(?f284, ?f12, ?f303)"/>
                <draw:equation draw:name="f323" draw:formula="if(?f284, ?f14, ?f304)"/>
                <draw:equation draw:name="f324" draw:formula="if(?f284, ?f301, ?f317)"/>
                <draw:equation draw:name="f325" draw:formula="if(?f284, ?f302, ?f319)"/>
                <draw:equation draw:name="f326" draw:formula="if(?f284, ?f303, ?f317)"/>
                <draw:equation draw:name="f327" draw:formula="if(?f284, ?f304, ?f319)"/>
                <draw:equation draw:name="f328" draw:formula="21550000 - ?f81"/>
                <draw:equation draw:name="f329" draw:formula="if(?f328, ?f81, 21550000)"/>
                <draw:equation draw:name="f330" draw:formula="-21550000 - ?f329"/>
                <draw:equation draw:name="f331" draw:formula="if(?f330, -21550000, ?f329)"/>
                <draw:equation draw:name="f332" draw:formula="?f80 + ?f331"/>
                <draw:equation draw:name="f333" draw:formula="?f80 + ?f2"/>
                <draw:equation draw:name="f334" draw:formula="?f333 * ?f9 / ?f1"/>
                <draw:equation draw:name="f335" draw:formula="0 - ?f334"/>
                <draw:equation draw:name="f336" draw:formula="cos(?f335)"/>
                <draw:equation draw:name="f337" draw:formula="0 - ?f336"/>
                <draw:equation draw:name="f338" draw:formula="?f337 * ?f24"/>
                <draw:equation draw:name="f339" draw:formula="sin(?f335)"/>
                <draw:equation draw:name="f340" draw:formula="0 - ?f339"/>
                <draw:equation draw:name="f341" draw:formula="?f340 * ?f35"/>
                <draw:equation draw:name="f342" draw:formula="sqrt(?f338 * ?f338 + ?f341 * ?f341 + 0 * 0)"/>
                <draw:equation draw:name="f343" draw:formula="?f24 * ?f35 / ?f342"/>
                <draw:equation draw:name="f344" draw:formula="?f340 * ?f343"/>
                <draw:equation draw:name="f345" draw:formula="?f317 - ?f344"/>
                <draw:equation draw:name="f346" draw:formula="?f337 * ?f343"/>
                <draw:equation draw:name="f347" draw:formula="?f319 - ?f346"/>
                <draw:equation draw:name="f348" draw:formula="?f345 - ?f24"/>
                <draw:equation draw:name="f349" draw:formula="?f347 - ?f35"/>
                <draw:equation draw:name="f350" draw:formula="?f345 + ?f24"/>
                <draw:equation draw:name="f351" draw:formula="?f347 + ?f35"/>
                <draw:equation draw:name="f352" draw:formula="?f332 + ?f2"/>
                <draw:equation draw:name="f353" draw:formula="?f352 * ?f9 / ?f1"/>
                <draw:equation draw:name="f354" draw:formula="0 - ?f353"/>
                <draw:equation draw:name="f355" draw:formula="cos(?f354)"/>
                <draw:equation draw:name="f356" draw:formula="0 - ?f355"/>
                <draw:equation draw:name="f357" draw:formula="?f356 * ?f24"/>
                <draw:equation draw:name="f358" draw:formula="sin(?f354)"/>
                <draw:equation draw:name="f359" draw:formula="0 - ?f358"/>
                <draw:equation draw:name="f360" draw:formula="?f359 * ?f35"/>
                <draw:equation draw:name="f361" draw:formula="sqrt(?f357 * ?f357 + ?f360 * ?f360 + 0 * 0)"/>
                <draw:equation draw:name="f362" draw:formula="?f24 * ?f35 / ?f361"/>
                <draw:equation draw:name="f363" draw:formula="?f359 * ?f362"/>
                <draw:equation draw:name="f364" draw:formula="?f345 + ?f363"/>
                <draw:equation draw:name="f365" draw:formula="?f356 * ?f362"/>
                <draw:equation draw:name="f366" draw:formula="?f347 + ?f365"/>
                <draw:equation draw:name="f367" draw:formula="if(?f331, ?f317, ?f348)"/>
                <draw:equation draw:name="f368" draw:formula="if(?f331, ?f319, ?f349)"/>
                <draw:equation draw:name="f369" draw:formula="if(?f331, ?f317, ?f350)"/>
                <draw:equation draw:name="f370" draw:formula="if(?f331, ?f319, ?f351)"/>
                <draw:equation draw:name="f371" draw:formula="if(?f331, ?f348, ?f364)"/>
                <draw:equation draw:name="f372" draw:formula="if(?f331, ?f349, ?f366)"/>
                <draw:equation draw:name="f373" draw:formula="if(?f331, ?f350, ?f364)"/>
                <draw:equation draw:name="f374" draw:formula="if(?f331, ?f351, ?f366)"/>
              </draw:enhanced-geometry>
            </draw:custom-shape>
          </draw:g>
        </table:shapes>
        <table:table-column table:style-name="co1" table:number-columns-repeated="43" table:default-cell-style-name="ce1"/>
        <table:table-column table:style-name="co2" table:number-columns-repeated="981" table:default-cell-style-name="ce1"/>
        <table:table-column table:style-name="co3" table:number-columns-repeated="15360" table:default-cell-style-name="ce1"/>
        <table:table-row table:style-name="ro1">
          <table:table-cell table:number-columns-repeated="29"/>
          <table:table-cell office:value-type="string" table:style-name="ce2">
            <text:p>凡例</text:p>
          </table:table-cell>
          <table:table-cell table:number-columns-repeated="9" table:style-name="ce3"/>
          <table:table-cell table:style-name="ce3">
            <draw:custom-shape svg:x="0.23031in" svg:y="0.11693in" svg:width="0.99016in" svg:height="0.32756in" draw:z-index="4" draw:id="id3" draw:style-name="a11" draw:name="四角形: 角を丸くする 3">
              <svg:title/>
              <svg:desc/>
              <text:p text:style-name="a10" text:class-names="" text:cond-style-name=""><text:span text:style-name="a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08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table:table-cell>
          <table:table-cell table:number-columns-repeated="2" table:style-name="ce3"/>
          <table:table-cell table:style-name="ce4"/>
          <table:table-cell table:number-columns-repeated="16341"/>
        </table:table-row>
        <table:table-row table:style-name="ro1">
          <table:table-cell table:number-columns-repeated="29"/>
          <table:table-cell table:style-name="ce5"/>
          <table:table-cell office:value-type="string" table:style-name="ce1">
            <text:p>ループ：</text:p>
          </table:table-cell>
          <table:table-cell table:style-name="ce1"/>
          <table:table-cell table:style-name="ce1">
            <draw:custom-shape svg:width="1.03779in" svg:height="0.23425in" draw:z-index="2" draw:id="id1" draw:style-name="a5" draw:transform="translate(-0.5189in -0.11713in) rotate(-3.14159) translate(0.77894in 0.1498in)" draw:name="フローチャート: 手作業 1">
              <svg:title/>
              <svg:desc/>
              <text:p text:style-name="a4" text:class-names="" text:cond-style-name=""><text:span text:style-name="a3" text:class-names=""/></text:p>
              <draw:enhanced-geometry xmlns:dr3d="urn:oasis:names:tc:opendocument:xmlns:dr3d:1.0" draw:type="non-primitive" svg:viewBox="0 0 5 5" draw:enhanced-path="M ?f0 ?f0 L ?f1 ?f0 ?f2 ?f1 ?f3 ?f1 Z N" draw:text-areas="?f14 ?f15 ?f19 ?f16" draw:glue-points="?f13 ?f17 ?f18 ?f17" draw:glue-point-leaving-directions="-0, -0">
                <draw:equation draw:name="f0" draw:formula="0"/>
                <draw:equation draw:name="f1" draw:formula="5"/>
                <draw:equation draw:name="f2" draw:formula="4"/>
                <draw:equation draw:name="f3" draw:formula="1"/>
                <draw:equation draw:name="f4" draw:formula="?f1 - ?f0"/>
                <draw:equation draw:name="f5" draw:formula="?f4 / 2"/>
                <draw:equation draw:name="f6" draw:formula="?f4 / 5"/>
                <draw:equation draw:name="f7" draw:formula="?f4 / 10"/>
                <draw:equation draw:name="f8" draw:formula="?f4 * 4"/>
                <draw:equation draw:name="f9" draw:formula="?f4 * 9"/>
                <draw:equation draw:name="f10" draw:formula="?f0 + ?f5"/>
                <draw:equation draw:name="f11" draw:formula="?f8 / 5"/>
                <draw:equation draw:name="f12" draw:formula="?f9 / 10"/>
                <draw:equation draw:name="f13" draw:formula="?f7 / ?f6"/>
                <draw:equation draw:name="f14" draw:formula="?f6 / ?f6"/>
                <draw:equation draw:name="f15" draw:formula="?f0 / ?f6"/>
                <draw:equation draw:name="f16" draw:formula="?f1 / ?f6"/>
                <draw:equation draw:name="f17" draw:formula="?f10 / ?f6"/>
                <draw:equation draw:name="f18" draw:formula="?f12 / ?f6"/>
                <draw:equation draw:name="f19" draw:formula="?f11 / ?f6"/>
              </draw:enhanced-geometry>
            </draw:custom-shape>
          </table:table-cell>
          <table:table-cell table:number-columns-repeated="3" table:style-name="ce1"/>
          <table:table-cell office:value-type="string" table:style-name="ce1">
            <text:p>開始・終了：</text:p>
          </table:table-cell>
          <table:table-cell table:number-columns-repeated="5" table:style-name="ce1"/>
          <table:table-cell table:style-name="ce6"/>
          <table:table-cell table:number-columns-repeated="16341"/>
        </table:table-row>
        <table:table-row table:style-name="ro1">
          <table:table-cell table:number-columns-repeated="13"/>
          <table:table-cell table:style-name="ce1">
            <draw:custom-shape svg:x="0.0185in" svg:y="0.00039in" svg:width="1.55039in" svg:height="0.55748in" draw:z-index="9" draw:id="id8" draw:style-name="a25" draw:name="四角形: 角を丸くする 5">
              <svg:title/>
              <svg:desc/>
              <text:p text:style-name="a24" text:class-names="" text:cond-style-name=""><text:span text:style-name="a23" text:class-names="">開始</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08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table:table-cell>
          <table:table-cell table:number-columns-repeated="15"/>
          <table:table-cell table:style-name="ce5"/>
          <table:table-cell table:number-columns-repeated="12" table:style-name="ce1"/>
          <table:table-cell table:style-name="ce6"/>
          <table:table-cell table:number-columns-repeated="16341"/>
        </table:table-row>
        <table:table-row table:style-name="ro1">
          <table:table-cell table:number-columns-repeated="29"/>
          <table:table-cell table:style-name="ce5"/>
          <table:table-cell table:number-columns-repeated="2" table:style-name="ce1"/>
          <table:table-cell table:style-name="ce1">
            <draw:custom-shape svg:x="0.26457in" svg:y="0.07598in" svg:width="1.03937in" svg:height="0.28425in" draw:z-index="3" draw:id="id2" draw:style-name="a8" draw:name="正方形/長方形 8">
              <svg:title/>
              <svg:desc/>
              <text:p text:style-name="a7" text:class-names="" text:cond-style-name=""><text:span text:style-name="a6" text:class-names=""/></text:p>
              <draw:enhanced-geometry xmlns:dr3d="urn:oasis:names:tc:opendocument:xmlns:dr3d:1.0" draw:type="non-primitive" svg:viewBox="0 0 21600 21600" draw:enhanced-path="M 0 0 L 21600 0 21600 21600 0 21600 Z N"/>
            </draw:custom-shape>
          </table:table-cell>
          <table:table-cell table:number-columns-repeated="7" table:style-name="ce1"/>
          <table:table-cell table:style-name="ce1">
            <draw:custom-shape svg:x="0.1689in" svg:y="0.03228in" svg:width="0.34331in" svg:height="0.34331in" draw:z-index="5" draw:id="id4" draw:style-name="a14" draw:name="フローチャート: 結合子 2">
              <svg:title/>
              <svg:desc/>
              <text:p text:style-name="a13" text:class-names="" text:cond-style-name=""><text:span text:style-name="a1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table:table-cell>
          <table:table-cell table:style-name="ce1"/>
          <table:table-cell table:style-name="ce6"/>
          <table:table-cell table:number-columns-repeated="16341"/>
        </table:table-row>
        <table:table-row table:style-name="ro1">
          <table:table-cell table:number-columns-repeated="29"/>
          <table:table-cell table:style-name="ce5"/>
          <table:table-cell office:value-type="string" table:style-name="ce1">
            <text:p>処理名：</text:p>
          </table:table-cell>
          <table:table-cell table:number-columns-repeated="5" table:style-name="ce1"/>
          <table:table-cell office:value-type="string" table:style-name="ce1">
            <text:p>開始・終了：</text:p>
          </table:table-cell>
          <table:table-cell table:number-columns-repeated="5" table:style-name="ce1"/>
          <table:table-cell table:style-name="ce6"/>
          <table:table-cell table:number-columns-repeated="16341"/>
        </table:table-row>
        <table:table-row table:style-name="ro1">
          <table:table-cell table:number-columns-repeated="29"/>
          <table:table-cell table:style-name="ce5"/>
          <table:table-cell table:number-columns-repeated="12" table:style-name="ce1"/>
          <table:table-cell table:style-name="ce6"/>
          <table:table-cell table:number-columns-repeated="16341"/>
        </table:table-row>
        <table:table-row table:style-name="ro1">
          <table:table-cell table:number-columns-repeated="29"/>
          <table:table-cell table:style-name="ce5"/>
          <table:table-cell table:number-columns-repeated="2" table:style-name="ce1"/>
          <table:table-cell table:style-name="ce1">
            <draw:custom-shape svg:x="0.25197in" svg:y="0.06142in" svg:width="1.06339in" svg:height="0.38346in" draw:z-index="1" draw:id="id0" draw:style-name="a2" draw:name="正方形/長方形 6">
              <svg:title/>
              <svg:desc/>
              <text:p text:style-name="a1" text:class-names="" text:cond-style-name=""><text:span text:style-name="a0" text:class-names=""/></text:p>
              <draw:enhanced-geometry xmlns:dr3d="urn:oasis:names:tc:opendocument:xmlns:dr3d:1.0" draw:type="non-primitive" svg:viewBox="0 0 21600 21600" draw:enhanced-path="M 0 0 L 21600 0 21600 21600 0 21600 Z N"/>
            </draw:custom-shape>
          </table:table-cell>
          <table:table-cell table:number-columns-repeated="9" table:style-name="ce1"/>
          <table:table-cell table:style-name="ce6"/>
          <table:table-cell table:number-columns-repeated="16341"/>
        </table:table-row>
        <table:table-row table:style-name="ro1">
          <table:table-cell table:number-columns-repeated="12"/>
          <table:table-cell table:style-name="ce1">
            <draw:custom-shape svg:x="0.38622in" svg:y="0.19055in" svg:width="1.56693in" svg:height="0.74803in" draw:z-index="15" draw:id="id14" draw:style-name="a59" draw:name="フローチャート: 判断 9">
              <svg:title/>
              <svg:desc/>
              <text:p text:style-name="a58" text:class-names="" text:cond-style-name=""><text:span text:style-name="a57" text:class-names=""/></text:p>
              <draw:enhanced-geometry xmlns:dr3d="urn:oasis:names:tc:opendocument:xmlns:dr3d:1.0" draw:type="non-primitive" svg:viewBox="0 0 2 2" draw:enhanced-path="M ?f0 ?f2 L ?f2 ?f0 ?f1 ?f2 ?f2 ?f1 Z N" draw:text-areas="?f8 ?f8 ?f9 ?f9">
                <draw:equation draw:name="f0" draw:formula="0"/>
                <draw:equation draw:name="f1" draw:formula="2"/>
                <draw:equation draw:name="f2" draw:formula="1"/>
                <draw:equation draw:name="f3" draw:formula="?f1 - ?f0"/>
                <draw:equation draw:name="f4" draw:formula="?f3 / 2"/>
                <draw:equation draw:name="f5" draw:formula="?f3 / 4"/>
                <draw:equation draw:name="f6" draw:formula="?f3 * 3"/>
                <draw:equation draw:name="f7" draw:formula="?f6 / 4"/>
                <draw:equation draw:name="f8" draw:formula="?f5 / ?f4"/>
                <draw:equation draw:name="f9" draw:formula="?f7 / ?f4"/>
              </draw:enhanced-geometry>
            </draw:custom-shape>
          </table:table-cell>
          <table:table-cell table:number-columns-repeated="16"/>
          <table:table-cell table:style-name="ce5"/>
          <table:table-cell office:value-type="string" table:style-name="ce7">
            <text:p>ボタン押下：</text:p>
          </table:table-cell>
          <table:table-cell table:number-columns-repeated="11" table:style-name="ce7"/>
          <table:table-cell table:style-name="ce6"/>
          <table:table-cell table:number-columns-repeated="16341"/>
        </table:table-row>
        <table:table-row table:style-name="ro1">
          <table:table-cell/>
          <table:table-cell table:style-name="ce1">
            <draw:custom-shape svg:x="0.0437in" svg:y="0.0563in" svg:width="1.59449in" svg:height="0.69252in" draw:z-index="11" draw:id="id10" draw:style-name="a39" draw:name="正方形/長方形 20">
              <svg:title/>
              <svg:desc/>
              <text:p text:style-name="a32" text:class-names="" text:cond-style-name=""><text:span text:style-name="a31" text:class-names="">更新画面</text:span></text:p>
              <text:p text:style-name="a34" text:class-names="" text:cond-style-name=""><text:span text:style-name="a33" text:class-names="">初期画面表示</text:span></text:p>
              <text:p text:style-name="a38" text:class-names="" text:cond-style-name=""><text:span text:style-name="a35" text:class-names="">(</text:span><text:span text:style-name="a36" text:class-names="">参照・操作権限無</text:span><text:span text:style-name="a37" text:class-names="">)</text:span></text:p>
              <draw:enhanced-geometry xmlns:dr3d="urn:oasis:names:tc:opendocument:xmlns:dr3d:1.0" draw:type="non-primitive" svg:viewBox="0 0 21600 21600" draw:enhanced-path="M 0 0 L 21600 0 21600 21600 0 21600 Z N"/>
            </draw:custom-shape>
          </table:table-cell>
          <table:table-cell table:number-columns-repeated="10"/>
          <table:table-cell table:style-name="ce1">
            <draw:custom-shape svg:x="0.01142in" svg:y="0.05394in" svg:width="0.55591in" svg:height="0.35984in" draw:z-index="28" draw:id="id27" draw:style-name="a110" draw:name="正方形/長方形 31">
              <svg:title/>
              <svg:desc/>
              <text:p text:style-name="a109" text:class-names="" text:cond-style-name=""><text:span text:style-name="a108" text:class-names="">無</text:span></text:p>
              <draw:enhanced-geometry xmlns:dr3d="urn:oasis:names:tc:opendocument:xmlns:dr3d:1.0" draw:type="non-primitive" svg:viewBox="0 0 21600 21600" draw:enhanced-path="M 0 0 L 21600 0 21600 21600 0 21600 Z N"/>
            </draw:custom-shape>
          </table:table-cell>
          <table:table-cell table:style-name="ce1">
            <draw:custom-shape svg:x="0.15in" svg:y="0.18386in" svg:width="1.30709in" svg:height="0.38346in" draw:z-index="20" draw:id="id19" draw:style-name="a80" draw:name="正方形/長方形 28">
              <svg:title/>
              <svg:desc/>
              <text:p text:style-name="a77" text:class-names="" text:cond-style-name=""><text:span text:style-name="a76" text:class-names="">参照・操作</text:span></text:p>
              <text:p text:style-name="a79" text:class-names="" text:cond-style-name=""><text:span text:style-name="a78" text:class-names="">権限の有無</text:span></text:p>
              <draw:enhanced-geometry xmlns:dr3d="urn:oasis:names:tc:opendocument:xmlns:dr3d:1.0" draw:type="non-primitive" svg:viewBox="0 0 21600 21600" draw:enhanced-path="M 0 0 L 21600 0 21600 21600 0 21600 Z N"/>
            </draw:custom-shape>
          </table:table-cell>
          <table:table-cell table:number-columns-repeated="15"/>
          <table:table-cell table:style-name="ce5"/>
          <table:table-cell table:number-columns-repeated="12" table:style-name="ce7"/>
          <table:table-cell table:style-name="ce6"/>
          <table:table-cell table:number-columns-repeated="16341"/>
        </table:table-row>
        <table:table-row table:style-name="ro1">
          <table:table-cell table:number-columns-repeated="29"/>
          <table:table-cell table:style-name="ce5"/>
          <table:table-cell table:number-columns-repeated="9" table:style-name="ce7"/>
          <table:table-cell table:style-name="ce7">
            <draw:custom-shape svg:x="0.20512in" svg:y="0.07638in" svg:width="1.04921in" svg:height="0.37244in" draw:z-index="7" draw:id="id6" draw:style-name="a19" draw:name="フローチャート: 判断 1">
              <svg:title/>
              <svg:desc/>
              <text:p text:style-name="a18" text:class-names="" text:cond-style-name=""><text:span text:style-name="a17" text:class-names=""/></text:p>
              <draw:enhanced-geometry xmlns:dr3d="urn:oasis:names:tc:opendocument:xmlns:dr3d:1.0" draw:type="non-primitive" svg:viewBox="0 0 2 2" draw:enhanced-path="M ?f0 ?f2 L ?f2 ?f0 ?f1 ?f2 ?f2 ?f1 Z N" draw:text-areas="?f8 ?f8 ?f9 ?f9">
                <draw:equation draw:name="f0" draw:formula="0"/>
                <draw:equation draw:name="f1" draw:formula="2"/>
                <draw:equation draw:name="f2" draw:formula="1"/>
                <draw:equation draw:name="f3" draw:formula="?f1 - ?f0"/>
                <draw:equation draw:name="f4" draw:formula="?f3 / 2"/>
                <draw:equation draw:name="f5" draw:formula="?f3 / 4"/>
                <draw:equation draw:name="f6" draw:formula="?f3 * 3"/>
                <draw:equation draw:name="f7" draw:formula="?f6 / 4"/>
                <draw:equation draw:name="f8" draw:formula="?f5 / ?f4"/>
                <draw:equation draw:name="f9" draw:formula="?f7 / ?f4"/>
              </draw:enhanced-geometry>
            </draw:custom-shape>
          </table:table-cell>
          <table:table-cell table:number-columns-repeated="2" table:style-name="ce7"/>
          <table:table-cell table:style-name="ce6"/>
          <table:table-cell table:number-columns-repeated="16341"/>
        </table:table-row>
        <table:table-row table:style-name="ro1">
          <table:table-cell table:number-columns-repeated="29"/>
          <table:table-cell table:style-name="ce5"/>
          <table:table-cell office:value-type="string" table:style-name="ce1">
            <text:p>処理の流れ：</text:p>
          </table:table-cell>
          <table:table-cell table:style-name="ce1"/>
          <table:table-cell table:style-name="ce1">
            <draw:connector draw:type="line" svg:x1="0.29409in" svg:y1="0.12087in" svg:x2="1.28425in" svg:y2="0.12087in" draw:z-index="6" draw:id="id5" draw:style-name="a16" draw:name="直線矢印コネクタ 1">
              <svg:title/>
              <svg:desc/>
            </draw:connector>
          </table:table-cell>
          <table:table-cell table:number-columns-repeated="3" table:style-name="ce1"/>
          <table:table-cell office:value-type="string" table:style-name="ce1">
            <text:p>条件：</text:p>
          </table:table-cell>
          <table:table-cell table:number-columns-repeated="5" table:style-name="ce1"/>
          <table:table-cell table:style-name="ce6"/>
          <table:table-cell table:number-columns-repeated="16341"/>
        </table:table-row>
        <table:table-row table:style-name="ro1">
          <table:table-cell table:number-columns-repeated="3"/>
          <table:table-cell table:style-name="ce1">
            <draw:custom-shape svg:x="0.02638in" svg:y="0.18307in" svg:width="0.00866in" svg:height="5.1752in" draw:z-index="24" draw:id="id23" draw:style-name="a97" draw:name="垂直線 20">
              <svg:title/>
              <svg:desc/>
              <text:p text:style-name="a95" text:class-names="" text:cond-style-name=""><text:span text:style-name="a94"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horizontal="true">
                <draw:equation draw:name="f0" draw:formula="left"/>
                <draw:equation draw:name="f1" draw:formula="right"/>
                <draw:equation draw:name="f2" draw:formula="top"/>
                <draw:equation draw:name="f3" draw:formula="bottom"/>
              </draw:enhanced-geometry>
            </draw:custom-shape>
          </table:table-cell>
          <table:table-cell table:number-columns-repeated="10"/>
          <table:table-cell table:style-name="ce1">
            <draw:custom-shape svg:x="0.15984in" svg:y="0.05866in" svg:width="0.75354in" svg:height="0.3622in" draw:z-index="30" draw:id="id29" draw:style-name="a116" draw:name="正方形/長方形 33">
              <svg:title/>
              <svg:desc/>
              <text:p text:style-name="a115" text:class-names="" text:cond-style-name=""><text:span text:style-name="a114" text:class-names="">有</text:span></text:p>
              <draw:enhanced-geometry xmlns:dr3d="urn:oasis:names:tc:opendocument:xmlns:dr3d:1.0" draw:type="non-primitive" svg:viewBox="0 0 21600 21600" draw:enhanced-path="M 0 0 L 21600 0 21600 21600 0 21600 Z N"/>
            </draw:custom-shape>
          </table:table-cell>
          <table:table-cell table:number-columns-repeated="14"/>
          <table:table-cell table:style-name="ce5"/>
          <table:table-cell table:number-columns-repeated="12" table:style-name="ce7"/>
          <table:table-cell table:style-name="ce6"/>
          <table:table-cell table:number-columns-repeated="16341"/>
        </table:table-row>
        <table:table-row table:style-name="ro1">
          <table:table-cell table:number-columns-repeated="29"/>
          <table:table-cell table:style-name="ce8"/>
          <table:table-cell table:number-columns-repeated="12" table:style-name="ce9"/>
          <table:table-cell table:style-name="ce10"/>
          <table:table-cell table:number-columns-repeated="16341"/>
        </table:table-row>
        <table:table-row table:style-name="ro2">
          <table:table-cell table:number-columns-repeated="13"/>
          <table:table-cell table:style-name="ce1">
            <draw:custom-shape svg:x="0.00079in" svg:y="0.18701in" svg:width="1.55866in" svg:height="0.56063in" draw:z-index="14" draw:id="id13" draw:style-name="a56" draw:name="正方形/長方形 26">
              <svg:title/>
              <svg:desc/>
              <text:p text:style-name="a47" text:class-names="" text:cond-style-name=""><text:span text:style-name="a46" text:class-names="">更新画面</text:span></text:p>
              <text:p text:style-name="a49" text:class-names="" text:cond-style-name=""><text:span text:style-name="a48" text:class-names="">初期画面表示</text:span></text:p>
              <text:p text:style-name="a55" text:class-names="" text:cond-style-name=""><text:span text:style-name="a50" text:class-names="">(</text:span><text:span text:style-name="a51" text:class-names="">取引先</text:span><text:span text:style-name="a52" text:class-names="">ID</text:span><text:span text:style-name="a53" text:class-names="">入力不可</text:span><text:span text:style-name="a54" text:class-names="">)</text:span></text:p>
              <draw:enhanced-geometry xmlns:dr3d="urn:oasis:names:tc:opendocument:xmlns:dr3d:1.0" draw:type="non-primitive" svg:viewBox="0 0 21600 21600" draw:enhanced-path="M 0 0 L 21600 0 21600 21600 0 21600 Z N"/>
            </draw:custom-shape>
          </table:table-cell>
          <table:table-cell table:number-columns-repeated="15"/>
          <table:table-cell table:number-columns-repeated="16355" table:style-name="ce1"/>
        </table:table-row>
        <table:table-row table:number-rows-repeated="2" table:style-name="ro2">
          <table:table-cell table:number-columns-repeated="16384"/>
        </table:table-row>
        <table:table-row table:style-name="ro2">
          <table:table-cell table:number-columns-repeated="3"/>
          <table:table-cell table:number-columns-repeated="11" table:style-name="ce1"/>
          <table:table-cell table:style-name="ce1">
            <draw:custom-shape svg:x="0.38386in" svg:y="0.16339in" svg:width="0in" svg:height="0.39252in" draw:z-index="33" draw:id="id32" draw:style-name="a126" draw:name="垂直線 22">
              <svg:title/>
              <svg:desc/>
              <text:p text:style-name="a124" text:class-names="" text:cond-style-name=""><text:span text:style-name="a123"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table:table-cell>
          <table:table-cell table:number-columns-repeated="16369"/>
        </table:table-row>
        <table:table-row table:number-rows-repeated="6" table:style-name="ro2">
          <table:table-cell table:number-columns-repeated="16384"/>
        </table:table-row>
        <table:table-row table:style-name="ro2">
          <table:table-cell table:number-columns-repeated="3"/>
          <table:table-cell table:number-columns-repeated="9" table:style-name="ce1"/>
          <table:table-cell table:style-name="ce1">
            <draw:custom-shape svg:x="0.38622in" svg:y="0.18307in" svg:width="1.56693in" svg:height="0.74803in" draw:z-index="13" draw:id="id12" draw:style-name="a45" draw:name="フローチャート: 判断 8">
              <svg:title/>
              <svg:desc/>
              <text:p text:style-name="a44" text:class-names="" text:cond-style-name=""><text:span text:style-name="a43" text:class-names=""/></text:p>
              <draw:enhanced-geometry xmlns:dr3d="urn:oasis:names:tc:opendocument:xmlns:dr3d:1.0" draw:type="non-primitive" svg:viewBox="0 0 2 2" draw:enhanced-path="M ?f0 ?f2 L ?f2 ?f0 ?f1 ?f2 ?f2 ?f1 Z N" draw:text-areas="?f8 ?f8 ?f9 ?f9">
                <draw:equation draw:name="f0" draw:formula="0"/>
                <draw:equation draw:name="f1" draw:formula="2"/>
                <draw:equation draw:name="f2" draw:formula="1"/>
                <draw:equation draw:name="f3" draw:formula="?f1 - ?f0"/>
                <draw:equation draw:name="f4" draw:formula="?f3 / 2"/>
                <draw:equation draw:name="f5" draw:formula="?f3 / 4"/>
                <draw:equation draw:name="f6" draw:formula="?f3 * 3"/>
                <draw:equation draw:name="f7" draw:formula="?f6 / 4"/>
                <draw:equation draw:name="f8" draw:formula="?f5 / ?f4"/>
                <draw:equation draw:name="f9" draw:formula="?f7 / ?f4"/>
              </draw:enhanced-geometry>
            </draw:custom-shape>
          </table:table-cell>
          <table:table-cell table:number-columns-repeated="16371"/>
        </table:table-row>
        <table:table-row table:style-name="ro2">
          <table:table-cell table:number-columns-repeated="3"/>
          <table:table-cell table:number-columns-repeated="2" table:style-name="ce1"/>
          <table:table-cell table:style-name="ce1">
            <draw:custom-shape svg:x="0.38622in" svg:y="0.1437in" svg:width="1.55866in" svg:height="0.56063in" draw:z-index="47" draw:id="id46" draw:style-name="a183" draw:name="正方形/長方形 36">
              <svg:title/>
              <svg:desc/>
              <text:p text:style-name="a174" text:class-names="" text:cond-style-name=""><text:span text:style-name="a173" text:class-names="">更新画面</text:span></text:p>
              <text:p text:style-name="a176" text:class-names="" text:cond-style-name=""><text:span text:style-name="a175" text:class-names="">エラー表示</text:span></text:p>
              <text:p text:style-name="a182" text:class-names="" text:cond-style-name=""><text:span text:style-name="a177" text:class-names="">(</text:span><text:span text:style-name="a178" text:class-names="">取引先</text:span><text:span text:style-name="a179" text:class-names="">ID</text:span><text:span text:style-name="a180" text:class-names="">入力不可</text:span><text:span text:style-name="a181" text:class-names="">)</text:span></text:p>
              <draw:enhanced-geometry xmlns:dr3d="urn:oasis:names:tc:opendocument:xmlns:dr3d:1.0" draw:type="non-primitive" svg:viewBox="0 0 21600 21600" draw:enhanced-path="M 0 0 L 21600 0 21600 21600 0 21600 Z N"/>
            </draw:custom-shape>
          </table:table-cell>
          <table:table-cell table:number-columns-repeated="6"/>
          <table:table-cell table:style-name="ce1">
            <draw:custom-shape svg:x="0.07402in" svg:y="0.01811in" svg:width="0.33898in" svg:height="0.3622in" draw:z-index="29" draw:id="id28" draw:style-name="a113" draw:name="正方形/長方形 32">
              <svg:title/>
              <svg:desc/>
              <text:p text:style-name="a112" text:class-names="" text:cond-style-name=""><text:span text:style-name="a111" text:class-names="">有</text:span></text:p>
              <draw:enhanced-geometry xmlns:dr3d="urn:oasis:names:tc:opendocument:xmlns:dr3d:1.0" draw:type="non-primitive" svg:viewBox="0 0 21600 21600" draw:enhanced-path="M 0 0 L 21600 0 21600 21600 0 21600 Z N"/>
            </draw:custom-shape>
          </table:table-cell>
          <table:table-cell table:style-name="ce1">
            <draw:custom-shape svg:x="0.1563in" svg:y="0.1689in" svg:width="1.30709in" svg:height="0.38346in" draw:z-index="17" draw:id="id16" draw:style-name="a67" draw:name="正方形/長方形 27">
              <svg:title/>
              <svg:desc/>
              <text:p text:style-name="a64" text:class-names="" text:cond-style-name=""><text:span text:style-name="a63" text:class-names="">入力チェック</text:span></text:p>
              <text:p text:style-name="a66" text:class-names="" text:cond-style-name=""><text:span text:style-name="a65" text:class-names="">エラーの有無</text:span></text:p>
              <draw:enhanced-geometry xmlns:dr3d="urn:oasis:names:tc:opendocument:xmlns:dr3d:1.0" draw:type="non-primitive" svg:viewBox="0 0 21600 21600" draw:enhanced-path="M 0 0 L 21600 0 21600 21600 0 21600 Z N"/>
            </draw:custom-shape>
          </table:table-cell>
          <table:table-cell table:number-columns-repeated="16370"/>
        </table:table-row>
        <table:table-row table:style-name="ro2">
          <table:table-cell table:number-columns-repeated="16384"/>
        </table:table-row>
        <table:table-row table:style-name="ro1">
          <table:table-cell table:number-columns-repeated="3"/>
          <table:table-cell table:style-name="ce11"/>
          <table:table-cell table:number-columns-repeated="16380"/>
        </table:table-row>
        <table:table-row table:style-name="ro2">
          <table:table-cell table:number-columns-repeated="13"/>
          <table:table-cell table:style-name="ce1">
            <draw:custom-shape svg:x="0.32677in" svg:y="0.07717in" svg:width="0.55591in" svg:height="0.35984in" draw:z-index="31" draw:id="id30" draw:style-name="a119" draw:name="正方形/長方形 34">
              <svg:title/>
              <svg:desc/>
              <text:p text:style-name="a118" text:class-names="" text:cond-style-name=""><text:span text:style-name="a117" text:class-names="">無</text:span></text:p>
              <draw:enhanced-geometry xmlns:dr3d="urn:oasis:names:tc:opendocument:xmlns:dr3d:1.0" draw:type="non-primitive" svg:viewBox="0 0 21600 21600" draw:enhanced-path="M 0 0 L 21600 0 21600 21600 0 21600 Z N"/>
            </draw:custom-shape>
          </table:table-cell>
          <table:table-cell table:number-columns-repeated="16370"/>
        </table:table-row>
        <table:table-row table:number-rows-repeated="2" table:style-name="ro2">
          <table:table-cell table:number-columns-repeated="16384"/>
        </table:table-row>
        <table:table-row table:style-name="ro2">
          <table:table-cell table:number-columns-repeated="12"/>
          <table:table-cell table:style-name="ce1">
            <draw:custom-shape svg:x="0.11339in" svg:y="0.0063in" svg:width="0.30157in" svg:height="0.3622in" draw:z-index="32" draw:id="id31" draw:style-name="a122" draw:name="正方形/長方形 35">
              <svg:title/>
              <svg:desc/>
              <text:p text:style-name="a121" text:class-names="" text:cond-style-name=""><text:span text:style-name="a120" text:class-names="">有</text:span></text:p>
              <draw:enhanced-geometry xmlns:dr3d="urn:oasis:names:tc:opendocument:xmlns:dr3d:1.0" draw:type="non-primitive" svg:viewBox="0 0 21600 21600" draw:enhanced-path="M 0 0 L 21600 0 21600 21600 0 21600 Z N"/>
            </draw:custom-shape>
          </table:table-cell>
          <table:table-cell table:style-name="ce1">
            <draw:custom-shape svg:x="0in" svg:y="0.00748in" svg:width="1.56693in" svg:height="0.76654in" draw:z-index="12" draw:id="id11" draw:style-name="a42" draw:name="フローチャート: 判断 7">
              <svg:title/>
              <svg:desc/>
              <text:p text:style-name="a41" text:class-names="" text:cond-style-name=""><text:span text:style-name="a40" text:class-names=""/></text:p>
              <draw:enhanced-geometry xmlns:dr3d="urn:oasis:names:tc:opendocument:xmlns:dr3d:1.0" draw:type="non-primitive" svg:viewBox="0 0 2 2" draw:enhanced-path="M ?f0 ?f2 L ?f2 ?f0 ?f1 ?f2 ?f2 ?f1 Z N" draw:text-areas="?f8 ?f8 ?f9 ?f9">
                <draw:equation draw:name="f0" draw:formula="0"/>
                <draw:equation draw:name="f1" draw:formula="2"/>
                <draw:equation draw:name="f2" draw:formula="1"/>
                <draw:equation draw:name="f3" draw:formula="?f1 - ?f0"/>
                <draw:equation draw:name="f4" draw:formula="?f3 / 2"/>
                <draw:equation draw:name="f5" draw:formula="?f3 / 4"/>
                <draw:equation draw:name="f6" draw:formula="?f3 * 3"/>
                <draw:equation draw:name="f7" draw:formula="?f6 / 4"/>
                <draw:equation draw:name="f8" draw:formula="?f5 / ?f4"/>
                <draw:equation draw:name="f9" draw:formula="?f7 / ?f4"/>
              </draw:enhanced-geometry>
            </draw:custom-shape>
            <draw:custom-shape svg:x="0.1811in" svg:y="0.1815in" svg:width="1.30709in" svg:height="0.44213in" draw:z-index="22" draw:id="id21" draw:style-name="a89" draw:name="正方形/長方形 29">
              <svg:title/>
              <svg:desc/>
              <text:p text:style-name="a86" text:class-names="" text:cond-style-name=""><text:span text:style-name="a85" text:class-names="">整合性チェック</text:span></text:p>
              <text:p text:style-name="a88" text:class-names="" text:cond-style-name=""><text:span text:style-name="a87" text:class-names="">エラーの有無</text:span></text:p>
              <draw:enhanced-geometry xmlns:dr3d="urn:oasis:names:tc:opendocument:xmlns:dr3d:1.0" draw:type="non-primitive" svg:viewBox="0 0 21600 21600" draw:enhanced-path="M 0 0 L 21600 0 21600 21600 0 21600 Z N"/>
            </draw:custom-shape>
          </table:table-cell>
          <table:table-cell table:number-columns-repeated="16370"/>
        </table:table-row>
        <table:table-row table:number-rows-repeated="2" table:style-name="ro2">
          <table:table-cell table:number-columns-repeated="16384"/>
        </table:table-row>
        <table:table-row table:style-name="ro2">
          <table:table-cell table:number-columns-repeated="13"/>
          <table:table-cell table:style-name="ce1">
            <draw:custom-shape svg:x="0.32677in" svg:y="0.07717in" svg:width="0.55591in" svg:height="0.35984in" draw:z-index="26" draw:id="id25" draw:style-name="a104" draw:name="正方形/長方形 30">
              <svg:title/>
              <svg:desc/>
              <text:p text:style-name="a103" text:class-names="" text:cond-style-name=""><text:span text:style-name="a102" text:class-names="">無</text:span></text:p>
              <draw:enhanced-geometry xmlns:dr3d="urn:oasis:names:tc:opendocument:xmlns:dr3d:1.0" draw:type="non-primitive" svg:viewBox="0 0 21600 21600" draw:enhanced-path="M 0 0 L 21600 0 21600 21600 0 21600 Z N"/>
            </draw:custom-shape>
          </table:table-cell>
          <table:table-cell table:number-columns-repeated="16370"/>
        </table:table-row>
        <table:table-row table:style-name="ro2">
          <table:table-cell table:number-columns-repeated="14"/>
          <table:table-cell table:style-name="ce1">
            <draw:custom-shape svg:x="0.38425in" svg:y="0.01929in" svg:width="0.00945in" svg:height="0.48898in" draw:z-index="19" draw:id="id18" draw:style-name="a75" draw:name="直線コネクタ 48">
              <svg:title/>
              <svg:desc/>
              <text:p text:style-name="a73" text:class-names="" text:cond-style-name=""><text:span text:style-name="a72"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table:table-cell>
          <table:table-cell table:number-columns-repeated="16369"/>
        </table:table-row>
        <table:table-row table:style-name="ro2">
          <table:table-cell table:number-columns-repeated="16384"/>
        </table:table-row>
        <table:table-row table:style-name="ro2">
          <table:table-cell table:number-columns-repeated="12"/>
          <table:table-cell table:style-name="ce1">
            <draw:custom-shape svg:x="0.34764in" svg:y="0.1126in" svg:width="1.55866in" svg:height="0.50157in" draw:z-index="10" draw:id="id9" draw:style-name="a30" draw:name="正方形/長方形 10">
              <svg:title/>
              <svg:desc/>
              <text:p text:style-name="a27" text:class-names="" text:cond-style-name=""><text:span text:style-name="a26" text:class-names="">取引先情報</text:span></text:p>
              <text:p text:style-name="a29" text:class-names="" text:cond-style-name=""><text:span text:style-name="a28" text:class-names="">更新処理完了</text:span></text:p>
              <draw:enhanced-geometry xmlns:dr3d="urn:oasis:names:tc:opendocument:xmlns:dr3d:1.0" draw:type="non-primitive" svg:viewBox="0 0 21600 21600" draw:enhanced-path="M 0 0 L 21600 0 21600 21600 0 21600 Z N"/>
            </draw:custom-shape>
          </table:table-cell>
          <table:table-cell table:number-columns-repeated="16371"/>
        </table:table-row>
        <table:table-row table:number-rows-repeated="4" table:style-name="ro2">
          <table:table-cell table:number-columns-repeated="16384"/>
        </table:table-row>
        <table:table-row table:style-name="ro2">
          <table:table-cell table:number-columns-repeated="13"/>
          <table:table-cell table:style-name="ce1">
            <draw:custom-shape svg:x="0.00079in" svg:y="0.18465in" svg:width="1.50354in" svg:height="0.50984in" draw:z-index="36" draw:id="id35" draw:style-name="a137" draw:name="四角形: 角を丸くする 6">
              <svg:title/>
              <svg:desc/>
              <text:p text:style-name="a136" text:class-names="" text:cond-style-name=""><text:span text:style-name="a135" text:class-names="">終了</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08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table:table-cell>
          <table:table-cell table:number-columns-repeated="16370"/>
        </table:table-row>
        <table:table-row table:number-rows-repeated="1048534" table:style-name="ro2">
          <table:table-cell table:number-columns-repeated="16384"/>
        </table:table-row>
      </table:table>
      <table:table table:name="更新履歴" table:style-name="ta1">
        <table:table-column table:style-name="co1" table:number-columns-repeated="2" table:default-cell-style-name="ce12"/>
        <table:table-column table:style-name="co4" table:number-columns-repeated="3" table:default-cell-style-name="ce12"/>
        <table:table-column table:style-name="co1" table:number-columns-repeated="2" table:default-cell-style-name="ce12"/>
        <table:table-column table:style-name="co4" table:number-columns-repeated="3" table:default-cell-style-name="ce12"/>
        <table:table-column table:style-name="co1" table:number-columns-repeated="2" table:default-cell-style-name="ce12"/>
        <table:table-column table:style-name="co4" table:number-columns-repeated="3" table:default-cell-style-name="ce12"/>
        <table:table-column table:style-name="co5" table:number-columns-repeated="5" table:default-cell-style-name="ce12"/>
        <table:table-column table:style-name="co3" table:number-columns-repeated="1005" table:default-cell-style-name="ce12"/>
        <table:table-column table:style-name="co3" table:number-columns-repeated="15359" table:default-cell-style-name="ce1"/>
        <table:table-row table:style-name="ro1">
          <table:table-cell office:value-type="string" table:number-columns-spanned="2" table:number-rows-spanned="2" table:style-name="ce13">
            <text:p>プロジェクト名</text:p>
          </table:table-cell>
          <table:covered-table-cell/>
          <table:table-cell office:value-type="string" table:number-columns-spanned="3" table:number-rows-spanned="2" table:style-name="ce14">
            <text:p>B-FORME工場製造システム</text:p>
          </table:table-cell>
          <table:covered-table-cell table:number-columns-repeated="2"/>
          <table:table-cell office:value-type="string" table:number-columns-spanned="2" table:number-rows-spanned="2" table:style-name="ce13">
            <text:p>機能名</text:p>
          </table:table-cell>
          <table:covered-table-cell/>
          <table:table-cell office:value-type="string" table:number-columns-spanned="3" table:number-rows-spanned="2" table:style-name="ce15">
            <text:p>部署情報</text:p>
          </table:table-cell>
          <table:covered-table-cell table:number-columns-repeated="2"/>
          <table:table-cell office:value-type="string" table:number-columns-spanned="2" table:number-rows-spanned="1" table:style-name="ce16">
            <text:p>作成日</text:p>
          </table:table-cell>
          <table:covered-table-cell/>
          <table:table-cell office:value-type="date" office:date-value="2023-06-24T00:00:00" table:formula="of:=IF([.B5]=&quot;&quot;;&quot;&quot;;[.B5])" table:number-columns-spanned="3" table:number-rows-spanned="1" table:style-name="ce17">
            <text:p>2023/6/24</text:p>
          </table:table-cell>
          <table:covered-table-cell table:number-columns-repeated="2"/>
          <table:table-cell table:number-columns-repeated="16369"/>
        </table:table-row>
        <table:table-row table:style-name="ro1">
          <table:covered-table-cell/>
          <table:covered-table-cell/>
          <table:covered-table-cell/>
          <table:covered-table-cell table:number-columns-repeated="2"/>
          <table:covered-table-cell/>
          <table:covered-table-cell/>
          <table:covered-table-cell/>
          <table:covered-table-cell table:number-columns-repeated="2"/>
          <table:table-cell office:value-type="string" table:number-columns-spanned="2" table:number-rows-spanned="1" table:style-name="ce16">
            <text:p>更新日</text:p>
          </table:table-cell>
          <table:covered-table-cell/>
          <table:table-cell office:value-type="date" office:date-value="2023-06-24T00:00:00" table:formula="of:=IF([.B5]=&quot;&quot;;&quot;&quot;;LOOKUP(10^10;[.B:.B]))" table:number-columns-spanned="3" table:number-rows-spanned="1" table:style-name="ce17">
            <text:p>2023/6/24</text:p>
          </table:table-cell>
          <table:covered-table-cell table:number-columns-repeated="2"/>
          <table:table-cell table:number-columns-repeated="16369"/>
        </table:table-row>
        <table:table-row table:style-name="ro3">
          <table:table-cell table:number-columns-repeated="15" table:style-name="ce18"/>
          <table:table-cell table:number-columns-repeated="16369"/>
        </table:table-row>
        <table:table-row table:style-name="ro1">
          <table:table-cell office:value-type="string" table:style-name="ce19">
            <text:p>No</text:p>
          </table:table-cell>
          <table:table-cell office:value-type="string" table:number-columns-spanned="2" table:number-rows-spanned="1" table:style-name="ce20">
            <text:p>年月日</text:p>
          </table:table-cell>
          <table:covered-table-cell/>
          <table:table-cell office:value-type="string" table:number-columns-spanned="10" table:number-rows-spanned="1" table:style-name="ce20">
            <text:p>内容</text:p>
          </table:table-cell>
          <table:covered-table-cell table:number-columns-repeated="9"/>
          <table:table-cell office:value-type="string" table:number-columns-spanned="2" table:number-rows-spanned="1" table:style-name="ce20">
            <text:p>更新者</text:p>
          </table:table-cell>
          <table:covered-table-cell/>
          <table:table-cell table:number-columns-repeated="16369"/>
        </table:table-row>
        <table:table-row table:style-name="ro1">
          <table:table-cell office:value-type="float" office:value="1" table:style-name="ce21">
            <text:p>1</text:p>
          </table:table-cell>
          <table:table-cell office:value-type="date" office:date-value="2023-06-24T00:00:00" table:number-columns-spanned="2" table:number-rows-spanned="1" table:style-name="ce22">
            <text:p>2023/6/24</text:p>
          </table:table-cell>
          <table:covered-table-cell/>
          <table:table-cell office:value-type="string" table:style-name="ce23">
            <text:p>新規作成</text:p>
          </table:table-cell>
          <table:table-cell table:number-columns-repeated="8" table:style-name="ce24"/>
          <table:table-cell table:style-name="ce25"/>
          <table:table-cell office:value-type="string" table:number-columns-spanned="2" table:number-rows-spanned="1" table:style-name="ce26">
            <text:p>梶浦 宰</text:p>
          </table:table-cell>
          <table:covered-table-cell/>
          <table:table-cell table:number-columns-repeated="16369"/>
        </table:table-row>
        <table:table-row table:style-name="ro1">
          <table:table-cell office:value-type="float" office:value="2" table:style-name="ce21">
            <text:p>2</text:p>
          </table:table-cell>
          <table:table-cell table:number-columns-spanned="2" table:number-rows-spanned="1" table:style-name="ce27"/>
          <table:covered-table-cell/>
          <table:table-cell table:style-name="ce23"/>
          <table:table-cell table:number-columns-repeated="8" table:style-name="ce24"/>
          <table:table-cell table:style-name="ce25"/>
          <table:table-cell table:number-columns-spanned="2" table:number-rows-spanned="1" table:style-name="ce27"/>
          <table:covered-table-cell/>
          <table:table-cell table:number-columns-repeated="16369"/>
        </table:table-row>
        <table:table-row table:style-name="ro1">
          <table:table-cell office:value-type="float" office:value="3" table:style-name="ce21">
            <text:p>3</text:p>
          </table:table-cell>
          <table:table-cell table:number-columns-spanned="2" table:number-rows-spanned="1" table:style-name="ce27"/>
          <table:covered-table-cell/>
          <table:table-cell table:style-name="ce23"/>
          <table:table-cell table:number-columns-repeated="8" table:style-name="ce24"/>
          <table:table-cell table:style-name="ce25"/>
          <table:table-cell table:number-columns-spanned="2" table:number-rows-spanned="1" table:style-name="ce27"/>
          <table:covered-table-cell/>
          <table:table-cell table:number-columns-repeated="16369"/>
        </table:table-row>
        <table:table-row table:style-name="ro1">
          <table:table-cell office:value-type="float" office:value="4" table:style-name="ce21">
            <text:p>4</text:p>
          </table:table-cell>
          <table:table-cell table:number-columns-spanned="2" table:number-rows-spanned="1" table:style-name="ce27"/>
          <table:covered-table-cell/>
          <table:table-cell table:style-name="ce23"/>
          <table:table-cell table:number-columns-repeated="8" table:style-name="ce24"/>
          <table:table-cell table:style-name="ce25"/>
          <table:table-cell table:number-columns-spanned="2" table:number-rows-spanned="1" table:style-name="ce27"/>
          <table:covered-table-cell/>
          <table:table-cell table:number-columns-repeated="16369"/>
        </table:table-row>
        <table:table-row table:style-name="ro1">
          <table:table-cell office:value-type="float" office:value="5" table:style-name="ce28">
            <text:p>5</text:p>
          </table:table-cell>
          <table:table-cell table:number-columns-spanned="2" table:number-rows-spanned="1" table:style-name="ce27"/>
          <table:covered-table-cell/>
          <table:table-cell table:number-columns-repeated="10" table:style-name="ce29"/>
          <table:table-cell table:number-columns-spanned="2" table:number-rows-spanned="1" table:style-name="ce27"/>
          <table:covered-table-cell/>
          <table:table-cell table:number-columns-repeated="16369"/>
        </table:table-row>
        <table:table-row table:style-name="ro1">
          <table:table-cell office:value-type="float" office:value="6" table:style-name="ce21">
            <text:p>6</text:p>
          </table:table-cell>
          <table:table-cell table:number-columns-spanned="2" table:number-rows-spanned="1" table:style-name="ce27"/>
          <table:covered-table-cell/>
          <table:table-cell table:style-name="ce23"/>
          <table:table-cell table:number-columns-repeated="8" table:style-name="ce24"/>
          <table:table-cell table:style-name="ce25"/>
          <table:table-cell table:number-columns-spanned="2" table:number-rows-spanned="1" table:style-name="ce27"/>
          <table:covered-table-cell/>
          <table:table-cell table:number-columns-repeated="16369"/>
        </table:table-row>
        <table:table-row table:style-name="ro1">
          <table:table-cell office:value-type="float" office:value="7" table:style-name="ce21">
            <text:p>7</text:p>
          </table:table-cell>
          <table:table-cell table:number-columns-spanned="2" table:number-rows-spanned="1" table:style-name="ce27"/>
          <table:covered-table-cell/>
          <table:table-cell table:style-name="ce23"/>
          <table:table-cell table:number-columns-repeated="8" table:style-name="ce24"/>
          <table:table-cell table:style-name="ce25"/>
          <table:table-cell table:number-columns-spanned="2" table:number-rows-spanned="1" table:style-name="ce27"/>
          <table:covered-table-cell/>
          <table:table-cell table:number-columns-repeated="16369"/>
        </table:table-row>
        <table:table-row table:style-name="ro1">
          <table:table-cell office:value-type="float" office:value="8" table:style-name="ce21">
            <text:p>8</text:p>
          </table:table-cell>
          <table:table-cell table:number-columns-spanned="2" table:number-rows-spanned="1" table:style-name="ce27"/>
          <table:covered-table-cell/>
          <table:table-cell table:style-name="ce23"/>
          <table:table-cell table:number-columns-repeated="8" table:style-name="ce24"/>
          <table:table-cell table:style-name="ce25"/>
          <table:table-cell table:number-columns-spanned="2" table:number-rows-spanned="1" table:style-name="ce27"/>
          <table:covered-table-cell/>
          <table:table-cell table:number-columns-repeated="16369"/>
        </table:table-row>
        <table:table-row table:style-name="ro1">
          <table:table-cell office:value-type="float" office:value="9" table:style-name="ce21">
            <text:p>9</text:p>
          </table:table-cell>
          <table:table-cell table:number-columns-spanned="2" table:number-rows-spanned="1" table:style-name="ce27"/>
          <table:covered-table-cell/>
          <table:table-cell table:style-name="ce23"/>
          <table:table-cell table:number-columns-repeated="8" table:style-name="ce24"/>
          <table:table-cell table:style-name="ce25"/>
          <table:table-cell table:number-columns-spanned="2" table:number-rows-spanned="1" table:style-name="ce27"/>
          <table:covered-table-cell/>
          <table:table-cell table:number-columns-repeated="16369"/>
        </table:table-row>
        <table:table-row table:style-name="ro1">
          <table:table-cell office:value-type="float" office:value="10" table:style-name="ce21">
            <text:p>10</text:p>
          </table:table-cell>
          <table:table-cell table:number-columns-spanned="2" table:number-rows-spanned="1" table:style-name="ce27"/>
          <table:covered-table-cell/>
          <table:table-cell table:style-name="ce23"/>
          <table:table-cell table:number-columns-repeated="8" table:style-name="ce24"/>
          <table:table-cell table:style-name="ce25"/>
          <table:table-cell table:number-columns-spanned="2" table:number-rows-spanned="1" table:style-name="ce27"/>
          <table:covered-table-cell/>
          <table:table-cell table:number-columns-repeated="16369"/>
        </table:table-row>
        <table:table-row table:style-name="ro1">
          <table:table-cell office:value-type="float" office:value="11" table:style-name="ce21">
            <text:p>11</text:p>
          </table:table-cell>
          <table:table-cell table:number-columns-spanned="2" table:number-rows-spanned="1" table:style-name="ce27"/>
          <table:covered-table-cell/>
          <table:table-cell table:style-name="ce23"/>
          <table:table-cell table:number-columns-repeated="8" table:style-name="ce24"/>
          <table:table-cell table:style-name="ce25"/>
          <table:table-cell table:number-columns-spanned="2" table:number-rows-spanned="1" table:style-name="ce27"/>
          <table:covered-table-cell/>
          <table:table-cell table:number-columns-repeated="16369"/>
        </table:table-row>
        <table:table-row table:style-name="ro1">
          <table:table-cell office:value-type="float" office:value="12" table:style-name="ce21">
            <text:p>12</text:p>
          </table:table-cell>
          <table:table-cell table:number-columns-spanned="2" table:number-rows-spanned="1" table:style-name="ce27"/>
          <table:covered-table-cell/>
          <table:table-cell table:style-name="ce23"/>
          <table:table-cell table:number-columns-repeated="8" table:style-name="ce24"/>
          <table:table-cell table:style-name="ce25"/>
          <table:table-cell table:number-columns-spanned="2" table:number-rows-spanned="1" table:style-name="ce27"/>
          <table:covered-table-cell/>
          <table:table-cell table:number-columns-repeated="16369"/>
        </table:table-row>
        <table:table-row table:style-name="ro1">
          <table:table-cell office:value-type="float" office:value="13" table:style-name="ce21">
            <text:p>13</text:p>
          </table:table-cell>
          <table:table-cell table:number-columns-spanned="2" table:number-rows-spanned="1" table:style-name="ce27"/>
          <table:covered-table-cell/>
          <table:table-cell table:style-name="ce23"/>
          <table:table-cell table:number-columns-repeated="8" table:style-name="ce24"/>
          <table:table-cell table:style-name="ce25"/>
          <table:table-cell table:number-columns-spanned="2" table:number-rows-spanned="1" table:style-name="ce27"/>
          <table:covered-table-cell/>
          <table:table-cell table:number-columns-repeated="16369"/>
        </table:table-row>
        <table:table-row table:style-name="ro1">
          <table:table-cell office:value-type="float" office:value="14" table:style-name="ce21">
            <text:p>14</text:p>
          </table:table-cell>
          <table:table-cell table:number-columns-spanned="2" table:number-rows-spanned="1" table:style-name="ce27"/>
          <table:covered-table-cell/>
          <table:table-cell table:style-name="ce23"/>
          <table:table-cell table:number-columns-repeated="8" table:style-name="ce24"/>
          <table:table-cell table:style-name="ce25"/>
          <table:table-cell table:number-columns-spanned="2" table:number-rows-spanned="1" table:style-name="ce27"/>
          <table:covered-table-cell/>
          <table:table-cell table:number-columns-repeated="16369"/>
        </table:table-row>
        <table:table-row table:style-name="ro1">
          <table:table-cell office:value-type="float" office:value="15" table:style-name="ce21">
            <text:p>15</text:p>
          </table:table-cell>
          <table:table-cell table:number-columns-spanned="2" table:number-rows-spanned="1" table:style-name="ce27"/>
          <table:covered-table-cell/>
          <table:table-cell table:style-name="ce23"/>
          <table:table-cell table:number-columns-repeated="8" table:style-name="ce24"/>
          <table:table-cell table:style-name="ce25"/>
          <table:table-cell table:number-columns-spanned="2" table:number-rows-spanned="1" table:style-name="ce27"/>
          <table:covered-table-cell/>
          <table:table-cell table:number-columns-repeated="16369"/>
        </table:table-row>
        <table:table-row table:style-name="ro1">
          <table:table-cell office:value-type="float" office:value="16" table:style-name="ce21">
            <text:p>16</text:p>
          </table:table-cell>
          <table:table-cell table:number-columns-spanned="2" table:number-rows-spanned="1" table:style-name="ce27"/>
          <table:covered-table-cell/>
          <table:table-cell table:style-name="ce23"/>
          <table:table-cell table:number-columns-repeated="8" table:style-name="ce24"/>
          <table:table-cell table:style-name="ce25"/>
          <table:table-cell table:number-columns-spanned="2" table:number-rows-spanned="1" table:style-name="ce27"/>
          <table:covered-table-cell/>
          <table:table-cell table:number-columns-repeated="16369"/>
        </table:table-row>
        <table:table-row table:style-name="ro1">
          <table:table-cell office:value-type="float" office:value="17" table:style-name="ce21">
            <text:p>17</text:p>
          </table:table-cell>
          <table:table-cell table:number-columns-spanned="2" table:number-rows-spanned="1" table:style-name="ce27"/>
          <table:covered-table-cell/>
          <table:table-cell table:style-name="ce23"/>
          <table:table-cell table:number-columns-repeated="8" table:style-name="ce24"/>
          <table:table-cell table:style-name="ce25"/>
          <table:table-cell table:number-columns-spanned="2" table:number-rows-spanned="1" table:style-name="ce27"/>
          <table:covered-table-cell/>
          <table:table-cell table:number-columns-repeated="16369"/>
        </table:table-row>
        <table:table-row table:style-name="ro1">
          <table:table-cell office:value-type="float" office:value="18" table:style-name="ce21">
            <text:p>18</text:p>
          </table:table-cell>
          <table:table-cell table:number-columns-spanned="2" table:number-rows-spanned="1" table:style-name="ce27"/>
          <table:covered-table-cell/>
          <table:table-cell table:style-name="ce23"/>
          <table:table-cell table:number-columns-repeated="8" table:style-name="ce24"/>
          <table:table-cell table:style-name="ce25"/>
          <table:table-cell table:number-columns-spanned="2" table:number-rows-spanned="1" table:style-name="ce27"/>
          <table:covered-table-cell/>
          <table:table-cell table:number-columns-repeated="16369"/>
        </table:table-row>
        <table:table-row table:style-name="ro1">
          <table:table-cell office:value-type="float" office:value="19" table:style-name="ce21">
            <text:p>19</text:p>
          </table:table-cell>
          <table:table-cell table:number-columns-spanned="2" table:number-rows-spanned="1" table:style-name="ce27"/>
          <table:covered-table-cell/>
          <table:table-cell table:style-name="ce23"/>
          <table:table-cell table:number-columns-repeated="8" table:style-name="ce24"/>
          <table:table-cell table:style-name="ce25"/>
          <table:table-cell table:number-columns-spanned="2" table:number-rows-spanned="1" table:style-name="ce27"/>
          <table:covered-table-cell/>
          <table:table-cell table:number-columns-repeated="16369"/>
        </table:table-row>
        <table:table-row table:style-name="ro1">
          <table:table-cell table:number-columns-repeated="1025" table:style-name="ce12"/>
          <table:table-cell table:number-columns-repeated="15359"/>
        </table:table-row>
        <table:table-row table:number-rows-repeated="1048552" table:style-name="ro4">
          <table:table-cell table:number-columns-repeated="16384"/>
        </table:table-row>
        <table:named-expressions>
          <table:named-range table:name="Print_Area" table:cell-range-address="更新履歴.$A$1:更新履歴.$O$25" table:base-cell-address="更新履歴.$A$1"/>
        </table:named-expressions>
      </table:table>
      <table:table table:name="フローチャート図_登録" table:style-name="ta1">
        <table:shapes>
          <draw:custom-shape svg:x="12.83622in" svg:y="1.20394in" svg:width="1.08701in" svg:height="0.39094in" draw:z-index="8" draw:id="id57" draw:style-name="a212" draw:name="シェイプ 2">
            <svg:title/>
            <svg:desc/>
            <text:p text:style-name="a211" text:class-names="" text:cond-style-name=""><text:span text:style-name="a210" text:class-names=""/></text:p>
            <draw:enhanced-geometry xmlns:dr3d="urn:oasis:names:tc:opendocument:xmlns:dr3d:1.0" draw:path-stretchpoint-x="21600" draw:path-stretchpoint-y="21600" draw:type="non-primitive" svg:viewBox="0 0 21600 21600" draw:enhanced-path="M ?f7 ?f7 L ?f15 ?f7 ?f15 ?f16 ?f7 ?f16 Z M ?f9 ?f9 L ?f17 ?f9 ?f17 ?f18 ?f9 ?f18 Z N" draw:text-areas="?f9 ?f9 ?f17 ?f18" draw:glue-points="?f19 ?f19 ?f23 ?f19 ?f23 ?f24 ?f19 ?f24 ?f20 ?f20 ?f21 ?f20 ?f21 ?f22 ?f20 ?f22" draw:glue-point-leaving-directions="-0, -0, -0, -0, -0, -0, -0, -0" draw:modifiers="20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0"/>
              <draw:equation draw:name="f9" draw:formula="?f7 + ?f8"/>
              <draw:equation draw:name="f10" draw:formula="?f5 / 21600"/>
              <draw:equation draw:name="f11" draw:formula="?f4 / 21600"/>
              <draw:equation draw:name="f12" draw:formula="21600 * ?f5"/>
              <draw:equation draw:name="f13" draw:formula="21600 * ?f4"/>
              <draw:equation draw:name="f14" draw:formula="min(?f11, ?f10)"/>
              <draw:equation draw:name="f15" draw:formula="?f12 / ?f6"/>
              <draw:equation draw:name="f16" draw:formula="?f13 / ?f6"/>
              <draw:equation draw:name="f17" draw:formula="?f15 - ?f8"/>
              <draw:equation draw:name="f18" draw:formula="?f16 - ?f8"/>
              <draw:equation draw:name="f19" draw:formula="?f7 * ?f14"/>
              <draw:equation draw:name="f20" draw:formula="?f9 * ?f14"/>
              <draw:equation draw:name="f21" draw:formula="?f17 * ?f14"/>
              <draw:equation draw:name="f22" draw:formula="?f18 * ?f14"/>
              <draw:equation draw:name="f23" draw:formula="?f15 * ?f14"/>
              <draw:equation draw:name="f24" draw:formula="?f16 * ?f14"/>
            </draw:enhanced-geometry>
          </draw:custom-shape>
          <draw:custom-shape svg:x="5.90276in" svg:y="0.94882in" svg:width="0.00354in" svg:height="0.57717in" draw:z-index="11" draw:id="id60" draw:style-name="a224" draw:name="垂直線 1">
            <svg:title/>
            <svg:desc/>
            <text:p text:style-name="a222" text:class-names="" text:cond-style-name=""><text:span text:style-name="a221"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horizontal="true">
              <draw:equation draw:name="f0" draw:formula="left"/>
              <draw:equation draw:name="f1" draw:formula="right"/>
              <draw:equation draw:name="f2" draw:formula="top"/>
              <draw:equation draw:name="f3" draw:formula="bottom"/>
            </draw:enhanced-geometry>
          </draw:custom-shape>
          <draw:g draw:z-index="12" draw:name="グループ化 3" draw:id="id63">
            <svg:title/>
            <svg:desc/>
            <draw:custom-shape svg:x="5.11142in" svg:y="1.53228in" svg:width="1.56693in" svg:height="0.74803in" draw:id="id61" draw:style-name="a227" draw:name="フローチャート: 判断 5">
              <svg:title/>
              <svg:desc/>
              <text:p text:style-name="a226" text:class-names="" text:cond-style-name=""><text:span text:style-name="a225" text:class-names=""/></text:p>
              <draw:enhanced-geometry xmlns:dr3d="urn:oasis:names:tc:opendocument:xmlns:dr3d:1.0" draw:type="non-primitive" svg:viewBox="0 0 2 2" draw:enhanced-path="M ?f0 ?f2 L ?f2 ?f0 ?f1 ?f2 ?f2 ?f1 Z N" draw:text-areas="?f8 ?f8 ?f9 ?f9">
                <draw:equation draw:name="f0" draw:formula="0"/>
                <draw:equation draw:name="f1" draw:formula="2"/>
                <draw:equation draw:name="f2" draw:formula="1"/>
                <draw:equation draw:name="f3" draw:formula="?f1 - ?f0"/>
                <draw:equation draw:name="f4" draw:formula="?f3 / 2"/>
                <draw:equation draw:name="f5" draw:formula="?f3 / 4"/>
                <draw:equation draw:name="f6" draw:formula="?f3 * 3"/>
                <draw:equation draw:name="f7" draw:formula="?f6 / 4"/>
                <draw:equation draw:name="f8" draw:formula="?f5 / ?f4"/>
                <draw:equation draw:name="f9" draw:formula="?f7 / ?f4"/>
              </draw:enhanced-geometry>
            </draw:custom-shape>
            <draw:custom-shape svg:x="5.2689in" svg:y="1.71732in" svg:width="1.30709in" svg:height="0.38346in" draw:id="id62" draw:style-name="a232" draw:name="正方形/長方形 14">
              <svg:title/>
              <svg:desc/>
              <text:p text:style-name="a229" text:class-names="" text:cond-style-name=""><text:span text:style-name="a228" text:class-names="">参照・操作</text:span></text:p>
              <text:p text:style-name="a231" text:class-names="" text:cond-style-name=""><text:span text:style-name="a230" text:class-names="">権限の有無</text:span></text:p>
              <draw:enhanced-geometry xmlns:dr3d="urn:oasis:names:tc:opendocument:xmlns:dr3d:1.0" draw:type="non-primitive" svg:viewBox="0 0 21600 21600" draw:enhanced-path="M 0 0 L 21600 0 21600 21600 0 21600 Z N"/>
            </draw:custom-shape>
          </draw:g>
          <draw:custom-shape svg:x="5.90276in" svg:y="2.28504in" svg:width="0in" svg:height="0.38347in" draw:z-index="15" draw:id="id64" draw:style-name="a236" draw:name="垂直線 8">
            <svg:title/>
            <svg:desc/>
            <text:p text:style-name="a234" text:class-names="" text:cond-style-name=""><text:span text:style-name="a233"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88622in" svg:y="4.1126in" svg:width="0.00039in" svg:height="0.44094in" draw:z-index="17" draw:id="id66" draw:style-name="a244" draw:name="垂直線 2">
            <svg:title/>
            <svg:desc/>
            <text:p text:style-name="a242" text:class-names="" text:cond-style-name=""><text:span text:style-name="a241"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11102in" svg:y="3.63386in" svg:width="1.55906in" svg:height="0.5in" draw:z-index="18" draw:id="id67" draw:style-name="a247" draw:name="シェイプ 1">
            <svg:title/>
            <svg:desc/>
            <text:p text:style-name="a246" text:class-names="" text:cond-style-name=""><text:span text:style-name="a245" text:class-names="">登録ボタン押下</text:span></text:p>
            <draw:enhanced-geometry xmlns:dr3d="urn:oasis:names:tc:opendocument:xmlns:dr3d:1.0" draw:path-stretchpoint-x="21600" draw:path-stretchpoint-y="21600" draw:type="non-primitive" svg:viewBox="0 0 21600 21600" draw:enhanced-path="M ?f7 ?f7 L ?f15 ?f7 ?f15 ?f16 ?f7 ?f16 Z M ?f9 ?f9 L ?f17 ?f9 ?f17 ?f18 ?f9 ?f18 Z N" draw:text-areas="?f9 ?f9 ?f17 ?f18" draw:glue-points="?f19 ?f19 ?f23 ?f19 ?f23 ?f24 ?f19 ?f24 ?f20 ?f20 ?f21 ?f20 ?f21 ?f22 ?f20 ?f22" draw:glue-point-leaving-directions="-0, -0, -0, -0, -0, -0, -0, -0" draw:modifiers="20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0"/>
              <draw:equation draw:name="f9" draw:formula="?f7 + ?f8"/>
              <draw:equation draw:name="f10" draw:formula="?f5 / 21600"/>
              <draw:equation draw:name="f11" draw:formula="?f4 / 21600"/>
              <draw:equation draw:name="f12" draw:formula="21600 * ?f5"/>
              <draw:equation draw:name="f13" draw:formula="21600 * ?f4"/>
              <draw:equation draw:name="f14" draw:formula="min(?f11, ?f10)"/>
              <draw:equation draw:name="f15" draw:formula="?f12 / ?f6"/>
              <draw:equation draw:name="f16" draw:formula="?f13 / ?f6"/>
              <draw:equation draw:name="f17" draw:formula="?f15 - ?f8"/>
              <draw:equation draw:name="f18" draw:formula="?f16 - ?f8"/>
              <draw:equation draw:name="f19" draw:formula="?f7 * ?f14"/>
              <draw:equation draw:name="f20" draw:formula="?f9 * ?f14"/>
              <draw:equation draw:name="f21" draw:formula="?f17 * ?f14"/>
              <draw:equation draw:name="f22" draw:formula="?f18 * ?f14"/>
              <draw:equation draw:name="f23" draw:formula="?f15 * ?f14"/>
              <draw:equation draw:name="f24" draw:formula="?f16 * ?f14"/>
            </draw:enhanced-geometry>
          </draw:custom-shape>
          <draw:custom-shape svg:x="9.32283in" svg:y="3.63386in" svg:width="1.55906in" svg:height="0.5in" draw:z-index="22" draw:id="id71" draw:style-name="a260" draw:name="シェイプ 5">
            <svg:title/>
            <svg:desc/>
            <text:p text:style-name="a259" text:class-names="" text:cond-style-name=""><text:span text:style-name="a258" text:class-names="">クリアボタン押下</text:span></text:p>
            <draw:enhanced-geometry xmlns:dr3d="urn:oasis:names:tc:opendocument:xmlns:dr3d:1.0" draw:path-stretchpoint-x="21600" draw:path-stretchpoint-y="21600" draw:type="non-primitive" svg:viewBox="0 0 21600 21600" draw:enhanced-path="M ?f7 ?f7 L ?f15 ?f7 ?f15 ?f16 ?f7 ?f16 Z M ?f9 ?f9 L ?f17 ?f9 ?f17 ?f18 ?f9 ?f18 Z N" draw:text-areas="?f9 ?f9 ?f17 ?f18" draw:glue-points="?f19 ?f19 ?f23 ?f19 ?f23 ?f24 ?f19 ?f24 ?f20 ?f20 ?f21 ?f20 ?f21 ?f22 ?f20 ?f22" draw:glue-point-leaving-directions="-0, -0, -0, -0, -0, -0, -0, -0" draw:modifiers="20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0"/>
              <draw:equation draw:name="f9" draw:formula="?f7 + ?f8"/>
              <draw:equation draw:name="f10" draw:formula="?f5 / 21600"/>
              <draw:equation draw:name="f11" draw:formula="?f4 / 21600"/>
              <draw:equation draw:name="f12" draw:formula="21600 * ?f5"/>
              <draw:equation draw:name="f13" draw:formula="21600 * ?f4"/>
              <draw:equation draw:name="f14" draw:formula="min(?f11, ?f10)"/>
              <draw:equation draw:name="f15" draw:formula="?f12 / ?f6"/>
              <draw:equation draw:name="f16" draw:formula="?f13 / ?f6"/>
              <draw:equation draw:name="f17" draw:formula="?f15 - ?f8"/>
              <draw:equation draw:name="f18" draw:formula="?f16 - ?f8"/>
              <draw:equation draw:name="f19" draw:formula="?f7 * ?f14"/>
              <draw:equation draw:name="f20" draw:formula="?f9 * ?f14"/>
              <draw:equation draw:name="f21" draw:formula="?f17 * ?f14"/>
              <draw:equation draw:name="f22" draw:formula="?f18 * ?f14"/>
              <draw:equation draw:name="f23" draw:formula="?f15 * ?f14"/>
              <draw:equation draw:name="f24" draw:formula="?f16 * ?f14"/>
            </draw:enhanced-geometry>
          </draw:custom-shape>
          <draw:g draw:z-index="24" draw:name="グループ化 10" draw:id="id75">
            <svg:title/>
            <svg:desc/>
            <draw:custom-shape svg:x="5.11142in" svg:y="4.56181in" svg:width="1.56693in" svg:height="0.74803in" draw:id="id73" draw:style-name="a268" draw:name="フローチャート: 判断 4">
              <svg:title/>
              <svg:desc/>
              <text:p text:style-name="a267" text:class-names="" text:cond-style-name=""><text:span text:style-name="a266" text:class-names=""/></text:p>
              <draw:enhanced-geometry xmlns:dr3d="urn:oasis:names:tc:opendocument:xmlns:dr3d:1.0" draw:type="non-primitive" svg:viewBox="0 0 2 2" draw:enhanced-path="M ?f0 ?f2 L ?f2 ?f0 ?f1 ?f2 ?f2 ?f1 Z N" draw:text-areas="?f8 ?f8 ?f9 ?f9">
                <draw:equation draw:name="f0" draw:formula="0"/>
                <draw:equation draw:name="f1" draw:formula="2"/>
                <draw:equation draw:name="f2" draw:formula="1"/>
                <draw:equation draw:name="f3" draw:formula="?f1 - ?f0"/>
                <draw:equation draw:name="f4" draw:formula="?f3 / 2"/>
                <draw:equation draw:name="f5" draw:formula="?f3 / 4"/>
                <draw:equation draw:name="f6" draw:formula="?f3 * 3"/>
                <draw:equation draw:name="f7" draw:formula="?f6 / 4"/>
                <draw:equation draw:name="f8" draw:formula="?f5 / ?f4"/>
                <draw:equation draw:name="f9" draw:formula="?f7 / ?f4"/>
              </draw:enhanced-geometry>
            </draw:custom-shape>
            <draw:custom-shape svg:x="5.2752in" svg:y="4.73937in" svg:width="1.30709in" svg:height="0.38346in" draw:id="id74" draw:style-name="a273" draw:name="正方形/長方形 4">
              <svg:title/>
              <svg:desc/>
              <text:p text:style-name="a270" text:class-names="" text:cond-style-name=""><text:span text:style-name="a269" text:class-names="">入力チェック</text:span></text:p>
              <text:p text:style-name="a272" text:class-names="" text:cond-style-name=""><text:span text:style-name="a271" text:class-names="">エラーの有無</text:span></text:p>
              <draw:enhanced-geometry xmlns:dr3d="urn:oasis:names:tc:opendocument:xmlns:dr3d:1.0" draw:type="non-primitive" svg:viewBox="0 0 21600 21600" draw:enhanced-path="M 0 0 L 21600 0 21600 21600 0 21600 Z N"/>
            </draw:custom-shape>
          </draw:g>
          <draw:g draw:z-index="28" draw:name="グループ化 13" draw:id="id79">
            <svg:title/>
            <svg:desc/>
            <draw:custom-shape svg:x="5.12677in" svg:y="5.73307in" svg:width="1.56693in" svg:height="0.76654in" draw:id="id77" draw:style-name="a280" draw:name="フローチャート: 判断 2">
              <svg:title/>
              <svg:desc/>
              <text:p text:style-name="a279" text:class-names="" text:cond-style-name=""><text:span text:style-name="a278" text:class-names=""/></text:p>
              <draw:enhanced-geometry xmlns:dr3d="urn:oasis:names:tc:opendocument:xmlns:dr3d:1.0" draw:type="non-primitive" svg:viewBox="0 0 2 2" draw:enhanced-path="M ?f0 ?f2 L ?f2 ?f0 ?f1 ?f2 ?f2 ?f1 Z N" draw:text-areas="?f8 ?f8 ?f9 ?f9">
                <draw:equation draw:name="f0" draw:formula="0"/>
                <draw:equation draw:name="f1" draw:formula="2"/>
                <draw:equation draw:name="f2" draw:formula="1"/>
                <draw:equation draw:name="f3" draw:formula="?f1 - ?f0"/>
                <draw:equation draw:name="f4" draw:formula="?f3 / 2"/>
                <draw:equation draw:name="f5" draw:formula="?f3 / 4"/>
                <draw:equation draw:name="f6" draw:formula="?f3 * 3"/>
                <draw:equation draw:name="f7" draw:formula="?f6 / 4"/>
                <draw:equation draw:name="f8" draw:formula="?f5 / ?f4"/>
                <draw:equation draw:name="f9" draw:formula="?f7 / ?f4"/>
              </draw:enhanced-geometry>
            </draw:custom-shape>
            <draw:custom-shape svg:x="5.30787in" svg:y="5.90709in" svg:width="1.30709in" svg:height="0.44213in" draw:id="id78" draw:style-name="a285" draw:name="正方形/長方形 13">
              <svg:title/>
              <svg:desc/>
              <text:p text:style-name="a282" text:class-names="" text:cond-style-name=""><text:span text:style-name="a281" text:class-names="">整合性チェック</text:span></text:p>
              <text:p text:style-name="a284" text:class-names="" text:cond-style-name=""><text:span text:style-name="a283" text:class-names="">エラーの有無</text:span></text:p>
              <draw:enhanced-geometry xmlns:dr3d="urn:oasis:names:tc:opendocument:xmlns:dr3d:1.0" draw:type="non-primitive" svg:viewBox="0 0 21600 21600" draw:enhanced-path="M 0 0 L 21600 0 21600 21600 0 21600 Z N"/>
            </draw:custom-shape>
          </draw:g>
          <draw:custom-shape svg:x="5.90197in" svg:y="5.30669in" svg:width="0in" svg:height="0.42205in" draw:z-index="31" draw:id="id80" draw:style-name="a289" draw:name="垂直線 9">
            <svg:title/>
            <svg:desc/>
            <text:p text:style-name="a287" text:class-names="" text:cond-style-name=""><text:span text:style-name="a286"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3.8752in" svg:y="6.12441in" svg:width="1.21654in" svg:height="0in" draw:z-index="36" draw:id="id85" draw:style-name="a307" draw:name="水平線 1">
            <svg:title/>
            <svg:desc/>
            <text:p text:style-name="a305" text:class-names="" text:cond-style-name=""><text:span text:style-name="a304"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89803in" svg:y="8.45748in" svg:width="0.00827in" svg:height="1.87008in" draw:z-index="37" draw:id="id86" draw:style-name="a311" draw:name="垂直線 6">
            <svg:title/>
            <svg:desc/>
            <text:p text:style-name="a309" text:class-names="" text:cond-style-name=""><text:span text:style-name="a308"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6.61575in" svg:y="8.21575in" svg:width="0.8311in" svg:height="0in" draw:z-index="39" draw:id="id88" draw:style-name="a318" draw:name="水平線 2">
            <svg:title/>
            <svg:desc/>
            <text:p text:style-name="a316" text:class-names="" text:cond-style-name=""><text:span text:style-name="a315"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7.46457in" svg:y="7.95039in" svg:width="1.44173in" svg:height="0.5252in" draw:z-index="40" draw:id="id89" draw:style-name="a321" draw:name="シェイプ 6">
            <svg:title/>
            <svg:desc/>
            <text:p text:style-name="a320" text:class-names="" text:cond-style-name=""><text:span text:style-name="a319" text:class-names="">取引先マスタ</text:span></text:p>
            <draw:enhanced-geometry xmlns:dr3d="urn:oasis:names:tc:opendocument:xmlns:dr3d:1.0" draw:type="non-primitive" svg:viewBox="0 0 21600 21600" draw:enhanced-path="M ?f12 ?f14 A ?f132 ?f133 ?f134 ?f135 ?f12 ?f14 ?f129 ?f131  W ?f136 ?f137 ?f138 ?f139 ?f12 ?f14 ?f129 ?f131 A ?f179 ?f180 ?f181 ?f182 ?f129 ?f131 ?f176 ?f178  W ?f183 ?f184 ?f185 ?f186 ?f129 ?f131 ?f176 ?f178 L ?f13 ?f17 A ?f226 ?f227 ?f228 ?f229 ?f13 ?f17 ?f223 ?f225  W ?f230 ?f231 ?f232 ?f233 ?f13 ?f17 ?f223 ?f225 A ?f273 ?f274 ?f275 ?f276 ?f223 ?f225 ?f270 ?f272  W ?f277 ?f278 ?f279 ?f280 ?f223 ?f225 ?f270 ?f272 Z N M ?f12 ?f14 A ?f320 ?f321 ?f322 ?f323 ?f12 ?f14 ?f317 ?f319  W ?f324 ?f325 ?f326 ?f327 ?f12 ?f14 ?f317 ?f319 A ?f367 ?f368 ?f369 ?f370 ?f317 ?f319 ?f364 ?f366  W ?f371 ?f372 ?f373 ?f374 ?f317 ?f319 ?f364 ?f366 N" draw:text-areas="?f88 ?f86 ?f91 ?f92" draw:glue-points="?f85 ?f86 ?f85 ?f87 ?f88 ?f89 ?f85 ?f90 ?f91 ?f89" draw:glue-point-leaving-directions="-0, -0, -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3400"/>
              <draw:equation draw:name="f15" draw:formula="21600 - 10800"/>
              <draw:equation draw:name="f16" draw:formula="3400"/>
              <draw:equation draw:name="f17" draw:formula="18200"/>
              <draw:equation draw:name="f18" draw:formula="0 - 10800"/>
              <draw:equation draw:name="f19" draw:formula="18200 - 21600"/>
              <draw:equation draw:name="f20" draw:formula="3400 - 6800"/>
              <draw:equation draw:name="f21" draw:formula="10800 - ?f12"/>
              <draw:equation draw:name="f22" draw:formula="0 - ?f14"/>
              <draw:equation draw:name="f23" draw:formula="0 - ?f2"/>
              <draw:equation draw:name="f24" draw:formula="abs(?f15)"/>
              <draw:equation draw:name="f25" draw:formula="abs(?f16)"/>
              <draw:equation draw:name="f26" draw:formula="if(?f15, ?f0, ?f2)"/>
              <draw:equation draw:name="f27" draw:formula="if(?f15, ?f2, ?f0)"/>
              <draw:equation draw:name="f28" draw:formula="10800 - ?f13"/>
              <draw:equation draw:name="f29" draw:formula="21600 - ?f17"/>
              <draw:equation draw:name="f30" draw:formula="abs(?f18)"/>
              <draw:equation draw:name="f31" draw:formula="abs(?f19)"/>
              <draw:equation draw:name="f32" draw:formula="if(?f18, ?f0, ?f2)"/>
              <draw:equation draw:name="f33" draw:formula="if(?f18, ?f2, ?f0)"/>
              <draw:equation draw:name="f34" draw:formula="6800 - ?f14"/>
              <draw:equation draw:name="f35" draw:formula="abs(?f20)"/>
              <draw:equation draw:name="f36" draw:formula="0 * ?f10"/>
              <draw:equation draw:name="f37" draw:formula="21600 * ?f10"/>
              <draw:equation draw:name="f38" draw:formula="18200 * ?f11"/>
              <draw:equation draw:name="f39" draw:formula="6800 * ?f11"/>
              <draw:equation draw:name="f40" draw:formula="abs(?f21)"/>
              <draw:equation draw:name="f41" draw:formula="abs(?f22)"/>
              <draw:equation draw:name="f42" draw:formula="if(?f21, ?f23, ?f2)"/>
              <draw:equation draw:name="f43" draw:formula="if(?f21, ?f2, ?f23)"/>
              <draw:equation draw:name="f44" draw:formula="if(?f22, 0, ?f1)"/>
              <draw:equation draw:name="f45" draw:formula="if(?f22, ?f1, 0)"/>
              <draw:equation draw:name="f46" draw:formula="if(?f15, ?f23, ?f2)"/>
              <draw:equation draw:name="f47" draw:formula="if(?f15, ?f2, ?f23)"/>
              <draw:equation draw:name="f48" draw:formula="if(?f15, ?f27, ?f26)"/>
              <draw:equation draw:name="f49" draw:formula="if(?f15, ?f26, ?f27)"/>
              <draw:equation draw:name="f50" draw:formula="abs(?f28)"/>
              <draw:equation draw:name="f51" draw:formula="abs(?f29)"/>
              <draw:equation draw:name="f52" draw:formula="if(?f28, ?f23, ?f2)"/>
              <draw:equation draw:name="f53" draw:formula="if(?f28, ?f2, ?f23)"/>
              <draw:equation draw:name="f54" draw:formula="if(?f29, 0, ?f1)"/>
              <draw:equation draw:name="f55" draw:formula="if(?f29, ?f1, 0)"/>
              <draw:equation draw:name="f56" draw:formula="if(?f18, ?f23, ?f2)"/>
              <draw:equation draw:name="f57" draw:formula="if(?f18, ?f2, ?f23)"/>
              <draw:equation draw:name="f58" draw:formula="if(?f18, ?f33, ?f32)"/>
              <draw:equation draw:name="f59" draw:formula="if(?f18, ?f32, ?f33)"/>
              <draw:equation draw:name="f60" draw:formula="abs(?f34)"/>
              <draw:equation draw:name="f61" draw:formula="if(?f34, 0, ?f1)"/>
              <draw:equation draw:name="f62" draw:formula="if(?f34, ?f1, 0)"/>
              <draw:equation draw:name="f63" draw:formula="10800 * ?f10"/>
              <draw:equation draw:name="f64" draw:formula="0 * ?f11"/>
              <draw:equation draw:name="f65" draw:formula="10800 * ?f11"/>
              <draw:equation draw:name="f66" draw:formula="21600 * ?f11"/>
              <draw:equation draw:name="f67" draw:formula="if(?f21, ?f45, ?f44)"/>
              <draw:equation draw:name="f68" draw:formula="if(?f21, ?f44, ?f45)"/>
              <draw:equation draw:name="f69" draw:formula="if(?f22, ?f42, ?f43)"/>
              <draw:equation draw:name="f70" draw:formula="if(?f16, ?f49, ?f48)"/>
              <draw:equation draw:name="f71" draw:formula="if(?f16, ?f47, ?f46)"/>
              <draw:equation draw:name="f72" draw:formula="if(?f28, ?f55, ?f54)"/>
              <draw:equation draw:name="f73" draw:formula="if(?f28, ?f54, ?f55)"/>
              <draw:equation draw:name="f74" draw:formula="if(?f29, ?f52, ?f53)"/>
              <draw:equation draw:name="f75" draw:formula="if(?f19, ?f59, ?f58)"/>
              <draw:equation draw:name="f76" draw:formula="if(?f19, ?f57, ?f56)"/>
              <draw:equation draw:name="f77" draw:formula="if(?f21, ?f62, ?f61)"/>
              <draw:equation draw:name="f78" draw:formula="if(?f21, ?f61, ?f62)"/>
              <draw:equation draw:name="f79" draw:formula="if(?f34, ?f42, ?f43)"/>
              <draw:equation draw:name="f80" draw:formula="if(?f20, ?f49, ?f48)"/>
              <draw:equation draw:name="f81" draw:formula="if(?f20, ?f47, ?f46)"/>
              <draw:equation draw:name="f82" draw:formula="if(?f22, ?f67, ?f68)"/>
              <draw:equation draw:name="f83" draw:formula="if(?f29, ?f72, ?f73)"/>
              <draw:equation draw:name="f84" draw:formula="if(?f34, ?f77, ?f78)"/>
              <draw:equation draw:name="f85" draw:formula="?f63 / ?f10"/>
              <draw:equation draw:name="f86" draw:formula="?f39 / ?f11"/>
              <draw:equation draw:name="f87" draw:formula="?f64 / ?f11"/>
              <draw:equation draw:name="f88" draw:formula="?f36 / ?f10"/>
              <draw:equation draw:name="f89" draw:formula="?f65 / ?f11"/>
              <draw:equation draw:name="f90" draw:formula="?f66 / ?f11"/>
              <draw:equation draw:name="f91" draw:formula="?f37 / ?f10"/>
              <draw:equation draw:name="f92" draw:formula="?f38 / ?f11"/>
              <draw:equation draw:name="f93" draw:formula="21550000 - ?f69"/>
              <draw:equation draw:name="f94" draw:formula="if(?f93, ?f69, 21550000)"/>
              <draw:equation draw:name="f95" draw:formula="-21550000 - ?f94"/>
              <draw:equation draw:name="f96" draw:formula="if(?f95, -21550000, ?f94)"/>
              <draw:equation draw:name="f97" draw:formula="?f82 + ?f96"/>
              <draw:equation draw:name="f98" draw:formula="?f82 + ?f2"/>
              <draw:equation draw:name="f99" draw:formula="?f98 * ?f9 / ?f1"/>
              <draw:equation draw:name="f100" draw:formula="0 - ?f99"/>
              <draw:equation draw:name="f101" draw:formula="cos(?f100)"/>
              <draw:equation draw:name="f102" draw:formula="0 - ?f101"/>
              <draw:equation draw:name="f103" draw:formula="?f102 * ?f40"/>
              <draw:equation draw:name="f104" draw:formula="sin(?f100)"/>
              <draw:equation draw:name="f105" draw:formula="0 - ?f104"/>
              <draw:equation draw:name="f106" draw:formula="?f105 * ?f41"/>
              <draw:equation draw:name="f107" draw:formula="sqrt(?f103 * ?f103 + ?f106 * ?f106 + 0 * 0)"/>
              <draw:equation draw:name="f108" draw:formula="?f40 * ?f41 / ?f107"/>
              <draw:equation draw:name="f109" draw:formula="?f105 * ?f108"/>
              <draw:equation draw:name="f110" draw:formula="?f12 - ?f109"/>
              <draw:equation draw:name="f111" draw:formula="?f102 * ?f108"/>
              <draw:equation draw:name="f112" draw:formula="?f14 - ?f111"/>
              <draw:equation draw:name="f113" draw:formula="?f110 - ?f40"/>
              <draw:equation draw:name="f114" draw:formula="?f112 - ?f41"/>
              <draw:equation draw:name="f115" draw:formula="?f110 + ?f40"/>
              <draw:equation draw:name="f116" draw:formula="?f112 + ?f41"/>
              <draw:equation draw:name="f117" draw:formula="?f97 + ?f2"/>
              <draw:equation draw:name="f118" draw:formula="?f117 * ?f9 / ?f1"/>
              <draw:equation draw:name="f119" draw:formula="0 - ?f118"/>
              <draw:equation draw:name="f120" draw:formula="cos(?f119)"/>
              <draw:equation draw:name="f121" draw:formula="0 - ?f120"/>
              <draw:equation draw:name="f122" draw:formula="?f121 * ?f40"/>
              <draw:equation draw:name="f123" draw:formula="sin(?f119)"/>
              <draw:equation draw:name="f124" draw:formula="0 - ?f123"/>
              <draw:equation draw:name="f125" draw:formula="?f124 * ?f41"/>
              <draw:equation draw:name="f126" draw:formula="sqrt(?f122 * ?f122 + ?f125 * ?f125 + 0 * 0)"/>
              <draw:equation draw:name="f127" draw:formula="?f40 * ?f41 / ?f126"/>
              <draw:equation draw:name="f128" draw:formula="?f124 * ?f127"/>
              <draw:equation draw:name="f129" draw:formula="?f110 + ?f128"/>
              <draw:equation draw:name="f130" draw:formula="?f121 * ?f127"/>
              <draw:equation draw:name="f131" draw:formula="?f112 + ?f130"/>
              <draw:equation draw:name="f132" draw:formula="if(?f96, ?f12, ?f113)"/>
              <draw:equation draw:name="f133" draw:formula="if(?f96, ?f14, ?f114)"/>
              <draw:equation draw:name="f134" draw:formula="if(?f96, ?f12, ?f115)"/>
              <draw:equation draw:name="f135" draw:formula="if(?f96, ?f14, ?f116)"/>
              <draw:equation draw:name="f136" draw:formula="if(?f96, ?f113, ?f129)"/>
              <draw:equation draw:name="f137" draw:formula="if(?f96, ?f114, ?f131)"/>
              <draw:equation draw:name="f138" draw:formula="if(?f96, ?f115, ?f129)"/>
              <draw:equation draw:name="f139" draw:formula="if(?f96, ?f116, ?f131)"/>
              <draw:equation draw:name="f140" draw:formula="21550000 - ?f71"/>
              <draw:equation draw:name="f141" draw:formula="if(?f140, ?f71, 21550000)"/>
              <draw:equation draw:name="f142" draw:formula="-21550000 - ?f141"/>
              <draw:equation draw:name="f143" draw:formula="if(?f142, -21550000, ?f141)"/>
              <draw:equation draw:name="f144" draw:formula="?f70 + ?f143"/>
              <draw:equation draw:name="f145" draw:formula="?f70 + ?f2"/>
              <draw:equation draw:name="f146" draw:formula="?f145 * ?f9 / ?f1"/>
              <draw:equation draw:name="f147" draw:formula="0 - ?f146"/>
              <draw:equation draw:name="f148" draw:formula="cos(?f147)"/>
              <draw:equation draw:name="f149" draw:formula="0 - ?f148"/>
              <draw:equation draw:name="f150" draw:formula="?f149 * ?f24"/>
              <draw:equation draw:name="f151" draw:formula="sin(?f147)"/>
              <draw:equation draw:name="f152" draw:formula="0 - ?f151"/>
              <draw:equation draw:name="f153" draw:formula="?f152 * ?f25"/>
              <draw:equation draw:name="f154" draw:formula="sqrt(?f150 * ?f150 + ?f153 * ?f153 + 0 * 0)"/>
              <draw:equation draw:name="f155" draw:formula="?f24 * ?f25 / ?f154"/>
              <draw:equation draw:name="f156" draw:formula="?f152 * ?f155"/>
              <draw:equation draw:name="f157" draw:formula="?f129 - ?f156"/>
              <draw:equation draw:name="f158" draw:formula="?f149 * ?f155"/>
              <draw:equation draw:name="f159" draw:formula="?f131 - ?f158"/>
              <draw:equation draw:name="f160" draw:formula="?f157 - ?f24"/>
              <draw:equation draw:name="f161" draw:formula="?f159 - ?f25"/>
              <draw:equation draw:name="f162" draw:formula="?f157 + ?f24"/>
              <draw:equation draw:name="f163" draw:formula="?f159 + ?f25"/>
              <draw:equation draw:name="f164" draw:formula="?f144 + ?f2"/>
              <draw:equation draw:name="f165" draw:formula="?f164 * ?f9 / ?f1"/>
              <draw:equation draw:name="f166" draw:formula="0 - ?f165"/>
              <draw:equation draw:name="f167" draw:formula="cos(?f166)"/>
              <draw:equation draw:name="f168" draw:formula="0 - ?f167"/>
              <draw:equation draw:name="f169" draw:formula="?f168 * ?f24"/>
              <draw:equation draw:name="f170" draw:formula="sin(?f166)"/>
              <draw:equation draw:name="f171" draw:formula="0 - ?f170"/>
              <draw:equation draw:name="f172" draw:formula="?f171 * ?f25"/>
              <draw:equation draw:name="f173" draw:formula="sqrt(?f169 * ?f169 + ?f172 * ?f172 + 0 * 0)"/>
              <draw:equation draw:name="f174" draw:formula="?f24 * ?f25 / ?f173"/>
              <draw:equation draw:name="f175" draw:formula="?f171 * ?f174"/>
              <draw:equation draw:name="f176" draw:formula="?f157 + ?f175"/>
              <draw:equation draw:name="f177" draw:formula="?f168 * ?f174"/>
              <draw:equation draw:name="f178" draw:formula="?f159 + ?f177"/>
              <draw:equation draw:name="f179" draw:formula="if(?f143, ?f129, ?f160)"/>
              <draw:equation draw:name="f180" draw:formula="if(?f143, ?f131, ?f161)"/>
              <draw:equation draw:name="f181" draw:formula="if(?f143, ?f129, ?f162)"/>
              <draw:equation draw:name="f182" draw:formula="if(?f143, ?f131, ?f163)"/>
              <draw:equation draw:name="f183" draw:formula="if(?f143, ?f160, ?f176)"/>
              <draw:equation draw:name="f184" draw:formula="if(?f143, ?f161, ?f178)"/>
              <draw:equation draw:name="f185" draw:formula="if(?f143, ?f162, ?f176)"/>
              <draw:equation draw:name="f186" draw:formula="if(?f143, ?f163, ?f178)"/>
              <draw:equation draw:name="f187" draw:formula="21550000 - ?f74"/>
              <draw:equation draw:name="f188" draw:formula="if(?f187, ?f74, 21550000)"/>
              <draw:equation draw:name="f189" draw:formula="-21550000 - ?f188"/>
              <draw:equation draw:name="f190" draw:formula="if(?f189, -21550000, ?f188)"/>
              <draw:equation draw:name="f191" draw:formula="?f83 + ?f190"/>
              <draw:equation draw:name="f192" draw:formula="?f83 + ?f2"/>
              <draw:equation draw:name="f193" draw:formula="?f192 * ?f9 / ?f1"/>
              <draw:equation draw:name="f194" draw:formula="0 - ?f193"/>
              <draw:equation draw:name="f195" draw:formula="cos(?f194)"/>
              <draw:equation draw:name="f196" draw:formula="0 - ?f195"/>
              <draw:equation draw:name="f197" draw:formula="?f196 * ?f50"/>
              <draw:equation draw:name="f198" draw:formula="sin(?f194)"/>
              <draw:equation draw:name="f199" draw:formula="0 - ?f198"/>
              <draw:equation draw:name="f200" draw:formula="?f199 * ?f51"/>
              <draw:equation draw:name="f201" draw:formula="sqrt(?f197 * ?f197 + ?f200 * ?f200 + 0 * 0)"/>
              <draw:equation draw:name="f202" draw:formula="?f50 * ?f51 / ?f201"/>
              <draw:equation draw:name="f203" draw:formula="?f199 * ?f202"/>
              <draw:equation draw:name="f204" draw:formula="?f13 - ?f203"/>
              <draw:equation draw:name="f205" draw:formula="?f196 * ?f202"/>
              <draw:equation draw:name="f206" draw:formula="?f17 - ?f205"/>
              <draw:equation draw:name="f207" draw:formula="?f204 - ?f50"/>
              <draw:equation draw:name="f208" draw:formula="?f206 - ?f51"/>
              <draw:equation draw:name="f209" draw:formula="?f204 + ?f50"/>
              <draw:equation draw:name="f210" draw:formula="?f206 + ?f51"/>
              <draw:equation draw:name="f211" draw:formula="?f191 + ?f2"/>
              <draw:equation draw:name="f212" draw:formula="?f211 * ?f9 / ?f1"/>
              <draw:equation draw:name="f213" draw:formula="0 - ?f212"/>
              <draw:equation draw:name="f214" draw:formula="cos(?f213)"/>
              <draw:equation draw:name="f215" draw:formula="0 - ?f214"/>
              <draw:equation draw:name="f216" draw:formula="?f215 * ?f50"/>
              <draw:equation draw:name="f217" draw:formula="sin(?f213)"/>
              <draw:equation draw:name="f218" draw:formula="0 - ?f217"/>
              <draw:equation draw:name="f219" draw:formula="?f218 * ?f51"/>
              <draw:equation draw:name="f220" draw:formula="sqrt(?f216 * ?f216 + ?f219 * ?f219 + 0 * 0)"/>
              <draw:equation draw:name="f221" draw:formula="?f50 * ?f51 / ?f220"/>
              <draw:equation draw:name="f222" draw:formula="?f218 * ?f221"/>
              <draw:equation draw:name="f223" draw:formula="?f204 + ?f222"/>
              <draw:equation draw:name="f224" draw:formula="?f215 * ?f221"/>
              <draw:equation draw:name="f225" draw:formula="?f206 + ?f224"/>
              <draw:equation draw:name="f226" draw:formula="if(?f190, ?f13, ?f207)"/>
              <draw:equation draw:name="f227" draw:formula="if(?f190, ?f17, ?f208)"/>
              <draw:equation draw:name="f228" draw:formula="if(?f190, ?f13, ?f209)"/>
              <draw:equation draw:name="f229" draw:formula="if(?f190, ?f17, ?f210)"/>
              <draw:equation draw:name="f230" draw:formula="if(?f190, ?f207, ?f223)"/>
              <draw:equation draw:name="f231" draw:formula="if(?f190, ?f208, ?f225)"/>
              <draw:equation draw:name="f232" draw:formula="if(?f190, ?f209, ?f223)"/>
              <draw:equation draw:name="f233" draw:formula="if(?f190, ?f210, ?f225)"/>
              <draw:equation draw:name="f234" draw:formula="21550000 - ?f76"/>
              <draw:equation draw:name="f235" draw:formula="if(?f234, ?f76, 21550000)"/>
              <draw:equation draw:name="f236" draw:formula="-21550000 - ?f235"/>
              <draw:equation draw:name="f237" draw:formula="if(?f236, -21550000, ?f235)"/>
              <draw:equation draw:name="f238" draw:formula="?f75 + ?f237"/>
              <draw:equation draw:name="f239" draw:formula="?f75 + ?f2"/>
              <draw:equation draw:name="f240" draw:formula="?f239 * ?f9 / ?f1"/>
              <draw:equation draw:name="f241" draw:formula="0 - ?f240"/>
              <draw:equation draw:name="f242" draw:formula="cos(?f241)"/>
              <draw:equation draw:name="f243" draw:formula="0 - ?f242"/>
              <draw:equation draw:name="f244" draw:formula="?f243 * ?f30"/>
              <draw:equation draw:name="f245" draw:formula="sin(?f241)"/>
              <draw:equation draw:name="f246" draw:formula="0 - ?f245"/>
              <draw:equation draw:name="f247" draw:formula="?f246 * ?f31"/>
              <draw:equation draw:name="f248" draw:formula="sqrt(?f244 * ?f244 + ?f247 * ?f247 + 0 * 0)"/>
              <draw:equation draw:name="f249" draw:formula="?f30 * ?f31 / ?f248"/>
              <draw:equation draw:name="f250" draw:formula="?f246 * ?f249"/>
              <draw:equation draw:name="f251" draw:formula="?f223 - ?f250"/>
              <draw:equation draw:name="f252" draw:formula="?f243 * ?f249"/>
              <draw:equation draw:name="f253" draw:formula="?f225 - ?f252"/>
              <draw:equation draw:name="f254" draw:formula="?f251 - ?f30"/>
              <draw:equation draw:name="f255" draw:formula="?f253 - ?f31"/>
              <draw:equation draw:name="f256" draw:formula="?f251 + ?f30"/>
              <draw:equation draw:name="f257" draw:formula="?f253 + ?f31"/>
              <draw:equation draw:name="f258" draw:formula="?f238 + ?f2"/>
              <draw:equation draw:name="f259" draw:formula="?f258 * ?f9 / ?f1"/>
              <draw:equation draw:name="f260" draw:formula="0 - ?f259"/>
              <draw:equation draw:name="f261" draw:formula="cos(?f260)"/>
              <draw:equation draw:name="f262" draw:formula="0 - ?f261"/>
              <draw:equation draw:name="f263" draw:formula="?f262 * ?f30"/>
              <draw:equation draw:name="f264" draw:formula="sin(?f260)"/>
              <draw:equation draw:name="f265" draw:formula="0 - ?f264"/>
              <draw:equation draw:name="f266" draw:formula="?f265 * ?f31"/>
              <draw:equation draw:name="f267" draw:formula="sqrt(?f263 * ?f263 + ?f266 * ?f266 + 0 * 0)"/>
              <draw:equation draw:name="f268" draw:formula="?f30 * ?f31 / ?f267"/>
              <draw:equation draw:name="f269" draw:formula="?f265 * ?f268"/>
              <draw:equation draw:name="f270" draw:formula="?f251 + ?f269"/>
              <draw:equation draw:name="f271" draw:formula="?f262 * ?f268"/>
              <draw:equation draw:name="f272" draw:formula="?f253 + ?f271"/>
              <draw:equation draw:name="f273" draw:formula="if(?f237, ?f223, ?f254)"/>
              <draw:equation draw:name="f274" draw:formula="if(?f237, ?f225, ?f255)"/>
              <draw:equation draw:name="f275" draw:formula="if(?f237, ?f223, ?f256)"/>
              <draw:equation draw:name="f276" draw:formula="if(?f237, ?f225, ?f257)"/>
              <draw:equation draw:name="f277" draw:formula="if(?f237, ?f254, ?f270)"/>
              <draw:equation draw:name="f278" draw:formula="if(?f237, ?f255, ?f272)"/>
              <draw:equation draw:name="f279" draw:formula="if(?f237, ?f256, ?f270)"/>
              <draw:equation draw:name="f280" draw:formula="if(?f237, ?f257, ?f272)"/>
              <draw:equation draw:name="f281" draw:formula="21550000 - ?f79"/>
              <draw:equation draw:name="f282" draw:formula="if(?f281, ?f79, 21550000)"/>
              <draw:equation draw:name="f283" draw:formula="-21550000 - ?f282"/>
              <draw:equation draw:name="f284" draw:formula="if(?f283, -21550000, ?f282)"/>
              <draw:equation draw:name="f285" draw:formula="?f84 + ?f284"/>
              <draw:equation draw:name="f286" draw:formula="?f84 + ?f2"/>
              <draw:equation draw:name="f287" draw:formula="?f286 * ?f9 / ?f1"/>
              <draw:equation draw:name="f288" draw:formula="0 - ?f287"/>
              <draw:equation draw:name="f289" draw:formula="cos(?f288)"/>
              <draw:equation draw:name="f290" draw:formula="0 - ?f289"/>
              <draw:equation draw:name="f291" draw:formula="?f290 * ?f40"/>
              <draw:equation draw:name="f292" draw:formula="sin(?f288)"/>
              <draw:equation draw:name="f293" draw:formula="0 - ?f292"/>
              <draw:equation draw:name="f294" draw:formula="?f293 * ?f60"/>
              <draw:equation draw:name="f295" draw:formula="sqrt(?f291 * ?f291 + ?f294 * ?f294 + 0 * 0)"/>
              <draw:equation draw:name="f296" draw:formula="?f40 * ?f60 / ?f295"/>
              <draw:equation draw:name="f297" draw:formula="?f293 * ?f296"/>
              <draw:equation draw:name="f298" draw:formula="?f12 - ?f297"/>
              <draw:equation draw:name="f299" draw:formula="?f290 * ?f296"/>
              <draw:equation draw:name="f300" draw:formula="?f14 - ?f299"/>
              <draw:equation draw:name="f301" draw:formula="?f298 - ?f40"/>
              <draw:equation draw:name="f302" draw:formula="?f300 - ?f60"/>
              <draw:equation draw:name="f303" draw:formula="?f298 + ?f40"/>
              <draw:equation draw:name="f304" draw:formula="?f300 + ?f60"/>
              <draw:equation draw:name="f305" draw:formula="?f285 + ?f2"/>
              <draw:equation draw:name="f306" draw:formula="?f305 * ?f9 / ?f1"/>
              <draw:equation draw:name="f307" draw:formula="0 - ?f306"/>
              <draw:equation draw:name="f308" draw:formula="cos(?f307)"/>
              <draw:equation draw:name="f309" draw:formula="0 - ?f308"/>
              <draw:equation draw:name="f310" draw:formula="?f309 * ?f40"/>
              <draw:equation draw:name="f311" draw:formula="sin(?f307)"/>
              <draw:equation draw:name="f312" draw:formula="0 - ?f311"/>
              <draw:equation draw:name="f313" draw:formula="?f312 * ?f60"/>
              <draw:equation draw:name="f314" draw:formula="sqrt(?f310 * ?f310 + ?f313 * ?f313 + 0 * 0)"/>
              <draw:equation draw:name="f315" draw:formula="?f40 * ?f60 / ?f314"/>
              <draw:equation draw:name="f316" draw:formula="?f312 * ?f315"/>
              <draw:equation draw:name="f317" draw:formula="?f298 + ?f316"/>
              <draw:equation draw:name="f318" draw:formula="?f309 * ?f315"/>
              <draw:equation draw:name="f319" draw:formula="?f300 + ?f318"/>
              <draw:equation draw:name="f320" draw:formula="if(?f284, ?f12, ?f301)"/>
              <draw:equation draw:name="f321" draw:formula="if(?f284, ?f14, ?f302)"/>
              <draw:equation draw:name="f322" draw:formula="if(?f284, ?f12, ?f303)"/>
              <draw:equation draw:name="f323" draw:formula="if(?f284, ?f14, ?f304)"/>
              <draw:equation draw:name="f324" draw:formula="if(?f284, ?f301, ?f317)"/>
              <draw:equation draw:name="f325" draw:formula="if(?f284, ?f302, ?f319)"/>
              <draw:equation draw:name="f326" draw:formula="if(?f284, ?f303, ?f317)"/>
              <draw:equation draw:name="f327" draw:formula="if(?f284, ?f304, ?f319)"/>
              <draw:equation draw:name="f328" draw:formula="21550000 - ?f81"/>
              <draw:equation draw:name="f329" draw:formula="if(?f328, ?f81, 21550000)"/>
              <draw:equation draw:name="f330" draw:formula="-21550000 - ?f329"/>
              <draw:equation draw:name="f331" draw:formula="if(?f330, -21550000, ?f329)"/>
              <draw:equation draw:name="f332" draw:formula="?f80 + ?f331"/>
              <draw:equation draw:name="f333" draw:formula="?f80 + ?f2"/>
              <draw:equation draw:name="f334" draw:formula="?f333 * ?f9 / ?f1"/>
              <draw:equation draw:name="f335" draw:formula="0 - ?f334"/>
              <draw:equation draw:name="f336" draw:formula="cos(?f335)"/>
              <draw:equation draw:name="f337" draw:formula="0 - ?f336"/>
              <draw:equation draw:name="f338" draw:formula="?f337 * ?f24"/>
              <draw:equation draw:name="f339" draw:formula="sin(?f335)"/>
              <draw:equation draw:name="f340" draw:formula="0 - ?f339"/>
              <draw:equation draw:name="f341" draw:formula="?f340 * ?f35"/>
              <draw:equation draw:name="f342" draw:formula="sqrt(?f338 * ?f338 + ?f341 * ?f341 + 0 * 0)"/>
              <draw:equation draw:name="f343" draw:formula="?f24 * ?f35 / ?f342"/>
              <draw:equation draw:name="f344" draw:formula="?f340 * ?f343"/>
              <draw:equation draw:name="f345" draw:formula="?f317 - ?f344"/>
              <draw:equation draw:name="f346" draw:formula="?f337 * ?f343"/>
              <draw:equation draw:name="f347" draw:formula="?f319 - ?f346"/>
              <draw:equation draw:name="f348" draw:formula="?f345 - ?f24"/>
              <draw:equation draw:name="f349" draw:formula="?f347 - ?f35"/>
              <draw:equation draw:name="f350" draw:formula="?f345 + ?f24"/>
              <draw:equation draw:name="f351" draw:formula="?f347 + ?f35"/>
              <draw:equation draw:name="f352" draw:formula="?f332 + ?f2"/>
              <draw:equation draw:name="f353" draw:formula="?f352 * ?f9 / ?f1"/>
              <draw:equation draw:name="f354" draw:formula="0 - ?f353"/>
              <draw:equation draw:name="f355" draw:formula="cos(?f354)"/>
              <draw:equation draw:name="f356" draw:formula="0 - ?f355"/>
              <draw:equation draw:name="f357" draw:formula="?f356 * ?f24"/>
              <draw:equation draw:name="f358" draw:formula="sin(?f354)"/>
              <draw:equation draw:name="f359" draw:formula="0 - ?f358"/>
              <draw:equation draw:name="f360" draw:formula="?f359 * ?f35"/>
              <draw:equation draw:name="f361" draw:formula="sqrt(?f357 * ?f357 + ?f360 * ?f360 + 0 * 0)"/>
              <draw:equation draw:name="f362" draw:formula="?f24 * ?f35 / ?f361"/>
              <draw:equation draw:name="f363" draw:formula="?f359 * ?f362"/>
              <draw:equation draw:name="f364" draw:formula="?f345 + ?f363"/>
              <draw:equation draw:name="f365" draw:formula="?f356 * ?f362"/>
              <draw:equation draw:name="f366" draw:formula="?f347 + ?f365"/>
              <draw:equation draw:name="f367" draw:formula="if(?f331, ?f317, ?f348)"/>
              <draw:equation draw:name="f368" draw:formula="if(?f331, ?f319, ?f349)"/>
              <draw:equation draw:name="f369" draw:formula="if(?f331, ?f317, ?f350)"/>
              <draw:equation draw:name="f370" draw:formula="if(?f331, ?f319, ?f351)"/>
              <draw:equation draw:name="f371" draw:formula="if(?f331, ?f348, ?f364)"/>
              <draw:equation draw:name="f372" draw:formula="if(?f331, ?f349, ?f366)"/>
              <draw:equation draw:name="f373" draw:formula="if(?f331, ?f350, ?f364)"/>
              <draw:equation draw:name="f374" draw:formula="if(?f331, ?f351, ?f366)"/>
            </draw:enhanced-geometry>
          </draw:custom-shape>
          <draw:custom-shape svg:x="3.13583in" svg:y="9.19252in" svg:width="2.77087in" svg:height="0.02402in" draw:z-index="41" draw:id="id90" draw:style-name="a324" draw:name="線 3">
            <svg:title/>
            <svg:desc/>
            <text:p text:style-name="a323" text:class-names="" text:cond-style-name=""><text:span text:style-name="a322"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g draw:z-index="42" draw:name="グループ化 22" draw:id="id93">
            <svg:title/>
            <svg:desc/>
            <draw:custom-shape svg:x="5.12795in" svg:y="6.93346in" svg:width="1.56693in" svg:height="0.76654in" draw:id="id91" draw:style-name="a327" draw:name="フローチャート: 判断 6">
              <svg:title/>
              <svg:desc/>
              <text:p text:style-name="a326" text:class-names="" text:cond-style-name=""><text:span text:style-name="a325" text:class-names=""/></text:p>
              <draw:enhanced-geometry xmlns:dr3d="urn:oasis:names:tc:opendocument:xmlns:dr3d:1.0" draw:type="non-primitive" svg:viewBox="0 0 2 2" draw:enhanced-path="M ?f0 ?f2 L ?f2 ?f0 ?f1 ?f2 ?f2 ?f1 Z N" draw:text-areas="?f8 ?f8 ?f9 ?f9">
                <draw:equation draw:name="f0" draw:formula="0"/>
                <draw:equation draw:name="f1" draw:formula="2"/>
                <draw:equation draw:name="f2" draw:formula="1"/>
                <draw:equation draw:name="f3" draw:formula="?f1 - ?f0"/>
                <draw:equation draw:name="f4" draw:formula="?f3 / 2"/>
                <draw:equation draw:name="f5" draw:formula="?f3 / 4"/>
                <draw:equation draw:name="f6" draw:formula="?f3 * 3"/>
                <draw:equation draw:name="f7" draw:formula="?f6 / 4"/>
                <draw:equation draw:name="f8" draw:formula="?f5 / ?f4"/>
                <draw:equation draw:name="f9" draw:formula="?f7 / ?f4"/>
              </draw:enhanced-geometry>
            </draw:custom-shape>
            <draw:custom-shape svg:x="5.28504in" svg:y="7.09055in" svg:width="1.30709in" svg:height="0.44213in" draw:id="id92" draw:style-name="a330" draw:name="正方形/長方形 21">
              <svg:title/>
              <svg:desc/>
              <text:p text:style-name="a329" text:class-names="" text:cond-style-name=""><text:span text:style-name="a328" text:class-names="">重複エラーの有無</text:span></text:p>
              <draw:enhanced-geometry xmlns:dr3d="urn:oasis:names:tc:opendocument:xmlns:dr3d:1.0" draw:type="non-primitive" svg:viewBox="0 0 21600 21600" draw:enhanced-path="M 0 0 L 21600 0 21600 21600 0 21600 Z N"/>
            </draw:custom-shape>
          </draw:g>
          <draw:custom-shape svg:x="5.9063in" svg:y="6.51654in" svg:width="0in" svg:height="0.42205in" draw:z-index="45" draw:id="id94" draw:style-name="a334" draw:name="垂直線 5">
            <svg:title/>
            <svg:desc/>
            <text:p text:style-name="a332" text:class-names="" text:cond-style-name=""><text:span text:style-name="a331"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width="0.61142in" svg:height="2.3874in" draw:z-index="46" draw:id="id95" draw:style-name="a337" draw:transform="translate(-0.30571in -1.1937in) rotate(-3.14159) translate(4.82224in 6.12165in)" draw:name="4 点付きの多折線 2">
            <svg:title/>
            <svg:desc/>
            <text:p text:style-name="a336" text:class-names="" text:cond-style-name=""><text:span text:style-name="a335" text:class-names=""/></text:p>
            <draw:enhanced-geometry xmlns:dr3d="urn:oasis:names:tc:opendocument:xmlns:dr3d:1.0" draw:type="non-primitive" svg:viewBox="0 0 1554 6065" draw:enhanced-path="F M 0 0 L 1554 0 1554 6065 42 6065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54"/>
              <draw:equation draw:name="f7" draw:formula="?f4 / 6065"/>
              <draw:equation draw:name="f8" draw:formula="?f0 / ?f6"/>
              <draw:equation draw:name="f9" draw:formula="?f1 / ?f6"/>
              <draw:equation draw:name="f10" draw:formula="?f2 / ?f7"/>
              <draw:equation draw:name="f11" draw:formula="?f3 / ?f7"/>
            </draw:enhanced-geometry>
          </draw:custom-shape>
          <draw:custom-shape svg:x="6.68583in" svg:y="1.90197in" svg:width="4.53543in" svg:height="0.01142in" draw:z-index="51" draw:id="id100" draw:style-name="a353" draw:name="線 1">
            <svg:title/>
            <svg:desc/>
            <text:p text:style-name="a351" text:class-names="" text:cond-style-name=""><text:span text:style-name="a350"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mirror-horizontal="true">
              <draw:equation draw:name="f0" draw:formula="left"/>
              <draw:equation draw:name="f1" draw:formula="right"/>
              <draw:equation draw:name="f2" draw:formula="top"/>
              <draw:equation draw:name="f3" draw:formula="bottom"/>
            </draw:enhanced-geometry>
          </draw:custom-shape>
          <draw:custom-shape svg:x="11.22205in" svg:y="1.90827in" svg:width="0in" svg:height="3.08583in" draw:z-index="52" draw:id="id101" draw:style-name="a356" draw:name="垂直線 7">
            <svg:title/>
            <svg:desc/>
            <text:p text:style-name="a355" text:class-names="" text:cond-style-name=""><text:span text:style-name="a354"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7.26772in" svg:y="3.63386in" svg:width="1.55906in" svg:height="0.5in" draw:z-index="53" draw:id="id102" draw:style-name="a359" draw:name="シェイプ 8">
            <svg:title/>
            <svg:desc/>
            <text:p text:style-name="a358" text:class-names="" text:cond-style-name=""><text:span text:style-name="a357" text:class-names="">戻るボタン押下</text:span></text:p>
            <draw:enhanced-geometry xmlns:dr3d="urn:oasis:names:tc:opendocument:xmlns:dr3d:1.0" draw:path-stretchpoint-x="21600" draw:path-stretchpoint-y="21600" draw:type="non-primitive" svg:viewBox="0 0 21600 21600" draw:enhanced-path="M ?f7 ?f7 L ?f15 ?f7 ?f15 ?f16 ?f7 ?f16 Z M ?f9 ?f9 L ?f17 ?f9 ?f17 ?f18 ?f9 ?f18 Z N" draw:text-areas="?f9 ?f9 ?f17 ?f18" draw:glue-points="?f19 ?f19 ?f23 ?f19 ?f23 ?f24 ?f19 ?f24 ?f20 ?f20 ?f21 ?f20 ?f21 ?f22 ?f20 ?f22" draw:glue-point-leaving-directions="-0, -0, -0, -0, -0, -0, -0, -0" draw:modifiers="20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0"/>
              <draw:equation draw:name="f9" draw:formula="?f7 + ?f8"/>
              <draw:equation draw:name="f10" draw:formula="?f5 / 21600"/>
              <draw:equation draw:name="f11" draw:formula="?f4 / 21600"/>
              <draw:equation draw:name="f12" draw:formula="21600 * ?f5"/>
              <draw:equation draw:name="f13" draw:formula="21600 * ?f4"/>
              <draw:equation draw:name="f14" draw:formula="min(?f11, ?f10)"/>
              <draw:equation draw:name="f15" draw:formula="?f12 / ?f6"/>
              <draw:equation draw:name="f16" draw:formula="?f13 / ?f6"/>
              <draw:equation draw:name="f17" draw:formula="?f15 - ?f8"/>
              <draw:equation draw:name="f18" draw:formula="?f16 - ?f8"/>
              <draw:equation draw:name="f19" draw:formula="?f7 * ?f14"/>
              <draw:equation draw:name="f20" draw:formula="?f9 * ?f14"/>
              <draw:equation draw:name="f21" draw:formula="?f17 * ?f14"/>
              <draw:equation draw:name="f22" draw:formula="?f18 * ?f14"/>
              <draw:equation draw:name="f23" draw:formula="?f15 * ?f14"/>
              <draw:equation draw:name="f24" draw:formula="?f16 * ?f14"/>
            </draw:enhanced-geometry>
          </draw:custom-shape>
          <draw:custom-shape svg:x="10.03189in" svg:y="4.99291in" svg:width="1.19291in" svg:height="0.00906in" draw:z-index="54" draw:id="id103" draw:style-name="a362" draw:name="水平線 3">
            <svg:title/>
            <svg:desc/>
            <text:p text:style-name="a361" text:class-names="" text:cond-style-name=""><text:span text:style-name="a360"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custom-shape svg:x="10.0374in" svg:y="4.14212in" svg:width="0in" svg:height="0.86772in" draw:z-index="55" draw:id="id104" draw:style-name="a365" draw:name="垂直線 10">
            <svg:title/>
            <svg:desc/>
            <text:p text:style-name="a364" text:class-names="" text:cond-style-name=""><text:span text:style-name="a363"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89094in" svg:y="3.39094in" svg:width="4.15039in" svg:height="0.01693in" draw:z-index="56" draw:id="id105" draw:style-name="a368" draw:name="線 5">
            <svg:title/>
            <svg:desc/>
            <text:p text:style-name="a367" text:class-names="" text:cond-style-name=""><text:span text:style-name="a366"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horizontal="true">
              <draw:equation draw:name="f0" draw:formula="left"/>
              <draw:equation draw:name="f1" draw:formula="right"/>
              <draw:equation draw:name="f2" draw:formula="top"/>
              <draw:equation draw:name="f3" draw:formula="bottom"/>
            </draw:enhanced-geometry>
          </draw:custom-shape>
          <draw:custom-shape svg:x="3.07402in" svg:y="1.90827in" svg:width="2.02677in" svg:height="0.00827in" draw:z-index="58" draw:id="id107" draw:style-name="a375" draw:name="線 4">
            <svg:title/>
            <svg:desc/>
            <text:p text:style-name="a374" text:class-names="" text:cond-style-name=""><text:span text:style-name="a373"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horizontal="true">
              <draw:equation draw:name="f0" draw:formula="left"/>
              <draw:equation draw:name="f1" draw:formula="right"/>
              <draw:equation draw:name="f2" draw:formula="top"/>
              <draw:equation draw:name="f3" draw:formula="bottom"/>
            </draw:enhanced-geometry>
          </draw:custom-shape>
          <draw:custom-shape svg:x="3.15in" svg:y="6.38858in" svg:width="0in" svg:height="2.7937in" draw:z-index="59" draw:id="id108" draw:style-name="a378" draw:name="垂直線 13">
            <svg:title/>
            <svg:desc/>
            <text:p text:style-name="a377" text:class-names="" text:cond-style-name=""><text:span text:style-name="a376"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8.50827in" svg:y="6.35079in" svg:width="2.65354in" svg:height="1.06299in" draw:z-index="60" draw:id="id109" draw:style-name="a385" draw:name="シェイプ 9">
            <svg:title/>
            <svg:desc/>
            <text:p text:style-name="a380" text:class-names="" text:cond-style-name=""><text:span text:style-name="a379" text:class-names="">ユーザー情報マスタと</text:span></text:p>
            <text:p text:style-name="a382" text:class-names="" text:cond-style-name=""><text:span text:style-name="a381" text:class-names="">所属マスタは</text:span></text:p>
            <text:p text:style-name="a384" text:class-names="" text:cond-style-name=""><text:span text:style-name="a383" text:class-names="">登録・更新はしないです</text:span></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2646 2194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custom-shape svg:x="8.07205in" svg:y="4.12126in" svg:width="0in" svg:height="1.28031in" draw:z-index="61" draw:id="id110" draw:style-name="a388" draw:name="垂直線 14">
            <svg:title/>
            <svg:desc/>
            <text:p text:style-name="a387" text:class-names="" text:cond-style-name=""><text:span text:style-name="a386"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8.06338in" svg:y="5.39606in" svg:width="3.62913in" svg:height="0.01457in" draw:z-index="63" draw:id="id112" draw:style-name="a395" draw:name="線 6">
            <svg:title/>
            <svg:desc/>
            <text:p text:style-name="a394" text:class-names="" text:cond-style-name=""><text:span text:style-name="a393"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horizontal="true">
              <draw:equation draw:name="f0" draw:formula="left"/>
              <draw:equation draw:name="f1" draw:formula="right"/>
              <draw:equation draw:name="f2" draw:formula="top"/>
              <draw:equation draw:name="f3" draw:formula="bottom"/>
            </draw:enhanced-geometry>
          </draw:custom-shape>
          <draw:custom-shape svg:x="11.70118in" svg:y="5.39291in" svg:width="0in" svg:height="3.8248in" draw:z-index="64" draw:id="id113" draw:style-name="a398" draw:name="垂直線 16">
            <svg:title/>
            <svg:desc/>
            <text:p text:style-name="a397" text:class-names="" text:cond-style-name=""><text:span text:style-name="a396"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88898in" svg:y="9.19882in" svg:width="5.8122in" svg:height="0.02283in" draw:z-index="65" draw:id="id114" draw:style-name="a401" draw:name="線 7">
            <svg:title/>
            <svg:desc/>
            <text:p text:style-name="a400" text:class-names="" text:cond-style-name=""><text:span text:style-name="a399"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horizontal="true">
              <draw:equation draw:name="f0" draw:formula="left"/>
              <draw:equation draw:name="f1" draw:formula="right"/>
              <draw:equation draw:name="f2" draw:formula="top"/>
              <draw:equation draw:name="f3" draw:formula="bottom"/>
            </draw:enhanced-geometry>
          </draw:custom-shape>
        </table:shapes>
        <table:table-column table:style-name="co1" table:number-columns-repeated="43" table:default-cell-style-name="ce1"/>
        <table:table-column table:style-name="co2" table:number-columns-repeated="981" table:default-cell-style-name="ce1"/>
        <table:table-column table:style-name="co3" table:number-columns-repeated="15360" table:default-cell-style-name="ce1"/>
        <table:table-row table:style-name="ro1">
          <table:table-cell table:number-columns-repeated="29"/>
          <table:table-cell office:value-type="string" table:style-name="ce2">
            <text:p>凡例</text:p>
          </table:table-cell>
          <table:table-cell table:number-columns-repeated="9" table:style-name="ce3"/>
          <table:table-cell table:style-name="ce3">
            <draw:custom-shape svg:x="0.23031in" svg:y="0.11693in" svg:width="0.99016in" svg:height="0.32756in" draw:z-index="4" draw:id="id53" draw:style-name="a201" draw:name="四角形: 角を丸くする 4">
              <svg:title/>
              <svg:desc/>
              <text:p text:style-name="a200" text:class-names="" text:cond-style-name=""><text:span text:style-name="a19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08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table:table-cell>
          <table:table-cell table:number-columns-repeated="2" table:style-name="ce3"/>
          <table:table-cell table:style-name="ce4"/>
          <table:table-cell table:number-columns-repeated="16341"/>
        </table:table-row>
        <table:table-row table:style-name="ro1">
          <table:table-cell table:number-columns-repeated="29"/>
          <table:table-cell table:style-name="ce5"/>
          <table:table-cell office:value-type="string" table:style-name="ce1">
            <text:p>ループ：</text:p>
          </table:table-cell>
          <table:table-cell table:style-name="ce1"/>
          <table:table-cell table:style-name="ce1">
            <draw:custom-shape svg:width="1.03779in" svg:height="0.23425in" draw:z-index="2" draw:id="id51" draw:style-name="a195" draw:transform="translate(-0.5189in -0.11713in) rotate(-3.14159) translate(0.77894in 0.1498in)" draw:name="フローチャート: 手作業 3">
              <svg:title/>
              <svg:desc/>
              <text:p text:style-name="a194" text:class-names="" text:cond-style-name=""><text:span text:style-name="a193" text:class-names=""/></text:p>
              <draw:enhanced-geometry xmlns:dr3d="urn:oasis:names:tc:opendocument:xmlns:dr3d:1.0" draw:type="non-primitive" svg:viewBox="0 0 5 5" draw:enhanced-path="M ?f0 ?f0 L ?f1 ?f0 ?f2 ?f1 ?f3 ?f1 Z N" draw:text-areas="?f14 ?f15 ?f19 ?f16" draw:glue-points="?f13 ?f17 ?f18 ?f17" draw:glue-point-leaving-directions="-0, -0">
                <draw:equation draw:name="f0" draw:formula="0"/>
                <draw:equation draw:name="f1" draw:formula="5"/>
                <draw:equation draw:name="f2" draw:formula="4"/>
                <draw:equation draw:name="f3" draw:formula="1"/>
                <draw:equation draw:name="f4" draw:formula="?f1 - ?f0"/>
                <draw:equation draw:name="f5" draw:formula="?f4 / 2"/>
                <draw:equation draw:name="f6" draw:formula="?f4 / 5"/>
                <draw:equation draw:name="f7" draw:formula="?f4 / 10"/>
                <draw:equation draw:name="f8" draw:formula="?f4 * 4"/>
                <draw:equation draw:name="f9" draw:formula="?f4 * 9"/>
                <draw:equation draw:name="f10" draw:formula="?f0 + ?f5"/>
                <draw:equation draw:name="f11" draw:formula="?f8 / 5"/>
                <draw:equation draw:name="f12" draw:formula="?f9 / 10"/>
                <draw:equation draw:name="f13" draw:formula="?f7 / ?f6"/>
                <draw:equation draw:name="f14" draw:formula="?f6 / ?f6"/>
                <draw:equation draw:name="f15" draw:formula="?f0 / ?f6"/>
                <draw:equation draw:name="f16" draw:formula="?f1 / ?f6"/>
                <draw:equation draw:name="f17" draw:formula="?f10 / ?f6"/>
                <draw:equation draw:name="f18" draw:formula="?f12 / ?f6"/>
                <draw:equation draw:name="f19" draw:formula="?f11 / ?f6"/>
              </draw:enhanced-geometry>
            </draw:custom-shape>
          </table:table-cell>
          <table:table-cell table:number-columns-repeated="3" table:style-name="ce1"/>
          <table:table-cell office:value-type="string" table:style-name="ce1">
            <text:p>開始・終了：</text:p>
          </table:table-cell>
          <table:table-cell table:number-columns-repeated="5" table:style-name="ce1"/>
          <table:table-cell table:style-name="ce6"/>
          <table:table-cell table:number-columns-repeated="16341"/>
        </table:table-row>
        <table:table-row table:style-name="ro1">
          <table:table-cell table:number-columns-repeated="13"/>
          <table:table-cell table:style-name="ce1">
            <draw:custom-shape svg:x="0.0185in" svg:y="0.00039in" svg:width="1.55039in" svg:height="0.55748in" draw:z-index="9" draw:id="id58" draw:style-name="a215" draw:name="四角形: 角を丸くする 1">
              <svg:title/>
              <svg:desc/>
              <text:p text:style-name="a214" text:class-names="" text:cond-style-name=""><text:span text:style-name="a213" text:class-names="">開始</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08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table:table-cell>
          <table:table-cell table:number-columns-repeated="15"/>
          <table:table-cell table:style-name="ce5"/>
          <table:table-cell table:number-columns-repeated="12" table:style-name="ce1"/>
          <table:table-cell table:style-name="ce6"/>
          <table:table-cell table:number-columns-repeated="16341"/>
        </table:table-row>
        <table:table-row table:style-name="ro1">
          <table:table-cell table:number-columns-repeated="29"/>
          <table:table-cell table:style-name="ce5"/>
          <table:table-cell table:number-columns-repeated="2" table:style-name="ce1"/>
          <table:table-cell table:style-name="ce1">
            <draw:custom-shape svg:x="0.26457in" svg:y="0.07598in" svg:width="1.03937in" svg:height="0.28425in" draw:z-index="3" draw:id="id52" draw:style-name="a198" draw:name="正方形/長方形 12">
              <svg:title/>
              <svg:desc/>
              <text:p text:style-name="a197" text:class-names="" text:cond-style-name=""><text:span text:style-name="a196" text:class-names=""/></text:p>
              <draw:enhanced-geometry xmlns:dr3d="urn:oasis:names:tc:opendocument:xmlns:dr3d:1.0" draw:type="non-primitive" svg:viewBox="0 0 21600 21600" draw:enhanced-path="M 0 0 L 21600 0 21600 21600 0 21600 Z N"/>
            </draw:custom-shape>
          </table:table-cell>
          <table:table-cell table:number-columns-repeated="7" table:style-name="ce1"/>
          <table:table-cell table:style-name="ce1">
            <draw:custom-shape svg:x="0.1689in" svg:y="0.03228in" svg:width="0.34331in" svg:height="0.34331in" draw:z-index="5" draw:id="id54" draw:style-name="a204" draw:name="フローチャート: 結合子 1">
              <svg:title/>
              <svg:desc/>
              <text:p text:style-name="a203" text:class-names="" text:cond-style-name=""><text:span text:style-name="a20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table:table-cell>
          <table:table-cell table:style-name="ce1"/>
          <table:table-cell table:style-name="ce6"/>
          <table:table-cell table:number-columns-repeated="16341"/>
        </table:table-row>
        <table:table-row table:style-name="ro1">
          <table:table-cell table:number-columns-repeated="29"/>
          <table:table-cell table:style-name="ce5"/>
          <table:table-cell office:value-type="string" table:style-name="ce1">
            <text:p>処理名：</text:p>
          </table:table-cell>
          <table:table-cell table:number-columns-repeated="5" table:style-name="ce1"/>
          <table:table-cell office:value-type="string" table:style-name="ce1">
            <text:p>開始・終了：</text:p>
          </table:table-cell>
          <table:table-cell table:number-columns-repeated="5" table:style-name="ce1"/>
          <table:table-cell table:style-name="ce6"/>
          <table:table-cell table:number-columns-repeated="16341"/>
        </table:table-row>
        <table:table-row table:style-name="ro1">
          <table:table-cell table:number-columns-repeated="29"/>
          <table:table-cell table:style-name="ce5"/>
          <table:table-cell table:number-columns-repeated="12" table:style-name="ce1"/>
          <table:table-cell table:style-name="ce6"/>
          <table:table-cell table:number-columns-repeated="16341"/>
        </table:table-row>
        <table:table-row table:style-name="ro1">
          <table:table-cell table:number-columns-repeated="29"/>
          <table:table-cell table:style-name="ce5"/>
          <table:table-cell table:number-columns-repeated="2" table:style-name="ce1"/>
          <table:table-cell table:style-name="ce1">
            <draw:custom-shape svg:x="0.25197in" svg:y="0.06142in" svg:width="1.06339in" svg:height="0.38346in" draw:z-index="1" draw:id="id50" draw:style-name="a192" draw:name="正方形/長方形 19">
              <svg:title/>
              <svg:desc/>
              <text:p text:style-name="a191" text:class-names="" text:cond-style-name=""><text:span text:style-name="a190" text:class-names=""/></text:p>
              <draw:enhanced-geometry xmlns:dr3d="urn:oasis:names:tc:opendocument:xmlns:dr3d:1.0" draw:type="non-primitive" svg:viewBox="0 0 21600 21600" draw:enhanced-path="M 0 0 L 21600 0 21600 21600 0 21600 Z N"/>
            </draw:custom-shape>
          </table:table-cell>
          <table:table-cell table:number-columns-repeated="9" table:style-name="ce1"/>
          <table:table-cell table:style-name="ce6"/>
          <table:table-cell table:number-columns-repeated="16341"/>
        </table:table-row>
        <table:table-row table:style-name="ro1">
          <table:table-cell table:number-columns-repeated="29"/>
          <table:table-cell table:style-name="ce5"/>
          <table:table-cell office:value-type="string" table:style-name="ce7">
            <text:p>ボタン押下：</text:p>
          </table:table-cell>
          <table:table-cell table:number-columns-repeated="11" table:style-name="ce7"/>
          <table:table-cell table:style-name="ce6"/>
          <table:table-cell table:number-columns-repeated="16341"/>
        </table:table-row>
        <table:table-row table:style-name="ro1">
          <table:table-cell table:number-columns-repeated="12"/>
          <table:table-cell table:style-name="ce1">
            <draw:custom-shape svg:x="0.01142in" svg:y="0.05394in" svg:width="0.55591in" svg:height="0.35984in" draw:z-index="19" draw:id="id68" draw:style-name="a250" draw:name="正方形/長方形 15">
              <svg:title/>
              <svg:desc/>
              <text:p text:style-name="a249" text:class-names="" text:cond-style-name=""><text:span text:style-name="a248" text:class-names="">無</text:span></text:p>
              <draw:enhanced-geometry xmlns:dr3d="urn:oasis:names:tc:opendocument:xmlns:dr3d:1.0" draw:type="non-primitive" svg:viewBox="0 0 21600 21600" draw:enhanced-path="M 0 0 L 21600 0 21600 21600 0 21600 Z N"/>
            </draw:custom-shape>
          </table:table-cell>
          <table:table-cell table:number-columns-repeated="16"/>
          <table:table-cell table:style-name="ce5"/>
          <table:table-cell table:number-columns-repeated="12" table:style-name="ce7"/>
          <table:table-cell table:style-name="ce6"/>
          <table:table-cell table:number-columns-repeated="16341"/>
        </table:table-row>
        <table:table-row table:style-name="ro1">
          <table:table-cell table:number-columns-repeated="7"/>
          <table:table-cell table:style-name="ce1">
            <draw:custom-shape svg:x="0.33622in" svg:y="0.18701in" svg:width="0.0437in" svg:height="4.02087in" draw:z-index="16" draw:id="id65" draw:style-name="a240" draw:name="垂直線 12">
              <svg:title/>
              <svg:desc/>
              <text:p text:style-name="a238" text:class-names="" text:cond-style-name=""><text:span text:style-name="a237"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table:table-cell>
          <table:table-cell table:number-columns-repeated="21"/>
          <table:table-cell table:style-name="ce5"/>
          <table:table-cell table:number-columns-repeated="9" table:style-name="ce7"/>
          <table:table-cell table:style-name="ce7">
            <draw:custom-shape svg:x="0.20512in" svg:y="0.07638in" svg:width="1.04921in" svg:height="0.37244in" draw:z-index="7" draw:id="id56" draw:style-name="a209" draw:name="フローチャート: 判断 3">
              <svg:title/>
              <svg:desc/>
              <text:p text:style-name="a208" text:class-names="" text:cond-style-name=""><text:span text:style-name="a207" text:class-names=""/></text:p>
              <draw:enhanced-geometry xmlns:dr3d="urn:oasis:names:tc:opendocument:xmlns:dr3d:1.0" draw:type="non-primitive" svg:viewBox="0 0 2 2" draw:enhanced-path="M ?f0 ?f2 L ?f2 ?f0 ?f1 ?f2 ?f2 ?f1 Z N" draw:text-areas="?f8 ?f8 ?f9 ?f9">
                <draw:equation draw:name="f0" draw:formula="0"/>
                <draw:equation draw:name="f1" draw:formula="2"/>
                <draw:equation draw:name="f2" draw:formula="1"/>
                <draw:equation draw:name="f3" draw:formula="?f1 - ?f0"/>
                <draw:equation draw:name="f4" draw:formula="?f3 / 2"/>
                <draw:equation draw:name="f5" draw:formula="?f3 / 4"/>
                <draw:equation draw:name="f6" draw:formula="?f3 * 3"/>
                <draw:equation draw:name="f7" draw:formula="?f6 / 4"/>
                <draw:equation draw:name="f8" draw:formula="?f5 / ?f4"/>
                <draw:equation draw:name="f9" draw:formula="?f7 / ?f4"/>
              </draw:enhanced-geometry>
            </draw:custom-shape>
          </table:table-cell>
          <table:table-cell table:number-columns-repeated="2" table:style-name="ce7"/>
          <table:table-cell table:style-name="ce6"/>
          <table:table-cell table:number-columns-repeated="16341"/>
        </table:table-row>
        <table:table-row table:style-name="ro1">
          <table:table-cell table:number-columns-repeated="29"/>
          <table:table-cell table:style-name="ce5"/>
          <table:table-cell office:value-type="string" table:style-name="ce1">
            <text:p>処理の流れ：</text:p>
          </table:table-cell>
          <table:table-cell table:style-name="ce1"/>
          <table:table-cell table:style-name="ce1">
            <draw:connector draw:type="line" svg:x1="0.29409in" svg:y1="0.12087in" svg:x2="1.28425in" svg:y2="0.12087in" draw:z-index="6" draw:id="id55" draw:style-name="a206" draw:name="直線矢印コネクタ 12">
              <svg:title/>
              <svg:desc/>
            </draw:connector>
          </table:table-cell>
          <table:table-cell table:number-columns-repeated="3" table:style-name="ce1"/>
          <table:table-cell office:value-type="string" table:style-name="ce1">
            <text:p>条件：</text:p>
          </table:table-cell>
          <table:table-cell table:number-columns-repeated="5" table:style-name="ce1"/>
          <table:table-cell table:style-name="ce6"/>
          <table:table-cell table:number-columns-repeated="16341"/>
        </table:table-row>
        <table:table-row table:style-name="ro1">
          <table:table-cell table:number-columns-repeated="14"/>
          <table:table-cell table:style-name="ce1">
            <draw:custom-shape svg:x="0.15984in" svg:y="0.05866in" svg:width="0.75354in" svg:height="0.3622in" draw:z-index="20" draw:id="id69" draw:style-name="a253" draw:name="正方形/長方形 16">
              <svg:title/>
              <svg:desc/>
              <text:p text:style-name="a252" text:class-names="" text:cond-style-name=""><text:span text:style-name="a251" text:class-names="">有</text:span></text:p>
              <draw:enhanced-geometry xmlns:dr3d="urn:oasis:names:tc:opendocument:xmlns:dr3d:1.0" draw:type="non-primitive" svg:viewBox="0 0 21600 21600" draw:enhanced-path="M 0 0 L 21600 0 21600 21600 0 21600 Z N"/>
            </draw:custom-shape>
          </table:table-cell>
          <table:table-cell table:number-columns-repeated="14"/>
          <table:table-cell table:style-name="ce5"/>
          <table:table-cell table:number-columns-repeated="12" table:style-name="ce7"/>
          <table:table-cell table:style-name="ce6"/>
          <table:table-cell table:number-columns-repeated="16341"/>
        </table:table-row>
        <table:table-row table:style-name="ro1">
          <table:table-cell table:number-columns-repeated="29"/>
          <table:table-cell table:style-name="ce8"/>
          <table:table-cell table:number-columns-repeated="12" table:style-name="ce9"/>
          <table:table-cell table:style-name="ce10"/>
          <table:table-cell table:number-columns-repeated="16341"/>
        </table:table-row>
        <table:table-row table:style-name="ro2">
          <table:table-cell table:number-columns-repeated="13"/>
          <table:table-cell table:style-name="ce1">
            <draw:custom-shape svg:x="0.00079in" svg:y="0.18701in" svg:width="1.55866in" svg:height="0.56063in" draw:z-index="10" draw:id="id59" draw:style-name="a220" draw:name="正方形/長方形 18">
              <svg:title/>
              <svg:desc/>
              <text:p text:style-name="a217" text:class-names="" text:cond-style-name=""><text:span text:style-name="a216" text:class-names="">登録画面</text:span></text:p>
              <text:p text:style-name="a219" text:class-names="" text:cond-style-name=""><text:span text:style-name="a218" text:class-names="">初期画面表示</text:span></text:p>
              <draw:enhanced-geometry xmlns:dr3d="urn:oasis:names:tc:opendocument:xmlns:dr3d:1.0" draw:type="non-primitive" svg:viewBox="0 0 21600 21600" draw:enhanced-path="M 0 0 L 21600 0 21600 21600 0 21600 Z N"/>
            </draw:custom-shape>
          </table:table-cell>
          <table:table-cell table:number-columns-repeated="15"/>
          <table:table-cell table:number-columns-repeated="16355" table:style-name="ce1"/>
        </table:table-row>
        <table:table-row table:number-rows-repeated="2" table:style-name="ro2">
          <table:table-cell table:number-columns-repeated="16384"/>
        </table:table-row>
        <table:table-row table:style-name="ro2">
          <table:table-cell table:number-columns-repeated="3"/>
          <table:table-cell table:number-columns-repeated="11" table:style-name="ce1"/>
          <table:table-cell table:style-name="ce1">
            <draw:custom-shape svg:x="0.38386in" svg:y="0.16339in" svg:width="0in" svg:height="0.39252in" draw:z-index="21" draw:id="id70" draw:style-name="a257" draw:name="垂直線 4">
              <svg:title/>
              <svg:desc/>
              <text:p text:style-name="a255" text:class-names="" text:cond-style-name=""><text:span text:style-name="a254"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table:table-cell>
          <table:table-cell table:number-columns-repeated="16369"/>
        </table:table-row>
        <table:table-row table:style-name="ro2">
          <table:table-cell table:number-columns-repeated="3"/>
          <table:table-cell table:number-columns-repeated="17" table:style-name="ce1"/>
          <table:table-cell table:style-name="ce1">
            <draw:custom-shape svg:x="0.19094in" svg:y="0.12913in" svg:width="0in" svg:height="0.2378in" draw:z-index="62" draw:id="id111" draw:style-name="a392" draw:name="垂直線 15">
              <svg:title/>
              <svg:desc/>
              <text:p text:style-name="a390" text:class-names="" text:cond-style-name=""><text:span text:style-name="a389"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table:table-cell>
          <table:table-cell table:number-columns-repeated="4"/>
          <table:table-cell table:style-name="ce1">
            <draw:custom-shape svg:x="0.19961in" svg:y="0.12913in" svg:width="0in" svg:height="0.2378in" draw:z-index="57" draw:id="id106" draw:style-name="a372" draw:name="垂直線 11">
              <svg:title/>
              <svg:desc/>
              <text:p text:style-name="a370" text:class-names="" text:cond-style-name=""><text:span text:style-name="a369"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table:table-cell>
          <table:table-cell table:number-columns-repeated="16358"/>
        </table:table-row>
        <table:table-row table:number-rows-repeated="5" table:style-name="ro2">
          <table:table-cell table:number-columns-repeated="16384"/>
        </table:table-row>
        <table:table-row table:style-name="ro2">
          <table:table-cell table:number-columns-repeated="3"/>
          <table:table-cell table:number-columns-repeated="9" table:style-name="ce1"/>
          <table:table-cell table:style-name="ce1">
            <draw:custom-shape svg:x="0.15433in" svg:y="0.17008in" svg:width="0.33898in" svg:height="0.3622in" draw:z-index="34" draw:id="id83" draw:style-name="a300" draw:name="正方形/長方形 5">
              <svg:title/>
              <svg:desc/>
              <text:p text:style-name="a299" text:class-names="" text:cond-style-name=""><text:span text:style-name="a298" text:class-names="">有</text:span></text:p>
              <draw:enhanced-geometry xmlns:dr3d="urn:oasis:names:tc:opendocument:xmlns:dr3d:1.0" draw:type="non-primitive" svg:viewBox="0 0 21600 21600" draw:enhanced-path="M 0 0 L 21600 0 21600 21600 0 21600 Z N"/>
            </draw:custom-shape>
          </table:table-cell>
          <table:table-cell table:number-columns-repeated="16371"/>
        </table:table-row>
        <table:table-row table:number-rows-repeated="3" table:style-name="ro2">
          <table:table-cell table:number-columns-repeated="16384"/>
        </table:table-row>
        <table:table-row table:style-name="ro2">
          <table:table-cell table:number-columns-repeated="3"/>
          <table:table-cell table:number-columns-repeated="10" table:style-name="ce1"/>
          <table:table-cell table:style-name="ce1">
            <draw:custom-shape svg:x="0.22244in" svg:y="0.02874in" svg:width="0.55591in" svg:height="0.35984in" draw:z-index="50" draw:id="id99" draw:style-name="a349" draw:name="正方形/長方形 25">
              <svg:title/>
              <svg:desc/>
              <text:p text:style-name="a348" text:class-names="" text:cond-style-name=""><text:span text:style-name="a347" text:class-names="">無</text:span></text:p>
              <draw:enhanced-geometry xmlns:dr3d="urn:oasis:names:tc:opendocument:xmlns:dr3d:1.0" draw:type="non-primitive" svg:viewBox="0 0 21600 21600" draw:enhanced-path="M 0 0 L 21600 0 21600 21600 0 21600 Z N"/>
            </draw:custom-shape>
          </table:table-cell>
          <table:table-cell table:number-columns-repeated="16370"/>
        </table:table-row>
        <table:table-row table:number-rows-repeated="2" table:style-name="ro2">
          <table:table-cell table:number-columns-repeated="16384"/>
        </table:table-row>
        <table:table-row table:style-name="ro2">
          <table:table-cell table:number-columns-repeated="3"/>
          <table:table-cell table:number-columns-repeated="2" table:style-name="ce1"/>
          <table:table-cell table:style-name="ce1">
            <draw:custom-shape svg:x="0.38701in" svg:y="0.18898in" svg:width="1.50354in" svg:height="0.44724in" draw:z-index="33" draw:id="id82" draw:style-name="a297" draw:name="正方形/長方形 11">
              <svg:title/>
              <svg:desc/>
              <text:p text:style-name="a294" text:class-names="" text:cond-style-name=""><text:span text:style-name="a293" text:class-names="">登録画面</text:span></text:p>
              <text:p text:style-name="a296" text:class-names="" text:cond-style-name=""><text:span text:style-name="a295" text:class-names="">エラー表示</text:span></text:p>
              <draw:enhanced-geometry xmlns:dr3d="urn:oasis:names:tc:opendocument:xmlns:dr3d:1.0" draw:type="non-primitive" svg:viewBox="0 0 21600 21600" draw:enhanced-path="M 0 0 L 21600 0 21600 21600 0 21600 Z N"/>
            </draw:custom-shape>
          </table:table-cell>
          <table:table-cell table:number-columns-repeated="6"/>
          <table:table-cell table:style-name="ce1">
            <draw:custom-shape svg:x="0.17795in" svg:y="0.01417in" svg:width="0.30157in" svg:height="0.3622in" draw:z-index="35" draw:id="id84" draw:style-name="a303" draw:name="正方形/長方形 9">
              <svg:title/>
              <svg:desc/>
              <text:p text:style-name="a302" text:class-names="" text:cond-style-name=""><text:span text:style-name="a301" text:class-names="">有</text:span></text:p>
              <draw:enhanced-geometry xmlns:dr3d="urn:oasis:names:tc:opendocument:xmlns:dr3d:1.0" draw:type="non-primitive" svg:viewBox="0 0 21600 21600" draw:enhanced-path="M 0 0 L 21600 0 21600 21600 0 21600 Z N"/>
            </draw:custom-shape>
          </table:table-cell>
          <table:table-cell table:number-columns-repeated="16371"/>
        </table:table-row>
        <table:table-row table:style-name="ro2">
          <table:table-cell table:number-columns-repeated="3"/>
          <table:table-cell table:style-name="ce11"/>
          <table:table-cell table:number-columns-repeated="16380"/>
        </table:table-row>
        <table:table-row table:style-name="ro2">
          <table:table-cell table:number-columns-repeated="16384"/>
        </table:table-row>
        <table:table-row table:style-name="ro2">
          <table:table-cell table:number-columns-repeated="13"/>
          <table:table-cell table:style-name="ce1">
            <draw:custom-shape svg:x="0.22165in" svg:y="0.04528in" svg:width="0.55591in" svg:height="0.35984in" draw:z-index="48" draw:id="id97" draw:style-name="a343" draw:name="正方形/長方形 23">
              <svg:title/>
              <svg:desc/>
              <text:p text:style-name="a342" text:class-names="" text:cond-style-name=""><text:span text:style-name="a341" text:class-names="">無</text:span></text:p>
              <draw:enhanced-geometry xmlns:dr3d="urn:oasis:names:tc:opendocument:xmlns:dr3d:1.0" draw:type="non-primitive" svg:viewBox="0 0 21600 21600" draw:enhanced-path="M 0 0 L 21600 0 21600 21600 0 21600 Z N"/>
            </draw:custom-shape>
          </table:table-cell>
          <table:table-cell table:number-columns-repeated="16370"/>
        </table:table-row>
        <table:table-row table:number-rows-repeated="2" table:style-name="ro2">
          <table:table-cell table:number-columns-repeated="16384"/>
        </table:table-row>
        <table:table-row table:style-name="ro2">
          <table:table-cell table:number-columns-repeated="12"/>
          <table:table-cell table:style-name="ce1">
            <draw:custom-shape svg:x="0.20197in" svg:y="0.0626in" svg:width="0.30157in" svg:height="0.3622in" draw:z-index="47" draw:id="id96" draw:style-name="a340" draw:name="正方形/長方形 22">
              <svg:title/>
              <svg:desc/>
              <text:p text:style-name="a339" text:class-names="" text:cond-style-name=""><text:span text:style-name="a338" text:class-names="">有</text:span></text:p>
              <draw:enhanced-geometry xmlns:dr3d="urn:oasis:names:tc:opendocument:xmlns:dr3d:1.0" draw:type="non-primitive" svg:viewBox="0 0 21600 21600" draw:enhanced-path="M 0 0 L 21600 0 21600 21600 0 21600 Z N"/>
            </draw:custom-shape>
          </table:table-cell>
          <table:table-cell table:number-columns-repeated="16371"/>
        </table:table-row>
        <table:table-row table:style-name="ro2">
          <table:table-cell table:number-columns-repeated="16384"/>
        </table:table-row>
        <table:table-row table:style-name="ro2">
          <table:table-cell table:number-columns-repeated="13"/>
          <table:table-cell table:style-name="ce1">
            <draw:custom-shape svg:x="0.32677in" svg:y="0.07717in" svg:width="0.55591in" svg:height="0.35984in" draw:z-index="32" draw:id="id81" draw:style-name="a292" draw:name="正方形/長方形 2">
              <svg:title/>
              <svg:desc/>
              <text:p text:style-name="a291" text:class-names="" text:cond-style-name=""><text:span text:style-name="a290" text:class-names="">無</text:span></text:p>
              <draw:enhanced-geometry xmlns:dr3d="urn:oasis:names:tc:opendocument:xmlns:dr3d:1.0" draw:type="non-primitive" svg:viewBox="0 0 21600 21600" draw:enhanced-path="M 0 0 L 21600 0 21600 21600 0 21600 Z N"/>
            </draw:custom-shape>
          </table:table-cell>
          <table:table-cell table:number-columns-repeated="16370"/>
        </table:table-row>
        <table:table-row table:style-name="ro2">
          <table:table-cell table:number-columns-repeated="13"/>
          <table:table-cell table:style-name="ce1">
            <draw:custom-shape svg:x="0.22205in" svg:y="0.0815in" svg:width="0.55591in" svg:height="0.35984in" draw:z-index="49" draw:id="id98" draw:style-name="a346" draw:name="正方形/長方形 24">
              <svg:title/>
              <svg:desc/>
              <text:p text:style-name="a345" text:class-names="" text:cond-style-name=""><text:span text:style-name="a344" text:class-names="">無</text:span></text:p>
              <draw:enhanced-geometry xmlns:dr3d="urn:oasis:names:tc:opendocument:xmlns:dr3d:1.0" draw:type="non-primitive" svg:viewBox="0 0 21600 21600" draw:enhanced-path="M 0 0 L 21600 0 21600 21600 0 21600 Z N"/>
            </draw:custom-shape>
          </table:table-cell>
          <table:table-cell table:number-columns-repeated="16370"/>
        </table:table-row>
        <table:table-row table:style-name="ro2">
          <table:table-cell table:number-columns-repeated="15"/>
          <table:table-cell table:style-name="ce1">
            <draw:custom-shape svg:x="0in" svg:y="0.03228in" svg:width="0in" svg:height="0.28425in" draw:z-index="27" draw:id="id76" draw:style-name="a277" draw:name="直線コネクタ 63">
              <svg:title/>
              <svg:desc/>
              <text:p text:style-name="a275" text:class-names="" text:cond-style-name=""><text:span text:style-name="a274"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table:table-cell>
          <table:table-cell table:number-columns-repeated="16368"/>
        </table:table-row>
        <table:table-row table:style-name="ro2">
          <table:table-cell table:number-columns-repeated="12"/>
          <table:table-cell table:style-name="ce1">
            <draw:custom-shape svg:x="0.34764in" svg:y="0.1126in" svg:width="1.55866in" svg:height="0.50157in" draw:z-index="23" draw:id="id72" draw:style-name="a265" draw:name="正方形/長方形 1">
              <svg:title/>
              <svg:desc/>
              <text:p text:style-name="a262" text:class-names="" text:cond-style-name=""><text:span text:style-name="a261" text:class-names="">取引先情報</text:span></text:p>
              <text:p text:style-name="a264" text:class-names="" text:cond-style-name=""><text:span text:style-name="a263" text:class-names="">登録処理完了</text:span></text:p>
              <draw:enhanced-geometry xmlns:dr3d="urn:oasis:names:tc:opendocument:xmlns:dr3d:1.0" draw:type="non-primitive" svg:viewBox="0 0 21600 21600" draw:enhanced-path="M 0 0 L 21600 0 21600 21600 0 21600 Z N"/>
            </draw:custom-shape>
          </table:table-cell>
          <table:table-cell table:number-columns-repeated="16371"/>
        </table:table-row>
        <table:table-row table:number-rows-repeated="11" table:style-name="ro2">
          <table:table-cell table:number-columns-repeated="16384"/>
        </table:table-row>
        <table:table-row table:style-name="ro2">
          <table:table-cell table:number-columns-repeated="13"/>
          <table:table-cell table:style-name="ce1">
            <draw:custom-shape svg:x="0.00079in" svg:y="0.17362in" svg:width="1.50354in" svg:height="0.50984in" draw:z-index="38" draw:id="id87" draw:style-name="a314" draw:name="四角形: 角を丸くする 2">
              <svg:title/>
              <svg:desc/>
              <text:p text:style-name="a313" text:class-names="" text:cond-style-name=""><text:span text:style-name="a312" text:class-names="">終了</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08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table:table-cell>
          <table:table-cell table:number-columns-repeated="16370"/>
        </table:table-row>
        <table:table-row table:number-rows-repeated="1048522" table:style-name="ro2">
          <table:table-cell table:number-columns-repeated="16384"/>
        </table:table-row>
      </table:table>
      <table:table table:name="フローチャート図_更新2" table:style-name="ta1">
        <table:shapes>
          <draw:custom-shape svg:x="12.83622in" svg:y="1.20394in" svg:width="1.08701in" svg:height="0.39094in" draw:z-index="8" draw:id="id122" draw:style-name="a424" draw:name="シェイプ 18">
            <svg:title/>
            <svg:desc/>
            <text:p text:style-name="a423" text:class-names="" text:cond-style-name=""><text:span text:style-name="a422" text:class-names=""/></text:p>
            <draw:enhanced-geometry xmlns:dr3d="urn:oasis:names:tc:opendocument:xmlns:dr3d:1.0" draw:path-stretchpoint-x="21600" draw:path-stretchpoint-y="21600" draw:type="non-primitive" svg:viewBox="0 0 21600 21600" draw:enhanced-path="M ?f7 ?f7 L ?f15 ?f7 ?f15 ?f16 ?f7 ?f16 Z M ?f9 ?f9 L ?f17 ?f9 ?f17 ?f18 ?f9 ?f18 Z N" draw:text-areas="?f9 ?f9 ?f17 ?f18" draw:glue-points="?f19 ?f19 ?f23 ?f19 ?f23 ?f24 ?f19 ?f24 ?f20 ?f20 ?f21 ?f20 ?f21 ?f22 ?f20 ?f22" draw:glue-point-leaving-directions="-0, -0, -0, -0, -0, -0, -0, -0" draw:modifiers="20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0"/>
              <draw:equation draw:name="f9" draw:formula="?f7 + ?f8"/>
              <draw:equation draw:name="f10" draw:formula="?f5 / 21600"/>
              <draw:equation draw:name="f11" draw:formula="?f4 / 21600"/>
              <draw:equation draw:name="f12" draw:formula="21600 * ?f5"/>
              <draw:equation draw:name="f13" draw:formula="21600 * ?f4"/>
              <draw:equation draw:name="f14" draw:formula="min(?f11, ?f10)"/>
              <draw:equation draw:name="f15" draw:formula="?f12 / ?f6"/>
              <draw:equation draw:name="f16" draw:formula="?f13 / ?f6"/>
              <draw:equation draw:name="f17" draw:formula="?f15 - ?f8"/>
              <draw:equation draw:name="f18" draw:formula="?f16 - ?f8"/>
              <draw:equation draw:name="f19" draw:formula="?f7 * ?f14"/>
              <draw:equation draw:name="f20" draw:formula="?f9 * ?f14"/>
              <draw:equation draw:name="f21" draw:formula="?f17 * ?f14"/>
              <draw:equation draw:name="f22" draw:formula="?f18 * ?f14"/>
              <draw:equation draw:name="f23" draw:formula="?f15 * ?f14"/>
              <draw:equation draw:name="f24" draw:formula="?f16 * ?f14"/>
            </draw:enhanced-geometry>
          </draw:custom-shape>
          <draw:custom-shape svg:x="5.90276in" svg:y="0.94882in" svg:width="0.00354in" svg:height="0.57717in" draw:z-index="11" draw:id="id125" draw:style-name="a436" draw:name="垂直線 39">
            <svg:title/>
            <svg:desc/>
            <text:p text:style-name="a434" text:class-names="" text:cond-style-name=""><text:span text:style-name="a433"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horizontal="true">
              <draw:equation draw:name="f0" draw:formula="left"/>
              <draw:equation draw:name="f1" draw:formula="right"/>
              <draw:equation draw:name="f2" draw:formula="top"/>
              <draw:equation draw:name="f3" draw:formula="bottom"/>
            </draw:enhanced-geometry>
          </draw:custom-shape>
          <draw:g draw:z-index="12" draw:name="グループ化 3" draw:id="id128">
            <svg:title/>
            <svg:desc/>
            <draw:custom-shape svg:x="5.11142in" svg:y="1.53228in" svg:width="1.56693in" svg:height="0.74803in" draw:id="id126" draw:style-name="a439" draw:name="フローチャート: 判断 5">
              <svg:title/>
              <svg:desc/>
              <text:p text:style-name="a438" text:class-names="" text:cond-style-name=""><text:span text:style-name="a437" text:class-names=""/></text:p>
              <draw:enhanced-geometry xmlns:dr3d="urn:oasis:names:tc:opendocument:xmlns:dr3d:1.0" draw:type="non-primitive" svg:viewBox="0 0 2 2" draw:enhanced-path="M ?f0 ?f2 L ?f2 ?f0 ?f1 ?f2 ?f2 ?f1 Z N" draw:text-areas="?f8 ?f8 ?f9 ?f9">
                <draw:equation draw:name="f0" draw:formula="0"/>
                <draw:equation draw:name="f1" draw:formula="2"/>
                <draw:equation draw:name="f2" draw:formula="1"/>
                <draw:equation draw:name="f3" draw:formula="?f1 - ?f0"/>
                <draw:equation draw:name="f4" draw:formula="?f3 / 2"/>
                <draw:equation draw:name="f5" draw:formula="?f3 / 4"/>
                <draw:equation draw:name="f6" draw:formula="?f3 * 3"/>
                <draw:equation draw:name="f7" draw:formula="?f6 / 4"/>
                <draw:equation draw:name="f8" draw:formula="?f5 / ?f4"/>
                <draw:equation draw:name="f9" draw:formula="?f7 / ?f4"/>
              </draw:enhanced-geometry>
            </draw:custom-shape>
            <draw:custom-shape svg:x="5.2689in" svg:y="1.71732in" svg:width="1.30709in" svg:height="0.38346in" draw:id="id127" draw:style-name="a444" draw:name="正方形/長方形 14">
              <svg:title/>
              <svg:desc/>
              <text:p text:style-name="a441" text:class-names="" text:cond-style-name=""><text:span text:style-name="a440" text:class-names="">参照・操作</text:span></text:p>
              <text:p text:style-name="a443" text:class-names="" text:cond-style-name=""><text:span text:style-name="a442" text:class-names="">権限の有無</text:span></text:p>
              <draw:enhanced-geometry xmlns:dr3d="urn:oasis:names:tc:opendocument:xmlns:dr3d:1.0" draw:type="non-primitive" svg:viewBox="0 0 21600 21600" draw:enhanced-path="M 0 0 L 21600 0 21600 21600 0 21600 Z N"/>
            </draw:custom-shape>
          </draw:g>
          <draw:custom-shape svg:x="5.90276in" svg:y="2.28504in" svg:width="0in" svg:height="0.38347in" draw:z-index="15" draw:id="id129" draw:style-name="a448" draw:name="垂直線 40">
            <svg:title/>
            <svg:desc/>
            <text:p text:style-name="a446" text:class-names="" text:cond-style-name=""><text:span text:style-name="a445"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88622in" svg:y="4.1126in" svg:width="0.00039in" svg:height="0.44094in" draw:z-index="17" draw:id="id131" draw:style-name="a456" draw:name="垂直線 42">
            <svg:title/>
            <svg:desc/>
            <text:p text:style-name="a454" text:class-names="" text:cond-style-name=""><text:span text:style-name="a453"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11102in" svg:y="3.63386in" svg:width="1.55906in" svg:height="0.5in" draw:z-index="18" draw:id="id132" draw:style-name="a459" draw:name="シェイプ 19">
            <svg:title/>
            <svg:desc/>
            <text:p text:style-name="a458" text:class-names="" text:cond-style-name=""><text:span text:style-name="a457" text:class-names="">更新ボタン押下</text:span></text:p>
            <draw:enhanced-geometry xmlns:dr3d="urn:oasis:names:tc:opendocument:xmlns:dr3d:1.0" draw:path-stretchpoint-x="21600" draw:path-stretchpoint-y="21600" draw:type="non-primitive" svg:viewBox="0 0 21600 21600" draw:enhanced-path="M ?f7 ?f7 L ?f15 ?f7 ?f15 ?f16 ?f7 ?f16 Z M ?f9 ?f9 L ?f17 ?f9 ?f17 ?f18 ?f9 ?f18 Z N" draw:text-areas="?f9 ?f9 ?f17 ?f18" draw:glue-points="?f19 ?f19 ?f23 ?f19 ?f23 ?f24 ?f19 ?f24 ?f20 ?f20 ?f21 ?f20 ?f21 ?f22 ?f20 ?f22" draw:glue-point-leaving-directions="-0, -0, -0, -0, -0, -0, -0, -0" draw:modifiers="20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0"/>
              <draw:equation draw:name="f9" draw:formula="?f7 + ?f8"/>
              <draw:equation draw:name="f10" draw:formula="?f5 / 21600"/>
              <draw:equation draw:name="f11" draw:formula="?f4 / 21600"/>
              <draw:equation draw:name="f12" draw:formula="21600 * ?f5"/>
              <draw:equation draw:name="f13" draw:formula="21600 * ?f4"/>
              <draw:equation draw:name="f14" draw:formula="min(?f11, ?f10)"/>
              <draw:equation draw:name="f15" draw:formula="?f12 / ?f6"/>
              <draw:equation draw:name="f16" draw:formula="?f13 / ?f6"/>
              <draw:equation draw:name="f17" draw:formula="?f15 - ?f8"/>
              <draw:equation draw:name="f18" draw:formula="?f16 - ?f8"/>
              <draw:equation draw:name="f19" draw:formula="?f7 * ?f14"/>
              <draw:equation draw:name="f20" draw:formula="?f9 * ?f14"/>
              <draw:equation draw:name="f21" draw:formula="?f17 * ?f14"/>
              <draw:equation draw:name="f22" draw:formula="?f18 * ?f14"/>
              <draw:equation draw:name="f23" draw:formula="?f15 * ?f14"/>
              <draw:equation draw:name="f24" draw:formula="?f16 * ?f14"/>
            </draw:enhanced-geometry>
          </draw:custom-shape>
          <draw:custom-shape svg:x="9.32283in" svg:y="3.63386in" svg:width="1.55906in" svg:height="0.5in" draw:z-index="22" draw:id="id136" draw:style-name="a472" draw:name="シェイプ 20">
            <svg:title/>
            <svg:desc/>
            <text:p text:style-name="a471" text:class-names="" text:cond-style-name=""><text:span text:style-name="a470" text:class-names="">クリアボタン押下</text:span></text:p>
            <draw:enhanced-geometry xmlns:dr3d="urn:oasis:names:tc:opendocument:xmlns:dr3d:1.0" draw:path-stretchpoint-x="21600" draw:path-stretchpoint-y="21600" draw:type="non-primitive" svg:viewBox="0 0 21600 21600" draw:enhanced-path="M ?f7 ?f7 L ?f15 ?f7 ?f15 ?f16 ?f7 ?f16 Z M ?f9 ?f9 L ?f17 ?f9 ?f17 ?f18 ?f9 ?f18 Z N" draw:text-areas="?f9 ?f9 ?f17 ?f18" draw:glue-points="?f19 ?f19 ?f23 ?f19 ?f23 ?f24 ?f19 ?f24 ?f20 ?f20 ?f21 ?f20 ?f21 ?f22 ?f20 ?f22" draw:glue-point-leaving-directions="-0, -0, -0, -0, -0, -0, -0, -0" draw:modifiers="20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0"/>
              <draw:equation draw:name="f9" draw:formula="?f7 + ?f8"/>
              <draw:equation draw:name="f10" draw:formula="?f5 / 21600"/>
              <draw:equation draw:name="f11" draw:formula="?f4 / 21600"/>
              <draw:equation draw:name="f12" draw:formula="21600 * ?f5"/>
              <draw:equation draw:name="f13" draw:formula="21600 * ?f4"/>
              <draw:equation draw:name="f14" draw:formula="min(?f11, ?f10)"/>
              <draw:equation draw:name="f15" draw:formula="?f12 / ?f6"/>
              <draw:equation draw:name="f16" draw:formula="?f13 / ?f6"/>
              <draw:equation draw:name="f17" draw:formula="?f15 - ?f8"/>
              <draw:equation draw:name="f18" draw:formula="?f16 - ?f8"/>
              <draw:equation draw:name="f19" draw:formula="?f7 * ?f14"/>
              <draw:equation draw:name="f20" draw:formula="?f9 * ?f14"/>
              <draw:equation draw:name="f21" draw:formula="?f17 * ?f14"/>
              <draw:equation draw:name="f22" draw:formula="?f18 * ?f14"/>
              <draw:equation draw:name="f23" draw:formula="?f15 * ?f14"/>
              <draw:equation draw:name="f24" draw:formula="?f16 * ?f14"/>
            </draw:enhanced-geometry>
          </draw:custom-shape>
          <draw:g draw:z-index="24" draw:name="グループ化 10" draw:id="id140">
            <svg:title/>
            <svg:desc/>
            <draw:custom-shape svg:x="5.11142in" svg:y="4.56181in" svg:width="1.56693in" svg:height="0.74803in" draw:id="id138" draw:style-name="a480" draw:name="フローチャート: 判断 4">
              <svg:title/>
              <svg:desc/>
              <text:p text:style-name="a479" text:class-names="" text:cond-style-name=""><text:span text:style-name="a478" text:class-names=""/></text:p>
              <draw:enhanced-geometry xmlns:dr3d="urn:oasis:names:tc:opendocument:xmlns:dr3d:1.0" draw:type="non-primitive" svg:viewBox="0 0 2 2" draw:enhanced-path="M ?f0 ?f2 L ?f2 ?f0 ?f1 ?f2 ?f2 ?f1 Z N" draw:text-areas="?f8 ?f8 ?f9 ?f9">
                <draw:equation draw:name="f0" draw:formula="0"/>
                <draw:equation draw:name="f1" draw:formula="2"/>
                <draw:equation draw:name="f2" draw:formula="1"/>
                <draw:equation draw:name="f3" draw:formula="?f1 - ?f0"/>
                <draw:equation draw:name="f4" draw:formula="?f3 / 2"/>
                <draw:equation draw:name="f5" draw:formula="?f3 / 4"/>
                <draw:equation draw:name="f6" draw:formula="?f3 * 3"/>
                <draw:equation draw:name="f7" draw:formula="?f6 / 4"/>
                <draw:equation draw:name="f8" draw:formula="?f5 / ?f4"/>
                <draw:equation draw:name="f9" draw:formula="?f7 / ?f4"/>
              </draw:enhanced-geometry>
            </draw:custom-shape>
            <draw:custom-shape svg:x="5.2752in" svg:y="4.73937in" svg:width="1.30709in" svg:height="0.38346in" draw:id="id139" draw:style-name="a485" draw:name="正方形/長方形 4">
              <svg:title/>
              <svg:desc/>
              <text:p text:style-name="a482" text:class-names="" text:cond-style-name=""><text:span text:style-name="a481" text:class-names="">入力チェック</text:span></text:p>
              <text:p text:style-name="a484" text:class-names="" text:cond-style-name=""><text:span text:style-name="a483" text:class-names="">エラーの有無</text:span></text:p>
              <draw:enhanced-geometry xmlns:dr3d="urn:oasis:names:tc:opendocument:xmlns:dr3d:1.0" draw:type="non-primitive" svg:viewBox="0 0 21600 21600" draw:enhanced-path="M 0 0 L 21600 0 21600 21600 0 21600 Z N"/>
            </draw:custom-shape>
          </draw:g>
          <draw:g draw:z-index="28" draw:name="グループ化 13" draw:id="id144">
            <svg:title/>
            <svg:desc/>
            <draw:custom-shape svg:x="5.12677in" svg:y="5.73307in" svg:width="1.56693in" svg:height="0.76654in" draw:id="id142" draw:style-name="a492" draw:name="フローチャート: 判断 2">
              <svg:title/>
              <svg:desc/>
              <text:p text:style-name="a491" text:class-names="" text:cond-style-name=""><text:span text:style-name="a490" text:class-names=""/></text:p>
              <draw:enhanced-geometry xmlns:dr3d="urn:oasis:names:tc:opendocument:xmlns:dr3d:1.0" draw:type="non-primitive" svg:viewBox="0 0 2 2" draw:enhanced-path="M ?f0 ?f2 L ?f2 ?f0 ?f1 ?f2 ?f2 ?f1 Z N" draw:text-areas="?f8 ?f8 ?f9 ?f9">
                <draw:equation draw:name="f0" draw:formula="0"/>
                <draw:equation draw:name="f1" draw:formula="2"/>
                <draw:equation draw:name="f2" draw:formula="1"/>
                <draw:equation draw:name="f3" draw:formula="?f1 - ?f0"/>
                <draw:equation draw:name="f4" draw:formula="?f3 / 2"/>
                <draw:equation draw:name="f5" draw:formula="?f3 / 4"/>
                <draw:equation draw:name="f6" draw:formula="?f3 * 3"/>
                <draw:equation draw:name="f7" draw:formula="?f6 / 4"/>
                <draw:equation draw:name="f8" draw:formula="?f5 / ?f4"/>
                <draw:equation draw:name="f9" draw:formula="?f7 / ?f4"/>
              </draw:enhanced-geometry>
            </draw:custom-shape>
            <draw:custom-shape svg:x="5.30787in" svg:y="5.90709in" svg:width="1.30709in" svg:height="0.44213in" draw:id="id143" draw:style-name="a497" draw:name="正方形/長方形 13">
              <svg:title/>
              <svg:desc/>
              <text:p text:style-name="a494" text:class-names="" text:cond-style-name=""><text:span text:style-name="a493" text:class-names="">整合性チェック</text:span></text:p>
              <text:p text:style-name="a496" text:class-names="" text:cond-style-name=""><text:span text:style-name="a495" text:class-names="">エラーの有無</text:span></text:p>
              <draw:enhanced-geometry xmlns:dr3d="urn:oasis:names:tc:opendocument:xmlns:dr3d:1.0" draw:type="non-primitive" svg:viewBox="0 0 21600 21600" draw:enhanced-path="M 0 0 L 21600 0 21600 21600 0 21600 Z N"/>
            </draw:custom-shape>
          </draw:g>
          <draw:custom-shape svg:x="5.90197in" svg:y="5.30669in" svg:width="0in" svg:height="0.42205in" draw:z-index="31" draw:id="id145" draw:style-name="a501" draw:name="垂直線 44">
            <svg:title/>
            <svg:desc/>
            <text:p text:style-name="a499" text:class-names="" text:cond-style-name=""><text:span text:style-name="a498"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3.8752in" svg:y="6.12441in" svg:width="1.21654in" svg:height="0in" draw:z-index="35" draw:id="id149" draw:style-name="a516" draw:name="水平線 13">
            <svg:title/>
            <svg:desc/>
            <text:p text:style-name="a514" text:class-names="" text:cond-style-name=""><text:span text:style-name="a513"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89803in" svg:y="8.45748in" svg:width="0.00827in" svg:height="1.87008in" draw:z-index="36" draw:id="id150" draw:style-name="a520" draw:name="垂直線 45">
            <svg:title/>
            <svg:desc/>
            <text:p text:style-name="a518" text:class-names="" text:cond-style-name=""><text:span text:style-name="a517"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6.61575in" svg:y="8.21575in" svg:width="0.8311in" svg:height="0in" draw:z-index="38" draw:id="id152" draw:style-name="a527" draw:name="水平線 14">
            <svg:title/>
            <svg:desc/>
            <text:p text:style-name="a525" text:class-names="" text:cond-style-name=""><text:span text:style-name="a524"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3.13583in" svg:y="9.19252in" svg:width="2.77087in" svg:height="0.02402in" draw:z-index="39" draw:id="id153" draw:style-name="a530" draw:name="線 14">
            <svg:title/>
            <svg:desc/>
            <text:p text:style-name="a529" text:class-names="" text:cond-style-name=""><text:span text:style-name="a528"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7.46457in" svg:y="7.95039in" svg:width="1.44173in" svg:height="0.5252in" draw:z-index="40" draw:id="id154" draw:style-name="a533" draw:name="シェイプ 21">
            <svg:title/>
            <svg:desc/>
            <text:p text:style-name="a532" text:class-names="" text:cond-style-name=""><text:span text:style-name="a531" text:class-names="">取引先マスタ</text:span></text:p>
            <draw:enhanced-geometry xmlns:dr3d="urn:oasis:names:tc:opendocument:xmlns:dr3d:1.0" draw:type="non-primitive" svg:viewBox="0 0 21600 21600" draw:enhanced-path="M ?f12 ?f14 A ?f132 ?f133 ?f134 ?f135 ?f12 ?f14 ?f129 ?f131  W ?f136 ?f137 ?f138 ?f139 ?f12 ?f14 ?f129 ?f131 A ?f179 ?f180 ?f181 ?f182 ?f129 ?f131 ?f176 ?f178  W ?f183 ?f184 ?f185 ?f186 ?f129 ?f131 ?f176 ?f178 L ?f13 ?f17 A ?f226 ?f227 ?f228 ?f229 ?f13 ?f17 ?f223 ?f225  W ?f230 ?f231 ?f232 ?f233 ?f13 ?f17 ?f223 ?f225 A ?f273 ?f274 ?f275 ?f276 ?f223 ?f225 ?f270 ?f272  W ?f277 ?f278 ?f279 ?f280 ?f223 ?f225 ?f270 ?f272 Z N M ?f12 ?f14 A ?f320 ?f321 ?f322 ?f323 ?f12 ?f14 ?f317 ?f319  W ?f324 ?f325 ?f326 ?f327 ?f12 ?f14 ?f317 ?f319 A ?f367 ?f368 ?f369 ?f370 ?f317 ?f319 ?f364 ?f366  W ?f371 ?f372 ?f373 ?f374 ?f317 ?f319 ?f364 ?f366 N" draw:text-areas="?f88 ?f86 ?f91 ?f92" draw:glue-points="?f85 ?f86 ?f85 ?f87 ?f88 ?f89 ?f85 ?f90 ?f91 ?f89" draw:glue-point-leaving-directions="-0, -0, -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3400"/>
              <draw:equation draw:name="f15" draw:formula="21600 - 10800"/>
              <draw:equation draw:name="f16" draw:formula="3400"/>
              <draw:equation draw:name="f17" draw:formula="18200"/>
              <draw:equation draw:name="f18" draw:formula="0 - 10800"/>
              <draw:equation draw:name="f19" draw:formula="18200 - 21600"/>
              <draw:equation draw:name="f20" draw:formula="3400 - 6800"/>
              <draw:equation draw:name="f21" draw:formula="10800 - ?f12"/>
              <draw:equation draw:name="f22" draw:formula="0 - ?f14"/>
              <draw:equation draw:name="f23" draw:formula="0 - ?f2"/>
              <draw:equation draw:name="f24" draw:formula="abs(?f15)"/>
              <draw:equation draw:name="f25" draw:formula="abs(?f16)"/>
              <draw:equation draw:name="f26" draw:formula="if(?f15, ?f0, ?f2)"/>
              <draw:equation draw:name="f27" draw:formula="if(?f15, ?f2, ?f0)"/>
              <draw:equation draw:name="f28" draw:formula="10800 - ?f13"/>
              <draw:equation draw:name="f29" draw:formula="21600 - ?f17"/>
              <draw:equation draw:name="f30" draw:formula="abs(?f18)"/>
              <draw:equation draw:name="f31" draw:formula="abs(?f19)"/>
              <draw:equation draw:name="f32" draw:formula="if(?f18, ?f0, ?f2)"/>
              <draw:equation draw:name="f33" draw:formula="if(?f18, ?f2, ?f0)"/>
              <draw:equation draw:name="f34" draw:formula="6800 - ?f14"/>
              <draw:equation draw:name="f35" draw:formula="abs(?f20)"/>
              <draw:equation draw:name="f36" draw:formula="0 * ?f10"/>
              <draw:equation draw:name="f37" draw:formula="21600 * ?f10"/>
              <draw:equation draw:name="f38" draw:formula="18200 * ?f11"/>
              <draw:equation draw:name="f39" draw:formula="6800 * ?f11"/>
              <draw:equation draw:name="f40" draw:formula="abs(?f21)"/>
              <draw:equation draw:name="f41" draw:formula="abs(?f22)"/>
              <draw:equation draw:name="f42" draw:formula="if(?f21, ?f23, ?f2)"/>
              <draw:equation draw:name="f43" draw:formula="if(?f21, ?f2, ?f23)"/>
              <draw:equation draw:name="f44" draw:formula="if(?f22, 0, ?f1)"/>
              <draw:equation draw:name="f45" draw:formula="if(?f22, ?f1, 0)"/>
              <draw:equation draw:name="f46" draw:formula="if(?f15, ?f23, ?f2)"/>
              <draw:equation draw:name="f47" draw:formula="if(?f15, ?f2, ?f23)"/>
              <draw:equation draw:name="f48" draw:formula="if(?f15, ?f27, ?f26)"/>
              <draw:equation draw:name="f49" draw:formula="if(?f15, ?f26, ?f27)"/>
              <draw:equation draw:name="f50" draw:formula="abs(?f28)"/>
              <draw:equation draw:name="f51" draw:formula="abs(?f29)"/>
              <draw:equation draw:name="f52" draw:formula="if(?f28, ?f23, ?f2)"/>
              <draw:equation draw:name="f53" draw:formula="if(?f28, ?f2, ?f23)"/>
              <draw:equation draw:name="f54" draw:formula="if(?f29, 0, ?f1)"/>
              <draw:equation draw:name="f55" draw:formula="if(?f29, ?f1, 0)"/>
              <draw:equation draw:name="f56" draw:formula="if(?f18, ?f23, ?f2)"/>
              <draw:equation draw:name="f57" draw:formula="if(?f18, ?f2, ?f23)"/>
              <draw:equation draw:name="f58" draw:formula="if(?f18, ?f33, ?f32)"/>
              <draw:equation draw:name="f59" draw:formula="if(?f18, ?f32, ?f33)"/>
              <draw:equation draw:name="f60" draw:formula="abs(?f34)"/>
              <draw:equation draw:name="f61" draw:formula="if(?f34, 0, ?f1)"/>
              <draw:equation draw:name="f62" draw:formula="if(?f34, ?f1, 0)"/>
              <draw:equation draw:name="f63" draw:formula="10800 * ?f10"/>
              <draw:equation draw:name="f64" draw:formula="0 * ?f11"/>
              <draw:equation draw:name="f65" draw:formula="10800 * ?f11"/>
              <draw:equation draw:name="f66" draw:formula="21600 * ?f11"/>
              <draw:equation draw:name="f67" draw:formula="if(?f21, ?f45, ?f44)"/>
              <draw:equation draw:name="f68" draw:formula="if(?f21, ?f44, ?f45)"/>
              <draw:equation draw:name="f69" draw:formula="if(?f22, ?f42, ?f43)"/>
              <draw:equation draw:name="f70" draw:formula="if(?f16, ?f49, ?f48)"/>
              <draw:equation draw:name="f71" draw:formula="if(?f16, ?f47, ?f46)"/>
              <draw:equation draw:name="f72" draw:formula="if(?f28, ?f55, ?f54)"/>
              <draw:equation draw:name="f73" draw:formula="if(?f28, ?f54, ?f55)"/>
              <draw:equation draw:name="f74" draw:formula="if(?f29, ?f52, ?f53)"/>
              <draw:equation draw:name="f75" draw:formula="if(?f19, ?f59, ?f58)"/>
              <draw:equation draw:name="f76" draw:formula="if(?f19, ?f57, ?f56)"/>
              <draw:equation draw:name="f77" draw:formula="if(?f21, ?f62, ?f61)"/>
              <draw:equation draw:name="f78" draw:formula="if(?f21, ?f61, ?f62)"/>
              <draw:equation draw:name="f79" draw:formula="if(?f34, ?f42, ?f43)"/>
              <draw:equation draw:name="f80" draw:formula="if(?f20, ?f49, ?f48)"/>
              <draw:equation draw:name="f81" draw:formula="if(?f20, ?f47, ?f46)"/>
              <draw:equation draw:name="f82" draw:formula="if(?f22, ?f67, ?f68)"/>
              <draw:equation draw:name="f83" draw:formula="if(?f29, ?f72, ?f73)"/>
              <draw:equation draw:name="f84" draw:formula="if(?f34, ?f77, ?f78)"/>
              <draw:equation draw:name="f85" draw:formula="?f63 / ?f10"/>
              <draw:equation draw:name="f86" draw:formula="?f39 / ?f11"/>
              <draw:equation draw:name="f87" draw:formula="?f64 / ?f11"/>
              <draw:equation draw:name="f88" draw:formula="?f36 / ?f10"/>
              <draw:equation draw:name="f89" draw:formula="?f65 / ?f11"/>
              <draw:equation draw:name="f90" draw:formula="?f66 / ?f11"/>
              <draw:equation draw:name="f91" draw:formula="?f37 / ?f10"/>
              <draw:equation draw:name="f92" draw:formula="?f38 / ?f11"/>
              <draw:equation draw:name="f93" draw:formula="21550000 - ?f69"/>
              <draw:equation draw:name="f94" draw:formula="if(?f93, ?f69, 21550000)"/>
              <draw:equation draw:name="f95" draw:formula="-21550000 - ?f94"/>
              <draw:equation draw:name="f96" draw:formula="if(?f95, -21550000, ?f94)"/>
              <draw:equation draw:name="f97" draw:formula="?f82 + ?f96"/>
              <draw:equation draw:name="f98" draw:formula="?f82 + ?f2"/>
              <draw:equation draw:name="f99" draw:formula="?f98 * ?f9 / ?f1"/>
              <draw:equation draw:name="f100" draw:formula="0 - ?f99"/>
              <draw:equation draw:name="f101" draw:formula="cos(?f100)"/>
              <draw:equation draw:name="f102" draw:formula="0 - ?f101"/>
              <draw:equation draw:name="f103" draw:formula="?f102 * ?f40"/>
              <draw:equation draw:name="f104" draw:formula="sin(?f100)"/>
              <draw:equation draw:name="f105" draw:formula="0 - ?f104"/>
              <draw:equation draw:name="f106" draw:formula="?f105 * ?f41"/>
              <draw:equation draw:name="f107" draw:formula="sqrt(?f103 * ?f103 + ?f106 * ?f106 + 0 * 0)"/>
              <draw:equation draw:name="f108" draw:formula="?f40 * ?f41 / ?f107"/>
              <draw:equation draw:name="f109" draw:formula="?f105 * ?f108"/>
              <draw:equation draw:name="f110" draw:formula="?f12 - ?f109"/>
              <draw:equation draw:name="f111" draw:formula="?f102 * ?f108"/>
              <draw:equation draw:name="f112" draw:formula="?f14 - ?f111"/>
              <draw:equation draw:name="f113" draw:formula="?f110 - ?f40"/>
              <draw:equation draw:name="f114" draw:formula="?f112 - ?f41"/>
              <draw:equation draw:name="f115" draw:formula="?f110 + ?f40"/>
              <draw:equation draw:name="f116" draw:formula="?f112 + ?f41"/>
              <draw:equation draw:name="f117" draw:formula="?f97 + ?f2"/>
              <draw:equation draw:name="f118" draw:formula="?f117 * ?f9 / ?f1"/>
              <draw:equation draw:name="f119" draw:formula="0 - ?f118"/>
              <draw:equation draw:name="f120" draw:formula="cos(?f119)"/>
              <draw:equation draw:name="f121" draw:formula="0 - ?f120"/>
              <draw:equation draw:name="f122" draw:formula="?f121 * ?f40"/>
              <draw:equation draw:name="f123" draw:formula="sin(?f119)"/>
              <draw:equation draw:name="f124" draw:formula="0 - ?f123"/>
              <draw:equation draw:name="f125" draw:formula="?f124 * ?f41"/>
              <draw:equation draw:name="f126" draw:formula="sqrt(?f122 * ?f122 + ?f125 * ?f125 + 0 * 0)"/>
              <draw:equation draw:name="f127" draw:formula="?f40 * ?f41 / ?f126"/>
              <draw:equation draw:name="f128" draw:formula="?f124 * ?f127"/>
              <draw:equation draw:name="f129" draw:formula="?f110 + ?f128"/>
              <draw:equation draw:name="f130" draw:formula="?f121 * ?f127"/>
              <draw:equation draw:name="f131" draw:formula="?f112 + ?f130"/>
              <draw:equation draw:name="f132" draw:formula="if(?f96, ?f12, ?f113)"/>
              <draw:equation draw:name="f133" draw:formula="if(?f96, ?f14, ?f114)"/>
              <draw:equation draw:name="f134" draw:formula="if(?f96, ?f12, ?f115)"/>
              <draw:equation draw:name="f135" draw:formula="if(?f96, ?f14, ?f116)"/>
              <draw:equation draw:name="f136" draw:formula="if(?f96, ?f113, ?f129)"/>
              <draw:equation draw:name="f137" draw:formula="if(?f96, ?f114, ?f131)"/>
              <draw:equation draw:name="f138" draw:formula="if(?f96, ?f115, ?f129)"/>
              <draw:equation draw:name="f139" draw:formula="if(?f96, ?f116, ?f131)"/>
              <draw:equation draw:name="f140" draw:formula="21550000 - ?f71"/>
              <draw:equation draw:name="f141" draw:formula="if(?f140, ?f71, 21550000)"/>
              <draw:equation draw:name="f142" draw:formula="-21550000 - ?f141"/>
              <draw:equation draw:name="f143" draw:formula="if(?f142, -21550000, ?f141)"/>
              <draw:equation draw:name="f144" draw:formula="?f70 + ?f143"/>
              <draw:equation draw:name="f145" draw:formula="?f70 + ?f2"/>
              <draw:equation draw:name="f146" draw:formula="?f145 * ?f9 / ?f1"/>
              <draw:equation draw:name="f147" draw:formula="0 - ?f146"/>
              <draw:equation draw:name="f148" draw:formula="cos(?f147)"/>
              <draw:equation draw:name="f149" draw:formula="0 - ?f148"/>
              <draw:equation draw:name="f150" draw:formula="?f149 * ?f24"/>
              <draw:equation draw:name="f151" draw:formula="sin(?f147)"/>
              <draw:equation draw:name="f152" draw:formula="0 - ?f151"/>
              <draw:equation draw:name="f153" draw:formula="?f152 * ?f25"/>
              <draw:equation draw:name="f154" draw:formula="sqrt(?f150 * ?f150 + ?f153 * ?f153 + 0 * 0)"/>
              <draw:equation draw:name="f155" draw:formula="?f24 * ?f25 / ?f154"/>
              <draw:equation draw:name="f156" draw:formula="?f152 * ?f155"/>
              <draw:equation draw:name="f157" draw:formula="?f129 - ?f156"/>
              <draw:equation draw:name="f158" draw:formula="?f149 * ?f155"/>
              <draw:equation draw:name="f159" draw:formula="?f131 - ?f158"/>
              <draw:equation draw:name="f160" draw:formula="?f157 - ?f24"/>
              <draw:equation draw:name="f161" draw:formula="?f159 - ?f25"/>
              <draw:equation draw:name="f162" draw:formula="?f157 + ?f24"/>
              <draw:equation draw:name="f163" draw:formula="?f159 + ?f25"/>
              <draw:equation draw:name="f164" draw:formula="?f144 + ?f2"/>
              <draw:equation draw:name="f165" draw:formula="?f164 * ?f9 / ?f1"/>
              <draw:equation draw:name="f166" draw:formula="0 - ?f165"/>
              <draw:equation draw:name="f167" draw:formula="cos(?f166)"/>
              <draw:equation draw:name="f168" draw:formula="0 - ?f167"/>
              <draw:equation draw:name="f169" draw:formula="?f168 * ?f24"/>
              <draw:equation draw:name="f170" draw:formula="sin(?f166)"/>
              <draw:equation draw:name="f171" draw:formula="0 - ?f170"/>
              <draw:equation draw:name="f172" draw:formula="?f171 * ?f25"/>
              <draw:equation draw:name="f173" draw:formula="sqrt(?f169 * ?f169 + ?f172 * ?f172 + 0 * 0)"/>
              <draw:equation draw:name="f174" draw:formula="?f24 * ?f25 / ?f173"/>
              <draw:equation draw:name="f175" draw:formula="?f171 * ?f174"/>
              <draw:equation draw:name="f176" draw:formula="?f157 + ?f175"/>
              <draw:equation draw:name="f177" draw:formula="?f168 * ?f174"/>
              <draw:equation draw:name="f178" draw:formula="?f159 + ?f177"/>
              <draw:equation draw:name="f179" draw:formula="if(?f143, ?f129, ?f160)"/>
              <draw:equation draw:name="f180" draw:formula="if(?f143, ?f131, ?f161)"/>
              <draw:equation draw:name="f181" draw:formula="if(?f143, ?f129, ?f162)"/>
              <draw:equation draw:name="f182" draw:formula="if(?f143, ?f131, ?f163)"/>
              <draw:equation draw:name="f183" draw:formula="if(?f143, ?f160, ?f176)"/>
              <draw:equation draw:name="f184" draw:formula="if(?f143, ?f161, ?f178)"/>
              <draw:equation draw:name="f185" draw:formula="if(?f143, ?f162, ?f176)"/>
              <draw:equation draw:name="f186" draw:formula="if(?f143, ?f163, ?f178)"/>
              <draw:equation draw:name="f187" draw:formula="21550000 - ?f74"/>
              <draw:equation draw:name="f188" draw:formula="if(?f187, ?f74, 21550000)"/>
              <draw:equation draw:name="f189" draw:formula="-21550000 - ?f188"/>
              <draw:equation draw:name="f190" draw:formula="if(?f189, -21550000, ?f188)"/>
              <draw:equation draw:name="f191" draw:formula="?f83 + ?f190"/>
              <draw:equation draw:name="f192" draw:formula="?f83 + ?f2"/>
              <draw:equation draw:name="f193" draw:formula="?f192 * ?f9 / ?f1"/>
              <draw:equation draw:name="f194" draw:formula="0 - ?f193"/>
              <draw:equation draw:name="f195" draw:formula="cos(?f194)"/>
              <draw:equation draw:name="f196" draw:formula="0 - ?f195"/>
              <draw:equation draw:name="f197" draw:formula="?f196 * ?f50"/>
              <draw:equation draw:name="f198" draw:formula="sin(?f194)"/>
              <draw:equation draw:name="f199" draw:formula="0 - ?f198"/>
              <draw:equation draw:name="f200" draw:formula="?f199 * ?f51"/>
              <draw:equation draw:name="f201" draw:formula="sqrt(?f197 * ?f197 + ?f200 * ?f200 + 0 * 0)"/>
              <draw:equation draw:name="f202" draw:formula="?f50 * ?f51 / ?f201"/>
              <draw:equation draw:name="f203" draw:formula="?f199 * ?f202"/>
              <draw:equation draw:name="f204" draw:formula="?f13 - ?f203"/>
              <draw:equation draw:name="f205" draw:formula="?f196 * ?f202"/>
              <draw:equation draw:name="f206" draw:formula="?f17 - ?f205"/>
              <draw:equation draw:name="f207" draw:formula="?f204 - ?f50"/>
              <draw:equation draw:name="f208" draw:formula="?f206 - ?f51"/>
              <draw:equation draw:name="f209" draw:formula="?f204 + ?f50"/>
              <draw:equation draw:name="f210" draw:formula="?f206 + ?f51"/>
              <draw:equation draw:name="f211" draw:formula="?f191 + ?f2"/>
              <draw:equation draw:name="f212" draw:formula="?f211 * ?f9 / ?f1"/>
              <draw:equation draw:name="f213" draw:formula="0 - ?f212"/>
              <draw:equation draw:name="f214" draw:formula="cos(?f213)"/>
              <draw:equation draw:name="f215" draw:formula="0 - ?f214"/>
              <draw:equation draw:name="f216" draw:formula="?f215 * ?f50"/>
              <draw:equation draw:name="f217" draw:formula="sin(?f213)"/>
              <draw:equation draw:name="f218" draw:formula="0 - ?f217"/>
              <draw:equation draw:name="f219" draw:formula="?f218 * ?f51"/>
              <draw:equation draw:name="f220" draw:formula="sqrt(?f216 * ?f216 + ?f219 * ?f219 + 0 * 0)"/>
              <draw:equation draw:name="f221" draw:formula="?f50 * ?f51 / ?f220"/>
              <draw:equation draw:name="f222" draw:formula="?f218 * ?f221"/>
              <draw:equation draw:name="f223" draw:formula="?f204 + ?f222"/>
              <draw:equation draw:name="f224" draw:formula="?f215 * ?f221"/>
              <draw:equation draw:name="f225" draw:formula="?f206 + ?f224"/>
              <draw:equation draw:name="f226" draw:formula="if(?f190, ?f13, ?f207)"/>
              <draw:equation draw:name="f227" draw:formula="if(?f190, ?f17, ?f208)"/>
              <draw:equation draw:name="f228" draw:formula="if(?f190, ?f13, ?f209)"/>
              <draw:equation draw:name="f229" draw:formula="if(?f190, ?f17, ?f210)"/>
              <draw:equation draw:name="f230" draw:formula="if(?f190, ?f207, ?f223)"/>
              <draw:equation draw:name="f231" draw:formula="if(?f190, ?f208, ?f225)"/>
              <draw:equation draw:name="f232" draw:formula="if(?f190, ?f209, ?f223)"/>
              <draw:equation draw:name="f233" draw:formula="if(?f190, ?f210, ?f225)"/>
              <draw:equation draw:name="f234" draw:formula="21550000 - ?f76"/>
              <draw:equation draw:name="f235" draw:formula="if(?f234, ?f76, 21550000)"/>
              <draw:equation draw:name="f236" draw:formula="-21550000 - ?f235"/>
              <draw:equation draw:name="f237" draw:formula="if(?f236, -21550000, ?f235)"/>
              <draw:equation draw:name="f238" draw:formula="?f75 + ?f237"/>
              <draw:equation draw:name="f239" draw:formula="?f75 + ?f2"/>
              <draw:equation draw:name="f240" draw:formula="?f239 * ?f9 / ?f1"/>
              <draw:equation draw:name="f241" draw:formula="0 - ?f240"/>
              <draw:equation draw:name="f242" draw:formula="cos(?f241)"/>
              <draw:equation draw:name="f243" draw:formula="0 - ?f242"/>
              <draw:equation draw:name="f244" draw:formula="?f243 * ?f30"/>
              <draw:equation draw:name="f245" draw:formula="sin(?f241)"/>
              <draw:equation draw:name="f246" draw:formula="0 - ?f245"/>
              <draw:equation draw:name="f247" draw:formula="?f246 * ?f31"/>
              <draw:equation draw:name="f248" draw:formula="sqrt(?f244 * ?f244 + ?f247 * ?f247 + 0 * 0)"/>
              <draw:equation draw:name="f249" draw:formula="?f30 * ?f31 / ?f248"/>
              <draw:equation draw:name="f250" draw:formula="?f246 * ?f249"/>
              <draw:equation draw:name="f251" draw:formula="?f223 - ?f250"/>
              <draw:equation draw:name="f252" draw:formula="?f243 * ?f249"/>
              <draw:equation draw:name="f253" draw:formula="?f225 - ?f252"/>
              <draw:equation draw:name="f254" draw:formula="?f251 - ?f30"/>
              <draw:equation draw:name="f255" draw:formula="?f253 - ?f31"/>
              <draw:equation draw:name="f256" draw:formula="?f251 + ?f30"/>
              <draw:equation draw:name="f257" draw:formula="?f253 + ?f31"/>
              <draw:equation draw:name="f258" draw:formula="?f238 + ?f2"/>
              <draw:equation draw:name="f259" draw:formula="?f258 * ?f9 / ?f1"/>
              <draw:equation draw:name="f260" draw:formula="0 - ?f259"/>
              <draw:equation draw:name="f261" draw:formula="cos(?f260)"/>
              <draw:equation draw:name="f262" draw:formula="0 - ?f261"/>
              <draw:equation draw:name="f263" draw:formula="?f262 * ?f30"/>
              <draw:equation draw:name="f264" draw:formula="sin(?f260)"/>
              <draw:equation draw:name="f265" draw:formula="0 - ?f264"/>
              <draw:equation draw:name="f266" draw:formula="?f265 * ?f31"/>
              <draw:equation draw:name="f267" draw:formula="sqrt(?f263 * ?f263 + ?f266 * ?f266 + 0 * 0)"/>
              <draw:equation draw:name="f268" draw:formula="?f30 * ?f31 / ?f267"/>
              <draw:equation draw:name="f269" draw:formula="?f265 * ?f268"/>
              <draw:equation draw:name="f270" draw:formula="?f251 + ?f269"/>
              <draw:equation draw:name="f271" draw:formula="?f262 * ?f268"/>
              <draw:equation draw:name="f272" draw:formula="?f253 + ?f271"/>
              <draw:equation draw:name="f273" draw:formula="if(?f237, ?f223, ?f254)"/>
              <draw:equation draw:name="f274" draw:formula="if(?f237, ?f225, ?f255)"/>
              <draw:equation draw:name="f275" draw:formula="if(?f237, ?f223, ?f256)"/>
              <draw:equation draw:name="f276" draw:formula="if(?f237, ?f225, ?f257)"/>
              <draw:equation draw:name="f277" draw:formula="if(?f237, ?f254, ?f270)"/>
              <draw:equation draw:name="f278" draw:formula="if(?f237, ?f255, ?f272)"/>
              <draw:equation draw:name="f279" draw:formula="if(?f237, ?f256, ?f270)"/>
              <draw:equation draw:name="f280" draw:formula="if(?f237, ?f257, ?f272)"/>
              <draw:equation draw:name="f281" draw:formula="21550000 - ?f79"/>
              <draw:equation draw:name="f282" draw:formula="if(?f281, ?f79, 21550000)"/>
              <draw:equation draw:name="f283" draw:formula="-21550000 - ?f282"/>
              <draw:equation draw:name="f284" draw:formula="if(?f283, -21550000, ?f282)"/>
              <draw:equation draw:name="f285" draw:formula="?f84 + ?f284"/>
              <draw:equation draw:name="f286" draw:formula="?f84 + ?f2"/>
              <draw:equation draw:name="f287" draw:formula="?f286 * ?f9 / ?f1"/>
              <draw:equation draw:name="f288" draw:formula="0 - ?f287"/>
              <draw:equation draw:name="f289" draw:formula="cos(?f288)"/>
              <draw:equation draw:name="f290" draw:formula="0 - ?f289"/>
              <draw:equation draw:name="f291" draw:formula="?f290 * ?f40"/>
              <draw:equation draw:name="f292" draw:formula="sin(?f288)"/>
              <draw:equation draw:name="f293" draw:formula="0 - ?f292"/>
              <draw:equation draw:name="f294" draw:formula="?f293 * ?f60"/>
              <draw:equation draw:name="f295" draw:formula="sqrt(?f291 * ?f291 + ?f294 * ?f294 + 0 * 0)"/>
              <draw:equation draw:name="f296" draw:formula="?f40 * ?f60 / ?f295"/>
              <draw:equation draw:name="f297" draw:formula="?f293 * ?f296"/>
              <draw:equation draw:name="f298" draw:formula="?f12 - ?f297"/>
              <draw:equation draw:name="f299" draw:formula="?f290 * ?f296"/>
              <draw:equation draw:name="f300" draw:formula="?f14 - ?f299"/>
              <draw:equation draw:name="f301" draw:formula="?f298 - ?f40"/>
              <draw:equation draw:name="f302" draw:formula="?f300 - ?f60"/>
              <draw:equation draw:name="f303" draw:formula="?f298 + ?f40"/>
              <draw:equation draw:name="f304" draw:formula="?f300 + ?f60"/>
              <draw:equation draw:name="f305" draw:formula="?f285 + ?f2"/>
              <draw:equation draw:name="f306" draw:formula="?f305 * ?f9 / ?f1"/>
              <draw:equation draw:name="f307" draw:formula="0 - ?f306"/>
              <draw:equation draw:name="f308" draw:formula="cos(?f307)"/>
              <draw:equation draw:name="f309" draw:formula="0 - ?f308"/>
              <draw:equation draw:name="f310" draw:formula="?f309 * ?f40"/>
              <draw:equation draw:name="f311" draw:formula="sin(?f307)"/>
              <draw:equation draw:name="f312" draw:formula="0 - ?f311"/>
              <draw:equation draw:name="f313" draw:formula="?f312 * ?f60"/>
              <draw:equation draw:name="f314" draw:formula="sqrt(?f310 * ?f310 + ?f313 * ?f313 + 0 * 0)"/>
              <draw:equation draw:name="f315" draw:formula="?f40 * ?f60 / ?f314"/>
              <draw:equation draw:name="f316" draw:formula="?f312 * ?f315"/>
              <draw:equation draw:name="f317" draw:formula="?f298 + ?f316"/>
              <draw:equation draw:name="f318" draw:formula="?f309 * ?f315"/>
              <draw:equation draw:name="f319" draw:formula="?f300 + ?f318"/>
              <draw:equation draw:name="f320" draw:formula="if(?f284, ?f12, ?f301)"/>
              <draw:equation draw:name="f321" draw:formula="if(?f284, ?f14, ?f302)"/>
              <draw:equation draw:name="f322" draw:formula="if(?f284, ?f12, ?f303)"/>
              <draw:equation draw:name="f323" draw:formula="if(?f284, ?f14, ?f304)"/>
              <draw:equation draw:name="f324" draw:formula="if(?f284, ?f301, ?f317)"/>
              <draw:equation draw:name="f325" draw:formula="if(?f284, ?f302, ?f319)"/>
              <draw:equation draw:name="f326" draw:formula="if(?f284, ?f303, ?f317)"/>
              <draw:equation draw:name="f327" draw:formula="if(?f284, ?f304, ?f319)"/>
              <draw:equation draw:name="f328" draw:formula="21550000 - ?f81"/>
              <draw:equation draw:name="f329" draw:formula="if(?f328, ?f81, 21550000)"/>
              <draw:equation draw:name="f330" draw:formula="-21550000 - ?f329"/>
              <draw:equation draw:name="f331" draw:formula="if(?f330, -21550000, ?f329)"/>
              <draw:equation draw:name="f332" draw:formula="?f80 + ?f331"/>
              <draw:equation draw:name="f333" draw:formula="?f80 + ?f2"/>
              <draw:equation draw:name="f334" draw:formula="?f333 * ?f9 / ?f1"/>
              <draw:equation draw:name="f335" draw:formula="0 - ?f334"/>
              <draw:equation draw:name="f336" draw:formula="cos(?f335)"/>
              <draw:equation draw:name="f337" draw:formula="0 - ?f336"/>
              <draw:equation draw:name="f338" draw:formula="?f337 * ?f24"/>
              <draw:equation draw:name="f339" draw:formula="sin(?f335)"/>
              <draw:equation draw:name="f340" draw:formula="0 - ?f339"/>
              <draw:equation draw:name="f341" draw:formula="?f340 * ?f35"/>
              <draw:equation draw:name="f342" draw:formula="sqrt(?f338 * ?f338 + ?f341 * ?f341 + 0 * 0)"/>
              <draw:equation draw:name="f343" draw:formula="?f24 * ?f35 / ?f342"/>
              <draw:equation draw:name="f344" draw:formula="?f340 * ?f343"/>
              <draw:equation draw:name="f345" draw:formula="?f317 - ?f344"/>
              <draw:equation draw:name="f346" draw:formula="?f337 * ?f343"/>
              <draw:equation draw:name="f347" draw:formula="?f319 - ?f346"/>
              <draw:equation draw:name="f348" draw:formula="?f345 - ?f24"/>
              <draw:equation draw:name="f349" draw:formula="?f347 - ?f35"/>
              <draw:equation draw:name="f350" draw:formula="?f345 + ?f24"/>
              <draw:equation draw:name="f351" draw:formula="?f347 + ?f35"/>
              <draw:equation draw:name="f352" draw:formula="?f332 + ?f2"/>
              <draw:equation draw:name="f353" draw:formula="?f352 * ?f9 / ?f1"/>
              <draw:equation draw:name="f354" draw:formula="0 - ?f353"/>
              <draw:equation draw:name="f355" draw:formula="cos(?f354)"/>
              <draw:equation draw:name="f356" draw:formula="0 - ?f355"/>
              <draw:equation draw:name="f357" draw:formula="?f356 * ?f24"/>
              <draw:equation draw:name="f358" draw:formula="sin(?f354)"/>
              <draw:equation draw:name="f359" draw:formula="0 - ?f358"/>
              <draw:equation draw:name="f360" draw:formula="?f359 * ?f35"/>
              <draw:equation draw:name="f361" draw:formula="sqrt(?f357 * ?f357 + ?f360 * ?f360 + 0 * 0)"/>
              <draw:equation draw:name="f362" draw:formula="?f24 * ?f35 / ?f361"/>
              <draw:equation draw:name="f363" draw:formula="?f359 * ?f362"/>
              <draw:equation draw:name="f364" draw:formula="?f345 + ?f363"/>
              <draw:equation draw:name="f365" draw:formula="?f356 * ?f362"/>
              <draw:equation draw:name="f366" draw:formula="?f347 + ?f365"/>
              <draw:equation draw:name="f367" draw:formula="if(?f331, ?f317, ?f348)"/>
              <draw:equation draw:name="f368" draw:formula="if(?f331, ?f319, ?f349)"/>
              <draw:equation draw:name="f369" draw:formula="if(?f331, ?f317, ?f350)"/>
              <draw:equation draw:name="f370" draw:formula="if(?f331, ?f319, ?f351)"/>
              <draw:equation draw:name="f371" draw:formula="if(?f331, ?f348, ?f364)"/>
              <draw:equation draw:name="f372" draw:formula="if(?f331, ?f349, ?f366)"/>
              <draw:equation draw:name="f373" draw:formula="if(?f331, ?f350, ?f364)"/>
              <draw:equation draw:name="f374" draw:formula="if(?f331, ?f351, ?f366)"/>
            </draw:enhanced-geometry>
          </draw:custom-shape>
          <draw:custom-shape svg:x="5.9063in" svg:y="6.51654in" svg:width="0in" svg:height="0.42205in" draw:z-index="41" draw:id="id155" draw:style-name="a537" draw:name="垂直線 46">
            <svg:title/>
            <svg:desc/>
            <text:p text:style-name="a535" text:class-names="" text:cond-style-name=""><text:span text:style-name="a534"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width="0.61142in" svg:height="2.3874in" draw:z-index="42" draw:id="id156" draw:style-name="a540" draw:transform="translate(-0.30571in -1.1937in) rotate(-3.14159) translate(4.82224in 6.12165in)" draw:name="4 点付きの多折線 4">
            <svg:title/>
            <svg:desc/>
            <text:p text:style-name="a539" text:class-names="" text:cond-style-name=""><text:span text:style-name="a538" text:class-names=""/></text:p>
            <draw:enhanced-geometry xmlns:dr3d="urn:oasis:names:tc:opendocument:xmlns:dr3d:1.0" draw:type="non-primitive" svg:viewBox="0 0 1554 6065" draw:enhanced-path="F M 0 0 L 1554 0 1554 6065 42 6065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54"/>
              <draw:equation draw:name="f7" draw:formula="?f4 / 6065"/>
              <draw:equation draw:name="f8" draw:formula="?f0 / ?f6"/>
              <draw:equation draw:name="f9" draw:formula="?f1 / ?f6"/>
              <draw:equation draw:name="f10" draw:formula="?f2 / ?f7"/>
              <draw:equation draw:name="f11" draw:formula="?f3 / ?f7"/>
            </draw:enhanced-geometry>
          </draw:custom-shape>
          <draw:custom-shape svg:x="5.12795in" svg:y="6.93346in" svg:width="1.56693in" svg:height="0.76654in" draw:z-index="43" draw:id="id157" draw:style-name="a543" draw:name="フローチャート: 判断 13">
            <svg:title/>
            <svg:desc/>
            <text:p text:style-name="a542" text:class-names="" text:cond-style-name=""><text:span text:style-name="a541" text:class-names=""/></text:p>
            <draw:enhanced-geometry xmlns:dr3d="urn:oasis:names:tc:opendocument:xmlns:dr3d:1.0" draw:type="non-primitive" svg:viewBox="0 0 2 2" draw:enhanced-path="M ?f0 ?f2 L ?f2 ?f0 ?f1 ?f2 ?f2 ?f1 Z N" draw:text-areas="?f8 ?f8 ?f9 ?f9">
              <draw:equation draw:name="f0" draw:formula="0"/>
              <draw:equation draw:name="f1" draw:formula="2"/>
              <draw:equation draw:name="f2" draw:formula="1"/>
              <draw:equation draw:name="f3" draw:formula="?f1 - ?f0"/>
              <draw:equation draw:name="f4" draw:formula="?f3 / 2"/>
              <draw:equation draw:name="f5" draw:formula="?f3 / 4"/>
              <draw:equation draw:name="f6" draw:formula="?f3 * 3"/>
              <draw:equation draw:name="f7" draw:formula="?f6 / 4"/>
              <draw:equation draw:name="f8" draw:formula="?f5 / ?f4"/>
              <draw:equation draw:name="f9" draw:formula="?f7 / ?f4"/>
            </draw:enhanced-geometry>
          </draw:custom-shape>
          <draw:custom-shape svg:x="5.03622in" svg:y="7.09094in" svg:width="1.97874in" svg:height="0.44213in" draw:z-index="44" draw:id="id158" draw:style-name="a550" draw:name="正方形/長方形 58">
            <svg:title/>
            <svg:desc/>
            <text:p text:style-name="a547" text:class-names="" text:cond-style-name=""><text:span text:style-name="a544" text:class-names="">取引先</text:span><text:span text:style-name="a545" text:class-names="">ID</text:span><text:span text:style-name="a546" text:class-names="">の妥当性チェック</text:span></text:p>
            <text:p text:style-name="a549" text:class-names="" text:cond-style-name=""><text:span text:style-name="a548" text:class-names="">エラーの有無</text:span></text:p>
            <draw:enhanced-geometry xmlns:dr3d="urn:oasis:names:tc:opendocument:xmlns:dr3d:1.0" draw:type="non-primitive" svg:viewBox="0 0 21600 21600" draw:enhanced-path="M 0 0 L 21600 0 21600 21600 0 21600 Z N"/>
          </draw:custom-shape>
          <draw:custom-shape svg:x="6.68583in" svg:y="1.90197in" svg:width="4.53543in" svg:height="0.01142in" draw:z-index="49" draw:id="id163" draw:style-name="a566" draw:name="線 15">
            <svg:title/>
            <svg:desc/>
            <text:p text:style-name="a564" text:class-names="" text:cond-style-name=""><text:span text:style-name="a563"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mirror-horizontal="true">
              <draw:equation draw:name="f0" draw:formula="left"/>
              <draw:equation draw:name="f1" draw:formula="right"/>
              <draw:equation draw:name="f2" draw:formula="top"/>
              <draw:equation draw:name="f3" draw:formula="bottom"/>
            </draw:enhanced-geometry>
          </draw:custom-shape>
          <draw:custom-shape svg:x="11.22205in" svg:y="1.90827in" svg:width="0in" svg:height="3.08583in" draw:z-index="50" draw:id="id164" draw:style-name="a569" draw:name="垂直線 47">
            <svg:title/>
            <svg:desc/>
            <text:p text:style-name="a568" text:class-names="" text:cond-style-name=""><text:span text:style-name="a567"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7.26772in" svg:y="3.63386in" svg:width="1.55906in" svg:height="0.5in" draw:z-index="51" draw:id="id165" draw:style-name="a572" draw:name="シェイプ 22">
            <svg:title/>
            <svg:desc/>
            <text:p text:style-name="a571" text:class-names="" text:cond-style-name=""><text:span text:style-name="a570" text:class-names="">戻るボタン押下</text:span></text:p>
            <draw:enhanced-geometry xmlns:dr3d="urn:oasis:names:tc:opendocument:xmlns:dr3d:1.0" draw:path-stretchpoint-x="21600" draw:path-stretchpoint-y="21600" draw:type="non-primitive" svg:viewBox="0 0 21600 21600" draw:enhanced-path="M ?f7 ?f7 L ?f15 ?f7 ?f15 ?f16 ?f7 ?f16 Z M ?f9 ?f9 L ?f17 ?f9 ?f17 ?f18 ?f9 ?f18 Z N" draw:text-areas="?f9 ?f9 ?f17 ?f18" draw:glue-points="?f19 ?f19 ?f23 ?f19 ?f23 ?f24 ?f19 ?f24 ?f20 ?f20 ?f21 ?f20 ?f21 ?f22 ?f20 ?f22" draw:glue-point-leaving-directions="-0, -0, -0, -0, -0, -0, -0, -0" draw:modifiers="20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0"/>
              <draw:equation draw:name="f9" draw:formula="?f7 + ?f8"/>
              <draw:equation draw:name="f10" draw:formula="?f5 / 21600"/>
              <draw:equation draw:name="f11" draw:formula="?f4 / 21600"/>
              <draw:equation draw:name="f12" draw:formula="21600 * ?f5"/>
              <draw:equation draw:name="f13" draw:formula="21600 * ?f4"/>
              <draw:equation draw:name="f14" draw:formula="min(?f11, ?f10)"/>
              <draw:equation draw:name="f15" draw:formula="?f12 / ?f6"/>
              <draw:equation draw:name="f16" draw:formula="?f13 / ?f6"/>
              <draw:equation draw:name="f17" draw:formula="?f15 - ?f8"/>
              <draw:equation draw:name="f18" draw:formula="?f16 - ?f8"/>
              <draw:equation draw:name="f19" draw:formula="?f7 * ?f14"/>
              <draw:equation draw:name="f20" draw:formula="?f9 * ?f14"/>
              <draw:equation draw:name="f21" draw:formula="?f17 * ?f14"/>
              <draw:equation draw:name="f22" draw:formula="?f18 * ?f14"/>
              <draw:equation draw:name="f23" draw:formula="?f15 * ?f14"/>
              <draw:equation draw:name="f24" draw:formula="?f16 * ?f14"/>
            </draw:enhanced-geometry>
          </draw:custom-shape>
          <draw:custom-shape svg:x="10.03189in" svg:y="4.99291in" svg:width="1.19291in" svg:height="0.00906in" draw:z-index="52" draw:id="id166" draw:style-name="a575" draw:name="水平線 15">
            <svg:title/>
            <svg:desc/>
            <text:p text:style-name="a574" text:class-names="" text:cond-style-name=""><text:span text:style-name="a573"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custom-shape svg:x="10.0374in" svg:y="4.14212in" svg:width="0in" svg:height="0.86772in" draw:z-index="53" draw:id="id167" draw:style-name="a578" draw:name="垂直線 48">
            <svg:title/>
            <svg:desc/>
            <text:p text:style-name="a577" text:class-names="" text:cond-style-name=""><text:span text:style-name="a576"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89094in" svg:y="3.39094in" svg:width="4.15039in" svg:height="0.01693in" draw:z-index="54" draw:id="id168" draw:style-name="a581" draw:name="線 16">
            <svg:title/>
            <svg:desc/>
            <text:p text:style-name="a580" text:class-names="" text:cond-style-name=""><text:span text:style-name="a579"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horizontal="true">
              <draw:equation draw:name="f0" draw:formula="left"/>
              <draw:equation draw:name="f1" draw:formula="right"/>
              <draw:equation draw:name="f2" draw:formula="top"/>
              <draw:equation draw:name="f3" draw:formula="bottom"/>
            </draw:enhanced-geometry>
          </draw:custom-shape>
          <draw:custom-shape svg:x="3.07402in" svg:y="1.90827in" svg:width="2.02677in" svg:height="0.00827in" draw:z-index="56" draw:id="id170" draw:style-name="a588" draw:name="線 17">
            <svg:title/>
            <svg:desc/>
            <text:p text:style-name="a587" text:class-names="" text:cond-style-name=""><text:span text:style-name="a586"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horizontal="true">
              <draw:equation draw:name="f0" draw:formula="left"/>
              <draw:equation draw:name="f1" draw:formula="right"/>
              <draw:equation draw:name="f2" draw:formula="top"/>
              <draw:equation draw:name="f3" draw:formula="bottom"/>
            </draw:enhanced-geometry>
          </draw:custom-shape>
          <draw:custom-shape svg:x="3.15in" svg:y="6.38858in" svg:width="0in" svg:height="2.7937in" draw:z-index="57" draw:id="id171" draw:style-name="a591" draw:name="垂直線 13">
            <svg:title/>
            <svg:desc/>
            <text:p text:style-name="a590" text:class-names="" text:cond-style-name=""><text:span text:style-name="a589"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8.50827in" svg:y="6.35079in" svg:width="2.65354in" svg:height="1.06299in" draw:z-index="58" draw:id="id172" draw:style-name="a598" draw:name="シェイプ 9">
            <svg:title/>
            <svg:desc/>
            <text:p text:style-name="a593" text:class-names="" text:cond-style-name=""><text:span text:style-name="a592" text:class-names="">ユーザー情報マスタと</text:span></text:p>
            <text:p text:style-name="a595" text:class-names="" text:cond-style-name=""><text:span text:style-name="a594" text:class-names="">所属マスタは</text:span></text:p>
            <text:p text:style-name="a597" text:class-names="" text:cond-style-name=""><text:span text:style-name="a596" text:class-names="">登録・更新はしないです</text:span></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2646 2194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custom-shape svg:x="8.07205in" svg:y="4.12126in" svg:width="0in" svg:height="1.28031in" draw:z-index="59" draw:id="id173" draw:style-name="a601" draw:name="垂直線 14">
            <svg:title/>
            <svg:desc/>
            <text:p text:style-name="a600" text:class-names="" text:cond-style-name=""><text:span text:style-name="a599"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8.06338in" svg:y="5.39606in" svg:width="3.62913in" svg:height="0.01457in" draw:z-index="61" draw:id="id175" draw:style-name="a608" draw:name="線 6">
            <svg:title/>
            <svg:desc/>
            <text:p text:style-name="a607" text:class-names="" text:cond-style-name=""><text:span text:style-name="a606"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horizontal="true">
              <draw:equation draw:name="f0" draw:formula="left"/>
              <draw:equation draw:name="f1" draw:formula="right"/>
              <draw:equation draw:name="f2" draw:formula="top"/>
              <draw:equation draw:name="f3" draw:formula="bottom"/>
            </draw:enhanced-geometry>
          </draw:custom-shape>
          <draw:custom-shape svg:x="11.70118in" svg:y="5.39291in" svg:width="0in" svg:height="3.8248in" draw:z-index="62" draw:id="id176" draw:style-name="a611" draw:name="垂直線 16">
            <svg:title/>
            <svg:desc/>
            <text:p text:style-name="a610" text:class-names="" text:cond-style-name=""><text:span text:style-name="a609"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88898in" svg:y="9.19882in" svg:width="5.8122in" svg:height="0.02283in" draw:z-index="63" draw:id="id177" draw:style-name="a614" draw:name="線 7">
            <svg:title/>
            <svg:desc/>
            <text:p text:style-name="a613" text:class-names="" text:cond-style-name=""><text:span text:style-name="a612"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horizontal="true">
              <draw:equation draw:name="f0" draw:formula="left"/>
              <draw:equation draw:name="f1" draw:formula="right"/>
              <draw:equation draw:name="f2" draw:formula="top"/>
              <draw:equation draw:name="f3" draw:formula="bottom"/>
            </draw:enhanced-geometry>
          </draw:custom-shape>
        </table:shapes>
        <table:table-column table:style-name="co1" table:number-columns-repeated="43" table:default-cell-style-name="ce1"/>
        <table:table-column table:style-name="co2" table:number-columns-repeated="981" table:default-cell-style-name="ce1"/>
        <table:table-column table:style-name="co3" table:number-columns-repeated="15360" table:default-cell-style-name="ce1"/>
        <table:table-row table:style-name="ro1">
          <table:table-cell table:number-columns-repeated="29"/>
          <table:table-cell office:value-type="string" table:style-name="ce2">
            <text:p>凡例</text:p>
          </table:table-cell>
          <table:table-cell table:number-columns-repeated="9" table:style-name="ce3"/>
          <table:table-cell table:style-name="ce3">
            <draw:custom-shape svg:x="0.23031in" svg:y="0.11693in" svg:width="0.99016in" svg:height="0.32756in" draw:z-index="4" draw:id="id118" draw:style-name="a413" draw:name="四角形: 角を丸くする 10">
              <svg:title/>
              <svg:desc/>
              <text:p text:style-name="a412" text:class-names="" text:cond-style-name=""><text:span text:style-name="a411"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08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table:table-cell>
          <table:table-cell table:number-columns-repeated="2" table:style-name="ce3"/>
          <table:table-cell table:style-name="ce4"/>
          <table:table-cell table:number-columns-repeated="16341"/>
        </table:table-row>
        <table:table-row table:style-name="ro1">
          <table:table-cell table:number-columns-repeated="29"/>
          <table:table-cell table:style-name="ce5"/>
          <table:table-cell office:value-type="string" table:style-name="ce1">
            <text:p>ループ：</text:p>
          </table:table-cell>
          <table:table-cell table:style-name="ce1"/>
          <table:table-cell table:style-name="ce1">
            <draw:custom-shape svg:width="1.03779in" svg:height="0.23425in" draw:z-index="2" draw:id="id116" draw:style-name="a407" draw:transform="translate(-0.5189in -0.11713in) rotate(-3.14159) translate(0.77894in 0.1498in)" draw:name="フローチャート: 手作業 4">
              <svg:title/>
              <svg:desc/>
              <text:p text:style-name="a406" text:class-names="" text:cond-style-name=""><text:span text:style-name="a405" text:class-names=""/></text:p>
              <draw:enhanced-geometry xmlns:dr3d="urn:oasis:names:tc:opendocument:xmlns:dr3d:1.0" draw:type="non-primitive" svg:viewBox="0 0 5 5" draw:enhanced-path="M ?f0 ?f0 L ?f1 ?f0 ?f2 ?f1 ?f3 ?f1 Z N" draw:text-areas="?f14 ?f15 ?f19 ?f16" draw:glue-points="?f13 ?f17 ?f18 ?f17" draw:glue-point-leaving-directions="-0, -0">
                <draw:equation draw:name="f0" draw:formula="0"/>
                <draw:equation draw:name="f1" draw:formula="5"/>
                <draw:equation draw:name="f2" draw:formula="4"/>
                <draw:equation draw:name="f3" draw:formula="1"/>
                <draw:equation draw:name="f4" draw:formula="?f1 - ?f0"/>
                <draw:equation draw:name="f5" draw:formula="?f4 / 2"/>
                <draw:equation draw:name="f6" draw:formula="?f4 / 5"/>
                <draw:equation draw:name="f7" draw:formula="?f4 / 10"/>
                <draw:equation draw:name="f8" draw:formula="?f4 * 4"/>
                <draw:equation draw:name="f9" draw:formula="?f4 * 9"/>
                <draw:equation draw:name="f10" draw:formula="?f0 + ?f5"/>
                <draw:equation draw:name="f11" draw:formula="?f8 / 5"/>
                <draw:equation draw:name="f12" draw:formula="?f9 / 10"/>
                <draw:equation draw:name="f13" draw:formula="?f7 / ?f6"/>
                <draw:equation draw:name="f14" draw:formula="?f6 / ?f6"/>
                <draw:equation draw:name="f15" draw:formula="?f0 / ?f6"/>
                <draw:equation draw:name="f16" draw:formula="?f1 / ?f6"/>
                <draw:equation draw:name="f17" draw:formula="?f10 / ?f6"/>
                <draw:equation draw:name="f18" draw:formula="?f12 / ?f6"/>
                <draw:equation draw:name="f19" draw:formula="?f11 / ?f6"/>
              </draw:enhanced-geometry>
            </draw:custom-shape>
          </table:table-cell>
          <table:table-cell table:number-columns-repeated="3" table:style-name="ce1"/>
          <table:table-cell office:value-type="string" table:style-name="ce1">
            <text:p>開始・終了：</text:p>
          </table:table-cell>
          <table:table-cell table:number-columns-repeated="5" table:style-name="ce1"/>
          <table:table-cell table:style-name="ce6"/>
          <table:table-cell table:number-columns-repeated="16341"/>
        </table:table-row>
        <table:table-row table:style-name="ro1">
          <table:table-cell table:number-columns-repeated="13"/>
          <table:table-cell table:style-name="ce1">
            <draw:custom-shape svg:x="0.0185in" svg:y="0.00039in" svg:width="1.55039in" svg:height="0.55748in" draw:z-index="9" draw:id="id123" draw:style-name="a427" draw:name="四角形: 角を丸くする 11">
              <svg:title/>
              <svg:desc/>
              <text:p text:style-name="a426" text:class-names="" text:cond-style-name=""><text:span text:style-name="a425" text:class-names="">開始</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08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table:table-cell>
          <table:table-cell table:number-columns-repeated="15"/>
          <table:table-cell table:style-name="ce5"/>
          <table:table-cell table:number-columns-repeated="12" table:style-name="ce1"/>
          <table:table-cell table:style-name="ce6"/>
          <table:table-cell table:number-columns-repeated="16341"/>
        </table:table-row>
        <table:table-row table:style-name="ro1">
          <table:table-cell table:number-columns-repeated="29"/>
          <table:table-cell table:style-name="ce5"/>
          <table:table-cell table:number-columns-repeated="2" table:style-name="ce1"/>
          <table:table-cell table:style-name="ce1">
            <draw:custom-shape svg:x="0.26457in" svg:y="0.07598in" svg:width="1.03937in" svg:height="0.28425in" draw:z-index="3" draw:id="id117" draw:style-name="a410" draw:name="正方形/長方形 49">
              <svg:title/>
              <svg:desc/>
              <text:p text:style-name="a409" text:class-names="" text:cond-style-name=""><text:span text:style-name="a408" text:class-names=""/></text:p>
              <draw:enhanced-geometry xmlns:dr3d="urn:oasis:names:tc:opendocument:xmlns:dr3d:1.0" draw:type="non-primitive" svg:viewBox="0 0 21600 21600" draw:enhanced-path="M 0 0 L 21600 0 21600 21600 0 21600 Z N"/>
            </draw:custom-shape>
          </table:table-cell>
          <table:table-cell table:number-columns-repeated="7" table:style-name="ce1"/>
          <table:table-cell table:style-name="ce1">
            <draw:custom-shape svg:x="0.1689in" svg:y="0.03228in" svg:width="0.34331in" svg:height="0.34331in" draw:z-index="5" draw:id="id119" draw:style-name="a416" draw:name="フローチャート: 結合子 4">
              <svg:title/>
              <svg:desc/>
              <text:p text:style-name="a415" text:class-names="" text:cond-style-name=""><text:span text:style-name="a41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table:table-cell>
          <table:table-cell table:style-name="ce1"/>
          <table:table-cell table:style-name="ce6"/>
          <table:table-cell table:number-columns-repeated="16341"/>
        </table:table-row>
        <table:table-row table:style-name="ro1">
          <table:table-cell table:number-columns-repeated="29"/>
          <table:table-cell table:style-name="ce5"/>
          <table:table-cell office:value-type="string" table:style-name="ce1">
            <text:p>処理名：</text:p>
          </table:table-cell>
          <table:table-cell table:number-columns-repeated="5" table:style-name="ce1"/>
          <table:table-cell office:value-type="string" table:style-name="ce1">
            <text:p>開始・終了：</text:p>
          </table:table-cell>
          <table:table-cell table:number-columns-repeated="5" table:style-name="ce1"/>
          <table:table-cell table:style-name="ce6"/>
          <table:table-cell table:number-columns-repeated="16341"/>
        </table:table-row>
        <table:table-row table:style-name="ro1">
          <table:table-cell table:number-columns-repeated="29"/>
          <table:table-cell table:style-name="ce5"/>
          <table:table-cell table:number-columns-repeated="12" table:style-name="ce1"/>
          <table:table-cell table:style-name="ce6"/>
          <table:table-cell table:number-columns-repeated="16341"/>
        </table:table-row>
        <table:table-row table:style-name="ro1">
          <table:table-cell table:number-columns-repeated="29"/>
          <table:table-cell table:style-name="ce5"/>
          <table:table-cell table:number-columns-repeated="2" table:style-name="ce1"/>
          <table:table-cell table:style-name="ce1">
            <draw:custom-shape svg:x="0.25197in" svg:y="0.06142in" svg:width="1.06339in" svg:height="0.38346in" draw:z-index="1" draw:id="id115" draw:style-name="a404" draw:name="正方形/長方形 3">
              <svg:title/>
              <svg:desc/>
              <text:p text:style-name="a403" text:class-names="" text:cond-style-name=""><text:span text:style-name="a402" text:class-names=""/></text:p>
              <draw:enhanced-geometry xmlns:dr3d="urn:oasis:names:tc:opendocument:xmlns:dr3d:1.0" draw:type="non-primitive" svg:viewBox="0 0 21600 21600" draw:enhanced-path="M 0 0 L 21600 0 21600 21600 0 21600 Z N"/>
            </draw:custom-shape>
          </table:table-cell>
          <table:table-cell table:number-columns-repeated="9" table:style-name="ce1"/>
          <table:table-cell table:style-name="ce6"/>
          <table:table-cell table:number-columns-repeated="16341"/>
        </table:table-row>
        <table:table-row table:style-name="ro1">
          <table:table-cell table:number-columns-repeated="29"/>
          <table:table-cell table:style-name="ce5"/>
          <table:table-cell office:value-type="string" table:style-name="ce7">
            <text:p>ボタン押下：</text:p>
          </table:table-cell>
          <table:table-cell table:number-columns-repeated="11" table:style-name="ce7"/>
          <table:table-cell table:style-name="ce6"/>
          <table:table-cell table:number-columns-repeated="16341"/>
        </table:table-row>
        <table:table-row table:style-name="ro1">
          <table:table-cell table:number-columns-repeated="12"/>
          <table:table-cell table:style-name="ce1">
            <draw:custom-shape svg:x="0.01142in" svg:y="0.05394in" svg:width="0.55591in" svg:height="0.35984in" draw:z-index="19" draw:id="id133" draw:style-name="a462" draw:name="正方形/長方形 51">
              <svg:title/>
              <svg:desc/>
              <text:p text:style-name="a461" text:class-names="" text:cond-style-name=""><text:span text:style-name="a460" text:class-names="">無</text:span></text:p>
              <draw:enhanced-geometry xmlns:dr3d="urn:oasis:names:tc:opendocument:xmlns:dr3d:1.0" draw:type="non-primitive" svg:viewBox="0 0 21600 21600" draw:enhanced-path="M 0 0 L 21600 0 21600 21600 0 21600 Z N"/>
            </draw:custom-shape>
          </table:table-cell>
          <table:table-cell table:number-columns-repeated="16"/>
          <table:table-cell table:style-name="ce5"/>
          <table:table-cell table:number-columns-repeated="12" table:style-name="ce7"/>
          <table:table-cell table:style-name="ce6"/>
          <table:table-cell table:number-columns-repeated="16341"/>
        </table:table-row>
        <table:table-row table:style-name="ro1">
          <table:table-cell table:number-columns-repeated="7"/>
          <table:table-cell table:style-name="ce1">
            <draw:custom-shape svg:x="0.33622in" svg:y="0.18701in" svg:width="0.0437in" svg:height="4.02087in" draw:z-index="16" draw:id="id130" draw:style-name="a452" draw:name="垂直線 41">
              <svg:title/>
              <svg:desc/>
              <text:p text:style-name="a450" text:class-names="" text:cond-style-name=""><text:span text:style-name="a449"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table:table-cell>
          <table:table-cell table:number-columns-repeated="21"/>
          <table:table-cell table:style-name="ce5"/>
          <table:table-cell table:number-columns-repeated="9" table:style-name="ce7"/>
          <table:table-cell table:style-name="ce7">
            <draw:custom-shape svg:x="0.20512in" svg:y="0.07638in" svg:width="1.04921in" svg:height="0.37244in" draw:z-index="7" draw:id="id121" draw:style-name="a421" draw:name="フローチャート: 判断 12">
              <svg:title/>
              <svg:desc/>
              <text:p text:style-name="a420" text:class-names="" text:cond-style-name=""><text:span text:style-name="a419" text:class-names=""/></text:p>
              <draw:enhanced-geometry xmlns:dr3d="urn:oasis:names:tc:opendocument:xmlns:dr3d:1.0" draw:type="non-primitive" svg:viewBox="0 0 2 2" draw:enhanced-path="M ?f0 ?f2 L ?f2 ?f0 ?f1 ?f2 ?f2 ?f1 Z N" draw:text-areas="?f8 ?f8 ?f9 ?f9">
                <draw:equation draw:name="f0" draw:formula="0"/>
                <draw:equation draw:name="f1" draw:formula="2"/>
                <draw:equation draw:name="f2" draw:formula="1"/>
                <draw:equation draw:name="f3" draw:formula="?f1 - ?f0"/>
                <draw:equation draw:name="f4" draw:formula="?f3 / 2"/>
                <draw:equation draw:name="f5" draw:formula="?f3 / 4"/>
                <draw:equation draw:name="f6" draw:formula="?f3 * 3"/>
                <draw:equation draw:name="f7" draw:formula="?f6 / 4"/>
                <draw:equation draw:name="f8" draw:formula="?f5 / ?f4"/>
                <draw:equation draw:name="f9" draw:formula="?f7 / ?f4"/>
              </draw:enhanced-geometry>
            </draw:custom-shape>
          </table:table-cell>
          <table:table-cell table:number-columns-repeated="2" table:style-name="ce7"/>
          <table:table-cell table:style-name="ce6"/>
          <table:table-cell table:number-columns-repeated="16341"/>
        </table:table-row>
        <table:table-row table:style-name="ro1">
          <table:table-cell table:number-columns-repeated="29"/>
          <table:table-cell table:style-name="ce5"/>
          <table:table-cell office:value-type="string" table:style-name="ce1">
            <text:p>処理の流れ：</text:p>
          </table:table-cell>
          <table:table-cell table:style-name="ce1"/>
          <table:table-cell table:style-name="ce1">
            <draw:connector draw:type="line" svg:x1="0.29409in" svg:y1="0.12087in" svg:x2="1.28425in" svg:y2="0.12087in" draw:z-index="6" draw:id="id120" draw:style-name="a418" draw:name="直線矢印コネクタ 3">
              <svg:title/>
              <svg:desc/>
            </draw:connector>
          </table:table-cell>
          <table:table-cell table:number-columns-repeated="3" table:style-name="ce1"/>
          <table:table-cell office:value-type="string" table:style-name="ce1">
            <text:p>条件：</text:p>
          </table:table-cell>
          <table:table-cell table:number-columns-repeated="5" table:style-name="ce1"/>
          <table:table-cell table:style-name="ce6"/>
          <table:table-cell table:number-columns-repeated="16341"/>
        </table:table-row>
        <table:table-row table:style-name="ro1">
          <table:table-cell table:number-columns-repeated="14"/>
          <table:table-cell table:style-name="ce1">
            <draw:custom-shape svg:x="0.15984in" svg:y="0.05866in" svg:width="0.75354in" svg:height="0.3622in" draw:z-index="20" draw:id="id134" draw:style-name="a465" draw:name="正方形/長方形 52">
              <svg:title/>
              <svg:desc/>
              <text:p text:style-name="a464" text:class-names="" text:cond-style-name=""><text:span text:style-name="a463" text:class-names="">有</text:span></text:p>
              <draw:enhanced-geometry xmlns:dr3d="urn:oasis:names:tc:opendocument:xmlns:dr3d:1.0" draw:type="non-primitive" svg:viewBox="0 0 21600 21600" draw:enhanced-path="M 0 0 L 21600 0 21600 21600 0 21600 Z N"/>
            </draw:custom-shape>
          </table:table-cell>
          <table:table-cell table:number-columns-repeated="14"/>
          <table:table-cell table:style-name="ce5"/>
          <table:table-cell table:number-columns-repeated="12" table:style-name="ce7"/>
          <table:table-cell table:style-name="ce6"/>
          <table:table-cell table:number-columns-repeated="16341"/>
        </table:table-row>
        <table:table-row table:style-name="ro1">
          <table:table-cell table:number-columns-repeated="29"/>
          <table:table-cell table:style-name="ce8"/>
          <table:table-cell table:number-columns-repeated="12" table:style-name="ce9"/>
          <table:table-cell table:style-name="ce10"/>
          <table:table-cell table:number-columns-repeated="16341"/>
        </table:table-row>
        <table:table-row table:style-name="ro2">
          <table:table-cell table:number-columns-repeated="13"/>
          <table:table-cell table:style-name="ce1">
            <draw:custom-shape svg:x="0.00079in" svg:y="0.18701in" svg:width="1.55866in" svg:height="0.56063in" draw:z-index="10" draw:id="id124" draw:style-name="a432" draw:name="正方形/長方形 50">
              <svg:title/>
              <svg:desc/>
              <text:p text:style-name="a429" text:class-names="" text:cond-style-name=""><text:span text:style-name="a428" text:class-names="">更新画面</text:span></text:p>
              <text:p text:style-name="a431" text:class-names="" text:cond-style-name=""><text:span text:style-name="a430" text:class-names="">初期画面表示</text:span></text:p>
              <draw:enhanced-geometry xmlns:dr3d="urn:oasis:names:tc:opendocument:xmlns:dr3d:1.0" draw:type="non-primitive" svg:viewBox="0 0 21600 21600" draw:enhanced-path="M 0 0 L 21600 0 21600 21600 0 21600 Z N"/>
            </draw:custom-shape>
          </table:table-cell>
          <table:table-cell table:number-columns-repeated="15"/>
          <table:table-cell table:number-columns-repeated="16355" table:style-name="ce1"/>
        </table:table-row>
        <table:table-row table:number-rows-repeated="2" table:style-name="ro2">
          <table:table-cell table:number-columns-repeated="16384"/>
        </table:table-row>
        <table:table-row table:style-name="ro2">
          <table:table-cell table:number-columns-repeated="3"/>
          <table:table-cell table:number-columns-repeated="11" table:style-name="ce1"/>
          <table:table-cell table:style-name="ce1">
            <draw:custom-shape svg:x="0.38386in" svg:y="0.16339in" svg:width="0in" svg:height="0.39252in" draw:z-index="21" draw:id="id135" draw:style-name="a469" draw:name="垂直線 43">
              <svg:title/>
              <svg:desc/>
              <text:p text:style-name="a467" text:class-names="" text:cond-style-name=""><text:span text:style-name="a466"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table:table-cell>
          <table:table-cell table:number-columns-repeated="16369"/>
        </table:table-row>
        <table:table-row table:style-name="ro2">
          <table:table-cell table:number-columns-repeated="3"/>
          <table:table-cell table:number-columns-repeated="17" table:style-name="ce1"/>
          <table:table-cell table:style-name="ce1">
            <draw:custom-shape svg:x="0.19094in" svg:y="0.12913in" svg:width="0in" svg:height="0.2378in" draw:z-index="60" draw:id="id174" draw:style-name="a605" draw:name="垂直線 15">
              <svg:title/>
              <svg:desc/>
              <text:p text:style-name="a603" text:class-names="" text:cond-style-name=""><text:span text:style-name="a602"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table:table-cell>
          <table:table-cell table:number-columns-repeated="4"/>
          <table:table-cell table:style-name="ce1">
            <draw:custom-shape svg:x="0.19961in" svg:y="0.12913in" svg:width="0in" svg:height="0.2378in" draw:z-index="55" draw:id="id169" draw:style-name="a585" draw:name="垂直線 49">
              <svg:title/>
              <svg:desc/>
              <text:p text:style-name="a583" text:class-names="" text:cond-style-name=""><text:span text:style-name="a582"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table:table-cell>
          <table:table-cell table:number-columns-repeated="16358"/>
        </table:table-row>
        <table:table-row table:number-rows-repeated="5" table:style-name="ro2">
          <table:table-cell table:number-columns-repeated="16384"/>
        </table:table-row>
        <table:table-row table:style-name="ro2">
          <table:table-cell table:number-columns-repeated="3"/>
          <table:table-cell table:number-columns-repeated="9" table:style-name="ce1"/>
          <table:table-cell table:style-name="ce1">
            <draw:custom-shape svg:x="0.15433in" svg:y="0.17008in" svg:width="0.33898in" svg:height="0.3622in" draw:z-index="33" draw:id="id147" draw:style-name="a509" draw:name="正方形/長方形 56">
              <svg:title/>
              <svg:desc/>
              <text:p text:style-name="a508" text:class-names="" text:cond-style-name=""><text:span text:style-name="a507" text:class-names="">有</text:span></text:p>
              <draw:enhanced-geometry xmlns:dr3d="urn:oasis:names:tc:opendocument:xmlns:dr3d:1.0" draw:type="non-primitive" svg:viewBox="0 0 21600 21600" draw:enhanced-path="M 0 0 L 21600 0 21600 21600 0 21600 Z N"/>
            </draw:custom-shape>
          </table:table-cell>
          <table:table-cell table:number-columns-repeated="16371"/>
        </table:table-row>
        <table:table-row table:number-rows-repeated="3" table:style-name="ro2">
          <table:table-cell table:number-columns-repeated="16384"/>
        </table:table-row>
        <table:table-row table:style-name="ro2">
          <table:table-cell table:number-columns-repeated="3"/>
          <table:table-cell table:number-columns-repeated="10" table:style-name="ce1"/>
          <table:table-cell table:style-name="ce1">
            <draw:custom-shape svg:x="0.22244in" svg:y="0.02874in" svg:width="0.55591in" svg:height="0.35984in" draw:z-index="48" draw:id="id162" draw:style-name="a562" draw:name="正方形/長方形 62">
              <svg:title/>
              <svg:desc/>
              <text:p text:style-name="a561" text:class-names="" text:cond-style-name=""><text:span text:style-name="a560" text:class-names="">無</text:span></text:p>
              <draw:enhanced-geometry xmlns:dr3d="urn:oasis:names:tc:opendocument:xmlns:dr3d:1.0" draw:type="non-primitive" svg:viewBox="0 0 21600 21600" draw:enhanced-path="M 0 0 L 21600 0 21600 21600 0 21600 Z N"/>
            </draw:custom-shape>
          </table:table-cell>
          <table:table-cell table:number-columns-repeated="16370"/>
        </table:table-row>
        <table:table-row table:number-rows-repeated="2" table:style-name="ro2">
          <table:table-cell table:number-columns-repeated="16384"/>
        </table:table-row>
        <table:table-row table:style-name="ro2">
          <table:table-cell table:number-columns-repeated="3"/>
          <table:table-cell table:number-columns-repeated="2" table:style-name="ce1"/>
          <table:table-cell table:style-name="ce1">
            <draw:custom-shape svg:x="0.38701in" svg:y="0.18898in" svg:width="1.50354in" svg:height="0.44724in" draw:z-index="32" draw:id="id146" draw:style-name="a506" draw:name="正方形/長方形 55">
              <svg:title/>
              <svg:desc/>
              <text:p text:style-name="a503" text:class-names="" text:cond-style-name=""><text:span text:style-name="a502" text:class-names="">更新画面</text:span></text:p>
              <text:p text:style-name="a505" text:class-names="" text:cond-style-name=""><text:span text:style-name="a504" text:class-names="">エラー表示</text:span></text:p>
              <draw:enhanced-geometry xmlns:dr3d="urn:oasis:names:tc:opendocument:xmlns:dr3d:1.0" draw:type="non-primitive" svg:viewBox="0 0 21600 21600" draw:enhanced-path="M 0 0 L 21600 0 21600 21600 0 21600 Z N"/>
            </draw:custom-shape>
          </table:table-cell>
          <table:table-cell table:number-columns-repeated="6"/>
          <table:table-cell table:style-name="ce1">
            <draw:custom-shape svg:x="0.17795in" svg:y="0.01417in" svg:width="0.30157in" svg:height="0.3622in" draw:z-index="34" draw:id="id148" draw:style-name="a512" draw:name="正方形/長方形 57">
              <svg:title/>
              <svg:desc/>
              <text:p text:style-name="a511" text:class-names="" text:cond-style-name=""><text:span text:style-name="a510" text:class-names="">有</text:span></text:p>
              <draw:enhanced-geometry xmlns:dr3d="urn:oasis:names:tc:opendocument:xmlns:dr3d:1.0" draw:type="non-primitive" svg:viewBox="0 0 21600 21600" draw:enhanced-path="M 0 0 L 21600 0 21600 21600 0 21600 Z N"/>
            </draw:custom-shape>
          </table:table-cell>
          <table:table-cell table:number-columns-repeated="16371"/>
        </table:table-row>
        <table:table-row table:style-name="ro2">
          <table:table-cell table:number-columns-repeated="3"/>
          <table:table-cell table:style-name="ce11"/>
          <table:table-cell table:number-columns-repeated="16380"/>
        </table:table-row>
        <table:table-row table:style-name="ro2">
          <table:table-cell table:number-columns-repeated="16384"/>
        </table:table-row>
        <table:table-row table:style-name="ro2">
          <table:table-cell table:number-columns-repeated="13"/>
          <table:table-cell table:style-name="ce1">
            <draw:custom-shape svg:x="0.22165in" svg:y="0.04528in" svg:width="0.55591in" svg:height="0.35984in" draw:z-index="45" draw:id="id159" draw:style-name="a553" draw:name="正方形/長方形 59">
              <svg:title/>
              <svg:desc/>
              <text:p text:style-name="a552" text:class-names="" text:cond-style-name=""><text:span text:style-name="a551" text:class-names="">無</text:span></text:p>
              <draw:enhanced-geometry xmlns:dr3d="urn:oasis:names:tc:opendocument:xmlns:dr3d:1.0" draw:type="non-primitive" svg:viewBox="0 0 21600 21600" draw:enhanced-path="M 0 0 L 21600 0 21600 21600 0 21600 Z N"/>
            </draw:custom-shape>
          </table:table-cell>
          <table:table-cell table:number-columns-repeated="16370"/>
        </table:table-row>
        <table:table-row table:number-rows-repeated="2" table:style-name="ro2">
          <table:table-cell table:number-columns-repeated="16384"/>
        </table:table-row>
        <table:table-row table:style-name="ro2">
          <table:table-cell table:number-columns-repeated="12"/>
          <table:table-cell table:style-name="ce1">
            <draw:custom-shape svg:x="0.20197in" svg:y="0.0626in" svg:width="0.30157in" svg:height="0.3622in" draw:z-index="47" draw:id="id161" draw:style-name="a559" draw:name="正方形/長方形 61">
              <svg:title/>
              <svg:desc/>
              <text:p text:style-name="a558" text:class-names="" text:cond-style-name=""><text:span text:style-name="a557" text:class-names="">有</text:span></text:p>
              <draw:enhanced-geometry xmlns:dr3d="urn:oasis:names:tc:opendocument:xmlns:dr3d:1.0" draw:type="non-primitive" svg:viewBox="0 0 21600 21600" draw:enhanced-path="M 0 0 L 21600 0 21600 21600 0 21600 Z N"/>
            </draw:custom-shape>
          </table:table-cell>
          <table:table-cell table:number-columns-repeated="16371"/>
        </table:table-row>
        <table:table-row table:number-rows-repeated="2" table:style-name="ro2">
          <table:table-cell table:number-columns-repeated="16384"/>
        </table:table-row>
        <table:table-row table:style-name="ro2">
          <table:table-cell table:number-columns-repeated="13"/>
          <table:table-cell table:style-name="ce1">
            <draw:custom-shape svg:x="0.22205in" svg:y="0.0815in" svg:width="0.55591in" svg:height="0.35984in" draw:z-index="46" draw:id="id160" draw:style-name="a556" draw:name="正方形/長方形 60">
              <svg:title/>
              <svg:desc/>
              <text:p text:style-name="a555" text:class-names="" text:cond-style-name=""><text:span text:style-name="a554" text:class-names="">無</text:span></text:p>
              <draw:enhanced-geometry xmlns:dr3d="urn:oasis:names:tc:opendocument:xmlns:dr3d:1.0" draw:type="non-primitive" svg:viewBox="0 0 21600 21600" draw:enhanced-path="M 0 0 L 21600 0 21600 21600 0 21600 Z N"/>
            </draw:custom-shape>
          </table:table-cell>
          <table:table-cell table:number-columns-repeated="16370"/>
        </table:table-row>
        <table:table-row table:style-name="ro2">
          <table:table-cell table:number-columns-repeated="15"/>
          <table:table-cell table:style-name="ce1">
            <draw:custom-shape svg:x="0in" svg:y="0.03228in" svg:width="0in" svg:height="0.28425in" draw:z-index="27" draw:id="id141" draw:style-name="a489" draw:name="直線コネクタ 61">
              <svg:title/>
              <svg:desc/>
              <text:p text:style-name="a487" text:class-names="" text:cond-style-name=""><text:span text:style-name="a486"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table:table-cell>
          <table:table-cell table:number-columns-repeated="16368"/>
        </table:table-row>
        <table:table-row table:style-name="ro2">
          <table:table-cell table:number-columns-repeated="12"/>
          <table:table-cell table:style-name="ce1">
            <draw:custom-shape svg:x="0.34764in" svg:y="0.1126in" svg:width="1.55866in" svg:height="0.50157in" draw:z-index="23" draw:id="id137" draw:style-name="a477" draw:name="正方形/長方形 53">
              <svg:title/>
              <svg:desc/>
              <text:p text:style-name="a474" text:class-names="" text:cond-style-name=""><text:span text:style-name="a473" text:class-names="">取引先情報</text:span></text:p>
              <text:p text:style-name="a476" text:class-names="" text:cond-style-name=""><text:span text:style-name="a475" text:class-names="">更新処理完了</text:span></text:p>
              <draw:enhanced-geometry xmlns:dr3d="urn:oasis:names:tc:opendocument:xmlns:dr3d:1.0" draw:type="non-primitive" svg:viewBox="0 0 21600 21600" draw:enhanced-path="M 0 0 L 21600 0 21600 21600 0 21600 Z N"/>
            </draw:custom-shape>
          </table:table-cell>
          <table:table-cell table:number-columns-repeated="16371"/>
        </table:table-row>
        <table:table-row table:number-rows-repeated="11" table:style-name="ro2">
          <table:table-cell table:number-columns-repeated="16384"/>
        </table:table-row>
        <table:table-row table:style-name="ro2">
          <table:table-cell table:number-columns-repeated="13"/>
          <table:table-cell table:style-name="ce1">
            <draw:custom-shape svg:x="0.00079in" svg:y="0.17362in" svg:width="1.50354in" svg:height="0.50984in" draw:z-index="37" draw:id="id151" draw:style-name="a523" draw:name="四角形: 角を丸くする 12">
              <svg:title/>
              <svg:desc/>
              <text:p text:style-name="a522" text:class-names="" text:cond-style-name=""><text:span text:style-name="a521" text:class-names="">終了</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08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table:table-cell>
          <table:table-cell table:number-columns-repeated="16370"/>
        </table:table-row>
        <table:table-row table:number-rows-repeated="1048522"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游ゴシック" svg:font-family="游ゴシック"/>
    <style:font-face style:name="ＭＳ Ｐゴシック" svg:font-family="&quot;ＭＳ Ｐゴシック&quot;"/>
  </office:font-face-decls>
  <office:styles>
    <number:number-style style:name="N0">
      <number:number number:min-integer-digits="1"/>
    </number:number-style>
    <number:date-style style:name="N19">
      <number:year number:style="long"/>
      <number:text>/</number:text>
      <number:month/>
      <number:text>/</number:text>
      <number:day/>
    </number:date-style>
    <style:style style:name="Accent" style:family="table-cell" style:data-style-name="N0">
      <style:table-cell-properties style:vertical-align="middle"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middle" fo:background-color="#000000"/>
      <style:text-properties fo:color="#FFFFFF" fo:font-size="10pt" style:font-size-asian="10pt" style:font-size-complex="10pt"/>
    </style:style>
    <style:style style:name="Accent_32_2" style:display-name="Accent 2" style:family="table-cell" style:data-style-name="N0">
      <style:table-cell-properties style:vertical-align="middle" fo:background-color="#808080"/>
      <style:text-properties fo:color="#FFFFFF" fo:font-size="10pt" style:font-size-asian="10pt" style:font-size-complex="10pt"/>
    </style:style>
    <style:style style:name="Accent_32_3" style:display-name="Accent 3" style:family="table-cell" style:data-style-name="N0">
      <style:table-cell-properties style:vertical-align="middle"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middle" fo:background-color="#FFCCCC"/>
      <style:text-properties fo:color="#CC0000" fo:font-size="10pt" style:font-size-asian="10pt" style:font-size-complex="10pt"/>
    </style:style>
    <style:style style:name="Error" style:family="table-cell" style:data-style-name="N0">
      <style:table-cell-properties style:vertical-align="middle"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middle"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middle" fo:background-color="#CCFFCC"/>
      <style:text-properties fo:color="#006600" fo:font-size="10pt" style:font-size-asian="10pt" style:font-size-complex="10pt"/>
    </style:style>
    <style:style style:name="Heading" style:family="table-cell" style:data-style-name="N0">
      <style:table-cell-properties style:vertical-align="middle"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middle" fo:background-color="transparent"/>
      <style:text-properties fo:font-size="18pt" style:font-size-asian="18pt" style:font-size-complex="18pt"/>
    </style:style>
    <style:style style:name="Heading_32_2" style:display-name="Heading 2" style:family="table-cell" style:data-style-name="N0">
      <style:table-cell-properties style:vertical-align="middle" fo:background-color="transparent"/>
      <style:text-properties fo:font-size="12pt" style:font-size-asian="12pt" style:font-size-complex="12pt"/>
    </style:style>
    <style:style style:name="Hyperlink" style:family="table-cell" style:data-style-name="N0">
      <style:table-cell-properties style:vertical-align="middle"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middle" fo:background-color="#FFFFCC"/>
      <style:text-properties fo:color="#996600" fo:font-size="10pt" style:font-size-asian="10pt" style:font-size-complex="10pt"/>
    </style:style>
    <style:style style:name="Note" style:family="table-cell" style:data-style-name="N0">
      <style:table-cell-properties fo:border="thin solid #808080" style:vertical-align="middle" fo:background-color="#FFFFCC"/>
      <style:text-properties fo:color="#333333" fo:font-size="10pt" style:font-size-asian="10pt" style:font-size-complex="10pt"/>
    </style:style>
    <style:style style:name="Result" style:family="table-cell" style:data-style-name="N0">
      <style:table-cell-properties style:vertical-align="middle"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middle" fo:background-color="transparent"/>
    </style:style>
    <style:style style:name="Text" style:family="table-cell" style:data-style-name="N0">
      <style:table-cell-properties style:vertical-align="middle" fo:background-color="transparent"/>
    </style:style>
    <style:style style:name="Warning" style:family="table-cell" style:data-style-name="N0">
      <style:table-cell-properties style:vertical-align="middle" fo:background-color="transparent"/>
      <style:text-properties fo:color="#CC0000" fo:font-size="10pt" style:font-size-asian="10pt" style:font-size-complex="10pt"/>
    </style:style>
    <style:style style:name="Default" style:family="table-cell" style:data-style-name="N0">
      <style:table-cell-properties style:vertical-align="middle" fo:background-color="transparent"/>
      <style:text-properties fo:color="#000000" style:font-name="游ゴシック" style:font-name-asian="游ゴシック" style:font-name-complex="游ゴシック" fo:font-size="11pt" style:font-size-asian="11pt" style:font-size-complex="11pt"/>
    </style:style>
    <style:default-style style:family="graphic">
      <style:graphic-properties draw:fill="solid" draw:fill-color="#4472c4" draw:opacity="100%" draw:stroke="solid" svg:stroke-width="0.01389in" svg:stroke-color="#172c51" svg:stroke-opacity="100%" draw:stroke-linejoin="miter" svg:stroke-linecap="butt"/>
    </style:default-style>
    <draw:marker draw:name="a74" svg:viewBox="0 0 20 30" svg:d="m10 0-10 30h20z"/>
    <draw:marker draw:name="a417" svg:viewBox="0 0 20 30" svg:d="m10 0-10 30h20z"/>
    <draw:marker draw:name="a223" svg:viewBox="0 0 20 30" svg:d="m10 0-10 30h20z"/>
    <draw:marker draw:name="a455" svg:viewBox="0 0 20 30" svg:d="m10 0-10 30h20z"/>
    <draw:marker draw:name="a526" svg:viewBox="0 0 20 30" svg:d="m10 0-10 30h20z"/>
    <draw:marker draw:name="a100" svg:viewBox="0 0 20 30" svg:d="m10 0-10 30h20z"/>
    <draw:marker draw:name="a333" svg:viewBox="0 0 20 30" svg:d="m10 0-10 30h20z"/>
    <draw:marker draw:name="a565" svg:viewBox="0 0 20 30" svg:d="m10 0-10 30h20z"/>
    <draw:marker draw:name="a371" svg:viewBox="0 0 20 30" svg:d="m10 0-10 30h20z"/>
    <draw:marker draw:name="a140" svg:viewBox="0 0 20 30" svg:d="m10 0-10 30h20z"/>
    <draw:marker draw:name="a144" svg:viewBox="0 0 20 30" svg:d="m10 0-10 30h20z"/>
    <draw:marker draw:name="a515" svg:viewBox="0 0 20 30" svg:d="m10 0-10 30h20z"/>
    <draw:marker draw:name="a447" svg:viewBox="0 0 20 30" svg:d="m10 0-10 30h20z"/>
    <draw:marker draw:name="a519" svg:viewBox="0 0 20 30" svg:d="m10 0-10 30h20z"/>
    <draw:marker draw:name="a256" svg:viewBox="0 0 20 30" svg:d="m10 0-10 30h20z"/>
    <draw:marker draw:name="a500" svg:viewBox="0 0 20 30" svg:d="m10 0-10 30h20z"/>
    <draw:marker draw:name="a488" svg:viewBox="0 0 20 30" svg:d="m10 0-10 30h20z"/>
    <draw:marker draw:name="a15" svg:viewBox="0 0 20 30" svg:d="m10 0-10 30h20z"/>
    <draw:marker draw:name="a133" svg:viewBox="0 0 20 30" svg:d="m10 0-10 30h20z"/>
    <draw:marker draw:name="a92" svg:viewBox="0 0 20 30" svg:d="m10 0-10 30h20z"/>
    <draw:marker draw:name="a435" svg:viewBox="0 0 20 30" svg:d="m10 0-10 30h20z"/>
    <draw:marker draw:name="a310" svg:viewBox="0 0 20 30" svg:d="m10 0-10 30h20z"/>
    <draw:marker draw:name="a205" svg:viewBox="0 0 20 30" svg:d="m10 0-10 30h20z"/>
    <draw:marker draw:name="a243" svg:viewBox="0 0 20 30" svg:d="m10 0-10 30h20z"/>
    <draw:marker draw:name="a96" svg:viewBox="0 0 20 30" svg:d="m10 0-10 30h20z"/>
    <draw:marker draw:name="a352" svg:viewBox="0 0 20 30" svg:d="m10 0-10 30h20z"/>
    <draw:marker draw:name="a584" svg:viewBox="0 0 20 30" svg:d="m10 0-10 30h20z"/>
    <draw:marker draw:name="a317" svg:viewBox="0 0 20 30" svg:d="m10 0-10 30h20z"/>
    <draw:marker draw:name="a391" svg:viewBox="0 0 20 30" svg:d="m10 0-10 30h20z"/>
    <draw:marker draw:name="a160" svg:viewBox="0 0 20 30" svg:d="m10 0-10 30h20z"/>
    <draw:marker draw:name="a83" svg:viewBox="0 0 20 30" svg:d="m10 0-10 30h20z"/>
    <draw:marker draw:name="a288" svg:viewBox="0 0 20 30" svg:d="m10 0-10 30h20z"/>
    <draw:marker draw:name="a125" svg:viewBox="0 0 20 30" svg:d="m10 0-10 30h20z"/>
    <draw:marker draw:name="a164" svg:viewBox="0 0 20 30" svg:d="m10 0-10 30h20z"/>
    <draw:marker draw:name="a165" svg:viewBox="0 0 20 30" svg:d="m10 0-10 30h20z"/>
    <draw:marker draw:name="a604" svg:viewBox="0 0 20 30" svg:d="m10 0-10 30h20z"/>
    <draw:marker draw:name="a129" svg:viewBox="0 0 20 30" svg:d="m10 0-10 30h20z"/>
    <draw:marker draw:name="a536" svg:viewBox="0 0 20 30" svg:d="m10 0-10 30h20z"/>
    <draw:marker draw:name="a235" svg:viewBox="0 0 20 30" svg:d="m10 0-10 30h20z"/>
    <draw:marker draw:name="a468" svg:viewBox="0 0 20 30" svg:d="m10 0-10 30h20z"/>
    <draw:marker draw:name="a306" svg:viewBox="0 0 20 30" svg:d="m10 0-10 30h20z"/>
    <draw:marker draw:name="a70" svg:viewBox="0 0 20 30" svg:d="m10 0-10 30h20z"/>
    <draw:marker draw:name="a239" svg:viewBox="0 0 20 30" svg:d="m10 0-10 30h20z"/>
    <draw:marker draw:name="a451" svg:viewBox="0 0 20 30" svg:d="m10 0-10 30h20z"/>
    <draw:marker draw:name="a276" svg:viewBox="0 0 20 30" svg:d="m10 0-10 30h20z"/>
  </office:styles>
  <office:automatic-styles>
    <style:page-layout style:name="pm1">
      <style:page-layout-properties fo:margin-top="0.275590551181102in" fo:margin-bottom="0.275590551181102in" fo:margin-left="0.393700787401575in" fo:margin-right="0.393700787401575in" style:print-orientation="landscape" style:print-page-order="ttb" style:first-page-number="continue" style:scale-to="100%" style:table-centering="none" style:print="objects charts drawings"/>
      <style:header-style>
        <style:header-footer-properties fo:min-height="0.45in" fo:margin-left="0in" fo:margin-right="0in" fo:margin-bottom="0in"/>
      </style:header-style>
      <style:footer-style>
        <style:header-footer-properties fo:min-height="0.4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626</meta:generator>
    <meta:initial-creator>DESKTOP-KI0001</meta:initial-creator>
    <dc:creator>user</dc:creator>
    <meta:creation-date>2021-12-03T07:17:20Z</meta:creation-date>
    <dc:date>2023-08-04T04:46:13Z</dc:date>
    <meta:editing-cycles>56</meta:editing-cycles>
    <meta:editing-duration>PT22065S</meta:editing-duration>
  </office:meta>
</office:document-meta>
</file>